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automatic-styles>
    <style:style style:name="Table1" style:family="table">
      <style:table-properties style:width="17.59cm" table:align="left"/>
    </style:style>
    <style:style style:name="Table1.A" style:family="table-column">
      <style:table-column-properties style:column-width="7.712cm"/>
    </style:style>
    <style:style style:name="Table1.B" style:family="table-column">
      <style:table-column-properties style:column-width="9.878cm"/>
    </style:style>
    <style:style style:name="Table1.A1" style:family="table-cell">
      <style:table-cell-properties style:vertical-align="middle" fo:padding="0.049cm" fo:border="none"/>
    </style:style>
    <style:style style:name="Table2" style:family="table">
      <style:table-properties style:width="17.59cm" table:align="left"/>
    </style:style>
    <style:style style:name="Table2.A" style:family="table-column">
      <style:table-column-properties style:column-width="2.245cm"/>
    </style:style>
    <style:style style:name="Table2.B" style:family="table-column">
      <style:table-column-properties style:column-width="15.344cm"/>
    </style:style>
    <style:style style:name="Table2.A1" style:family="table-cell">
      <style:table-cell-properties style:vertical-align="middle" fo:padding="0.049cm" fo:border="none"/>
    </style:style>
    <style:style style:name="P1" style:family="paragraph" style:parent-style-name="Heading_20_2">
      <style:paragraph-properties fo:margin-left="0cm" fo:margin-right="0cm" fo:text-indent="0cm" style:auto-text-indent="false"/>
    </style:style>
    <style:style style:name="P2" style:family="paragraph" style:parent-style-name="Heading_20_3">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style>
    <style:style style:name="P4" style:family="paragraph" style:parent-style-name="Preformatted_20_Text">
      <style:paragraph-properties fo:margin-left="0cm" fo:margin-right="0cm" fo:margin-top="0cm" fo:margin-bottom="0.499cm" style:contextual-spacing="false" fo:text-indent="0cm" style:auto-text-indent="false"/>
    </style:style>
    <style:style style:name="P5" style:family="paragraph" style:parent-style-name="Text_20_body">
      <style:paragraph-properties fo:margin-left="0cm" fo:margin-right="0cm" fo:text-indent="0cm" style:auto-text-indent="false"/>
    </style:style>
    <style:style style:name="P6" style:family="paragraph" style:parent-style-name="List_20_Contents">
      <style:paragraph-properties fo:margin-left="1cm" fo:margin-right="0cm" fo:margin-top="0cm" fo:margin-bottom="0.499cm" style:contextual-spacing="false" fo:text-indent="0cm" style:auto-text-indent="false"/>
    </style:style>
    <style:style style:name="P7" style:family="paragraph" style:parent-style-name="List_20_Contents">
      <style:paragraph-properties fo:margin-top="0cm" fo:margin-bottom="0.499cm" style:contextual-spacing="false"/>
    </style:style>
    <style:style style:name="P8" style:family="paragraph" style:parent-style-name="List_20_Heading">
      <style:paragraph-properties fo:margin-top="0cm" fo:margin-bottom="0.499cm" style:contextual-spacing="false"/>
    </style:style>
    <style:style style:name="P9" style:family="paragraph" style:parent-style-name="Preformatted_20_Text">
      <style:paragraph-properties fo:margin-top="0cm" fo:margin-bottom="0.499cm" style:contextual-spacing="false"/>
    </style:style>
    <style:style style:name="P10" style:family="paragraph" style:parent-style-name="Table_20_Contents">
      <style:paragraph-properties fo:margin-top="0cm" fo:margin-bottom="0.499cm" style:contextual-spacing="false"/>
    </style:style>
    <style:style style:name="P11" style:family="paragraph" style:parent-style-name="Table_20_Heading">
      <style:paragraph-properties fo:margin-top="0cm" fo:margin-bottom="0.499cm" style:contextual-spacing="false"/>
    </style:style>
    <style:style style:name="P12" style:family="paragraph" style:parent-style-name="Footer">
      <style:paragraph-properties fo:text-align="center" style:justify-single-word="false"/>
    </style:style>
    <style:style style:name="P13" style:family="paragraph" style:parent-style-name="Heading_20_1" style:master-page-name="Standard">
      <style:paragraph-properties style:page-number="auto"/>
    </style:style>
    <style:style style:name="P14" style:family="paragraph" style:parent-style-name="Preformatted_20_Text" style:list-style-name="L12"/>
    <style:style style:name="P15" style:family="paragraph" style:parent-style-name="Preformatted_20_Text" style:list-style-name="L12">
      <style:paragraph-properties fo:margin-top="0cm" fo:margin-bottom="0.499cm" style:contextual-spacing="false"/>
    </style:style>
    <style:style style:name="P16" style:family="paragraph" style:parent-style-name="Preformatted_20_Text" style:list-style-name="L13"/>
    <style:style style:name="P17" style:family="paragraph" style:parent-style-name="Preformatted_20_Text" style:list-style-name="L13">
      <style:paragraph-properties fo:margin-left="0cm" fo:margin-right="0cm" fo:text-indent="0cm" style:auto-text-indent="false"/>
    </style:style>
    <style:style style:name="P18" style:family="paragraph" style:parent-style-name="Preformatted_20_Text" style:list-style-name="L13">
      <style:paragraph-properties fo:margin-top="0cm" fo:margin-bottom="0.499cm" style:contextual-spacing="false"/>
    </style:style>
    <style:style style:name="P19" style:family="paragraph" style:parent-style-name="Preformatted_20_Text" style:list-style-name="L17">
      <style:paragraph-properties fo:margin-left="0cm" fo:margin-right="0cm" fo:text-indent="0cm" style:auto-text-indent="false"/>
    </style:style>
    <style:style style:name="P20" style:family="paragraph" style:parent-style-name="Preformatted_20_Text" style:list-style-name="L17">
      <style:paragraph-properties fo:margin-top="0cm" fo:margin-bottom="0.499cm" style:contextual-spacing="false"/>
    </style:style>
    <style:style style:name="P21" style:family="paragraph" style:parent-style-name="Preformatted_20_Text" style:list-style-name="L54"/>
    <style:style style:name="P22" style:family="paragraph" style:parent-style-name="Preformatted_20_Text" style:list-style-name="L54">
      <style:paragraph-properties fo:margin-left="0cm" fo:margin-right="0cm" fo:text-indent="0cm" style:auto-text-indent="false"/>
    </style:style>
    <style:style style:name="P23" style:family="paragraph" style:parent-style-name="Preformatted_20_Text" style:list-style-name="L54">
      <style:paragraph-properties fo:margin-top="0cm" fo:margin-bottom="0.499cm" style:contextual-spacing="false"/>
    </style:style>
    <style:style style:name="P24" style:family="paragraph" style:parent-style-name="Preformatted_20_Text" style:list-style-name="L70"/>
    <style:style style:name="P25" style:family="paragraph" style:parent-style-name="Preformatted_20_Text" style:list-style-name="L70">
      <style:paragraph-properties fo:margin-left="0cm" fo:margin-right="0cm" fo:text-indent="0cm" style:auto-text-indent="false"/>
    </style:style>
    <style:style style:name="P26" style:family="paragraph" style:parent-style-name="Preformatted_20_Text" style:list-style-name="L70">
      <style:paragraph-properties fo:margin-top="0cm" fo:margin-bottom="0.499cm" style:contextual-spacing="false"/>
    </style:style>
    <style:style style:name="P27" style:family="paragraph" style:parent-style-name="Preformatted_20_Text" style:list-style-name="L94"/>
    <style:style style:name="P28" style:family="paragraph" style:parent-style-name="Preformatted_20_Text" style:list-style-name="L94">
      <style:paragraph-properties fo:margin-top="0cm" fo:margin-bottom="0.499cm" style:contextual-spacing="false"/>
    </style:style>
    <style:style style:name="P29" style:family="paragraph" style:parent-style-name="Preformatted_20_Text" style:list-style-name="L101"/>
    <style:style style:name="P30" style:family="paragraph" style:parent-style-name="Preformatted_20_Text" style:list-style-name="L101">
      <style:paragraph-properties fo:margin-left="0cm" fo:margin-right="0cm" fo:text-indent="0cm" style:auto-text-indent="false"/>
    </style:style>
    <style:style style:name="P31" style:family="paragraph" style:parent-style-name="Preformatted_20_Text" style:list-style-name="L101">
      <style:paragraph-properties fo:margin-top="0cm" fo:margin-bottom="0.499cm" style:contextual-spacing="false"/>
    </style:style>
    <style:style style:name="P32" style:family="paragraph" style:parent-style-name="Text_20_body" style:list-style-name="L1"/>
    <style:style style:name="P33" style:family="paragraph" style:parent-style-name="Text_20_body" style:list-style-name="L1">
      <style:paragraph-properties fo:margin-left="0cm" fo:margin-right="0cm" fo:text-indent="0cm" style:auto-text-indent="false"/>
    </style:style>
    <style:style style:name="P34" style:family="paragraph" style:parent-style-name="Text_20_body" style:list-style-name="L2"/>
    <style:style style:name="P35" style:family="paragraph" style:parent-style-name="Text_20_body" style:list-style-name="L3"/>
    <style:style style:name="P36" style:family="paragraph" style:parent-style-name="Text_20_body" style:list-style-name="L4"/>
    <style:style style:name="P37" style:family="paragraph" style:parent-style-name="Text_20_body" style:list-style-name="L5"/>
    <style:style style:name="P38" style:family="paragraph" style:parent-style-name="Text_20_body" style:list-style-name="L5">
      <style:paragraph-properties fo:margin-left="0cm" fo:margin-right="0cm" fo:text-indent="0cm" style:auto-text-indent="false"/>
    </style:style>
    <style:style style:name="P39" style:family="paragraph" style:parent-style-name="Text_20_body" style:list-style-name="L6">
      <style:paragraph-properties fo:margin-left="0cm" fo:margin-right="0cm" fo:text-indent="0cm" style:auto-text-indent="false"/>
    </style:style>
    <style:style style:name="P40" style:family="paragraph" style:parent-style-name="Text_20_body" style:list-style-name="L7"/>
    <style:style style:name="P41" style:family="paragraph" style:parent-style-name="Text_20_body" style:list-style-name="L7">
      <style:paragraph-properties fo:margin-left="0cm" fo:margin-right="0cm" fo:text-indent="0cm" style:auto-text-indent="false"/>
    </style:style>
    <style:style style:name="P42" style:family="paragraph" style:parent-style-name="Text_20_body" style:list-style-name="L8"/>
    <style:style style:name="P43" style:family="paragraph" style:parent-style-name="Text_20_body" style:list-style-name="L9"/>
    <style:style style:name="P44" style:family="paragraph" style:parent-style-name="Text_20_body" style:list-style-name="L10"/>
    <style:style style:name="P45" style:family="paragraph" style:parent-style-name="Text_20_body" style:list-style-name="L11">
      <style:paragraph-properties fo:margin-left="0cm" fo:margin-right="0cm" fo:text-indent="0cm" style:auto-text-indent="false"/>
    </style:style>
    <style:style style:name="P46" style:family="paragraph" style:parent-style-name="Text_20_body" style:list-style-name="L12"/>
    <style:style style:name="P47" style:family="paragraph" style:parent-style-name="Text_20_body" style:list-style-name="L12">
      <style:paragraph-properties fo:margin-left="0cm" fo:margin-right="0cm" fo:text-indent="0cm" style:auto-text-indent="false"/>
    </style:style>
    <style:style style:name="P48" style:family="paragraph" style:parent-style-name="Text_20_body" style:list-style-name="L13"/>
    <style:style style:name="P49" style:family="paragraph" style:parent-style-name="Text_20_body" style:list-style-name="L14"/>
    <style:style style:name="P50" style:family="paragraph" style:parent-style-name="Text_20_body" style:list-style-name="L15"/>
    <style:style style:name="P51" style:family="paragraph" style:parent-style-name="Text_20_body" style:list-style-name="L16"/>
    <style:style style:name="P52" style:family="paragraph" style:parent-style-name="Text_20_body" style:list-style-name="L16">
      <style:paragraph-properties fo:margin-left="0cm" fo:margin-right="0cm" fo:text-indent="0cm" style:auto-text-indent="false"/>
    </style:style>
    <style:style style:name="P53" style:family="paragraph" style:parent-style-name="Text_20_body" style:list-style-name="L17"/>
    <style:style style:name="P54" style:family="paragraph" style:parent-style-name="Text_20_body" style:list-style-name="L17">
      <style:paragraph-properties fo:margin-left="0cm" fo:margin-right="0cm" fo:text-indent="0cm" style:auto-text-indent="false"/>
    </style:style>
    <style:style style:name="P55" style:family="paragraph" style:parent-style-name="Text_20_body" style:list-style-name="L18"/>
    <style:style style:name="P56" style:family="paragraph" style:parent-style-name="Text_20_body" style:list-style-name="L19"/>
    <style:style style:name="P57" style:family="paragraph" style:parent-style-name="Text_20_body" style:list-style-name="L20"/>
    <style:style style:name="P58" style:family="paragraph" style:parent-style-name="Text_20_body" style:list-style-name="L21"/>
    <style:style style:name="P59" style:family="paragraph" style:parent-style-name="Text_20_body" style:list-style-name="L22"/>
    <style:style style:name="P60" style:family="paragraph" style:parent-style-name="Text_20_body" style:list-style-name="L23"/>
    <style:style style:name="P61" style:family="paragraph" style:parent-style-name="Text_20_body" style:list-style-name="L24"/>
    <style:style style:name="P62" style:family="paragraph" style:parent-style-name="Text_20_body" style:list-style-name="L25"/>
    <style:style style:name="P63" style:family="paragraph" style:parent-style-name="Text_20_body" style:list-style-name="L26"/>
    <style:style style:name="P64" style:family="paragraph" style:parent-style-name="Text_20_body" style:list-style-name="L27"/>
    <style:style style:name="P65" style:family="paragraph" style:parent-style-name="Text_20_body" style:list-style-name="L28"/>
    <style:style style:name="P66" style:family="paragraph" style:parent-style-name="Text_20_body" style:list-style-name="L29"/>
    <style:style style:name="P67" style:family="paragraph" style:parent-style-name="Text_20_body" style:list-style-name="L30"/>
    <style:style style:name="P68" style:family="paragraph" style:parent-style-name="Text_20_body" style:list-style-name="L31"/>
    <style:style style:name="P69" style:family="paragraph" style:parent-style-name="Text_20_body" style:list-style-name="L31">
      <style:paragraph-properties fo:margin-left="0cm" fo:margin-right="0cm" fo:text-indent="0cm" style:auto-text-indent="false"/>
    </style:style>
    <style:style style:name="P70" style:family="paragraph" style:parent-style-name="Text_20_body" style:list-style-name="L32"/>
    <style:style style:name="P71" style:family="paragraph" style:parent-style-name="Text_20_body" style:list-style-name="L33"/>
    <style:style style:name="P72" style:family="paragraph" style:parent-style-name="Text_20_body" style:list-style-name="L34"/>
    <style:style style:name="P73" style:family="paragraph" style:parent-style-name="Text_20_body" style:list-style-name="L35"/>
    <style:style style:name="P74" style:family="paragraph" style:parent-style-name="Text_20_body" style:list-style-name="L36"/>
    <style:style style:name="P75" style:family="paragraph" style:parent-style-name="Text_20_body" style:list-style-name="L37"/>
    <style:style style:name="P76" style:family="paragraph" style:parent-style-name="Text_20_body" style:list-style-name="L38"/>
    <style:style style:name="P77" style:family="paragraph" style:parent-style-name="Text_20_body" style:list-style-name="L39"/>
    <style:style style:name="P78" style:family="paragraph" style:parent-style-name="Text_20_body" style:list-style-name="L40"/>
    <style:style style:name="P79" style:family="paragraph" style:parent-style-name="Text_20_body" style:list-style-name="L41"/>
    <style:style style:name="P80" style:family="paragraph" style:parent-style-name="Text_20_body" style:list-style-name="L42"/>
    <style:style style:name="P81" style:family="paragraph" style:parent-style-name="Text_20_body" style:list-style-name="L43"/>
    <style:style style:name="P82" style:family="paragraph" style:parent-style-name="Text_20_body" style:list-style-name="L44"/>
    <style:style style:name="P83" style:family="paragraph" style:parent-style-name="Text_20_body" style:list-style-name="L44">
      <style:paragraph-properties fo:margin-left="0cm" fo:margin-right="0cm" fo:text-indent="0cm" style:auto-text-indent="false"/>
    </style:style>
    <style:style style:name="P84" style:family="paragraph" style:parent-style-name="Text_20_body" style:list-style-name="L45"/>
    <style:style style:name="P85" style:family="paragraph" style:parent-style-name="Text_20_body" style:list-style-name="L46"/>
    <style:style style:name="P86" style:family="paragraph" style:parent-style-name="Text_20_body" style:list-style-name="L47"/>
    <style:style style:name="P87" style:family="paragraph" style:parent-style-name="Text_20_body" style:list-style-name="L48"/>
    <style:style style:name="P88" style:family="paragraph" style:parent-style-name="Text_20_body" style:list-style-name="L49"/>
    <style:style style:name="P89" style:family="paragraph" style:parent-style-name="Text_20_body" style:list-style-name="L50"/>
    <style:style style:name="P90" style:family="paragraph" style:parent-style-name="Text_20_body" style:list-style-name="L51"/>
    <style:style style:name="P91" style:family="paragraph" style:parent-style-name="Text_20_body" style:list-style-name="L52"/>
    <style:style style:name="P92" style:family="paragraph" style:parent-style-name="Text_20_body" style:list-style-name="L53"/>
    <style:style style:name="P93" style:family="paragraph" style:parent-style-name="Text_20_body" style:list-style-name="L54"/>
    <style:style style:name="P94" style:family="paragraph" style:parent-style-name="Text_20_body" style:list-style-name="L54">
      <style:paragraph-properties fo:margin-left="0cm" fo:margin-right="0cm" fo:text-indent="0cm" style:auto-text-indent="false"/>
    </style:style>
    <style:style style:name="P95" style:family="paragraph" style:parent-style-name="Text_20_body" style:list-style-name="L55"/>
    <style:style style:name="P96" style:family="paragraph" style:parent-style-name="Text_20_body" style:list-style-name="L56"/>
    <style:style style:name="P97" style:family="paragraph" style:parent-style-name="Text_20_body" style:list-style-name="L57"/>
    <style:style style:name="P98" style:family="paragraph" style:parent-style-name="Text_20_body" style:list-style-name="L58"/>
    <style:style style:name="P99" style:family="paragraph" style:parent-style-name="Text_20_body" style:list-style-name="L59"/>
    <style:style style:name="P100" style:family="paragraph" style:parent-style-name="Text_20_body" style:list-style-name="L60"/>
    <style:style style:name="P101" style:family="paragraph" style:parent-style-name="Text_20_body" style:list-style-name="L61"/>
    <style:style style:name="P102" style:family="paragraph" style:parent-style-name="Text_20_body" style:list-style-name="L62"/>
    <style:style style:name="P103" style:family="paragraph" style:parent-style-name="Text_20_body" style:list-style-name="L63"/>
    <style:style style:name="P104" style:family="paragraph" style:parent-style-name="Text_20_body" style:list-style-name="L63">
      <style:paragraph-properties fo:margin-left="0cm" fo:margin-right="0cm" fo:text-indent="0cm" style:auto-text-indent="false"/>
    </style:style>
    <style:style style:name="P105" style:family="paragraph" style:parent-style-name="Text_20_body" style:list-style-name="L64"/>
    <style:style style:name="P106" style:family="paragraph" style:parent-style-name="Text_20_body" style:list-style-name="L65"/>
    <style:style style:name="P107" style:family="paragraph" style:parent-style-name="Text_20_body" style:list-style-name="L66">
      <style:paragraph-properties fo:margin-left="0cm" fo:margin-right="0cm" fo:text-indent="0cm" style:auto-text-indent="false"/>
    </style:style>
    <style:style style:name="P108" style:family="paragraph" style:parent-style-name="Text_20_body" style:list-style-name="L67"/>
    <style:style style:name="P109" style:family="paragraph" style:parent-style-name="Text_20_body" style:list-style-name="L68"/>
    <style:style style:name="P110" style:family="paragraph" style:parent-style-name="Text_20_body" style:list-style-name="L69"/>
    <style:style style:name="P111" style:family="paragraph" style:parent-style-name="Text_20_body" style:list-style-name="L70"/>
    <style:style style:name="P112" style:family="paragraph" style:parent-style-name="Text_20_body" style:list-style-name="L71"/>
    <style:style style:name="P113" style:family="paragraph" style:parent-style-name="Text_20_body" style:list-style-name="L72"/>
    <style:style style:name="P114" style:family="paragraph" style:parent-style-name="Text_20_body" style:list-style-name="L73"/>
    <style:style style:name="P115" style:family="paragraph" style:parent-style-name="Text_20_body" style:list-style-name="L74"/>
    <style:style style:name="P116" style:family="paragraph" style:parent-style-name="Text_20_body" style:list-style-name="L75"/>
    <style:style style:name="P117" style:family="paragraph" style:parent-style-name="Text_20_body" style:list-style-name="L76"/>
    <style:style style:name="P118" style:family="paragraph" style:parent-style-name="Text_20_body" style:list-style-name="L77"/>
    <style:style style:name="P119" style:family="paragraph" style:parent-style-name="Text_20_body" style:list-style-name="L78"/>
    <style:style style:name="P120" style:family="paragraph" style:parent-style-name="Text_20_body" style:list-style-name="L79"/>
    <style:style style:name="P121" style:family="paragraph" style:parent-style-name="Text_20_body" style:list-style-name="L80"/>
    <style:style style:name="P122" style:family="paragraph" style:parent-style-name="Text_20_body" style:list-style-name="L81"/>
    <style:style style:name="P123" style:family="paragraph" style:parent-style-name="Text_20_body" style:list-style-name="L82"/>
    <style:style style:name="P124" style:family="paragraph" style:parent-style-name="Text_20_body" style:list-style-name="L83"/>
    <style:style style:name="P125" style:family="paragraph" style:parent-style-name="Text_20_body" style:list-style-name="L84"/>
    <style:style style:name="P126" style:family="paragraph" style:parent-style-name="Text_20_body" style:list-style-name="L85"/>
    <style:style style:name="P127" style:family="paragraph" style:parent-style-name="Text_20_body" style:list-style-name="L85">
      <style:paragraph-properties fo:margin-left="0cm" fo:margin-right="0cm" fo:text-indent="0cm" style:auto-text-indent="false"/>
    </style:style>
    <style:style style:name="P128" style:family="paragraph" style:parent-style-name="Text_20_body" style:list-style-name="L86"/>
    <style:style style:name="P129" style:family="paragraph" style:parent-style-name="Text_20_body" style:list-style-name="L86">
      <style:paragraph-properties fo:margin-left="0cm" fo:margin-right="0cm" fo:text-indent="0cm" style:auto-text-indent="false"/>
    </style:style>
    <style:style style:name="P130" style:family="paragraph" style:parent-style-name="Text_20_body" style:list-style-name="L87"/>
    <style:style style:name="P131" style:family="paragraph" style:parent-style-name="Text_20_body" style:list-style-name="L88"/>
    <style:style style:name="P132" style:family="paragraph" style:parent-style-name="Text_20_body" style:list-style-name="L88">
      <style:paragraph-properties fo:margin-left="0cm" fo:margin-right="0cm" fo:text-indent="0cm" style:auto-text-indent="false"/>
    </style:style>
    <style:style style:name="P133" style:family="paragraph" style:parent-style-name="Text_20_body" style:list-style-name="L89"/>
    <style:style style:name="P134" style:family="paragraph" style:parent-style-name="Text_20_body" style:list-style-name="L90"/>
    <style:style style:name="P135" style:family="paragraph" style:parent-style-name="Text_20_body" style:list-style-name="L91"/>
    <style:style style:name="P136" style:family="paragraph" style:parent-style-name="Text_20_body" style:list-style-name="L91">
      <style:paragraph-properties fo:margin-left="0cm" fo:margin-right="0cm" fo:text-indent="0cm" style:auto-text-indent="false"/>
    </style:style>
    <style:style style:name="P137" style:family="paragraph" style:parent-style-name="Text_20_body" style:list-style-name="L92"/>
    <style:style style:name="P138" style:family="paragraph" style:parent-style-name="Text_20_body" style:list-style-name="L92">
      <style:paragraph-properties fo:margin-left="0cm" fo:margin-right="0cm" fo:text-indent="0cm" style:auto-text-indent="false"/>
    </style:style>
    <style:style style:name="P139" style:family="paragraph" style:parent-style-name="Text_20_body" style:list-style-name="L93"/>
    <style:style style:name="P140" style:family="paragraph" style:parent-style-name="Text_20_body" style:list-style-name="L94"/>
    <style:style style:name="P141" style:family="paragraph" style:parent-style-name="Text_20_body" style:list-style-name="L94">
      <style:paragraph-properties fo:margin-left="0cm" fo:margin-right="0cm" fo:text-indent="0cm" style:auto-text-indent="false"/>
    </style:style>
    <style:style style:name="P142" style:family="paragraph" style:parent-style-name="Text_20_body" style:list-style-name="L95"/>
    <style:style style:name="P143" style:family="paragraph" style:parent-style-name="Text_20_body" style:list-style-name="L95">
      <style:paragraph-properties fo:margin-left="0cm" fo:margin-right="0cm" fo:text-indent="0cm" style:auto-text-indent="false"/>
    </style:style>
    <style:style style:name="P144" style:family="paragraph" style:parent-style-name="Text_20_body" style:list-style-name="L96"/>
    <style:style style:name="P145" style:family="paragraph" style:parent-style-name="Text_20_body" style:list-style-name="L96">
      <style:paragraph-properties fo:margin-left="0cm" fo:margin-right="0cm" fo:text-indent="0cm" style:auto-text-indent="false"/>
    </style:style>
    <style:style style:name="P146" style:family="paragraph" style:parent-style-name="Text_20_body" style:list-style-name="L97"/>
    <style:style style:name="P147" style:family="paragraph" style:parent-style-name="Text_20_body" style:list-style-name="L97">
      <style:paragraph-properties fo:margin-left="0cm" fo:margin-right="0cm" fo:text-indent="0cm" style:auto-text-indent="false"/>
    </style:style>
    <style:style style:name="P148" style:family="paragraph" style:parent-style-name="Text_20_body" style:list-style-name="L98"/>
    <style:style style:name="P149" style:family="paragraph" style:parent-style-name="Text_20_body" style:list-style-name="L99"/>
    <style:style style:name="P150" style:family="paragraph" style:parent-style-name="Text_20_body" style:list-style-name="L99">
      <style:paragraph-properties fo:margin-left="0cm" fo:margin-right="0cm" fo:text-indent="0cm" style:auto-text-indent="false"/>
    </style:style>
    <style:style style:name="P151" style:family="paragraph" style:parent-style-name="Text_20_body" style:list-style-name="L100"/>
    <style:style style:name="P152" style:family="paragraph" style:parent-style-name="Text_20_body" style:list-style-name="L100">
      <style:paragraph-properties fo:margin-left="0cm" fo:margin-right="0cm" fo:text-indent="0cm" style:auto-text-indent="false"/>
    </style:style>
    <style:style style:name="P153" style:family="paragraph" style:parent-style-name="Text_20_body" style:list-style-name="L101"/>
    <style:style style:name="P154" style:family="paragraph" style:parent-style-name="Text_20_body" style:list-style-name="L102"/>
    <style:style style:name="P155" style:family="paragraph" style:parent-style-name="Text_20_body" style:list-style-name="L102">
      <style:paragraph-properties fo:margin-left="0cm" fo:margin-right="0cm" fo:text-indent="0cm" style:auto-text-indent="false"/>
    </style:style>
    <style:style style:name="P156" style:family="paragraph" style:parent-style-name="Text_20_body" style:list-style-name="L103"/>
    <style:style style:name="P157" style:family="paragraph" style:parent-style-name="Text_20_body" style:list-style-name="L104"/>
    <style:style style:name="P158" style:family="paragraph" style:parent-style-name="Text_20_body" style:list-style-name="L105"/>
    <style:style style:name="P159" style:family="paragraph" style:parent-style-name="Text_20_body" style:list-style-name="L106"/>
    <style:style style:name="P160" style:family="paragraph" style:parent-style-name="Text_20_body" style:list-style-name="L107"/>
    <style:style style:name="P161" style:family="paragraph" style:parent-style-name="Text_20_body" style:list-style-name="L108"/>
    <style:style style:name="P162" style:family="paragraph" style:parent-style-name="Text_20_body" style:list-style-name="L109"/>
    <style:style style:name="P163" style:family="paragraph" style:parent-style-name="Text_20_body" style:list-style-name="L110"/>
    <style:style style:name="T1" style:family="text">
      <style:text-properties officeooo:rsid="001b7253"/>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1.387cm" text:min-label-width="0.499cm"/>
      </text:list-level-style-bullet>
      <text:list-level-style-bullet text:level="2" text:style-name="Bullet_20_Symbols" loext:num-list-format="%2%." style:num-suffix="." text:bullet-char="•">
        <style:list-level-properties text:space-before="2.637cm" text:min-label-width="0.499cm"/>
      </text:list-level-style-bullet>
      <text:list-level-style-bullet text:level="3" text:style-name="Bullet_20_Symbols" loext:num-list-format="%3%." style:num-suffix="." text:bullet-char="•">
        <style:list-level-properties text:space-before="3.888cm" text:min-label-width="0.499cm"/>
      </text:list-level-style-bullet>
      <text:list-level-style-bullet text:level="4" text:style-name="Bullet_20_Symbols" loext:num-list-format="%4%." style:num-suffix="." text:bullet-char="•">
        <style:list-level-properties text:space-before="5.138cm" text:min-label-width="0.499cm"/>
      </text:list-level-style-bullet>
      <text:list-level-style-bullet text:level="5" text:style-name="Bullet_20_Symbols" loext:num-list-format="%5%." style:num-suffix="." text:bullet-char="•">
        <style:list-level-properties text:space-before="6.389cm" text:min-label-width="0.499cm"/>
      </text:list-level-style-bullet>
      <text:list-level-style-bullet text:level="6" text:style-name="Bullet_20_Symbols" loext:num-list-format="%6%." style:num-suffix="." text:bullet-char="•">
        <style:list-level-properties text:space-before="7.64cm" text:min-label-width="0.499cm"/>
      </text:list-level-style-bullet>
      <text:list-level-style-bullet text:level="7" text:style-name="Bullet_20_Symbols" loext:num-list-format="%7%." style:num-suffix="." text:bullet-char="•">
        <style:list-level-properties text:space-before="8.89cm" text:min-label-width="0.499cm"/>
      </text:list-level-style-bullet>
      <text:list-level-style-bullet text:level="8" text:style-name="Bullet_20_Symbols" loext:num-list-format="%8%." style:num-suffix="." text:bullet-char="•">
        <style:list-level-properties text:space-before="10.141cm" text:min-label-width="0.499cm"/>
      </text:list-level-style-bullet>
      <text:list-level-style-bullet text:level="9" text:style-name="Bullet_20_Symbols" loext:num-list-format="%9%." style:num-suffix="." text:bullet-char="•">
        <style:list-level-properties text:space-before="11.391cm" text:min-label-width="0.499cm"/>
      </text:list-level-style-bullet>
      <text:list-level-style-bullet text:level="10" text:style-name="Bullet_20_Symbols" loext:num-list-format="%10%." style:num-suffix="." text:bullet-char="•">
        <style:list-level-properties text:space-before="12.642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3" text:outline-level="1">What’s New In Python 3.13</text:h>
      <text:p text:style-name="P8">Editors: </text:p>
      <text:p text:style-name="P7">Adam Turner and Thomas Wouters</text:p>
      <text:p text:style-name="Text_20_body">This article explains the new features in Python 3.13, compared to 3.12. Python 3.13 was released on October 7, 2024. For full details, see the <text:a xlink:type="simple" xlink:href="https://docs.python.org/3/whatsnew/changelog.html#changelog" text:style-name="Internet_20_link" text:visited-style-name="Visited_20_Internet_20_Link">changelog</text:a>.</text:p>
      <text:p text:style-name="Text_20_body">See also</text:p>
      <text:p text:style-name="P5"><text:a xlink:type="simple" xlink:href="https://peps.python.org/pep-0719/" text:style-name="Internet_20_link" text:visited-style-name="Visited_20_Internet_20_Link"><text:bookmark text:name="index-0"/><text:span text:style-name="Strong_20_Emphasis">PEP 719</text:span></text:a> – Python 3.13 Release Schedule</text:p>
      <text:h text:style-name="Heading_20_2" text:outline-level="2">Summary – Release Highlights</text:h>
      <text:p text:style-name="P5">Python 3.13 is the latest stable release of the Python programming language, with a mix of changes to the language, the implementation and the standard library. The biggest changes include a new <text:a xlink:type="simple" xlink:href="https://docs.python.org/3/whatsnew/3.13.html#whatsnew313-better-interactive-interpreter" text:style-name="Internet_20_link" text:visited-style-name="Visited_20_Internet_20_Link">interactive interpreter</text:a>, experimental support for running in a <text:a xlink:type="simple" xlink:href="https://docs.python.org/3/whatsnew/3.13.html#whatsnew313-free-threaded-cpython" text:style-name="Internet_20_link" text:visited-style-name="Visited_20_Internet_20_Link">free-threaded mode</text:a> (<text:bookmark text:name="index-1"/><text:a xlink:type="simple" xlink:href="https://peps.python.org/pep-0703/" text:style-name="Internet_20_link" text:visited-style-name="Visited_20_Internet_20_Link"><text:span text:style-name="Strong_20_Emphasis">PEP 703</text:span></text:a>), and a <text:a xlink:type="simple" xlink:href="https://docs.python.org/3/whatsnew/3.13.html#whatsnew313-jit-compiler" text:style-name="Internet_20_link" text:visited-style-name="Visited_20_Internet_20_Link">Just-In-Time compiler</text:a> (<text:bookmark text:name="index-2"/><text:a xlink:type="simple" xlink:href="https://peps.python.org/pep-0744/" text:style-name="Internet_20_link" text:visited-style-name="Visited_20_Internet_20_Link"><text:span text:style-name="Strong_20_Emphasis">PEP 744</text:span></text:a>).</text:p>
      <text:p text:style-name="Text_20_body">Error messages continue to improve, with tracebacks now highlighted in color by default. The <text:a xlink:type="simple" xlink:href="https://docs.python.org/3/library/functions.html#locals" text:style-name="Internet_20_link" text:visited-style-name="Visited_20_Internet_20_Link"><text:span text:style-name="Source_20_Text">locals()</text:span></text:a> builtin now has <text:a xlink:type="simple" xlink:href="https://docs.python.org/3/whatsnew/3.13.html#whatsnew313-locals-semantics" text:style-name="Internet_20_link" text:visited-style-name="Visited_20_Internet_20_Link">defined semantics</text:a> for changing the returned mapping, and type parameters now support default values.</text:p>
      <text:p text:style-name="P5">The library changes contain removal of deprecated APIs and modules, as well as the usual improvements in user-friendliness and correctness. Several legacy standard library modules have now <text:a xlink:type="simple" xlink:href="https://docs.python.org/3/whatsnew/3.13.html#whatsnew313-pep594" text:style-name="Internet_20_link" text:visited-style-name="Visited_20_Internet_20_Link">been removed</text:a> following their deprecation in Python 3.11 (<text:bookmark text:name="index-3"/><text:a xlink:type="simple" xlink:href="https://peps.python.org/pep-0594/" text:style-name="Internet_20_link" text:visited-style-name="Visited_20_Internet_20_Link"><text:span text:style-name="Strong_20_Emphasis">PEP 594</text:span></text:a>).</text:p>
      <text:p text:style-name="Text_20_body">This article doesn’t attempt to provide a complete specification of all new features, but instead gives a convenient overview. For full details refer to the documentation, such as the <text:a xlink:type="simple" xlink:href="https://docs.python.org/3/library/index.html#library-index" text:style-name="Internet_20_link" text:visited-style-name="Visited_20_Internet_20_Link">Library Reference</text:a> and <text:a xlink:type="simple" xlink:href="https://docs.python.org/3/reference/index.html#reference-index" text:style-name="Internet_20_link" text:visited-style-name="Visited_20_Internet_20_Link">Language Reference</text:a>. To understand the complete implementation and design rationale for a change, refer to the PEP for a particular new feature; but note that PEPs usually are not kept up-to-date once a feature has been fully implemented. See <text:a xlink:type="simple" xlink:href="https://docs.python.org/3/whatsnew/3.13.html#porting-to-python-3-13" text:style-name="Internet_20_link" text:visited-style-name="Visited_20_Internet_20_Link">Portin<text:note text:id="ftn0" text:note-class="footnote"><text:note-citation>1</text:note-citation><text:note-body><text:p text:style-name="Footnote"><text:s/>🂱</text:p></text:note-body></text:note>g to Python 3.13</text:a> for guidance on upgrading from earlier versions of Python.</text:p>
      <text:p text:style-name="Horizontal_20_Line"/>
      <text:p text:style-name="Text_20_body">Interpreter improvements:</text:p>
      <text:list text:style-name="L1">
        <text:list-item>
          <text:p text:style-name="P32">A greatly improved <text:a xlink:type="simple" xlink:href="https://docs.python.org/3/whatsnew/3.13.html#whatsnew313-better-interactive-interpreter" text:style-name="Internet_20_link" text:visited-style-name="Visited_20_Internet_20_Link">interactive interpreter</text:a> and <text:a xlink:type="simple" xlink:href="https://docs.python.org/3/whatsnew/3.13.html#whatsnew313-improved-error-messages" text:style-name="Internet_20_link" text:visited-style-name="Visited_20_Internet_20_Link">improved error messages</text:a>.</text:p>
        </text:list-item>
        <text:list-item>
          <text:p text:style-name="P33"><text:a xlink:type="simple" xlink:href="https://peps.python.org/pep-0667/" text:style-name="Internet_20_link" text:visited-style-name="Visited_20_Internet_20_Link"><text:bookmark text:name="index-4"/><text:span text:style-name="Strong_20_Emphasis">PEP 667</text:span></text:a>: The <text:a xlink:type="simple" xlink:href="https://docs.python.org/3/library/functions.html#locals" text:style-name="Internet_20_link" text:visited-style-name="Visited_20_Internet_20_Link"><text:span text:style-name="Source_20_Text">locals()</text:span></text:a> builtin now has <text:a xlink:type="simple" xlink:href="https://docs.python.org/3/whatsnew/3.13.html#whatsnew313-locals-semantics" text:style-name="Internet_20_link" text:visited-style-name="Visited_20_Internet_20_Link">defined semantics</text:a> when mutating the returned mapping. Python debuggers and similar tools may now more reliably update local variables in optimized scopes even during concurrent code execution.</text:p>
        </text:list-item>
        <text:list-item>
          <text:p text:style-name="P33"><text:a xlink:type="simple" xlink:href="https://peps.python.org/pep-0703/" text:style-name="Internet_20_link" text:visited-style-name="Visited_20_Internet_20_Link"><text:bookmark text:name="index-5"/><text:soft-page-break/><text:span text:style-name="Strong_20_Emphasis">PEP 703</text:span></text:a>: CPython 3.13 has experimental support for running with the <text:a xlink:type="simple" xlink:href="https://docs.python.org/3/glossary.html#term-global-interpreter-lock" text:style-name="Internet_20_link" text:visited-style-name="Visited_20_Internet_20_Link">global interpreter lock</text:a> disabled. See <text:a xlink:type="simple" xlink:href="https://docs.python.org/3/whatsnew/3.13.html#whatsnew313-free-threaded-cpython" text:style-name="Internet_20_link" text:visited-style-name="Visited_20_Internet_20_Link">Free-threaded CPython</text:a> for more details.</text:p>
        </text:list-item>
        <text:list-item>
          <text:p text:style-name="P33"><text:a xlink:type="simple" xlink:href="https://peps.python.org/pep-0744/" text:style-name="Internet_20_link" text:visited-style-name="Visited_20_Internet_20_Link"><text:bookmark text:name="index-6"/><text:span text:style-name="Strong_20_Emphasis">PEP 744</text:span></text:a>: A basic <text:a xlink:type="simple" xlink:href="https://docs.python.org/3/whatsnew/3.13.html#whatsnew313-jit-compiler" text:style-name="Internet_20_link" text:visited-style-name="Visited_20_Internet_20_Link">JIT compiler</text:a> was added. It is currently disabled by default (though we may turn it on later). Performance improvements are modest – we expect to improve this over the next few releases.</text:p>
        </text:list-item>
        <text:list-item>
          <text:p text:style-name="P33">Color support in the new <text:a xlink:type="simple" xlink:href="https://docs.python.org/3/whatsnew/3.13.html#whatsnew313-better-interactive-interpreter" text:style-name="Internet_20_link" text:visited-style-name="Visited_20_Internet_20_Link">interactive interpreter</text:a>, as well as in <text:a xlink:type="simple" xlink:href="https://docs.python.org/3/whatsnew/3.13.html#whatsnew313-improved-error-messages" text:style-name="Internet_20_link" text:visited-style-name="Visited_20_Internet_20_Link">tracebacks</text:a> and <text:a xlink:type="simple" xlink:href="https://docs.python.org/3/whatsnew/3.13.html#whatsnew313-doctest" text:style-name="Internet_20_link" text:visited-style-name="Visited_20_Internet_20_Link">doctest</text:a> output. This can be disabled through the <text:bookmark text:name="index-7"/><text:a xlink:type="simple" xlink:href="https://docs.python.org/3/using/cmdline.html#envvar-PYTHON_COLORS" text:style-name="Internet_20_link" text:visited-style-name="Visited_20_Internet_20_Link"><text:span text:style-name="Source_20_Text">PYTHON_COLORS</text:span></text:a> and <text:a xlink:type="simple" xlink:href="https://no-color.org/" text:style-name="Internet_20_link" text:visited-style-name="Visited_20_Internet_20_Link"><text:span text:style-name="Source_20_Text">NO_COLOR</text:span></text:a> environment variables.</text:p>
        </text:list-item>
      </text:list>
      <text:p text:style-name="Text_20_body">Python data model improvements:</text:p>
      <text:list text:style-name="L2">
        <text:list-item>
          <text:p text:style-name="P34"><text:a xlink:type="simple" xlink:href="https://docs.python.org/3/reference/datamodel.html#type.__static_attributes__" text:style-name="Internet_20_link" text:visited-style-name="Visited_20_Internet_20_Link"><text:span text:style-name="Source_20_Text">__static_attributes__</text:span></text:a> stores the names of attributes accessed through <text:span text:style-name="Source_20_Text">self.X</text:span> in any function in a class body.</text:p>
        </text:list-item>
        <text:list-item>
          <text:p text:style-name="P34"><text:a xlink:type="simple" xlink:href="https://docs.python.org/3/reference/datamodel.html#type.__firstlineno__" text:style-name="Internet_20_link" text:visited-style-name="Visited_20_Internet_20_Link"><text:span text:style-name="Source_20_Text">__firstlineno__</text:span></text:a> records the first line number of a class definition.</text:p>
        </text:list-item>
      </text:list>
      <text:p text:style-name="Text_20_body">Significant improvements in the standard library:</text:p>
      <text:list text:style-name="L3">
        <text:list-item>
          <text:p text:style-name="P35">Add a new <text:a xlink:type="simple" xlink:href="https://docs.python.org/3/library/exceptions.html#PythonFinalizationError" text:style-name="Internet_20_link" text:visited-style-name="Visited_20_Internet_20_Link"><text:span text:style-name="Source_20_Text">PythonFinalizationError</text:span></text:a> exception, raised when an operation is blocked during <text:a xlink:type="simple" xlink:href="https://docs.python.org/3/glossary.html#term-interpreter-shutdown" text:style-name="Internet_20_link" text:visited-style-name="Visited_20_Internet_20_Link">finalization</text:a>.</text:p>
        </text:list-item>
        <text:list-item>
          <text:p text:style-name="P35">The <text:a xlink:type="simple" xlink:href="https://docs.python.org/3/library/argparse.html#module-argparse" text:style-name="Internet_20_link" text:visited-style-name="Visited_20_Internet_20_Link"><text:span text:style-name="Source_20_Text">argparse</text:span></text:a> module now supports deprecating command-line options, positional arguments, and subcommands.</text:p>
        </text:list-item>
        <text:list-item>
          <text:p text:style-name="P35">The new functions <text:a xlink:type="simple" xlink:href="https://docs.python.org/3/library/base64.html#base64.z85encode" text:style-name="Internet_20_link" text:visited-style-name="Visited_20_Internet_20_Link"><text:span text:style-name="Source_20_Text">base64.z85encode()</text:span></text:a> and <text:a xlink:type="simple" xlink:href="https://docs.python.org/3/library/base64.html#base64.z85decode" text:style-name="Internet_20_link" text:visited-style-name="Visited_20_Internet_20_Link"><text:span text:style-name="Source_20_Text">base64.z85decode()</text:span></text:a> support encoding and decoding <text:a xlink:type="simple" xlink:href="https://rfc.zeromq.org/spec/32/" text:style-name="Internet_20_link" text:visited-style-name="Visited_20_Internet_20_Link">Z85 data</text:a>.</text:p>
        </text:list-item>
        <text:list-item>
          <text:p text:style-name="P35">The <text:a xlink:type="simple" xlink:href="https://docs.python.org/3/library/copy.html#module-copy" text:style-name="Internet_20_link" text:visited-style-name="Visited_20_Internet_20_Link"><text:span text:style-name="Source_20_Text">copy</text:span></text:a> module now has a <text:a xlink:type="simple" xlink:href="https://docs.python.org/3/library/copy.html#copy.replace" text:style-name="Internet_20_link" text:visited-style-name="Visited_20_Internet_20_Link"><text:span text:style-name="Source_20_Text">copy.replace()</text:span></text:a> function, with support for many builtin types and any class defining the <text:a xlink:type="simple" xlink:href="https://docs.python.org/3/library/copy.html#object.__replace__" text:style-name="Internet_20_link" text:visited-style-name="Visited_20_Internet_20_Link"><text:span text:style-name="Source_20_Text">__replace__()</text:span></text:a> method.</text:p>
        </text:list-item>
        <text:list-item>
          <text:p text:style-name="P35">The new <text:a xlink:type="simple" xlink:href="https://docs.python.org/3/library/dbm.html#module-dbm.sqlite3" text:style-name="Internet_20_link" text:visited-style-name="Visited_20_Internet_20_Link"><text:span text:style-name="Source_20_Text">dbm.sqlite3</text:span></text:a> module is now the default <text:a xlink:type="simple" xlink:href="https://docs.python.org/3/library/dbm.html#module-dbm" text:style-name="Internet_20_link" text:visited-style-name="Visited_20_Internet_20_Link"><text:span text:style-name="Source_20_Text">dbm</text:span></text:a> backend.</text:p>
        </text:list-item>
        <text:list-item>
          <text:p text:style-name="P35">The <text:a xlink:type="simple" xlink:href="https://docs.python.org/3/library/os.html#module-os" text:style-name="Internet_20_link" text:visited-style-name="Visited_20_Internet_20_Link"><text:span text:style-name="Source_20_Text">os</text:span></text:a> module has a <text:a xlink:type="simple" xlink:href="https://docs.python.org/3/library/os.html#os-timerfd" text:style-name="Internet_20_link" text:visited-style-name="Visited_20_Internet_20_Link">suite of new functions</text:a> for working with Linux’s timer notification file descriptors.</text:p>
        </text:list-item>
        <text:list-item>
          <text:p text:style-name="P35">The <text:a xlink:type="simple" xlink:href="https://docs.python.org/3/library/random.html#module-random" text:style-name="Internet_20_link" text:visited-style-name="Visited_20_Internet_20_Link"><text:span text:style-name="Source_20_Text">random</text:span></text:a> module now has a <text:a xlink:type="simple" xlink:href="https://docs.python.org/3/library/random.html#random-cli" text:style-name="Internet_20_link" text:visited-style-name="Visited_20_Internet_20_Link">command-line interface</text:a>.</text:p>
        </text:list-item>
      </text:list>
      <text:p text:style-name="Text_20_body">Security improvements:</text:p>
      <text:list text:style-name="L4">
        <text:list-item>
          <text:p text:style-name="P36"><text:a xlink:type="simple" xlink:href="https://docs.python.org/3/library/ssl.html#ssl.create_default_context" text:style-name="Internet_20_link" text:visited-style-name="Visited_20_Internet_20_Link"><text:span text:style-name="Source_20_Text">ssl.create_default_context()</text:span></text:a> sets <text:a xlink:type="simple" xlink:href="https://docs.python.org/3/library/ssl.html#ssl.VERIFY_X509_PARTIAL_CHAIN" text:style-name="Internet_20_link" text:visited-style-name="Visited_20_Internet_20_Link"><text:span text:style-name="Source_20_Text">ssl.VERIFY_X509_PARTIAL_CHAIN</text:span></text:a> and <text:a xlink:type="simple" xlink:href="https://docs.python.org/3/library/ssl.html#ssl.VERIFY_X509_STRICT" text:style-name="Internet_20_link" text:visited-style-name="Visited_20_Internet_20_Link"><text:span text:style-name="Source_20_Text">ssl.VERIFY_X509_STRICT</text:span></text:a> as default flags.</text:p>
        </text:list-item>
      </text:list>
      <text:p text:style-name="Text_20_body">C API improvements:</text:p>
      <text:list text:style-name="L5">
        <text:list-item>
          <text:p text:style-name="P37">The <text:a xlink:type="simple" xlink:href="https://docs.python.org/3/c-api/module.html#c.Py_mod_gil" text:style-name="Internet_20_link" text:visited-style-name="Visited_20_Internet_20_Link"><text:span text:style-name="Source_20_Text">Py_mod_gil</text:span></text:a> slot is now used to indicate that an extension module supports running with the <text:a xlink:type="simple" xlink:href="https://docs.python.org/3/glossary.html#term-GIL" text:style-name="Internet_20_link" text:visited-style-name="Visited_20_Internet_20_Link">GIL</text:a> disabled.</text:p>
        </text:list-item>
        <text:list-item>
          <text:p text:style-name="P37">The <text:a xlink:type="simple" xlink:href="https://docs.python.org/3/c-api/time.html" text:style-name="Internet_20_link" text:visited-style-name="Visited_20_Internet_20_Link">PyTime C API</text:a> has been added, providing access to system clocks.</text:p>
        </text:list-item>
        <text:list-item>
          <text:p text:style-name="P37"><text:a xlink:type="simple" xlink:href="https://docs.python.org/3/c-api/init.html#c.PyMutex" text:style-name="Internet_20_link" text:visited-style-name="Visited_20_Internet_20_Link"><text:soft-page-break/><text:span text:style-name="Source_20_Text">PyMutex</text:span></text:a> is a new lightweight mutex that occupies a single byte.</text:p>
        </text:list-item>
        <text:list-item>
          <text:p text:style-name="P38">There is a new <text:a xlink:type="simple" xlink:href="https://docs.python.org/3/c-api/monitoring.html#c-api-monitoring" text:style-name="Internet_20_link" text:visited-style-name="Visited_20_Internet_20_Link">suite of functions</text:a> for generating <text:bookmark text:name="index-8"/><text:a xlink:type="simple" xlink:href="https://peps.python.org/pep-0669/" text:style-name="Internet_20_link" text:visited-style-name="Visited_20_Internet_20_Link"><text:span text:style-name="Strong_20_Emphasis">PEP 669</text:span></text:a> monitoring events in the C API.</text:p>
        </text:list-item>
      </text:list>
      <text:p text:style-name="Text_20_body">New typing features:</text:p>
      <text:list text:style-name="L6">
        <text:list-item>
          <text:p text:style-name="P39"><text:a xlink:type="simple" xlink:href="https://peps.python.org/pep-0696/" text:style-name="Internet_20_link" text:visited-style-name="Visited_20_Internet_20_Link"><text:bookmark text:name="index-9"/><text:span text:style-name="Strong_20_Emphasis">PEP 696</text:span></text:a>: Type parameters (<text:a xlink:type="simple" xlink:href="https://docs.python.org/3/library/typing.html#typing.TypeVar" text:style-name="Internet_20_link" text:visited-style-name="Visited_20_Internet_20_Link"><text:span text:style-name="Source_20_Text">typing.TypeVar</text:span></text:a>, <text:a xlink:type="simple" xlink:href="https://docs.python.org/3/library/typing.html#typing.ParamSpec" text:style-name="Internet_20_link" text:visited-style-name="Visited_20_Internet_20_Link"><text:span text:style-name="Source_20_Text">typing.ParamSpec</text:span></text:a>, and <text:a xlink:type="simple" xlink:href="https://docs.python.org/3/library/typing.html#typing.TypeVarTuple" text:style-name="Internet_20_link" text:visited-style-name="Visited_20_Internet_20_Link"><text:span text:style-name="Source_20_Text">typing.TypeVarTuple</text:span></text:a>) now support defaults.</text:p>
        </text:list-item>
        <text:list-item>
          <text:p text:style-name="P39"><text:a xlink:type="simple" xlink:href="https://peps.python.org/pep-0702/" text:style-name="Internet_20_link" text:visited-style-name="Visited_20_Internet_20_Link"><text:bookmark text:name="index-10"/><text:span text:style-name="Strong_20_Emphasis">PEP 702</text:span></text:a>: The new <text:a xlink:type="simple" xlink:href="https://docs.python.org/3/library/warnings.html#warnings.deprecated" text:style-name="Internet_20_link" text:visited-style-name="Visited_20_Internet_20_Link"><text:span text:style-name="Source_20_Text">warnings.deprecated()</text:span></text:a> decorator adds support for marking deprecations in the type system and at runtime.</text:p>
        </text:list-item>
        <text:list-item>
          <text:p text:style-name="P39"><text:a xlink:type="simple" xlink:href="https://peps.python.org/pep-0705/" text:style-name="Internet_20_link" text:visited-style-name="Visited_20_Internet_20_Link"><text:bookmark text:name="index-11"/><text:span text:style-name="Strong_20_Emphasis">PEP 705</text:span></text:a>: <text:a xlink:type="simple" xlink:href="https://docs.python.org/3/library/typing.html#typing.ReadOnly" text:style-name="Internet_20_link" text:visited-style-name="Visited_20_Internet_20_Link"><text:span text:style-name="Source_20_Text">typing.ReadOnly</text:span></text:a> can be used to mark an item of a <text:a xlink:type="simple" xlink:href="https://docs.python.org/3/library/typing.html#typing.TypedDict" text:style-name="Internet_20_link" text:visited-style-name="Visited_20_Internet_20_Link"><text:span text:style-name="Source_20_Text">typing.TypedDict</text:span></text:a> as read-only for type checkers.</text:p>
        </text:list-item>
        <text:list-item>
          <text:p text:style-name="P39"><text:a xlink:type="simple" xlink:href="https://peps.python.org/pep-0742/" text:style-name="Internet_20_link" text:visited-style-name="Visited_20_Internet_20_Link"><text:bookmark text:name="index-12"/><text:span text:style-name="Strong_20_Emphasis">PEP 742</text:span></text:a>: <text:a xlink:type="simple" xlink:href="https://docs.python.org/3/library/typing.html#typing.TypeIs" text:style-name="Internet_20_link" text:visited-style-name="Visited_20_Internet_20_Link"><text:span text:style-name="Source_20_Text">typing.TypeIs</text:span></text:a> provides more intuitive type narrowing behavior, as an alternative to <text:a xlink:type="simple" xlink:href="https://docs.python.org/3/library/typing.html#typing.TypeGuard" text:style-name="Internet_20_link" text:visited-style-name="Visited_20_Internet_20_Link"><text:span text:style-name="Source_20_Text">typing.TypeGuard</text:span></text:a>.</text:p>
        </text:list-item>
      </text:list>
      <text:p text:style-name="Text_20_body">Platform support:</text:p>
      <text:list text:style-name="L7">
        <text:list-item>
          <text:p text:style-name="P41"><text:a xlink:type="simple" xlink:href="https://peps.python.org/pep-0730/" text:style-name="Internet_20_link" text:visited-style-name="Visited_20_Internet_20_Link"><text:bookmark text:name="index-13"/><text:span text:style-name="Strong_20_Emphasis">PEP 730</text:span></text:a>: Apple’s iOS is now an <text:a xlink:type="simple" xlink:href="https://docs.python.org/3/whatsnew/3.13.html#whatsnew313-platform-support" text:style-name="Internet_20_link" text:visited-style-name="Visited_20_Internet_20_Link">officially supported platform</text:a>, at <text:bookmark text:name="index-14"/><text:a xlink:type="simple" xlink:href="https://peps.python.org/pep-0011/#tier-3" text:style-name="Internet_20_link" text:visited-style-name="Visited_20_Internet_20_Link"><text:span text:style-name="Strong_20_Emphasis">tier 3</text:span></text:a>.</text:p>
        </text:list-item>
        <text:list-item>
          <text:p text:style-name="P41"><text:a xlink:type="simple" xlink:href="https://peps.python.org/pep-0738/" text:style-name="Internet_20_link" text:visited-style-name="Visited_20_Internet_20_Link"><text:bookmark text:name="index-15"/><text:span text:style-name="Strong_20_Emphasis">PEP 738</text:span></text:a>: Android is now an <text:a xlink:type="simple" xlink:href="https://docs.python.org/3/whatsnew/3.13.html#whatsnew313-platform-support" text:style-name="Internet_20_link" text:visited-style-name="Visited_20_Internet_20_Link">officially supported platform</text:a>, at <text:bookmark text:name="index-16"/><text:a xlink:type="simple" xlink:href="https://peps.python.org/pep-0011/#tier-3" text:style-name="Internet_20_link" text:visited-style-name="Visited_20_Internet_20_Link"><text:span text:style-name="Strong_20_Emphasis">tier 3</text:span></text:a>.</text:p>
        </text:list-item>
        <text:list-item>
          <text:p text:style-name="P41"><text:span text:style-name="Source_20_Text">wasm32-wasi</text:span> is now supported as a <text:bookmark text:name="index-17"/><text:a xlink:type="simple" xlink:href="https://peps.python.org/pep-0011/#tier-2" text:style-name="Internet_20_link" text:visited-style-name="Visited_20_Internet_20_Link"><text:span text:style-name="Strong_20_Emphasis">tier 2</text:span></text:a> platform.</text:p>
        </text:list-item>
        <text:list-item>
          <text:p text:style-name="P40"><text:span text:style-name="Source_20_Text">wasm32-emscripten</text:span> is no longer an officially supported platform.</text:p>
        </text:list-item>
      </text:list>
      <text:p text:style-name="Text_20_body">Important removals:</text:p>
      <text:list text:style-name="L8">
        <text:list-item>
          <text:p text:style-name="P42"><text:a xlink:type="simple" xlink:href="https://docs.python.org/3/whatsnew/3.13.html#whatsnew313-pep594" text:style-name="Internet_20_link" text:visited-style-name="Visited_20_Internet_20_Link">PEP 594</text:a>: The remaining 19 “dead batteries” (legacy stdlib modules) have been removed from the standard library: <text:span text:style-name="Source_20_Text">aifc</text:span>, <text:span text:style-name="Source_20_Text">audioop</text:span>, <text:span text:style-name="Source_20_Text">cgi</text:span>, <text:span text:style-name="Source_20_Text">cgitb</text:span>, <text:span text:style-name="Source_20_Text">chunk</text:span>, <text:span text:style-name="Source_20_Text">crypt</text:span>, <text:span text:style-name="Source_20_Text">imghdr</text:span>, <text:span text:style-name="Source_20_Text">mailcap</text:span>, <text:span text:style-name="Source_20_Text">msilib</text:span>, <text:span text:style-name="Source_20_Text">nis</text:span>, <text:span text:style-name="Source_20_Text">nntplib</text:span>, <text:span text:style-name="Source_20_Text">ossaudiodev</text:span>, <text:span text:style-name="Source_20_Text">pipes</text:span>, <text:span text:style-name="Source_20_Text">sndhdr</text:span>, <text:span text:style-name="Source_20_Text">spwd</text:span>, <text:span text:style-name="Source_20_Text">sunau</text:span>, <text:span text:style-name="Source_20_Text">telnetlib</text:span>, <text:span text:style-name="Source_20_Text">uu</text:span> and <text:span text:style-name="Source_20_Text">xdrlib</text:span>.</text:p>
        </text:list-item>
        <text:list-item>
          <text:p text:style-name="P42">Remove the <text:span text:style-name="Strong_20_Emphasis">2to3</text:span> tool and <text:span text:style-name="Source_20_Text">lib2to3</text:span> module (deprecated in Python 3.11).</text:p>
        </text:list-item>
        <text:list-item>
          <text:p text:style-name="P42">Remove the <text:span text:style-name="Source_20_Text">tkinter.tix</text:span> module (deprecated in Python 3.6).</text:p>
        </text:list-item>
        <text:list-item>
          <text:p text:style-name="P42">Remove the <text:span text:style-name="Source_20_Text">locale.resetlocale()</text:span> function.</text:p>
        </text:list-item>
        <text:list-item>
          <text:p text:style-name="P42">Remove the <text:span text:style-name="Source_20_Text">typing.io</text:span> and <text:span text:style-name="Source_20_Text">typing.re</text:span> namespaces.</text:p>
        </text:list-item>
        <text:list-item>
          <text:p text:style-name="P42">Remove chained <text:a xlink:type="simple" xlink:href="https://docs.python.org/3/library/functions.html#classmethod" text:style-name="Internet_20_link" text:visited-style-name="Visited_20_Internet_20_Link"><text:span text:style-name="Source_20_Text">classmethod</text:span></text:a> descriptors.</text:p>
        </text:list-item>
      </text:list>
      <text:p text:style-name="Text_20_body">Release schedule changes:</text:p>
      <text:p text:style-name="P5"><text:a xlink:type="simple" xlink:href="https://peps.python.org/pep-0602/" text:style-name="Internet_20_link" text:visited-style-name="Visited_20_Internet_20_Link"><text:bookmark text:name="index-18"/><text:span text:style-name="Strong_20_Emphasis">PEP 602</text:span></text:a> (“Annual Release Cycle for Python”) has been updated to extend the full support (‘bugfix’) period for new releases to two years. This updated policy means that:</text:p>
      <text:list text:style-name="L9">
        <text:list-item>
          <text:p text:style-name="P43"><text:soft-page-break/>Python 3.9–3.12 have one and a half years of full support, followed by three and a half years of security fixes.</text:p>
        </text:list-item>
        <text:list-item>
          <text:p text:style-name="P43">Python 3.13 and later have two years of full support, followed by three years of security fixes.</text:p>
        </text:list-item>
      </text:list>
      <text:h text:style-name="Heading_20_2" text:outline-level="2">New Features</text:h>
      <text:h text:style-name="P2" text:outline-level="3"><text:bookmark text:name="whatsnew313-better-interactive-interpreter"/>A better interactive interpreter</text:h>
      <text:p text:style-name="Text_20_body">Python now uses a new <text:a xlink:type="simple" xlink:href="https://docs.python.org/3/glossary.html#term-interactive" text:style-name="Internet_20_link" text:visited-style-name="Visited_20_Internet_20_Link">interactive</text:a> shell by default, based on code from the <text:a xlink:type="simple" xlink:href="https://pypy.org/" text:style-name="Internet_20_link" text:visited-style-name="Visited_20_Internet_20_Link">PyPy project</text:a>. When the user starts the <text:a xlink:type="simple" xlink:href="https://docs.python.org/3/glossary.html#term-REPL" text:style-name="Internet_20_link" text:visited-style-name="Visited_20_Internet_20_Link">REPL</text:a> from an interactive terminal, the following new features are now supported:</text:p>
      <text:list text:style-name="L10">
        <text:list-item>
          <text:p text:style-name="P44">Multiline editing with history preservation.</text:p>
        </text:list-item>
        <text:list-item>
          <text:p text:style-name="P44">Direct support for REPL-specific commands like <text:span text:style-name="User_20_Entry">help</text:span>, <text:span text:style-name="User_20_Entry">exit</text:span>, and <text:span text:style-name="User_20_Entry">quit</text:span>, without the need to call them as functions.</text:p>
        </text:list-item>
        <text:list-item>
          <text:p text:style-name="P44">Prompts and tracebacks with <text:a xlink:type="simple" xlink:href="https://docs.python.org/3/using/cmdline.html#using-on-controlling-color" text:style-name="Internet_20_link" text:visited-style-name="Visited_20_Internet_20_Link">color enabled by default</text:a>.</text:p>
        </text:list-item>
        <text:list-item>
          <text:p text:style-name="P44">Interactive help browsing using <text:span text:style-name="User_20_Entry">F1</text:span> with a separate command history.</text:p>
        </text:list-item>
        <text:list-item>
          <text:p text:style-name="P44">History browsing using <text:span text:style-name="User_20_Entry">F2</text:span> that skips output as well as the <text:a xlink:type="simple" xlink:href="https://docs.python.org/3/glossary.html#term-0" text:style-name="Internet_20_link" text:visited-style-name="Visited_20_Internet_20_Link">&gt;&gt;&gt;</text:a> and <text:a xlink:type="simple" xlink:href="https://docs.python.org/3/glossary.html#term-..." text:style-name="Internet_20_link" text:visited-style-name="Visited_20_Internet_20_Link">…</text:a> prompts.</text:p>
        </text:list-item>
        <text:list-item>
          <text:p text:style-name="P44">“Paste mode” with <text:span text:style-name="User_20_Entry">F3</text:span> that makes pasting larger blocks of code easier (press <text:span text:style-name="User_20_Entry">F3</text:span> again to return to the regular prompt).</text:p>
        </text:list-item>
      </text:list>
      <text:p text:style-name="P5">To disable the new interactive shell, set the <text:bookmark text:name="index-19"/><text:a xlink:type="simple" xlink:href="https://docs.python.org/3/using/cmdline.html#envvar-PYTHON_BASIC_REPL" text:style-name="Internet_20_link" text:visited-style-name="Visited_20_Internet_20_Link"><text:span text:style-name="Source_20_Text">PYTHON_BASIC_REPL</text:span></text:a> environment variable. For more on interactive mode, see <text:a xlink:type="simple" xlink:href="https://docs.python.org/3/tutorial/appendix.html#tut-interac" text:style-name="Internet_20_link" text:visited-style-name="Visited_20_Internet_20_Link">Interactive Mode</text:a>.</text:p>
      <text:p text:style-name="Text_20_body">(Contributed by Pablo Galindo Salgado, Łukasz Langa, and Lysandros Nikolaou in <text:a xlink:type="simple" xlink:href="https://github.com/python/cpython/issues/111201" text:style-name="Internet_20_link" text:visited-style-name="Visited_20_Internet_20_Link">gh-111201</text:a> based on code from the PyPy project. Windows support contributed by Dino Viehland and Anthony Shaw.)</text:p>
      <text:h text:style-name="P2" text:outline-level="3"><text:bookmark text:name="whatsnew313-improved-error-messages"/>Improved error messages</text:h>
      <text:list text:style-name="L11">
        <text:list-item>
          <text:p text:style-name="P45">The interpreter now uses color by default when displaying tracebacks in the terminal. This feature <text:a xlink:type="simple" xlink:href="https://docs.python.org/3/using/cmdline.html#using-on-controlling-color" text:style-name="Internet_20_link" text:visited-style-name="Visited_20_Internet_20_Link">can be controlled</text:a> via the new <text:bookmark text:name="index-20"/><text:a xlink:type="simple" xlink:href="https://docs.python.org/3/using/cmdline.html#envvar-PYTHON_COLORS" text:style-name="Internet_20_link" text:visited-style-name="Visited_20_Internet_20_Link"><text:span text:style-name="Source_20_Text">PYTHON_COLORS</text:span></text:a> environment variable as well as the canonical <text:a xlink:type="simple" xlink:href="https://no-color.org/" text:style-name="Internet_20_link" text:visited-style-name="Visited_20_Internet_20_Link"><text:span text:style-name="Source_20_Text">NO_COLOR</text:span></text:a> and <text:a xlink:type="simple" xlink:href="https://force-color.org/" text:style-name="Internet_20_link" text:visited-style-name="Visited_20_Internet_20_Link"><text:span text:style-name="Source_20_Text">FORCE_COLOR</text:span></text:a> environment variables. (Contributed by Pablo Galindo Salgado in <text:a xlink:type="simple" xlink:href="https://github.com/python/cpython/issues/112730" text:style-name="Internet_20_link" text:visited-style-name="Visited_20_Internet_20_Link">gh-112730</text:a>.)</text:p>
        </text:list-item>
      </text:list>
      <text:list text:style-name="L12">
        <text:list-item>
          <text:p text:style-name="P46">A common mistake is to write a script with the same name as a standard library module. When this results in errors, we now display a more helpful error message:</text:p>
          <text:p text:style-name="P14">$ python random.py</text:p>
          <text:p text:style-name="P14">Traceback (most recent call last):</text:p>
          <text:p text:style-name="P14"><text:s text:c="2"/>File "/home/me/random.py", line 1, in &lt;module&gt;</text:p>
          <text:p text:style-name="P14"><text:s text:c="4"/>import random</text:p>
          <text:p text:style-name="P14"><text:s text:c="2"/>File "/home/me/random.py", line 3, in &lt;module&gt;</text:p>
          <text:p text:style-name="P14"><text:s text:c="4"/>print(random.randint(5))</text:p>
          <text:p text:style-name="P14"><text:s text:c="10"/>^^^^^^^^^^^^^^</text:p>
          <text:p text:style-name="P15"><text:soft-page-break/>AttributeError: module 'random' has no attribute 'randint' (consider renaming '/home/me/random.py' since it has the same name as the standard library module named 'random' and the import system gives it precedence)</text:p>
          <text:p text:style-name="P46">Similarly, if a script has the same name as a third-party module that it attempts to import and this results in errors, we also display a more helpful error message:</text:p>
          <text:p text:style-name="P14">$ python numpy.py</text:p>
          <text:p text:style-name="P14">Traceback (most recent call last):</text:p>
          <text:p text:style-name="P14"><text:s text:c="2"/>File "/home/me/numpy.py", line 1, in &lt;module&gt;</text:p>
          <text:p text:style-name="P14"><text:s text:c="4"/>import numpy as np</text:p>
          <text:p text:style-name="P14"><text:s text:c="2"/>File "/home/me/numpy.py", line 3, in &lt;module&gt;</text:p>
          <text:p text:style-name="P14"><text:s text:c="4"/>np.array([1, 2, 3])</text:p>
          <text:p text:style-name="P14"><text:s text:c="4"/>^^^^^^^^</text:p>
          <text:p text:style-name="P15">AttributeError: module 'numpy' has no attribute 'array' (consider renaming '/home/me/numpy.py' if it has the same name as a third-party module you intended to import)</text:p>
          <text:p text:style-name="P46">(Contributed by Shantanu Jain in <text:a xlink:type="simple" xlink:href="https://github.com/python/cpython/issues/95754" text:style-name="Internet_20_link" text:visited-style-name="Visited_20_Internet_20_Link">gh-95754</text:a>.)</text:p>
        </text:list-item>
        <text:list-item>
          <text:p text:style-name="P46">The error message now tries to suggest the correct keyword argument when an incorrect keyword argument is passed to a function.</text:p>
          <text:p text:style-name="P47">&gt;&gt;&gt;</text:p>
        </text:list-item>
      </text:list>
      <text:list text:style-name="L13">
        <text:list-item>
          <text:p text:style-name="P17">"Better error messages!".split(max_split=1)</text:p>
          <text:p text:style-name="P16">Traceback (most recent call last):</text:p>
          <text:p text:style-name="P16"><text:s text:c="2"/>File "&lt;python-input-0&gt;", line 1, in &lt;module&gt;</text:p>
          <text:p text:style-name="P16"><text:s text:c="4"/>"Better error messages!".split(max_split=1)</text:p>
          <text:p text:style-name="P16"><text:s text:c="4"/>~~~~~~~~~~~~~~~~~~~~~~~~~~~~~~^^^^^^^^^^^^^</text:p>
          <text:p text:style-name="P18">TypeError: split() got an unexpected keyword argument 'max_split'. Did you mean 'maxsplit'?</text:p>
          <text:p text:style-name="P48">(Contributed by Pablo Galindo Salgado and Shantanu Jain in <text:a xlink:type="simple" xlink:href="https://github.com/python/cpython/issues/107944" text:style-name="Internet_20_link" text:visited-style-name="Visited_20_Internet_20_Link">gh-107944</text:a>.)</text:p>
        </text:list-item>
      </text:list>
      <text:h text:style-name="P2" text:outline-level="3"><text:bookmark text:name="whatsnew313-free-threaded-cpython"/>Free-threaded CPython</text:h>
      <text:p text:style-name="Text_20_body">CPython now has experimental support for running in a free-threaded mode, with the <text:a xlink:type="simple" xlink:href="https://docs.python.org/3/glossary.html#term-global-interpreter-lock" text:style-name="Internet_20_link" text:visited-style-name="Visited_20_Internet_20_Link">global interpreter lock</text:a> (GIL) disabled. This is an experimental feature and therefore is not enabled by default. The free-threaded mode requires a different executable, usually called <text:span text:style-name="Source_20_Text">python3.13t</text:span> or <text:span text:style-name="Source_20_Text">python3.13t.exe</text:span>. Pre-built binaries marked as <text:span text:style-name="Emphasis">free-threaded</text:span> can be installed as part of the official <text:a xlink:type="simple" xlink:href="https://docs.python.org/3/using/windows.html#install-freethreaded-windows" text:style-name="Internet_20_link" text:visited-style-name="Visited_20_Internet_20_Link">Windows</text:a> and <text:a xlink:type="simple" xlink:href="https://docs.python.org/3/using/mac.html#install-freethreaded-macos" text:style-name="Internet_20_link" text:visited-style-name="Visited_20_Internet_20_Link">macOS</text:a> installers, or CPython can be built from source with the <text:a xlink:type="simple" xlink:href="https://docs.python.org/3/using/configure.html#cmdoption-disable-gil" text:style-name="Internet_20_link" text:visited-style-name="Visited_20_Internet_20_Link"><text:span text:style-name="Source_20_Text">--disable-gil</text:span></text:a> option.</text:p>
      <text:p text:style-name="P5">Free-threaded execution allows for full utilization of the available processing power by running threads in parallel on available CPU cores. While not all software will benefit from this automatically, programs designed with threading in mind will run faster on multi-core hardware. <text:span text:style-name="Strong_20_Emphasis">The free-threaded mode is experimental</text:span> and work is ongoing to improve it: expect some bugs and a substantial single-threaded performance hit. Free-threaded builds of CPython support optionally running with the GIL <text:soft-page-break/>enabled at runtime using the environment variable <text:bookmark text:name="index-21"/><text:a xlink:type="simple" xlink:href="https://docs.python.org/3/using/cmdline.html#envvar-PYTHON_GIL" text:style-name="Internet_20_link" text:visited-style-name="Visited_20_Internet_20_Link"><text:span text:style-name="Source_20_Text">PYTHON_GIL</text:span></text:a> or the command-line option <text:a xlink:type="simple" xlink:href="https://docs.python.org/3/using/cmdline.html#cmdoption-X" text:style-name="Internet_20_link" text:visited-style-name="Visited_20_Internet_20_Link"><text:span text:style-name="Source_20_Text">-X gil=1</text:span></text:a>.</text:p>
      <text:p text:style-name="Text_20_body">To check if the current interpreter supports free-threading, <text:a xlink:type="simple" xlink:href="https://docs.python.org/3/using/cmdline.html#cmdoption-V" text:style-name="Internet_20_link" text:visited-style-name="Visited_20_Internet_20_Link"><text:span text:style-name="Source_20_Text">python -VV</text:span></text:a> and <text:a xlink:type="simple" xlink:href="https://docs.python.org/3/library/sys.html#sys.version" text:style-name="Internet_20_link" text:visited-style-name="Visited_20_Internet_20_Link"><text:span text:style-name="Source_20_Text">sys.version</text:span></text:a> contain “experimental free-threading build”. The new <text:span text:style-name="Source_20_Text">sys._is_gil_enabled()</text:span> function can be used to check whether the GIL is actually disabled in the running process.</text:p>
      <text:p text:style-name="P5">C-API extension modules need to be built specifically for the free-threaded build. Extensions that support running with the <text:a xlink:type="simple" xlink:href="https://docs.python.org/3/glossary.html#term-GIL" text:style-name="Internet_20_link" text:visited-style-name="Visited_20_Internet_20_Link">GIL</text:a> disabled should use the <text:a xlink:type="simple" xlink:href="https://docs.python.org/3/c-api/module.html#c.Py_mod_gil" text:style-name="Internet_20_link" text:visited-style-name="Visited_20_Internet_20_Link"><text:span text:style-name="Source_20_Text">Py_mod_gil</text:span></text:a> slot. Extensions using single-phase init should use <text:a xlink:type="simple" xlink:href="https://docs.python.org/3/c-api/module.html#c.PyUnstable_Module_SetGIL" text:style-name="Internet_20_link" text:visited-style-name="Visited_20_Internet_20_Link"><text:span text:style-name="Source_20_Text">PyUnstable_Module_SetGIL()</text:span></text:a> to indicate whether they support running with the GIL disabled. Importing C extensions that don’t use these mechanisms will cause the GIL to be enabled, unless the GIL was explicitly disabled with the <text:bookmark text:name="index-22"/><text:a xlink:type="simple" xlink:href="https://docs.python.org/3/using/cmdline.html#envvar-PYTHON_GIL" text:style-name="Internet_20_link" text:visited-style-name="Visited_20_Internet_20_Link"><text:span text:style-name="Source_20_Text">PYTHON_GIL</text:span></text:a> environment variable or the <text:a xlink:type="simple" xlink:href="https://docs.python.org/3/using/cmdline.html#cmdoption-X" text:style-name="Internet_20_link" text:visited-style-name="Visited_20_Internet_20_Link"><text:span text:style-name="Source_20_Text">-X gil=0</text:span></text:a> option. pip 24.1 or newer is required to install packages with C extensions in the free-threaded build.</text:p>
      <text:p text:style-name="Text_20_body">This work was made possible thanks to many individuals and organizations, including the large community of contributors to Python and third-party projects to test and enable free-threading support. Notable contributors include: Sam Gross, Ken Jin, Donghee Na, Itamar Oren, Matt Page, Brett Simmers, Dino Viehland, Carl Meyer, Nathan Goldbaum, Ralf Gommers, Lysandros Nikolaou, and many others. Many of these contributors are employed by Meta, which has provided significant engineering resources to support this project.</text:p>
      <text:p text:style-name="Text_20_body">See also</text:p>
      <text:p text:style-name="P5"><text:a xlink:type="simple" xlink:href="https://peps.python.org/pep-0703/" text:style-name="Internet_20_link" text:visited-style-name="Visited_20_Internet_20_Link"><text:bookmark text:name="index-23"/><text:span text:style-name="Strong_20_Emphasis">PEP 703</text:span></text:a> “Making the Global Interpreter Lock Optional in CPython” contains rationale and information surrounding this work.</text:p>
      <text:p text:style-name="Text_20_body"><text:a xlink:type="simple" xlink:href="https://py-free-threading.github.io/porting/" text:style-name="Internet_20_link" text:visited-style-name="Visited_20_Internet_20_Link">Porting Extension Modules to Support Free-Threading</text:a>: A community-maintained porting guide for extension authors.</text:p>
      <text:h text:style-name="P2" text:outline-level="3"><text:bookmark text:name="whatsnew313-jit-compiler"/>An experimental just-in-time (JIT) compiler</text:h>
      <text:p text:style-name="Text_20_body">When CPython is configured and built using the <text:span text:style-name="Source_20_Text">--enable-experimental-jit</text:span> option, a just-in-time (JIT) <text:note text:id="ftn1" text:note-class="footnote"><text:note-citation>2</text:note-citation><text:note-body><text:p text:style-name="Footnote"><text:s/>🂱</text:p></text:note-body></text:note>compiler is added which may speed up some Python programs. On Windows, use <text:span text:style-name="Source_20_Text">PCbuild/build.bat --experimental-jit</text:span> to enable the JIT or <text:span text:style-name="Source_20_Text">--experimental-jit-interpreter</text:span> to enable the Tier 2 interpreter. Build requirements and further supporting information <text:a xlink:type="simple" xlink:href="https://github.com/python/cpython/blob/main/Tools/jit/README.md" text:style-name="Internet_20_link" text:visited-style-name="Visited_20_Internet_20_Link">are contained at</text:a> <text:span text:style-name="Source_20_Text">Tools/jit/README.md</text:span>.</text:p>
      <text:p text:style-name="Text_20_body">The <text:span text:style-name="Source_20_Text">--enable-experimental-jit</text:span> option takes these (optional) values, defaulting to <text:span text:style-name="Source_20_Text">yes</text:span> if <text:span text:style-name="Source_20_Text">--enable-experimental-jit</text:span> is present without the optional value.</text:p>
      <text:list text:style-name="L14">
        <text:list-item>
          <text:p text:style-name="P49"><text:span text:style-name="Source_20_Text">no</text:span>: Disable the entire Tier 2 and JIT pipeline.</text:p>
        </text:list-item>
        <text:list-item>
          <text:p text:style-name="P49"><text:soft-page-break/><text:span text:style-name="Source_20_Text">yes</text:span>: Enable the JIT. To disable the JIT at runtime, pass the environment variable <text:span text:style-name="Source_20_Text">PYTHON_JIT=0</text:span>.</text:p>
        </text:list-item>
        <text:list-item>
          <text:p text:style-name="P49"><text:span text:style-name="Source_20_Text">yes-off</text:span>: Build the JIT but disable it by default. To enable the JIT at runtime, pass the environment variable <text:span text:style-name="Source_20_Text">PYTHON_JIT=1</text:span>.</text:p>
        </text:list-item>
        <text:list-item>
          <text:p text:style-name="P49"><text:span text:style-name="Source_20_Text">interpreter</text:span>: Enable the Tier 2 interpreter but disable the JIT. The interpreter can be disabled by running with <text:span text:style-name="Source_20_Text">PYTHON_JIT=0</text:span>.</text:p>
        </text:list-item>
      </text:list>
      <text:p text:style-name="Text_20_body">The internal architecture is roughly as follows:</text:p>
      <text:list text:style-name="L15">
        <text:list-item>
          <text:p text:style-name="P50">We start with specialized <text:span text:style-name="Emphasis">Tier 1 bytecode</text:span>. See <text:a xlink:type="simple" xlink:href="https://docs.python.org/3/whatsnew/3.11.html#whatsnew311-pep659" text:style-name="Internet_20_link" text:visited-style-name="Visited_20_Internet_20_Link">What’s new in 3.11</text:a> for details.</text:p>
        </text:list-item>
        <text:list-item>
          <text:p text:style-name="P50">When the Tier 1 bytecode gets hot enough, it gets translated to a new purely internal intermediate representation (IR), called the <text:span text:style-name="Emphasis">Tier 2 IR</text:span>, and sometimes referred to as micro-ops (“uops”).</text:p>
        </text:list-item>
        <text:list-item>
          <text:p text:style-name="P50">The Tier 2 IR uses the same stack-based virtual machine as Tier 1, but the instruction format is better suited to translation to machine code.</text:p>
        </text:list-item>
        <text:list-item>
          <text:p text:style-name="P50">We have several optimization passes for Tier 2 IR, which are applied before it is interpreted or translated to machine code.</text:p>
        </text:list-item>
        <text:list-item>
          <text:p text:style-name="P50">There is a Tier 2 interpreter, but it is mostly intended for debugging the earlier stages of the optimization pipeline. The Tier 2 interpreter can be enabled by configuring Python with <text:span text:style-name="Source_20_Text">--enable-experimental-jit=interpreter</text:span>.</text:p>
        </text:list-item>
        <text:list-item>
          <text:p text:style-name="P50">When the JIT is enabled, the optimized Tier 2 IR is translated to machine code, which is then executed.</text:p>
        </text:list-item>
        <text:list-item>
          <text:p text:style-name="P50">The machine code translation process uses a technique called <text:span text:style-name="Emphasis">copy-and-patch</text:span>. It has no runtime dependencies, but there is a new build-time dependency on LLVM.</text:p>
        </text:list-item>
      </text:list>
      <text:p text:style-name="Text_20_body">See also</text:p>
      <text:p text:style-name="P5"><text:a xlink:type="simple" xlink:href="https://peps.python.org/pep-0744/" text:style-name="Internet_20_link" text:visited-style-name="Visited_20_Internet_20_Link"><text:bookmark text:name="index-24"/><text:span text:style-name="Strong_20_Emphasis">PEP 744</text:span></text:a></text:p>
      <text:p text:style-name="Text_20_body">(JIT by Brandt Bucher, inspired by a paper by Haoran Xu and Fredrik Kjolstad. Tier 2 IR by Mark Shannon and Guido van Rossum. Tier 2 optimizer by Ken Jin.)</text:p>
      <text:h text:style-name="P2" text:outline-level="3"><text:bookmark text:name="whatsnew313-locals-semantics"/>Defined mutation semantics for <text:a xlink:type="simple" xlink:href="https://docs.python.org/3/library/functions.html#locals" text:style-name="Internet_20_link" text:visited-style-name="Visited_20_Internet_20_Link"><text:span text:style-name="Source_20_Text">locals()</text:span></text:a></text:h>
      <text:p text:style-name="P5">Historically, the expected result of mutating the return value of <text:a xlink:type="simple" xlink:href="https://docs.python.org/3/library/functions.html#locals" text:style-name="Internet_20_link" text:visited-style-name="Visited_20_Internet_20_Link"><text:span text:style-name="Source_20_Text">locals()</text:span></text:a> has been left to individual Python implementations to define. Starting from Python 3.13, <text:bookmark text:name="index-25"/><text:a xlink:type="simple" xlink:href="https://peps.python.org/pep-0667/" text:style-name="Internet_20_link" text:visited-style-name="Visited_20_Internet_20_Link"><text:span text:style-name="Strong_20_Emphasis">PEP 667</text:span></text:a> standardises the historical behavior of CPython for most code execution scopes, but changes <text:a xlink:type="simple" xlink:href="https://docs.python.org/3/glossary.html#term-optimized-scope" text:style-name="Internet_20_link" text:visited-style-name="Visited_20_Internet_20_Link">optimized scopes</text:a> (functions, generators, coroutines, comprehensions, and generator expressions) to explicitly return independent snapshots of the currently assigned local variables, including locally referenced nonlocal variables captured in closures.</text:p>
      <text:p text:style-name="Text_20_body"><text:soft-page-break/>This change to the semantics of <text:a xlink:type="simple" xlink:href="https://docs.python.org/3/library/functions.html#locals" text:style-name="Internet_20_link" text:visited-style-name="Visited_20_Internet_20_Link"><text:span text:style-name="Source_20_Text">locals()</text:span></text:a> in optimized scopes also affects the default behavior of code execution functions that implicitly target <text:span text:style-name="Source_20_Text">locals()</text:span> if no explicit namespace is provided (such as <text:a xlink:type="simple" xlink:href="https://docs.python.org/3/library/functions.html#exec" text:style-name="Internet_20_link" text:visited-style-name="Visited_20_Internet_20_Link"><text:span text:style-name="Source_20_Text">exec()</text:span></text:a> and <text:a xlink:type="simple" xlink:href="https://docs.python.org/3/library/functions.html#eval" text:style-name="Internet_20_link" text:visited-style-name="Visited_20_Internet_20_Link"><text:span text:style-name="Source_20_Text">eval()</text:span></text:a>). In previous versions, whether or not changes could be accessed by calling <text:span text:style-name="Source_20_Text">locals()</text:span> after calling the code execution function was implementation-dependent. In CPython specifically, such code would typically appear to work as desired, but could sometimes fail in optimized scopes based on other code (including debuggers and code execution tracing tools) potentially resetting the shared snapshot in that scope. Now, the code will always run against an independent snapshot of the local variables in optimized scopes, and hence the changes will never be visible in subsequent calls to <text:span text:style-name="Source_20_Text">locals()</text:span>. To access the changes made in these cases, an explicit namespace reference must now be passed to the relevant function. Alternatively, it may make sense to update affected code to use a higher level code execution API that returns the resulting code execution namespace (e.g. <text:a xlink:type="simple" xlink:href="https://docs.python.org/3/library/runpy.html#runpy.run_path" text:style-name="Internet_20_link" text:visited-style-name="Visited_20_Internet_20_Link"><text:span text:style-name="Source_20_Text">runpy.run_path()</text:span></text:a> when executing Python files from disk).</text:p>
      <text:p text:style-name="Text_20_body">To ensure debuggers and similar tools can reliably update local variables in scopes affected by this change, <text:a xlink:type="simple" xlink:href="https://docs.python.org/3/reference/datamodel.html#frame.f_locals" text:style-name="Internet_20_link" text:visited-style-name="Visited_20_Internet_20_Link"><text:span text:style-name="Source_20_Text">FrameType.f_locals</text:span></text:a> now returns a write-through proxy to the frame’s local and locally referenced nonlocal variables in these scopes, rather than returning an inconsistently updated shared <text:span text:style-name="Source_20_Text">dict</text:span> instance with undefined runtime semantics.</text:p>
      <text:p text:style-name="P5">See <text:bookmark text:name="index-26"/><text:a xlink:type="simple" xlink:href="https://peps.python.org/pep-0667/" text:style-name="Internet_20_link" text:visited-style-name="Visited_20_Internet_20_Link"><text:span text:style-name="Strong_20_Emphasis">PEP 667</text:span></text:a> for more details, including related C API changes and deprecations. Porting notes are also provided below for the affected <text:a xlink:type="simple" xlink:href="https://docs.python.org/3/whatsnew/3.13.html#pep667-porting-notes-py" text:style-name="Internet_20_link" text:visited-style-name="Visited_20_Internet_20_Link">Python APIs</text:a> and <text:a xlink:type="simple" xlink:href="https://docs.python.org/3/whatsnew/3.13.html#pep667-porting-notes-c" text:style-name="Internet_20_link" text:visited-style-name="Visited_20_Internet_20_Link">C APIs</text:a>.</text:p>
      <text:p text:style-name="Text_20_body">(PEP and implementation contributed by Mark Shannon and Tian Gao in <text:a xlink:type="simple" xlink:href="https://github.com/python/cpython/issues/74929" text:style-name="Internet_20_link" text:visited-style-name="Visited_20_Internet_20_Link">gh-74929</text:a>. Documentation updates provided by Guido van Rossum and Alyssa Coghlan.)</text:p>
      <text:h text:style-name="P2" text:outline-level="3"><text:bookmark text:name="whatsnew313-platform-support"/>Support for mobile platforms</text:h>
      <text:p text:style-name="P5"><text:a xlink:type="simple" xlink:href="https://peps.python.org/pep-0730/" text:style-name="Internet_20_link" text:visited-style-name="Visited_20_Internet_20_Link"><text:bookmark text:name="index-27"/><text:span text:style-name="Strong_20_Emphasis">PEP 730</text:span></text:a>: iOS is now a <text:bookmark text:name="index-28"/><text:a xlink:type="simple" xlink:href="https://peps.python.org/pep-0011/" text:style-name="Internet_20_link" text:visited-style-name="Visited_20_Internet_20_Link"><text:span text:style-name="Strong_20_Emphasis">PEP 11</text:span></text:a> supported platform, with the <text:span text:style-name="Source_20_Text">arm64-apple-ios</text:span> and <text:span text:style-name="Source_20_Text">arm64-apple-ios-simulator</text:span> targets at tier 3 (iPhone and iPad devices released after 2013 and the Xcode iOS simulator running on Apple silicon hardware, respectively). <text:span text:style-name="Source_20_Text">x86_64-apple-ios-simulator</text:span> (the Xcode iOS simulator running on older <text:span text:style-name="Source_20_Text">x86_64</text:span> hardware) is not a tier 3 supported platform, but will have best-effort support. (PEP written and implementation contributed by Russell Keith-Magee in <text:a xlink:type="simple" xlink:href="https://github.com/python/cpython/issues/114099" text:style-name="Internet_20_link" text:visited-style-name="Visited_20_Internet_20_Link">gh-114099</text:a>.)</text:p>
      <text:p text:style-name="P5"><text:a xlink:type="simple" xlink:href="https://peps.python.org/pep-0738/" text:style-name="Internet_20_link" text:visited-style-name="Visited_20_Internet_20_Link"><text:bookmark text:name="index-29"/><text:span text:style-name="Strong_20_Emphasis">PEP 738</text:span></text:a>: Android is now a <text:bookmark text:name="index-30"/><text:a xlink:type="simple" xlink:href="https://peps.python.org/pep-0011/" text:style-name="Internet_20_link" text:visited-style-name="Visited_20_Internet_20_Link"><text:span text:style-name="Strong_20_Emphasis">PEP 11</text:span></text:a> supported platform, with the <text:span text:style-name="Source_20_Text">aarch64-linux-android</text:span> and <text:span text:style-name="Source_20_Text">x86_64-linux-android</text:span> targets at tier 3. The 32-bit targets <text:span text:style-name="Source_20_Text">arm-linux-androideabi</text:span> and <text:span text:style-name="Source_20_Text">i686-linux-android</text:span> are not tier 3 supported platforms, but will have best-effort support. (PEP written and implementation contributed by Malcolm Smith in <text:a xlink:type="simple" xlink:href="https://github.com/python/cpython/issues/116622" text:style-name="Internet_20_link" text:visited-style-name="Visited_20_Internet_20_Link">gh-116622</text:a>.)</text:p>
      <text:p text:style-name="Text_20_body">See also</text:p>
      <text:p text:style-name="P5"><text:a xlink:type="simple" xlink:href="https://peps.python.org/pep-0730/" text:style-name="Internet_20_link" text:visited-style-name="Visited_20_Internet_20_Link"><text:bookmark text:name="index-31"/><text:span text:style-name="Strong_20_Emphasis">PEP 730</text:span></text:a>, <text:bookmark text:name="index-32"/><text:a xlink:type="simple" xlink:href="https://peps.python.org/pep-0738/" text:style-name="Internet_20_link" text:visited-style-name="Visited_20_Internet_20_Link"><text:span text:style-name="Strong_20_Emphasis">PEP 738</text:span></text:a></text:p>
      <text:h text:style-name="Heading_20_2" text:outline-level="2"><text:soft-page-break/>Other Language Changes</text:h>
      <text:list text:style-name="L16">
        <text:list-item>
          <text:p text:style-name="P51">The compiler now strips common leading whitespace from every line in a docstring. This reduces the size of the <text:a xlink:type="simple" xlink:href="https://docs.python.org/3/glossary.html#term-bytecode" text:style-name="Internet_20_link" text:visited-style-name="Visited_20_Internet_20_Link">bytecode cache</text:a> (such as <text:span text:style-name="Source_20_Text">.pyc</text:span> files), with reductions in file size of around 5%, for example in <text:span text:style-name="Source_20_Text">sqlalchemy.orm.session</text:span> from SQLAlchemy 2.0. This change affects tools that use docstrings, such as <text:a xlink:type="simple" xlink:href="https://docs.python.org/3/library/doctest.html#module-doctest" text:style-name="Internet_20_link" text:visited-style-name="Visited_20_Internet_20_Link"><text:span text:style-name="Source_20_Text">doctest</text:span></text:a>.</text:p>
          <text:p text:style-name="P52">&gt;&gt;&gt;</text:p>
        </text:list-item>
      </text:list>
      <text:p text:style-name="P9">def spam():</text:p>
      <text:p text:style-name="P9"><text:s text:c="4"/>"""</text:p>
      <text:p text:style-name="P9"><text:s text:c="8"/>This is a docstring with</text:p>
      <text:p text:style-name="P9"><text:s text:c="10"/>leading whitespace.</text:p>
      <text:p text:style-name="P9"><text:s text:c="8"/>It even has multiple paragraphs!</text:p>
      <text:p text:style-name="P9"><text:s text:c="4"/>"""</text:p>
      <text:list text:style-name="L17">
        <text:list-item>
          <text:p text:style-name="P19">spam.__doc__</text:p>
          <text:p text:style-name="P20">'\nThis is a docstring with\n <text:s/>leading whitespace.\n\nIt even has multiple paragraphs!\n'</text:p>
          <text:p text:style-name="P53">(Contributed by Inada Naoki in <text:a xlink:type="simple" xlink:href="https://github.com/python/cpython/issues/81283" text:style-name="Internet_20_link" text:visited-style-name="Visited_20_Internet_20_Link">gh-81283</text:a>.)</text:p>
        </text:list-item>
        <text:list-item>
          <text:p text:style-name="P53"><text:a xlink:type="simple" xlink:href="https://docs.python.org/3/reference/executionmodel.html#annotation-scopes" text:style-name="Internet_20_link" text:visited-style-name="Visited_20_Internet_20_Link">Annotation scopes</text:a> within class scopes can now contain lambdas and comprehensions. Comprehensions that are located within class scopes are not inlined into their parent scope.</text:p>
          <text:p text:style-name="P19">class C[T]:</text:p>
          <text:p text:style-name="P20"><text:s text:c="4"/>type Alias = lambda: T</text:p>
          <text:p text:style-name="P53">(Contributed by Jelle Zijlstra in <text:a xlink:type="simple" xlink:href="https://github.com/python/cpython/issues/109118" text:style-name="Internet_20_link" text:visited-style-name="Visited_20_Internet_20_Link">gh-109118</text:a> and <text:a xlink:type="simple" xlink:href="https://github.com/python/cpython/issues/118160" text:style-name="Internet_20_link" text:visited-style-name="Visited_20_Internet_20_Link">gh-118160</text:a>.)</text:p>
        </text:list-item>
        <text:list-item>
          <text:p text:style-name="P53"><text:a xlink:type="simple" xlink:href="https://docs.python.org/3/reference/simple_stmts.html#future" text:style-name="Internet_20_link" text:visited-style-name="Visited_20_Internet_20_Link">Future statements</text:a> are no longer triggered by relative imports of the <text:a xlink:type="simple" xlink:href="https://docs.python.org/3/library/__future__.html#module-__future__" text:style-name="Internet_20_link" text:visited-style-name="Visited_20_Internet_20_Link"><text:span text:style-name="Source_20_Text">__future__</text:span></text:a> module, meaning that statements of the form <text:span text:style-name="Source_20_Text">from .__future__ import ...</text:span> are now simply standard relative imports, with no special features activated. (Contributed by Jeremiah Gabriel Pascual in <text:a xlink:type="simple" xlink:href="https://github.com/python/cpython/issues/118216" text:style-name="Internet_20_link" text:visited-style-name="Visited_20_Internet_20_Link">gh-118216</text:a>.)</text:p>
        </text:list-item>
        <text:list-item>
          <text:p text:style-name="P53"><text:a xlink:type="simple" xlink:href="https://docs.python.org/3/reference/simple_stmts.html#global" text:style-name="Internet_20_link" text:visited-style-name="Visited_20_Internet_20_Link"><text:span text:style-name="Source_20_Text">global</text:span></text:a> declarations are now permitted in <text:a xlink:type="simple" xlink:href="https://docs.python.org/3/reference/compound_stmts.html#except" text:style-name="Internet_20_link" text:visited-style-name="Visited_20_Internet_20_Link"><text:span text:style-name="Source_20_Text">except</text:span></text:a> blocks when that global is used in the <text:a xlink:type="simple" xlink:href="https://docs.python.org/3/reference/compound_stmts.html#else" text:style-name="Internet_20_link" text:visited-style-name="Visited_20_Internet_20_Link"><text:span text:style-name="Source_20_Text">else</text:span></text:a> block. Previously this raised an erroneous <text:a xlink:type="simple" xlink:href="https://docs.python.org/3/library/exceptions.html#SyntaxError" text:style-name="Internet_20_link" text:visited-style-name="Visited_20_Internet_20_Link"><text:span text:style-name="Source_20_Text">SyntaxError</text:span></text:a>. (Contributed by Irit Katriel in <text:a xlink:type="simple" xlink:href="https://github.com/python/cpython/issues/111123" text:style-name="Internet_20_link" text:visited-style-name="Visited_20_Internet_20_Link">gh-111123</text:a>.)</text:p>
        </text:list-item>
        <text:list-item>
          <text:p text:style-name="P54">Add <text:bookmark text:name="index-33"/><text:a xlink:type="simple" xlink:href="https://docs.python.org/3/using/cmdline.html#envvar-PYTHON_FROZEN_MODULES" text:style-name="Internet_20_link" text:visited-style-name="Visited_20_Internet_20_Link"><text:span text:style-name="Source_20_Text">PYTHON_FROZEN_MODULES</text:span></text:a>, a new environment variable that determines whether frozen modules are ignored by the import machinery, equivalent to the <text:a xlink:type="simple" xlink:href="https://docs.python.org/3/using/cmdline.html#cmdoption-X" text:style-name="Internet_20_link" text:visited-style-name="Visited_20_Internet_20_Link"><text:span text:style-name="Source_20_Text">-X frozen_modules</text:span></text:a> command-line option. (Contributed by Yilei Yang in <text:a xlink:type="simple" xlink:href="https://github.com/python/cpython/issues/111374" text:style-name="Internet_20_link" text:visited-style-name="Visited_20_Internet_20_Link">gh-111374</text:a>.)</text:p>
        </text:list-item>
        <text:list-item>
          <text:p text:style-name="P54"><text:soft-page-break/>Add <text:a xlink:type="simple" xlink:href="https://docs.python.org/3/howto/perf_profiling.html#perf-profiling" text:style-name="Internet_20_link" text:visited-style-name="Visited_20_Internet_20_Link">support for the perf profiler</text:a> working without <text:a xlink:type="simple" xlink:href="https://en.wikipedia.org/wiki/Call_stack" text:style-name="Internet_20_link" text:visited-style-name="Visited_20_Internet_20_Link">frame pointers</text:a> through the new environment variable <text:bookmark text:name="index-34"/><text:a xlink:type="simple" xlink:href="https://docs.python.org/3/using/cmdline.html#envvar-PYTHON_PERF_JIT_SUPPORT" text:style-name="Internet_20_link" text:visited-style-name="Visited_20_Internet_20_Link"><text:span text:style-name="Source_20_Text">PYTHON_PERF_JIT_SUPPORT</text:span></text:a> and command-line option <text:a xlink:type="simple" xlink:href="https://docs.python.org/3/using/cmdline.html#cmdoption-X" text:style-name="Internet_20_link" text:visited-style-name="Visited_20_Internet_20_Link"><text:span text:style-name="Source_20_Text">-X perf_jit</text:span></text:a>. (Contributed by Pablo Galindo in <text:a xlink:type="simple" xlink:href="https://github.com/python/cpython/issues/118518" text:style-name="Internet_20_link" text:visited-style-name="Visited_20_Internet_20_Link">gh-118518</text:a>.)</text:p>
        </text:list-item>
        <text:list-item>
          <text:p text:style-name="P54">The location of a <text:span text:style-name="Source_20_Text">.python_history</text:span> file can be changed via the new <text:bookmark text:name="index-35"/><text:a xlink:type="simple" xlink:href="https://docs.python.org/3/using/cmdline.html#envvar-PYTHON_HISTORY" text:style-name="Internet_20_link" text:visited-style-name="Visited_20_Internet_20_Link"><text:span text:style-name="Source_20_Text">PYTHON_HISTORY</text:span></text:a> environment variable. (Contributed by Levi Sabah, Zackery Spytz and Hugo van Kemenade in <text:a xlink:type="simple" xlink:href="https://github.com/python/cpython/issues/73965" text:style-name="Internet_20_link" text:visited-style-name="Visited_20_Internet_20_Link">gh-73965</text:a>.)</text:p>
        </text:list-item>
        <text:list-item>
          <text:p text:style-name="P53">Classes have a new <text:a xlink:type="simple" xlink:href="https://docs.python.org/3/reference/datamodel.html#type.__static_attributes__" text:style-name="Internet_20_link" text:visited-style-name="Visited_20_Internet_20_Link"><text:span text:style-name="Source_20_Text">__static_attributes__</text:span></text:a> attribute. This is populated by the compiler with a tuple of the class’s attribute names which are assigned through <text:span text:style-name="Source_20_Text">self.&lt;name&gt;</text:span> from any function in its body. (Contributed by Irit Katriel in <text:a xlink:type="simple" xlink:href="https://github.com/python/cpython/issues/115775" text:style-name="Internet_20_link" text:visited-style-name="Visited_20_Internet_20_Link">gh-115775</text:a>.)</text:p>
        </text:list-item>
        <text:list-item>
          <text:p text:style-name="P53">The compiler now creates a <text:span text:style-name="Source_20_Text">__firstlineno__</text:span> attribute on classes with the line number of the first line of the class definition. (Contributed by Serhiy Storchaka in <text:a xlink:type="simple" xlink:href="https://github.com/python/cpython/issues/118465" text:style-name="Internet_20_link" text:visited-style-name="Visited_20_Internet_20_Link">gh-118465</text:a>.)</text:p>
        </text:list-item>
        <text:list-item>
          <text:p text:style-name="P53">The <text:a xlink:type="simple" xlink:href="https://docs.python.org/3/library/functions.html#exec" text:style-name="Internet_20_link" text:visited-style-name="Visited_20_Internet_20_Link"><text:span text:style-name="Source_20_Text">exec()</text:span></text:a> and <text:a xlink:type="simple" xlink:href="https://docs.python.org/3/library/functions.html#eval" text:style-name="Internet_20_link" text:visited-style-name="Visited_20_Internet_20_Link"><text:span text:style-name="Source_20_Text">eval()</text:span></text:a> builtins now accept the <text:span text:style-name="Emphasis">globals</text:span> and <text:span text:style-name="Emphasis">locals</text:span> arguments as keywords. (Contributed by Raphael Gaschignard in <text:a xlink:type="simple" xlink:href="https://github.com/python/cpython/issues/105879" text:style-name="Internet_20_link" text:visited-style-name="Visited_20_Internet_20_Link">gh-105879</text:a>)</text:p>
        </text:list-item>
        <text:list-item>
          <text:p text:style-name="P53">The <text:a xlink:type="simple" xlink:href="https://docs.python.org/3/library/functions.html#compile" text:style-name="Internet_20_link" text:visited-style-name="Visited_20_Internet_20_Link"><text:span text:style-name="Source_20_Text">compile()</text:span></text:a> builtin now accepts a new flag, <text:span text:style-name="Source_20_Text">ast.PyCF_OPTIMIZED_AST</text:span>, which is similar to <text:span text:style-name="Source_20_Text">ast.PyCF_ONLY_AST</text:span> except that the returned AST is optimized according to the value of the <text:span text:style-name="Emphasis">optimize</text:span> argument. (Contributed by Irit Katriel in <text:a xlink:type="simple" xlink:href="https://github.com/python/cpython/issues/108113" text:style-name="Internet_20_link" text:visited-style-name="Visited_20_Internet_20_Link">gh-108113</text:a>).</text:p>
        </text:list-item>
        <text:list-item>
          <text:p text:style-name="P53">Add a <text:a xlink:type="simple" xlink:href="https://docs.python.org/3/library/functions.html#property.__name__" text:style-name="Internet_20_link" text:visited-style-name="Visited_20_Internet_20_Link"><text:span text:style-name="Source_20_Text">__name__</text:span></text:a> attribute on <text:a xlink:type="simple" xlink:href="https://docs.python.org/3/library/functions.html#property" text:style-name="Internet_20_link" text:visited-style-name="Visited_20_Internet_20_Link"><text:span text:style-name="Source_20_Text">property</text:span></text:a> objects. (Contributed by Eugene Toder in <text:a xlink:type="simple" xlink:href="https://github.com/python/cpython/issues/101860" text:style-name="Internet_20_link" text:visited-style-name="Visited_20_Internet_20_Link">gh-101860</text:a>.)</text:p>
        </text:list-item>
        <text:list-item>
          <text:p text:style-name="P53">Add <text:a xlink:type="simple" xlink:href="https://docs.python.org/3/library/exceptions.html#PythonFinalizationError" text:style-name="Internet_20_link" text:visited-style-name="Visited_20_Internet_20_Link"><text:span text:style-name="Source_20_Text">PythonFinalizationError</text:span></text:a>, a new exception derived from <text:a xlink:type="simple" xlink:href="https://docs.python.org/3/library/exceptions.html#RuntimeError" text:style-name="Internet_20_link" text:visited-style-name="Visited_20_Internet_20_Link"><text:span text:style-name="Source_20_Text">RuntimeError</text:span></text:a> and used to signal when operations are blocked during <text:a xlink:type="simple" xlink:href="https://docs.python.org/3/glossary.html#term-interpreter-shutdown" text:style-name="Internet_20_link" text:visited-style-name="Visited_20_Internet_20_Link">finalization</text:a>. The following callables now raise <text:span text:style-name="Source_20_Text">PythonFinalizationError</text:span>, instead of <text:a xlink:type="simple" xlink:href="https://docs.python.org/3/library/exceptions.html#RuntimeError" text:style-name="Internet_20_link" text:visited-style-name="Visited_20_Internet_20_Link"><text:span text:style-name="Source_20_Text">RuntimeError</text:span></text:a>:</text:p>
          <text:list>
            <text:list-item>
              <text:p text:style-name="P53"><text:a xlink:type="simple" xlink:href="https://docs.python.org/3/library/_thread.html#thread.start_new_thread" text:style-name="Internet_20_link" text:visited-style-name="Visited_20_Internet_20_Link"><text:span text:style-name="Source_20_Text">_thread.start_new_thread()</text:span></text:a></text:p>
            </text:list-item>
            <text:list-item>
              <text:p text:style-name="P53"><text:a xlink:type="simple" xlink:href="https://docs.python.org/3/library/os.html#os.fork" text:style-name="Internet_20_link" text:visited-style-name="Visited_20_Internet_20_Link"><text:span text:style-name="Source_20_Text">os.fork()</text:span></text:a></text:p>
            </text:list-item>
            <text:list-item>
              <text:p text:style-name="P53"><text:a xlink:type="simple" xlink:href="https://docs.python.org/3/library/os.html#os.forkpty" text:style-name="Internet_20_link" text:visited-style-name="Visited_20_Internet_20_Link"><text:span text:style-name="Source_20_Text">os.forkpty()</text:span></text:a></text:p>
            </text:list-item>
            <text:list-item>
              <text:p text:style-name="P53"><text:a xlink:type="simple" xlink:href="https://docs.python.org/3/library/subprocess.html#subprocess.Popen" text:style-name="Internet_20_link" text:visited-style-name="Visited_20_Internet_20_Link"><text:span text:style-name="Source_20_Text">subprocess.Popen</text:span></text:a></text:p>
            </text:list-item>
          </text:list>
          <text:p text:style-name="P53">(Contributed by Victor Stinner in <text:a xlink:type="simple" xlink:href="https://github.com/python/cpython/issues/114570" text:style-name="Internet_20_link" text:visited-style-name="Visited_20_Internet_20_Link">gh-114570</text:a>.)</text:p>
        </text:list-item>
        <text:list-item>
          <text:p text:style-name="P53">Allow the <text:span text:style-name="Emphasis">count</text:span> argument of <text:a xlink:type="simple" xlink:href="https://docs.python.org/3/library/stdtypes.html#str.replace" text:style-name="Internet_20_link" text:visited-style-name="Visited_20_Internet_20_Link"><text:span text:style-name="Source_20_Text">str.replace()</text:span></text:a> to be a keyword. (Contributed by Hugo van Kemenade in <text:a xlink:type="simple" xlink:href="https://github.com/python/cpython/issues/106487" text:style-name="Internet_20_link" text:visited-style-name="Visited_20_Internet_20_Link">gh-106487</text:a>.)</text:p>
        </text:list-item>
        <text:list-item>
          <text:p text:style-name="P53">Many functions now emit a warning if a boolean value is passed as a file descriptor argument. This can help catch some errors earlier. (Contributed by Serhiy Storchaka in <text:a xlink:type="simple" xlink:href="https://github.com/python/cpython/issues/82626" text:style-name="Internet_20_link" text:visited-style-name="Visited_20_Internet_20_Link">gh-82626</text:a>.)</text:p>
        </text:list-item>
        <text:list-item>
          <text:p text:style-name="P53">Added <text:span text:style-name="Source_20_Text">name</text:span> and <text:span text:style-name="Source_20_Text">mode</text:span> attributes for compressed and archived file-like objects in the <text:a xlink:type="simple" xlink:href="https://docs.python.org/3/library/bz2.html#module-bz2" text:style-name="Internet_20_link" text:visited-style-name="Visited_20_Internet_20_Link"><text:span text:style-name="Source_20_Text">bz2</text:span></text:a>, <text:a xlink:type="simple" xlink:href="https://docs.python.org/3/library/lzma.html#module-lzma" text:style-name="Internet_20_link" text:visited-style-name="Visited_20_Internet_20_Link"><text:span text:style-name="Source_20_Text">lzma</text:span></text:a>, <text:a xlink:type="simple" xlink:href="https://docs.python.org/3/library/tarfile.html#module-tarfile" text:style-name="Internet_20_link" text:visited-style-name="Visited_20_Internet_20_Link"><text:span text:style-name="Source_20_Text">tarfile</text:span></text:a>, and <text:a xlink:type="simple" xlink:href="https://docs.python.org/3/library/zipfile.html#module-zipfile" text:style-name="Internet_20_link" text:visited-style-name="Visited_20_Internet_20_Link"><text:span text:style-name="Source_20_Text">zipfile</text:span></text:a> modules. (Contributed by Serhiy Storchaka in <text:a xlink:type="simple" xlink:href="https://github.com/python/cpython/issues/115961" text:style-name="Internet_20_link" text:visited-style-name="Visited_20_Internet_20_Link">gh-115961</text:a>.)</text:p>
        </text:list-item>
      </text:list>
      <text:h text:style-name="Heading_20_2" text:outline-level="2"><text:soft-page-break/>New Modules</text:h>
      <text:list text:style-name="L18">
        <text:list-item>
          <text:p text:style-name="P55"><text:a xlink:type="simple" xlink:href="https://docs.python.org/3/library/dbm.html#module-dbm.sqlite3" text:style-name="Internet_20_link" text:visited-style-name="Visited_20_Internet_20_Link"><text:span text:style-name="Source_20_Text">dbm.sqlite3</text:span></text:a>: An SQLite backend for <text:a xlink:type="simple" xlink:href="https://docs.python.org/3/library/dbm.html#module-dbm" text:style-name="Internet_20_link" text:visited-style-name="Visited_20_Internet_20_Link"><text:span text:style-name="Source_20_Text">dbm</text:span></text:a>. (Contributed by Raymond Hettinger and Erlend E. Aasland in <text:a xlink:type="simple" xlink:href="https://github.com/python/cpython/issues/100414" text:style-name="Internet_20_link" text:visited-style-name="Visited_20_Internet_20_Link">gh-100414</text:a>.)</text:p>
        </text:list-item>
      </text:list>
      <text:h text:style-name="Heading_20_2" text:outline-level="2">Improved Modules</text:h>
      <text:h text:style-name="Heading_20_3" text:outline-level="3">argparse</text:h>
      <text:list text:style-name="L19">
        <text:list-item>
          <text:p text:style-name="P56">Add the <text:span text:style-name="Emphasis">deprecated</text:span> parameter to the <text:a xlink:type="simple" xlink:href="https://docs.python.org/3/library/argparse.html#argparse.ArgumentParser.add_argument" text:style-name="Internet_20_link" text:visited-style-name="Visited_20_Internet_20_Link"><text:span text:style-name="Source_20_Text">add_argument()</text:span></text:a> and <text:span text:style-name="Source_20_Text">add_parser()</text:span> methods, to enable deprecating command-line options, positional arguments, and subcommands. (Contributed by Serhiy Storchaka in <text:a xlink:type="simple" xlink:href="https://github.com/python/cpython/issues/83648" text:style-name="Internet_20_link" text:visited-style-name="Visited_20_Internet_20_Link">gh-83648</text:a>.)</text:p>
        </text:list-item>
      </text:list>
      <text:h text:style-name="Heading_20_3" text:outline-level="3">array</text:h>
      <text:list text:style-name="L20">
        <text:list-item>
          <text:p text:style-name="P57">Add the <text:span text:style-name="Source_20_Text">'w'</text:span> type code (<text:span text:style-name="Source_20_Text">Py_UCS4</text:span>) for Unicode characters. It should be used instead of the deprecated <text:span text:style-name="Source_20_Text">'u'</text:span> type code. (Contributed by Inada Naoki in <text:a xlink:type="simple" xlink:href="https://github.com/python/cpython/issues/80480" text:style-name="Internet_20_link" text:visited-style-name="Visited_20_Internet_20_Link">gh-80480</text:a>.)</text:p>
        </text:list-item>
        <text:list-item>
          <text:p text:style-name="P57">Register <text:a xlink:type="simple" xlink:href="https://docs.python.org/3/library/array.html#array.array" text:style-name="Internet_20_link" text:visited-style-name="Visited_20_Internet_20_Link"><text:span text:style-name="Source_20_Text">array.array</text:span></text:a> as a <text:a xlink:type="simple" xlink:href="https://docs.python.org/3/library/collections.abc.html#collections.abc.MutableSequence" text:style-name="Internet_20_link" text:visited-style-name="Visited_20_Internet_20_Link"><text:span text:style-name="Source_20_Text">MutableSequence</text:span></text:a> by implementing the <text:a xlink:type="simple" xlink:href="https://docs.python.org/3/library/array.html#array.array.clear" text:style-name="Internet_20_link" text:visited-style-name="Visited_20_Internet_20_Link"><text:span text:style-name="Source_20_Text">clear()</text:span></text:a> method. (Contributed by Mike Zimin in <text:a xlink:type="simple" xlink:href="https://github.com/python/cpython/issues/114894" text:style-name="Internet_20_link" text:visited-style-name="Visited_20_Internet_20_Link">gh-114894</text:a>.)</text:p>
        </text:list-item>
      </text:list>
      <text:h text:style-name="Heading_20_3" text:outline-level="3">ast</text:h>
      <text:list text:style-name="L21">
        <text:list-item>
          <text:p text:style-name="P58">The constructors of node types in the <text:a xlink:type="simple" xlink:href="https://docs.python.org/3/library/ast.html#module-ast" text:style-name="Internet_20_link" text:visited-style-name="Visited_20_Internet_20_Link"><text:span text:style-name="Source_20_Text">ast</text:span></text:a> module are now stricter in the arguments they accept, with more intuitive behavior when arguments are omitted.</text:p>
          <text:p text:style-name="P58">If an optional field on an AST node is not included as an argument when constructing an instance, the field will now be set to <text:span text:style-name="Source_20_Text">None</text:span>. Similarly, if a list field is omitted, that field will now be set to an empty list, and if an <text:span text:style-name="Source_20_Text">expr_context</text:span> field is omitted, it defaults to <text:a xlink:type="simple" xlink:href="https://docs.python.org/3/library/ast.html#ast.Load" text:style-name="Internet_20_link" text:visited-style-name="Visited_20_Internet_20_Link"><text:span text:style-name="Source_20_Text">Load()</text:span></text:a>. (Previously, in all cases, the attribute would be missing on the newly constructed AST node instance.)</text:p>
          <text:p text:style-name="P58">In all other cases, where a required argument is omitted, the node constructor will emit a <text:a xlink:type="simple" xlink:href="https://docs.python.org/3/library/exceptions.html#DeprecationWarning" text:style-name="Internet_20_link" text:visited-style-name="Visited_20_Internet_20_Link"><text:span text:style-name="Source_20_Text">DeprecationWarning</text:span></text:a>. This will raise an exception in Python 3.15. Similarly, passing a keyword argument to the constructor that does not map to a field on the AST node is now deprecated, and will raise an exception in Python 3.15.</text:p>
          <text:p text:style-name="P58">These changes do not apply to user-defined subclasses of <text:a xlink:type="simple" xlink:href="https://docs.python.org/3/library/ast.html#ast.AST" text:style-name="Internet_20_link" text:visited-style-name="Visited_20_Internet_20_Link"><text:span text:style-name="Source_20_Text">ast.AST</text:span></text:a> unless the class opts in to the new behavior by defining the <text:a xlink:type="simple" xlink:href="https://docs.python.org/3/library/ast.html#ast.AST._field_types" text:style-name="Internet_20_link" text:visited-style-name="Visited_20_Internet_20_Link"><text:span text:style-name="Source_20_Text">AST._field_types</text:span></text:a> mapping.</text:p>
          <text:p text:style-name="P58">(Contributed by Jelle Zijlstra in <text:a xlink:type="simple" xlink:href="https://github.com/python/cpython/issues/105858" text:style-name="Internet_20_link" text:visited-style-name="Visited_20_Internet_20_Link">gh-105858</text:a>, <text:a xlink:type="simple" xlink:href="https://github.com/python/cpython/issues/117486" text:style-name="Internet_20_link" text:visited-style-name="Visited_20_Internet_20_Link">gh-117486</text:a>, and <text:a xlink:type="simple" xlink:href="https://github.com/python/cpython/issues/118851" text:style-name="Internet_20_link" text:visited-style-name="Visited_20_Internet_20_Link">gh-118851</text:a>.)</text:p>
        </text:list-item>
        <text:list-item>
          <text:p text:style-name="P58"><text:a xlink:type="simple" xlink:href="https://docs.python.org/3/library/ast.html#ast.parse" text:style-name="Internet_20_link" text:visited-style-name="Visited_20_Internet_20_Link"><text:span text:style-name="Source_20_Text">ast.parse()</text:span></text:a> now accepts an optional argument <text:span text:style-name="Emphasis">optimize</text:span> which is passed on to <text:a xlink:type="simple" xlink:href="https://docs.python.org/3/library/functions.html#compile" text:style-name="Internet_20_link" text:visited-style-name="Visited_20_Internet_20_Link"><text:span text:style-name="Source_20_Text">compile()</text:span></text:a>. This makes it possible to obtain an optimized AST. (Contributed by Irit Katriel in <text:a xlink:type="simple" xlink:href="https://github.com/python/cpython/issues/108113" text:style-name="Internet_20_link" text:visited-style-name="Visited_20_Internet_20_Link">gh-108113</text:a>.)</text:p>
        </text:list-item>
      </text:list>
      <text:h text:style-name="Heading_20_3" text:outline-level="3"><text:soft-page-break/>asyncio</text:h>
      <text:list text:style-name="L22">
        <text:list-item>
          <text:p text:style-name="P59"><text:a xlink:type="simple" xlink:href="https://docs.python.org/3/library/asyncio-task.html#asyncio.as_completed" text:style-name="Internet_20_link" text:visited-style-name="Visited_20_Internet_20_Link"><text:span text:style-name="Source_20_Text">asyncio.as_completed()</text:span></text:a> now returns an object that is both an <text:a xlink:type="simple" xlink:href="https://docs.python.org/3/glossary.html#term-asynchronous-iterator" text:style-name="Internet_20_link" text:visited-style-name="Visited_20_Internet_20_Link">asynchronous iterator</text:a> and a plain <text:a xlink:type="simple" xlink:href="https://docs.python.org/3/glossary.html#term-iterator" text:style-name="Internet_20_link" text:visited-style-name="Visited_20_Internet_20_Link">iterator</text:a> of <text:a xlink:type="simple" xlink:href="https://docs.python.org/3/glossary.html#term-awaitable" text:style-name="Internet_20_link" text:visited-style-name="Visited_20_Internet_20_Link">awaitables</text:a>. The awaitables yielded by asynchronous iteration include original task or future objects that were passed in, making it easier to associate results with the tasks being completed. (Contributed by Justin Arthur in <text:a xlink:type="simple" xlink:href="https://github.com/python/cpython/issues/77714" text:style-name="Internet_20_link" text:visited-style-name="Visited_20_Internet_20_Link">gh-77714</text:a>.)</text:p>
        </text:list-item>
        <text:list-item>
          <text:p text:style-name="P59"><text:a xlink:type="simple" xlink:href="https://docs.python.org/3/library/asyncio-eventloop.html#asyncio.loop.create_unix_server" text:style-name="Internet_20_link" text:visited-style-name="Visited_20_Internet_20_Link"><text:span text:style-name="Source_20_Text">asyncio.loop.create_unix_server()</text:span></text:a> will now automatically remove the Unix socket when the server is closed. (Contributed by Pierre Ossman in <text:a xlink:type="simple" xlink:href="https://github.com/python/cpython/issues/111246" text:style-name="Internet_20_link" text:visited-style-name="Visited_20_Internet_20_Link">gh-111246</text:a>.)</text:p>
        </text:list-item>
        <text:list-item>
          <text:p text:style-name="P59"><text:a xlink:type="simple" xlink:href="https://docs.python.org/3/library/asyncio-protocol.html#asyncio.DatagramTransport.sendto" text:style-name="Internet_20_link" text:visited-style-name="Visited_20_Internet_20_Link"><text:span text:style-name="Source_20_Text">DatagramTransport.sendto()</text:span></text:a> will now send zero-length datagrams if called with an empty bytes object. The transport flow control also now accounts for the datagram header when calculating the buffer size. (Contributed by Jamie Phan in <text:a xlink:type="simple" xlink:href="https://github.com/python/cpython/issues/115199" text:style-name="Internet_20_link" text:visited-style-name="Visited_20_Internet_20_Link">gh-115199</text:a>.)</text:p>
        </text:list-item>
        <text:list-item>
          <text:p text:style-name="P59">Add <text:a xlink:type="simple" xlink:href="https://docs.python.org/3/library/asyncio-queue.html#asyncio.Queue.shutdown" text:style-name="Internet_20_link" text:visited-style-name="Visited_20_Internet_20_Link"><text:span text:style-name="Source_20_Text">Queue.shutdown</text:span></text:a> and <text:a xlink:type="simple" xlink:href="https://docs.python.org/3/library/asyncio-queue.html#asyncio.QueueShutDown" text:style-name="Internet_20_link" text:visited-style-name="Visited_20_Internet_20_Link"><text:span text:style-name="Source_20_Text">QueueShutDown</text:span></text:a> to manage queue termination. (Contributed by Laurie Opperman and Yves Duprat in <text:a xlink:type="simple" xlink:href="https://github.com/python/cpython/issues/104228" text:style-name="Internet_20_link" text:visited-style-name="Visited_20_Internet_20_Link">gh-104228</text:a>.)</text:p>
        </text:list-item>
        <text:list-item>
          <text:p text:style-name="P59">Add the <text:a xlink:type="simple" xlink:href="https://docs.python.org/3/library/asyncio-eventloop.html#asyncio.Server.close_clients" text:style-name="Internet_20_link" text:visited-style-name="Visited_20_Internet_20_Link"><text:span text:style-name="Source_20_Text">Server.close_clients()</text:span></text:a> and <text:a xlink:type="simple" xlink:href="https://docs.python.org/3/library/asyncio-eventloop.html#asyncio.Server.abort_clients" text:style-name="Internet_20_link" text:visited-style-name="Visited_20_Internet_20_Link"><text:span text:style-name="Source_20_Text">Server.abort_clients()</text:span></text:a> methods, which more forcefully close an asyncio server. (Contributed by Pierre Ossman in <text:a xlink:type="simple" xlink:href="https://github.com/python/cpython/issues/113538" text:style-name="Internet_20_link" text:visited-style-name="Visited_20_Internet_20_Link">gh-113538</text:a>.)</text:p>
        </text:list-item>
        <text:list-item>
          <text:p text:style-name="P59">Accept a tuple of separators in <text:a xlink:type="simple" xlink:href="https://docs.python.org/3/library/asyncio-stream.html#asyncio.StreamReader.readuntil" text:style-name="Internet_20_link" text:visited-style-name="Visited_20_Internet_20_Link"><text:span text:style-name="Source_20_Text">StreamReader.readuntil()</text:span></text:a>, stopping when any one of them is encountered. (Contributed by Bruce Merry in <text:a xlink:type="simple" xlink:href="https://github.com/python/cpython/issues/81322" text:style-name="Internet_20_link" text:visited-style-name="Visited_20_Internet_20_Link">gh-81322</text:a>.)</text:p>
        </text:list-item>
        <text:list-item>
          <text:p text:style-name="P59">Improve the behavior of <text:a xlink:type="simple" xlink:href="https://docs.python.org/3/library/asyncio-task.html#asyncio.TaskGroup" text:style-name="Internet_20_link" text:visited-style-name="Visited_20_Internet_20_Link"><text:span text:style-name="Source_20_Text">TaskGroup</text:span></text:a> when an external cancellation collides with an internal cancellation. For example, when two task groups are nested and both experience an exception in a child task simultaneously, it was possible that the outer task group would hang, because its internal cancellation was swallowed by the inner task group.</text:p>
          <text:p text:style-name="P59">In the case where a task group is cancelled externally and also must raise an <text:a xlink:type="simple" xlink:href="https://docs.python.org/3/library/exceptions.html#ExceptionGroup" text:style-name="Internet_20_link" text:visited-style-name="Visited_20_Internet_20_Link"><text:span text:style-name="Source_20_Text">ExceptionGroup</text:span></text:a>, it will now call the parent task’s <text:a xlink:type="simple" xlink:href="https://docs.python.org/3/library/asyncio-task.html#asyncio.Task.cancel" text:style-name="Internet_20_link" text:visited-style-name="Visited_20_Internet_20_Link"><text:span text:style-name="Source_20_Text">cancel()</text:span></text:a> method. This ensures that a <text:a xlink:type="simple" xlink:href="https://docs.python.org/3/library/asyncio-exceptions.html#asyncio.CancelledError" text:style-name="Internet_20_link" text:visited-style-name="Visited_20_Internet_20_Link"><text:span text:style-name="Source_20_Text">CancelledError</text:span></text:a> will be raised at the next <text:a xlink:type="simple" xlink:href="https://docs.python.org/3/reference/expressions.html#await" text:style-name="Internet_20_link" text:visited-style-name="Visited_20_Internet_20_Link"><text:span text:style-name="Source_20_Text">await</text:span></text:a>, so the cancellation is not lost.</text:p>
          <text:p text:style-name="P59">An added benefit of these changes is that task groups now preserve the cancellation count (<text:a xlink:type="simple" xlink:href="https://docs.python.org/3/library/asyncio-task.html#asyncio.Task.cancelling" text:style-name="Internet_20_link" text:visited-style-name="Visited_20_Internet_20_Link"><text:span text:style-name="Source_20_Text">cancelling()</text:span></text:a>).</text:p>
          <text:p text:style-name="P59">In order to handle some corner cases, <text:a xlink:type="simple" xlink:href="https://docs.python.org/3/library/asyncio-task.html#asyncio.Task.uncancel" text:style-name="Internet_20_link" text:visited-style-name="Visited_20_Internet_20_Link"><text:span text:style-name="Source_20_Text">uncancel()</text:span></text:a> may now reset the undocumented <text:span text:style-name="Source_20_Text">_must_cancel</text:span> flag when the cancellation count reaches zero.</text:p>
          <text:p text:style-name="P59">(Inspired by an issue reported by Arthur Tacca in <text:a xlink:type="simple" xlink:href="https://github.com/python/cpython/issues/116720" text:style-name="Internet_20_link" text:visited-style-name="Visited_20_Internet_20_Link">gh-116720</text:a>.)</text:p>
        </text:list-item>
        <text:list-item>
          <text:p text:style-name="P59">When <text:a xlink:type="simple" xlink:href="https://docs.python.org/3/library/asyncio-task.html#asyncio.TaskGroup.create_task" text:style-name="Internet_20_link" text:visited-style-name="Visited_20_Internet_20_Link"><text:span text:style-name="Source_20_Text">TaskGroup.create_task()</text:span></text:a> is called on an inactive <text:a xlink:type="simple" xlink:href="https://docs.python.org/3/library/asyncio-task.html#asyncio.TaskGroup" text:style-name="Internet_20_link" text:visited-style-name="Visited_20_Internet_20_Link"><text:span text:style-name="Source_20_Text">TaskGroup</text:span></text:a>, the given coroutine will be closed (which prevents a <text:a xlink:type="simple" xlink:href="https://docs.python.org/3/library/exceptions.html#RuntimeWarning" text:style-name="Internet_20_link" text:visited-style-name="Visited_20_Internet_20_Link"><text:span text:style-name="Source_20_Text">RuntimeWarning</text:span></text:a> about the given coroutine being never awaited). (Contributed by Arthur Tacca and Jason Zhang in <text:a xlink:type="simple" xlink:href="https://github.com/python/cpython/issues/115957" text:style-name="Internet_20_link" text:visited-style-name="Visited_20_Internet_20_Link">gh-115957</text:a>.)</text:p>
        </text:list-item>
      </text:list>
      <text:h text:style-name="Heading_20_3" text:outline-level="3"><text:soft-page-break/>base64</text:h>
      <text:list text:style-name="L23">
        <text:list-item>
          <text:p text:style-name="P60">Add <text:a xlink:type="simple" xlink:href="https://docs.python.org/3/library/base64.html#base64.z85encode" text:style-name="Internet_20_link" text:visited-style-name="Visited_20_Internet_20_Link"><text:span text:style-name="Source_20_Text">z85encode()</text:span></text:a> and <text:a xlink:type="simple" xlink:href="https://docs.python.org/3/library/base64.html#base64.z85decode" text:style-name="Internet_20_link" text:visited-style-name="Visited_20_Internet_20_Link"><text:span text:style-name="Source_20_Text">z85decode()</text:span></text:a> functions for encoding <text:a xlink:type="simple" xlink:href="https://docs.python.org/3/library/stdtypes.html#bytes" text:style-name="Internet_20_link" text:visited-style-name="Visited_20_Internet_20_Link"><text:span text:style-name="Source_20_Text">bytes</text:span></text:a> as <text:a xlink:type="simple" xlink:href="https://rfc.zeromq.org/spec/32/" text:style-name="Internet_20_link" text:visited-style-name="Visited_20_Internet_20_Link">Z85 data</text:a> and decoding Z85-encoded data to <text:span text:style-name="Source_20_Text">bytes</text:span>. (Contributed by Matan Perelman in <text:a xlink:type="simple" xlink:href="https://github.com/python/cpython/issues/75299" text:style-name="Internet_20_link" text:visited-style-name="Visited_20_Internet_20_Link">gh-75299</text:a>.)</text:p>
        </text:list-item>
      </text:list>
      <text:h text:style-name="Heading_20_3" text:outline-level="3">compileall</text:h>
      <text:list text:style-name="L24">
        <text:list-item>
          <text:p text:style-name="P61">The default number of worker threads and processes is now selected using <text:a xlink:type="simple" xlink:href="https://docs.python.org/3/library/os.html#os.process_cpu_count" text:style-name="Internet_20_link" text:visited-style-name="Visited_20_Internet_20_Link"><text:span text:style-name="Source_20_Text">os.process_cpu_count()</text:span></text:a> instead of <text:a xlink:type="simple" xlink:href="https://docs.python.org/3/library/os.html#os.cpu_count" text:style-name="Internet_20_link" text:visited-style-name="Visited_20_Internet_20_Link"><text:span text:style-name="Source_20_Text">os.cpu_count()</text:span></text:a>. (Contributed by Victor Stinner in <text:a xlink:type="simple" xlink:href="https://github.com/python/cpython/issues/109649" text:style-name="Internet_20_link" text:visited-style-name="Visited_20_Internet_20_Link">gh-109649</text:a>.)</text:p>
        </text:list-item>
      </text:list>
      <text:h text:style-name="Heading_20_3" text:outline-level="3">concurrent.futures</text:h>
      <text:list text:style-name="L25">
        <text:list-item>
          <text:p text:style-name="P62">The default number of worker threads and processes is now selected using <text:a xlink:type="simple" xlink:href="https://docs.python.org/3/library/os.html#os.process_cpu_count" text:style-name="Internet_20_link" text:visited-style-name="Visited_20_Internet_20_Link"><text:span text:style-name="Source_20_Text">os.process_cpu_count()</text:span></text:a> instead of <text:a xlink:type="simple" xlink:href="https://docs.python.org/3/library/os.html#os.cpu_count" text:style-name="Internet_20_link" text:visited-style-name="Visited_20_Internet_20_Link"><text:span text:style-name="Source_20_Text">os.cpu_count()</text:span></text:a>. (Contributed by Victor Stinner in <text:a xlink:type="simple" xlink:href="https://github.com/python/cpython/issues/109649" text:style-name="Internet_20_link" text:visited-style-name="Visited_20_Internet_20_Link">gh-109649</text:a>.)</text:p>
        </text:list-item>
      </text:list>
      <text:h text:style-name="Heading_20_3" text:outline-level="3">configparser</text:h>
      <text:list text:style-name="L26">
        <text:list-item>
          <text:p text:style-name="P63"><text:a xlink:type="simple" xlink:href="https://docs.python.org/3/library/configparser.html#configparser.ConfigParser" text:style-name="Internet_20_link" text:visited-style-name="Visited_20_Internet_20_Link"><text:span text:style-name="Source_20_Text">ConfigParser</text:span></text:a> now has support for unnamed sections, which allows for top-level key-value pairs. This can be enabled with the new <text:span text:style-name="Emphasis">allow_unnamed_section</text:span> parameter. (Contributed by Pedro Sousa Lacerda in <text:a xlink:type="simple" xlink:href="https://github.com/python/cpython/issues/66449" text:style-name="Internet_20_link" text:visited-style-name="Visited_20_Internet_20_Link">gh-66449</text:a>.)</text:p>
        </text:list-item>
      </text:list>
      <text:h text:style-name="Heading_20_3" text:outline-level="3">copy</text:h>
      <text:list text:style-name="L27">
        <text:list-item>
          <text:p text:style-name="P64">The new <text:a xlink:type="simple" xlink:href="https://docs.python.org/3/library/copy.html#copy.replace" text:style-name="Internet_20_link" text:visited-style-name="Visited_20_Internet_20_Link"><text:span text:style-name="Source_20_Text">replace()</text:span></text:a> function and the <text:a xlink:type="simple" xlink:href="https://docs.python.org/3/library/copy.html#object.__replace__" text:style-name="Internet_20_link" text:visited-style-name="Visited_20_Internet_20_Link"><text:span text:style-name="Source_20_Text">replace protocol</text:span></text:a> make creating modified copies of objects much simpler. This is especially useful when working with immutable objects. The following types support the <text:a xlink:type="simple" xlink:href="https://docs.python.org/3/library/copy.html#copy.replace" text:style-name="Internet_20_link" text:visited-style-name="Visited_20_Internet_20_Link"><text:span text:style-name="Source_20_Text">replace()</text:span></text:a> function and implement the replace protocol:</text:p>
          <text:list>
            <text:list-item>
              <text:p text:style-name="P64"><text:a xlink:type="simple" xlink:href="https://docs.python.org/3/library/collections.html#collections.namedtuple" text:style-name="Internet_20_link" text:visited-style-name="Visited_20_Internet_20_Link"><text:span text:style-name="Source_20_Text">collections.namedtuple()</text:span></text:a></text:p>
            </text:list-item>
            <text:list-item>
              <text:p text:style-name="P64"><text:a xlink:type="simple" xlink:href="https://docs.python.org/3/library/dataclasses.html#dataclasses.dataclass" text:style-name="Internet_20_link" text:visited-style-name="Visited_20_Internet_20_Link"><text:span text:style-name="Source_20_Text">dataclasses.dataclass</text:span></text:a></text:p>
            </text:list-item>
            <text:list-item>
              <text:p text:style-name="P64"><text:a xlink:type="simple" xlink:href="https://docs.python.org/3/library/datetime.html#datetime.datetime" text:style-name="Internet_20_link" text:visited-style-name="Visited_20_Internet_20_Link"><text:span text:style-name="Source_20_Text">datetime.datetime</text:span></text:a>, <text:a xlink:type="simple" xlink:href="https://docs.python.org/3/library/datetime.html#datetime.date" text:style-name="Internet_20_link" text:visited-style-name="Visited_20_Internet_20_Link"><text:span text:style-name="Source_20_Text">datetime.date</text:span></text:a>, <text:a xlink:type="simple" xlink:href="https://docs.python.org/3/library/datetime.html#datetime.time" text:style-name="Internet_20_link" text:visited-style-name="Visited_20_Internet_20_Link"><text:span text:style-name="Source_20_Text">datetime.time</text:span></text:a></text:p>
            </text:list-item>
            <text:list-item>
              <text:p text:style-name="P64"><text:a xlink:type="simple" xlink:href="https://docs.python.org/3/library/inspect.html#inspect.Signature" text:style-name="Internet_20_link" text:visited-style-name="Visited_20_Internet_20_Link"><text:span text:style-name="Source_20_Text">inspect.Signature</text:span></text:a>, <text:a xlink:type="simple" xlink:href="https://docs.python.org/3/library/inspect.html#inspect.Parameter" text:style-name="Internet_20_link" text:visited-style-name="Visited_20_Internet_20_Link"><text:span text:style-name="Source_20_Text">inspect.Parameter</text:span></text:a></text:p>
            </text:list-item>
            <text:list-item>
              <text:p text:style-name="P64"><text:a xlink:type="simple" xlink:href="https://docs.python.org/3/library/types.html#types.SimpleNamespace" text:style-name="Internet_20_link" text:visited-style-name="Visited_20_Internet_20_Link"><text:span text:style-name="Source_20_Text">types.SimpleNamespace</text:span></text:a></text:p>
            </text:list-item>
            <text:list-item>
              <text:p text:style-name="P64"><text:a xlink:type="simple" xlink:href="https://docs.python.org/3/reference/datamodel.html#code-objects" text:style-name="Internet_20_link" text:visited-style-name="Visited_20_Internet_20_Link">code objects</text:a></text:p>
            </text:list-item>
          </text:list>
          <text:p text:style-name="P64">Any user-defined class can also support <text:a xlink:type="simple" xlink:href="https://docs.python.org/3/library/copy.html#copy.replace" text:style-name="Internet_20_link" text:visited-style-name="Visited_20_Internet_20_Link"><text:span text:style-name="Source_20_Text">copy.replace()</text:span></text:a> by defining the <text:a xlink:type="simple" xlink:href="https://docs.python.org/3/library/copy.html#object.__replace__" text:style-name="Internet_20_link" text:visited-style-name="Visited_20_Internet_20_Link"><text:span text:style-name="Source_20_Text">__replace__()</text:span></text:a> method. (Contributed by Serhiy Storchaka in <text:a xlink:type="simple" xlink:href="https://github.com/python/cpython/issues/108751" text:style-name="Internet_20_link" text:visited-style-name="Visited_20_Internet_20_Link">gh-108751</text:a>.)</text:p>
        </text:list-item>
      </text:list>
      <text:h text:style-name="Heading_20_3" text:outline-level="3"><text:soft-page-break/>ctypes</text:h>
      <text:list text:style-name="L28">
        <text:list-item>
          <text:p text:style-name="P65">As a consequence of necessary internal refactoring, initialization of internal metaclasses now happens in <text:span text:style-name="Source_20_Text">__init__</text:span> rather than in <text:span text:style-name="Source_20_Text">__new__</text:span>. This affects projects that subclass these internal metaclasses to provide custom initialization. Generally:</text:p>
          <text:list>
            <text:list-item>
              <text:p text:style-name="P65">Custom logic that was done in <text:span text:style-name="Source_20_Text">__new__</text:span> after calling <text:span text:style-name="Source_20_Text">super().__new__</text:span> should be moved to <text:span text:style-name="Source_20_Text">__init__</text:span>.</text:p>
            </text:list-item>
            <text:list-item>
              <text:p text:style-name="P65">To create a class, call the metaclass, not only the metaclass’s <text:span text:style-name="Source_20_Text">__new__</text:span> method.</text:p>
            </text:list-item>
          </text:list>
          <text:p text:style-name="P65">See <text:a xlink:type="simple" xlink:href="https://github.com/python/cpython/issues/124520" text:style-name="Internet_20_link" text:visited-style-name="Visited_20_Internet_20_Link">gh-124520</text:a> for discussion and links to changes in some affected projects.</text:p>
        </text:list-item>
        <text:list-item>
          <text:p text:style-name="P65"><text:a xlink:type="simple" xlink:href="https://docs.python.org/3/library/ctypes.html#ctypes.Structure" text:style-name="Internet_20_link" text:visited-style-name="Visited_20_Internet_20_Link"><text:span text:style-name="Source_20_Text">ctypes.Structure</text:span></text:a> objects have a new <text:a xlink:type="simple" xlink:href="https://docs.python.org/3/library/ctypes.html#ctypes.Structure._align_" text:style-name="Internet_20_link" text:visited-style-name="Visited_20_Internet_20_Link"><text:span text:style-name="Source_20_Text">_align_</text:span></text:a> attribute which allows the alignment of the structure being packed to/from memory to be specified explicitly. (Contributed by Matt Sanderson in <text:a xlink:type="simple" xlink:href="https://github.com/python/cpython/issues/112433" text:style-name="Internet_20_link" text:visited-style-name="Visited_20_Internet_20_Link">gh-112433</text:a>)</text:p>
        </text:list-item>
      </text:list>
      <text:h text:style-name="Heading_20_3" text:outline-level="3">dbm</text:h>
      <text:list text:style-name="L29">
        <text:list-item>
          <text:p text:style-name="P66">Add <text:a xlink:type="simple" xlink:href="https://docs.python.org/3/library/dbm.html#module-dbm.sqlite3" text:style-name="Internet_20_link" text:visited-style-name="Visited_20_Internet_20_Link"><text:span text:style-name="Source_20_Text">dbm.sqlite3</text:span></text:a>, a new module which implements an SQLite backend, and make it the default <text:span text:style-name="Source_20_Text">dbm</text:span> backend. (Contributed by Raymond Hettinger and Erlend E. Aasland in <text:a xlink:type="simple" xlink:href="https://github.com/python/cpython/issues/100414" text:style-name="Internet_20_link" text:visited-style-name="Visited_20_Internet_20_Link">gh-100414</text:a>.)</text:p>
        </text:list-item>
        <text:list-item>
          <text:p text:style-name="P66">Allow removing all items from the database through the new <text:a xlink:type="simple" xlink:href="https://docs.python.org/3/library/dbm.html#dbm.gnu.gdbm.clear" text:style-name="Internet_20_link" text:visited-style-name="Visited_20_Internet_20_Link"><text:span text:style-name="Source_20_Text">gdbm.clear()</text:span></text:a> and <text:a xlink:type="simple" xlink:href="https://docs.python.org/3/library/dbm.html#dbm.ndbm.ndbm.clear" text:style-name="Internet_20_link" text:visited-style-name="Visited_20_Internet_20_Link"><text:span text:style-name="Source_20_Text">ndbm.clear()</text:span></text:a> methods. (Contributed by Donghee Na in <text:a xlink:type="simple" xlink:href="https://github.com/python/cpython/issues/107122" text:style-name="Internet_20_link" text:visited-style-name="Visited_20_Internet_20_Link">gh-107122</text:a>.)</text:p>
        </text:list-item>
      </text:list>
      <text:h text:style-name="Heading_20_3" text:outline-level="3">dis</text:h>
      <text:list text:style-name="L30">
        <text:list-item>
          <text:p text:style-name="P67">Change the output of <text:a xlink:type="simple" xlink:href="https://docs.python.org/3/library/dis.html#module-dis" text:style-name="Internet_20_link" text:visited-style-name="Visited_20_Internet_20_Link"><text:span text:style-name="Source_20_Text">dis</text:span></text:a> module functions to show logical labels for jump targets and exception handlers, rather than offsets. The offsets can be added with the new <text:a xlink:type="simple" xlink:href="https://docs.python.org/3/library/dis.html#cmdoption-dis-O" text:style-name="Internet_20_link" text:visited-style-name="Visited_20_Internet_20_Link"><text:span text:style-name="Source_20_Text">-O</text:span></text:a> command-line option or the <text:span text:style-name="Emphasis">show_offsets</text:span> argument. (Contributed by Irit Katriel in <text:a xlink:type="simple" xlink:href="https://github.com/python/cpython/issues/112137" text:style-name="Internet_20_link" text:visited-style-name="Visited_20_Internet_20_Link">gh-112137</text:a>.)</text:p>
        </text:list-item>
        <text:list-item>
          <text:p text:style-name="P67"><text:a xlink:type="simple" xlink:href="https://docs.python.org/3/library/dis.html#dis.get_instructions" text:style-name="Internet_20_link" text:visited-style-name="Visited_20_Internet_20_Link"><text:span text:style-name="Source_20_Text">get_instructions()</text:span></text:a> no longer represents cache entries as separate instructions. Instead, it returns them as part of the <text:a xlink:type="simple" xlink:href="https://docs.python.org/3/library/dis.html#dis.Instruction" text:style-name="Internet_20_link" text:visited-style-name="Visited_20_Internet_20_Link"><text:span text:style-name="Source_20_Text">Instruction</text:span></text:a>, in the new <text:span text:style-name="Emphasis">cache_info</text:span> field. The <text:span text:style-name="Emphasis">show_caches</text:span> argument to <text:a xlink:type="simple" xlink:href="https://docs.python.org/3/library/dis.html#dis.get_instructions" text:style-name="Internet_20_link" text:visited-style-name="Visited_20_Internet_20_Link"><text:span text:style-name="Source_20_Text">get_instructions()</text:span></text:a> is deprecated and no longer has any effect. (Contributed by Irit Katriel in <text:a xlink:type="simple" xlink:href="https://github.com/python/cpython/issues/112962" text:style-name="Internet_20_link" text:visited-style-name="Visited_20_Internet_20_Link">gh-112962</text:a>.)</text:p>
        </text:list-item>
      </text:list>
      <text:h text:style-name="P2" text:outline-level="3"><text:bookmark text:name="whatsnew313-doctest"/>doctest</text:h>
      <text:list text:style-name="L31">
        <text:list-item>
          <text:p text:style-name="P69"><text:a xlink:type="simple" xlink:href="https://docs.python.org/3/library/doctest.html#module-doctest" text:style-name="Internet_20_link" text:visited-style-name="Visited_20_Internet_20_Link"><text:span text:style-name="Source_20_Text">doctest</text:span></text:a> output is now colored by default. This can be controlled via the new <text:bookmark text:name="index-36"/><text:a xlink:type="simple" xlink:href="https://docs.python.org/3/using/cmdline.html#envvar-PYTHON_COLORS" text:style-name="Internet_20_link" text:visited-style-name="Visited_20_Internet_20_Link"><text:span text:style-name="Source_20_Text">PYTHON_COLORS</text:span></text:a> environment variable as well as the canonical <text:a xlink:type="simple" xlink:href="https://no-color.org/" text:style-name="Internet_20_link" text:visited-style-name="Visited_20_Internet_20_Link"><text:span text:style-name="Source_20_Text">NO_COLOR</text:span></text:a> and <text:a xlink:type="simple" xlink:href="https://force-color.org/" text:style-name="Internet_20_link" text:visited-style-name="Visited_20_Internet_20_Link"><text:span text:style-name="Source_20_Text">FORCE_COLOR</text:span></text:a> environment variables. See also <text:a xlink:type="simple" xlink:href="https://docs.python.org/3/using/cmdline.html#using-on-controlling-color" text:style-name="Internet_20_link" text:visited-style-name="Visited_20_Internet_20_Link">Controlling color</text:a>. (Contributed by Hugo van Kemenade in <text:a xlink:type="simple" xlink:href="https://github.com/python/cpython/issues/117225" text:style-name="Internet_20_link" text:visited-style-name="Visited_20_Internet_20_Link">gh-117225</text:a>.)</text:p>
        </text:list-item>
        <text:list-item>
          <text:p text:style-name="P68"><text:soft-page-break/>The <text:a xlink:type="simple" xlink:href="https://docs.python.org/3/library/doctest.html#doctest.DocTestRunner.run" text:style-name="Internet_20_link" text:visited-style-name="Visited_20_Internet_20_Link"><text:span text:style-name="Source_20_Text">DocTestRunner.run()</text:span></text:a> method now counts the number of skipped tests. Add the <text:a xlink:type="simple" xlink:href="https://docs.python.org/3/library/doctest.html#doctest.DocTestRunner.skips" text:style-name="Internet_20_link" text:visited-style-name="Visited_20_Internet_20_Link"><text:span text:style-name="Source_20_Text">DocTestRunner.skips</text:span></text:a> and <text:a xlink:type="simple" xlink:href="https://docs.python.org/3/library/doctest.html#doctest.TestResults.skipped" text:style-name="Internet_20_link" text:visited-style-name="Visited_20_Internet_20_Link"><text:span text:style-name="Source_20_Text">TestResults.skipped</text:span></text:a> attributes. (Contributed by Victor Stinner in <text:a xlink:type="simple" xlink:href="https://github.com/python/cpython/issues/108794" text:style-name="Internet_20_link" text:visited-style-name="Visited_20_Internet_20_Link">gh-108794</text:a>.)</text:p>
        </text:list-item>
      </text:list>
      <text:h text:style-name="Heading_20_3" text:outline-level="3">email</text:h>
      <text:list text:style-name="L32">
        <text:list-item>
          <text:p text:style-name="P70">Headers with embedded newlines are now quoted on output. The <text:a xlink:type="simple" xlink:href="https://docs.python.org/3/library/email.generator.html#module-email.generator" text:style-name="Internet_20_link" text:visited-style-name="Visited_20_Internet_20_Link"><text:span text:style-name="Source_20_Text">generator</text:span></text:a> will now refuse to serialize (write) headers that are improperly folded or delimited, such that they would be parsed as multiple headers or joined with adjacent data. If you need to turn this safety feature off, set <text:a xlink:type="simple" xlink:href="https://docs.python.org/3/library/email.policy.html#email.policy.Policy.verify_generated_headers" text:style-name="Internet_20_link" text:visited-style-name="Visited_20_Internet_20_Link"><text:span text:style-name="Source_20_Text">verify_generated_headers</text:span></text:a>. (Contributed by Bas Bloemsaat and Petr Viktorin in <text:a xlink:type="simple" xlink:href="https://github.com/python/cpython/issues/121650" text:style-name="Internet_20_link" text:visited-style-name="Visited_20_Internet_20_Link">gh-121650</text:a>.)</text:p>
        </text:list-item>
        <text:list-item>
          <text:p text:style-name="P70"><text:a xlink:type="simple" xlink:href="https://docs.python.org/3/library/email.utils.html#email.utils.getaddresses" text:style-name="Internet_20_link" text:visited-style-name="Visited_20_Internet_20_Link"><text:span text:style-name="Source_20_Text">getaddresses()</text:span></text:a> and <text:a xlink:type="simple" xlink:href="https://docs.python.org/3/library/email.utils.html#email.utils.parseaddr" text:style-name="Internet_20_link" text:visited-style-name="Visited_20_Internet_20_Link"><text:span text:style-name="Source_20_Text">parseaddr()</text:span></text:a> now return <text:span text:style-name="Source_20_Text">('', '')</text:span> pairs in more situations where invalid email addresses are encountered instead of potentially inaccurate values. The two functions have a new optional <text:span text:style-name="Emphasis">strict</text:span> parameter (default <text:span text:style-name="Source_20_Text">True</text:span>). To get the old behavior (accepting malformed input), use <text:span text:style-name="Source_20_Text">strict=False</text:span>. <text:span text:style-name="Source_20_Text">getattr(email.utils, 'supports_strict_parsing', False)</text:span> can be used to check if the <text:span text:style-name="Emphasis">strict</text:span> parameter is available. (Contributed by Thomas Dwyer and Victor Stinner for <text:a xlink:type="simple" xlink:href="https://github.com/python/cpython/issues/102988" text:style-name="Internet_20_link" text:visited-style-name="Visited_20_Internet_20_Link">gh-102988</text:a> to improve the <text:a xlink:type="simple" xlink:href="https://cve.mitre.org/cgi-bin/cvename.cgi?name=CVE-2023-27043" text:style-name="Internet_20_link" text:visited-style-name="Visited_20_Internet_20_Link">CVE-2023-27043</text:a> fix.)</text:p>
        </text:list-item>
      </text:list>
      <text:h text:style-name="Heading_20_3" text:outline-level="3">fractions</text:h>
      <text:list text:style-name="L33">
        <text:list-item>
          <text:p text:style-name="P71"><text:a xlink:type="simple" xlink:href="https://docs.python.org/3/library/fractions.html#fractions.Fraction" text:style-name="Internet_20_link" text:visited-style-name="Visited_20_Internet_20_Link"><text:span text:style-name="Source_20_Text">Fraction</text:span></text:a> objects now support the standard <text:a xlink:type="simple" xlink:href="https://docs.python.org/3/library/string.html#formatspec" text:style-name="Internet_20_link" text:visited-style-name="Visited_20_Internet_20_Link">format specification mini-language</text:a> rules for fill, alignment, sign handling, minimum width, and grouping. (Contributed by Mark Dickinson in <text:a xlink:type="simple" xlink:href="https://github.com/python/cpython/issues/111320" text:style-name="Internet_20_link" text:visited-style-name="Visited_20_Internet_20_Link">gh-111320</text:a>.)</text:p>
        </text:list-item>
      </text:list>
      <text:h text:style-name="Heading_20_3" text:outline-level="3">glob</text:h>
      <text:list text:style-name="L34">
        <text:list-item>
          <text:p text:style-name="P72">Add <text:a xlink:type="simple" xlink:href="https://docs.python.org/3/library/glob.html#glob.translate" text:style-name="Internet_20_link" text:visited-style-name="Visited_20_Internet_20_Link"><text:span text:style-name="Source_20_Text">translate()</text:span></text:a>, a function to convert a path specification with shell-style wildcards to a regular expression. (Contributed by Barney Gale in <text:a xlink:type="simple" xlink:href="https://github.com/python/cpython/issues/72904" text:style-name="Internet_20_link" text:visited-style-name="Visited_20_Internet_20_Link">gh-72904</text:a>.)</text:p>
        </text:list-item>
      </text:list>
      <text:h text:style-name="Heading_20_3" text:outline-level="3">importlib</text:h>
      <text:list text:style-name="L35">
        <text:list-item>
          <text:p text:style-name="P73">The following functions in <text:a xlink:type="simple" xlink:href="https://docs.python.org/3/library/importlib.resources.html#module-importlib.resources" text:style-name="Internet_20_link" text:visited-style-name="Visited_20_Internet_20_Link"><text:span text:style-name="Source_20_Text">importlib.resources</text:span></text:a> now allow accessing a directory (or tree) of resources, using multiple positional arguments (the <text:span text:style-name="Emphasis">encoding</text:span> and <text:span text:style-name="Emphasis">errors</text:span> arguments in the text-reading functions are now keyword-only):</text:p>
          <text:list>
            <text:list-item>
              <text:p text:style-name="P73"><text:a xlink:type="simple" xlink:href="https://docs.python.org/3/library/importlib.resources.html#importlib.resources.is_resource" text:style-name="Internet_20_link" text:visited-style-name="Visited_20_Internet_20_Link"><text:span text:style-name="Source_20_Text">is_resource()</text:span></text:a></text:p>
            </text:list-item>
            <text:list-item>
              <text:p text:style-name="P73"><text:a xlink:type="simple" xlink:href="https://docs.python.org/3/library/importlib.resources.html#importlib.resources.open_binary" text:style-name="Internet_20_link" text:visited-style-name="Visited_20_Internet_20_Link"><text:span text:style-name="Source_20_Text">open_binary()</text:span></text:a></text:p>
            </text:list-item>
            <text:list-item>
              <text:p text:style-name="P73"><text:a xlink:type="simple" xlink:href="https://docs.python.org/3/library/importlib.resources.html#importlib.resources.open_text" text:style-name="Internet_20_link" text:visited-style-name="Visited_20_Internet_20_Link"><text:span text:style-name="Source_20_Text">open_text()</text:span></text:a></text:p>
            </text:list-item>
            <text:list-item>
              <text:p text:style-name="P73"><text:a xlink:type="simple" xlink:href="https://docs.python.org/3/library/importlib.resources.html#importlib.resources.path" text:style-name="Internet_20_link" text:visited-style-name="Visited_20_Internet_20_Link"><text:span text:style-name="Source_20_Text">path()</text:span></text:a></text:p>
            </text:list-item>
            <text:list-item>
              <text:p text:style-name="P73"><text:a xlink:type="simple" xlink:href="https://docs.python.org/3/library/importlib.resources.html#importlib.resources.read_binary" text:style-name="Internet_20_link" text:visited-style-name="Visited_20_Internet_20_Link"><text:span text:style-name="Source_20_Text">read_binary()</text:span></text:a></text:p>
            </text:list-item>
            <text:list-item>
              <text:p text:style-name="P73"><text:a xlink:type="simple" xlink:href="https://docs.python.org/3/library/importlib.resources.html#importlib.resources.read_text" text:style-name="Internet_20_link" text:visited-style-name="Visited_20_Internet_20_Link"><text:soft-page-break/><text:span text:style-name="Source_20_Text">read_text()</text:span></text:a></text:p>
            </text:list-item>
          </text:list>
          <text:p text:style-name="P73">These functions are no longer deprecated and are not scheduled for removal. (Contributed by Petr Viktorin in <text:a xlink:type="simple" xlink:href="https://github.com/python/cpython/issues/116608" text:style-name="Internet_20_link" text:visited-style-name="Visited_20_Internet_20_Link">gh-116608</text:a>.)</text:p>
        </text:list-item>
        <text:list-item>
          <text:p text:style-name="P73"><text:a xlink:type="simple" xlink:href="https://docs.python.org/3/library/importlib.resources.html#importlib.resources.contents" text:style-name="Internet_20_link" text:visited-style-name="Visited_20_Internet_20_Link"><text:span text:style-name="Source_20_Text">contents()</text:span></text:a> remains deprecated in favor of the fully-featured <text:a xlink:type="simple" xlink:href="https://docs.python.org/3/library/importlib.resources.abc.html#importlib.resources.abc.Traversable" text:style-name="Internet_20_link" text:visited-style-name="Visited_20_Internet_20_Link"><text:span text:style-name="Source_20_Text">Traversable</text:span></text:a> API. However, there is now no plan to remove it. (Contributed by Petr Viktorin in <text:a xlink:type="simple" xlink:href="https://github.com/python/cpython/issues/116608" text:style-name="Internet_20_link" text:visited-style-name="Visited_20_Internet_20_Link">gh-116608</text:a>.)</text:p>
        </text:list-item>
      </text:list>
      <text:h text:style-name="Heading_20_3" text:outline-level="3">io</text:h>
      <text:list text:style-name="L36">
        <text:list-item>
          <text:p text:style-name="P74">The <text:a xlink:type="simple" xlink:href="https://docs.python.org/3/library/io.html#io.IOBase" text:style-name="Internet_20_link" text:visited-style-name="Visited_20_Internet_20_Link"><text:span text:style-name="Source_20_Text">IOBase</text:span></text:a> finalizer now logs any errors raised by the <text:a xlink:type="simple" xlink:href="https://docs.python.org/3/library/io.html#io.IOBase.close" text:style-name="Internet_20_link" text:visited-style-name="Visited_20_Internet_20_Link"><text:span text:style-name="Source_20_Text">close()</text:span></text:a> method with <text:a xlink:type="simple" xlink:href="https://docs.python.org/3/library/sys.html#sys.unraisablehook" text:style-name="Internet_20_link" text:visited-style-name="Visited_20_Internet_20_Link"><text:span text:style-name="Source_20_Text">sys.unraisablehook</text:span></text:a>. Previously, errors were ignored silently by default, and only logged in <text:a xlink:type="simple" xlink:href="https://docs.python.org/3/library/devmode.html#devmode" text:style-name="Internet_20_link" text:visited-style-name="Visited_20_Internet_20_Link">Python Development Mode</text:a> or when using a <text:a xlink:type="simple" xlink:href="https://docs.python.org/3/using/configure.html#debug-build" text:style-name="Internet_20_link" text:visited-style-name="Visited_20_Internet_20_Link">Python debug build</text:a>. (Contributed by Victor Stinner in <text:a xlink:type="simple" xlink:href="https://github.com/python/cpython/issues/62948" text:style-name="Internet_20_link" text:visited-style-name="Visited_20_Internet_20_Link">gh-62948</text:a>.)</text:p>
        </text:list-item>
      </text:list>
      <text:h text:style-name="Heading_20_3" text:outline-level="3">ipaddress</text:h>
      <text:list text:style-name="L37">
        <text:list-item>
          <text:p text:style-name="P75">Add the <text:a xlink:type="simple" xlink:href="https://docs.python.org/3/library/ipaddress.html#ipaddress.IPv4Address.ipv6_mapped" text:style-name="Internet_20_link" text:visited-style-name="Visited_20_Internet_20_Link"><text:span text:style-name="Source_20_Text">IPv4Address.ipv6_mapped</text:span></text:a> property, which returns the IPv4-mapped IPv6 address. (Contributed by Charles Machalow in <text:a xlink:type="simple" xlink:href="https://github.com/python/cpython/issues/109466" text:style-name="Internet_20_link" text:visited-style-name="Visited_20_Internet_20_Link">gh-109466</text:a>.)</text:p>
        </text:list-item>
        <text:list-item>
          <text:p text:style-name="P75">Fix <text:span text:style-name="Source_20_Text">is_global</text:span> and <text:span text:style-name="Source_20_Text">is_private</text:span> behavior in <text:a xlink:type="simple" xlink:href="https://docs.python.org/3/library/ipaddress.html#ipaddress.IPv4Address" text:style-name="Internet_20_link" text:visited-style-name="Visited_20_Internet_20_Link"><text:span text:style-name="Source_20_Text">IPv4Address</text:span></text:a>, <text:a xlink:type="simple" xlink:href="https://docs.python.org/3/library/ipaddress.html#ipaddress.IPv6Address" text:style-name="Internet_20_link" text:visited-style-name="Visited_20_Internet_20_Link"><text:span text:style-name="Source_20_Text">IPv6Address</text:span></text:a>, <text:a xlink:type="simple" xlink:href="https://docs.python.org/3/library/ipaddress.html#ipaddress.IPv4Network" text:style-name="Internet_20_link" text:visited-style-name="Visited_20_Internet_20_Link"><text:span text:style-name="Source_20_Text">IPv4Network</text:span></text:a>, and <text:a xlink:type="simple" xlink:href="https://docs.python.org/3/library/ipaddress.html#ipaddress.IPv6Network" text:style-name="Internet_20_link" text:visited-style-name="Visited_20_Internet_20_Link"><text:span text:style-name="Source_20_Text">IPv6Network</text:span></text:a>. (Contributed by Jakub Stasiak in <text:a xlink:type="simple" xlink:href="https://github.com/python/cpython/issues/113171" text:style-name="Internet_20_link" text:visited-style-name="Visited_20_Internet_20_Link">gh-113171</text:a>.)</text:p>
        </text:list-item>
      </text:list>
      <text:h text:style-name="Heading_20_3" text:outline-level="3">itertools</text:h>
      <text:list text:style-name="L38">
        <text:list-item>
          <text:p text:style-name="P76"><text:a xlink:type="simple" xlink:href="https://docs.python.org/3/library/itertools.html#itertools.batched" text:style-name="Internet_20_link" text:visited-style-name="Visited_20_Internet_20_Link"><text:span text:style-name="Source_20_Text">batched()</text:span></text:a> has a new <text:span text:style-name="Emphasis">strict</text:span> parameter, which raises a <text:a xlink:type="simple" xlink:href="https://docs.python.org/3/library/exceptions.html#ValueError" text:style-name="Internet_20_link" text:visited-style-name="Visited_20_Internet_20_Link"><text:span text:style-name="Source_20_Text">ValueError</text:span></text:a> if the final batch is shorter than the specified batch size. (Contributed by Raymond Hettinger in <text:a xlink:type="simple" xlink:href="https://github.com/python/cpython/issues/113202" text:style-name="Internet_20_link" text:visited-style-name="Visited_20_Internet_20_Link">gh-113202</text:a>.)</text:p>
        </text:list-item>
      </text:list>
      <text:h text:style-name="Heading_20_3" text:outline-level="3">marshal</text:h>
      <text:list text:style-name="L39">
        <text:list-item>
          <text:p text:style-name="P77">Add the <text:span text:style-name="Emphasis">allow_code</text:span> parameter in module functions. Passing <text:span text:style-name="Source_20_Text">allow_code=False</text:span> prevents serialization and de-serialization of code objects which are incompatible between Python versions. (Contributed by Serhiy Storchaka in <text:a xlink:type="simple" xlink:href="https://github.com/python/cpython/issues/113626" text:style-name="Internet_20_link" text:visited-style-name="Visited_20_Internet_20_Link">gh-113626</text:a>.)</text:p>
        </text:list-item>
      </text:list>
      <text:h text:style-name="Heading_20_3" text:outline-level="3">math</text:h>
      <text:list text:style-name="L40">
        <text:list-item>
          <text:p text:style-name="P78">The new function <text:a xlink:type="simple" xlink:href="https://docs.python.org/3/library/math.html#math.fma" text:style-name="Internet_20_link" text:visited-style-name="Visited_20_Internet_20_Link"><text:span text:style-name="Source_20_Text">fma()</text:span></text:a> performs fused multiply-add operations. This computes <text:span text:style-name="Source_20_Text">x * y + z</text:span> with only a single round, and so avoids any intermediate loss of precision. It wraps the <text:span text:style-name="Source_20_Text">fma()</text:span> function provided by C99, and follows the specification of the IEEE 754 “fusedMultiplyAdd” operation for special cases. (Contributed by Mark Dickinson and Victor Stinner in <text:a xlink:type="simple" xlink:href="https://github.com/python/cpython/issues/73468" text:style-name="Internet_20_link" text:visited-style-name="Visited_20_Internet_20_Link">gh-73468</text:a>.)</text:p>
        </text:list-item>
      </text:list>
      <text:h text:style-name="Heading_20_3" text:outline-level="3">mimetypes</text:h>
      <text:list text:style-name="L41">
        <text:list-item>
          <text:p text:style-name="P79">Add the <text:a xlink:type="simple" xlink:href="https://docs.python.org/3/library/mimetypes.html#mimetypes.guess_file_type" text:style-name="Internet_20_link" text:visited-style-name="Visited_20_Internet_20_Link"><text:span text:style-name="Source_20_Text">guess_file_type()</text:span></text:a> function to guess a MIME type from a filesystem path. Using paths with <text:a xlink:type="simple" xlink:href="https://docs.python.org/3/library/mimetypes.html#mimetypes.guess_type" text:style-name="Internet_20_link" text:visited-style-name="Visited_20_Internet_20_Link"><text:span text:style-name="Source_20_Text">guess_type()</text:span></text:a> is now <text:a xlink:type="simple" xlink:href="https://docs.python.org/3/glossary.html#term-soft-deprecated" text:style-name="Internet_20_link" text:visited-style-name="Visited_20_Internet_20_Link">soft deprecated</text:a>. (Contributed by Serhiy Storchaka in <text:a xlink:type="simple" xlink:href="https://github.com/python/cpython/issues/66543" text:style-name="Internet_20_link" text:visited-style-name="Visited_20_Internet_20_Link">gh-66543</text:a>.)</text:p>
        </text:list-item>
      </text:list>
      <text:h text:style-name="Heading_20_3" text:outline-level="3"><text:soft-page-break/>mmap</text:h>
      <text:list text:style-name="L42">
        <text:list-item>
          <text:p text:style-name="P80"><text:a xlink:type="simple" xlink:href="https://docs.python.org/3/library/mmap.html#mmap.mmap" text:style-name="Internet_20_link" text:visited-style-name="Visited_20_Internet_20_Link"><text:span text:style-name="Source_20_Text">mmap</text:span></text:a> is now protected from crashing on Windows when the mapped memory is inaccessible due to file system errors or access violations. (Contributed by Jannis Weigend in <text:a xlink:type="simple" xlink:href="https://github.com/python/cpython/issues/118209" text:style-name="Internet_20_link" text:visited-style-name="Visited_20_Internet_20_Link">gh-118209</text:a>.)</text:p>
        </text:list-item>
        <text:list-item>
          <text:p text:style-name="P80"><text:a xlink:type="simple" xlink:href="https://docs.python.org/3/library/mmap.html#mmap.mmap" text:style-name="Internet_20_link" text:visited-style-name="Visited_20_Internet_20_Link"><text:span text:style-name="Source_20_Text">mmap</text:span></text:a> has a new <text:a xlink:type="simple" xlink:href="https://docs.python.org/3/library/mmap.html#mmap.mmap.seekable" text:style-name="Internet_20_link" text:visited-style-name="Visited_20_Internet_20_Link"><text:span text:style-name="Source_20_Text">seekable()</text:span></text:a> method that can be used when a seekable file-like object is required. The <text:a xlink:type="simple" xlink:href="https://docs.python.org/3/library/mmap.html#mmap.mmap.seek" text:style-name="Internet_20_link" text:visited-style-name="Visited_20_Internet_20_Link"><text:span text:style-name="Source_20_Text">seek()</text:span></text:a> method now returns the new absolute position. (Contributed by Donghee Na and Sylvie Liberman in <text:a xlink:type="simple" xlink:href="https://github.com/python/cpython/issues/111835" text:style-name="Internet_20_link" text:visited-style-name="Visited_20_Internet_20_Link">gh-111835</text:a>.)</text:p>
        </text:list-item>
        <text:list-item>
          <text:p text:style-name="P80">The new UNIX-only <text:span text:style-name="Emphasis">trackfd</text:span> parameter for <text:a xlink:type="simple" xlink:href="https://docs.python.org/3/library/mmap.html#mmap.mmap" text:style-name="Internet_20_link" text:visited-style-name="Visited_20_Internet_20_Link"><text:span text:style-name="Source_20_Text">mmap</text:span></text:a> controls file descriptor duplication; if false, the file descriptor specified by <text:span text:style-name="Emphasis">fileno</text:span> will not be duplicated. (Contributed by Zackery Spytz and Petr Viktorin in <text:a xlink:type="simple" xlink:href="https://github.com/python/cpython/issues/78502" text:style-name="Internet_20_link" text:visited-style-name="Visited_20_Internet_20_Link">gh-78502</text:a>.)</text:p>
        </text:list-item>
      </text:list>
      <text:h text:style-name="Heading_20_3" text:outline-level="3">multiprocessing</text:h>
      <text:list text:style-name="L43">
        <text:list-item>
          <text:p text:style-name="P81">The default number of worker threads and processes is now selected using <text:a xlink:type="simple" xlink:href="https://docs.python.org/3/library/os.html#os.process_cpu_count" text:style-name="Internet_20_link" text:visited-style-name="Visited_20_Internet_20_Link"><text:span text:style-name="Source_20_Text">os.process_cpu_count()</text:span></text:a> instead of <text:a xlink:type="simple" xlink:href="https://docs.python.org/3/library/os.html#os.cpu_count" text:style-name="Internet_20_link" text:visited-style-name="Visited_20_Internet_20_Link"><text:span text:style-name="Source_20_Text">os.cpu_count()</text:span></text:a>. (Contributed by Victor Stinner in <text:a xlink:type="simple" xlink:href="https://github.com/python/cpython/issues/109649" text:style-name="Internet_20_link" text:visited-style-name="Visited_20_Internet_20_Link">gh-109649</text:a>.)</text:p>
        </text:list-item>
      </text:list>
      <text:h text:style-name="Heading_20_3" text:outline-level="3">os</text:h>
      <text:list text:style-name="L44">
        <text:list-item>
          <text:p text:style-name="P82">Add <text:a xlink:type="simple" xlink:href="https://docs.python.org/3/library/os.html#os.process_cpu_count" text:style-name="Internet_20_link" text:visited-style-name="Visited_20_Internet_20_Link"><text:span text:style-name="Source_20_Text">process_cpu_count()</text:span></text:a> function to get the number of logical CPU cores usable by the calling thread of the current process. (Contributed by Victor Stinner in <text:a xlink:type="simple" xlink:href="https://github.com/python/cpython/issues/109649" text:style-name="Internet_20_link" text:visited-style-name="Visited_20_Internet_20_Link">gh-109649</text:a>.)</text:p>
        </text:list-item>
        <text:list-item>
          <text:p text:style-name="P83"><text:a xlink:type="simple" xlink:href="https://docs.python.org/3/library/os.html#os.cpu_count" text:style-name="Internet_20_link" text:visited-style-name="Visited_20_Internet_20_Link"><text:span text:style-name="Source_20_Text">cpu_count()</text:span></text:a> and <text:a xlink:type="simple" xlink:href="https://docs.python.org/3/library/os.html#os.process_cpu_count" text:style-name="Internet_20_link" text:visited-style-name="Visited_20_Internet_20_Link"><text:span text:style-name="Source_20_Text">process_cpu_count()</text:span></text:a> can be overridden through the new environment variable <text:bookmark text:name="index-37"/><text:a xlink:type="simple" xlink:href="https://docs.python.org/3/using/cmdline.html#envvar-PYTHON_CPU_COUNT" text:style-name="Internet_20_link" text:visited-style-name="Visited_20_Internet_20_Link"><text:span text:style-name="Source_20_Text">PYTHON_CPU_COUNT</text:span></text:a> or the new command-line option <text:a xlink:type="simple" xlink:href="https://docs.python.org/3/using/cmdline.html#cmdoption-X" text:style-name="Internet_20_link" text:visited-style-name="Visited_20_Internet_20_Link"><text:span text:style-name="Source_20_Text">-X cpu_count</text:span></text:a>. This option is useful for users who need to limit CPU resources of a container system without having to modify application code or the container itself. (Contributed by Donghee Na in <text:a xlink:type="simple" xlink:href="https://github.com/python/cpython/issues/109595" text:style-name="Internet_20_link" text:visited-style-name="Visited_20_Internet_20_Link">gh-109595</text:a>.)</text:p>
        </text:list-item>
        <text:list-item>
          <text:p text:style-name="P82">Add a <text:a xlink:type="simple" xlink:href="https://docs.python.org/3/library/os.html#os-timerfd" text:style-name="Internet_20_link" text:visited-style-name="Visited_20_Internet_20_Link">low level interface</text:a> to Linux’s <text:a xlink:type="simple" xlink:href="https://manpages.debian.org/timerfd_create(2)" text:style-name="Internet_20_link" text:visited-style-name="Visited_20_Internet_20_Link"><text:span text:style-name="Emphasis">timer file descriptors</text:span></text:a> via <text:a xlink:type="simple" xlink:href="https://docs.python.org/3/library/os.html#os.timerfd_create" text:style-name="Internet_20_link" text:visited-style-name="Visited_20_Internet_20_Link"><text:span text:style-name="Source_20_Text">timerfd_create()</text:span></text:a>, <text:a xlink:type="simple" xlink:href="https://docs.python.org/3/library/os.html#os.timerfd_settime" text:style-name="Internet_20_link" text:visited-style-name="Visited_20_Internet_20_Link"><text:span text:style-name="Source_20_Text">timerfd_settime()</text:span></text:a>, <text:a xlink:type="simple" xlink:href="https://docs.python.org/3/library/os.html#os.timerfd_settime_ns" text:style-name="Internet_20_link" text:visited-style-name="Visited_20_Internet_20_Link"><text:span text:style-name="Source_20_Text">timerfd_settime_ns()</text:span></text:a>, <text:a xlink:type="simple" xlink:href="https://docs.python.org/3/library/os.html#os.timerfd_gettime" text:style-name="Internet_20_link" text:visited-style-name="Visited_20_Internet_20_Link"><text:span text:style-name="Source_20_Text">timerfd_gettime()</text:span></text:a>, <text:a xlink:type="simple" xlink:href="https://docs.python.org/3/library/os.html#os.timerfd_gettime_ns" text:style-name="Internet_20_link" text:visited-style-name="Visited_20_Internet_20_Link"><text:span text:style-name="Source_20_Text">timerfd_gettime_ns()</text:span></text:a>, <text:a xlink:type="simple" xlink:href="https://docs.python.org/3/library/os.html#os.TFD_NONBLOCK" text:style-name="Internet_20_link" text:visited-style-name="Visited_20_Internet_20_Link"><text:span text:style-name="Source_20_Text">TFD_NONBLOCK</text:span></text:a>, <text:a xlink:type="simple" xlink:href="https://docs.python.org/3/library/os.html#os.TFD_CLOEXEC" text:style-name="Internet_20_link" text:visited-style-name="Visited_20_Internet_20_Link"><text:span text:style-name="Source_20_Text">TFD_CLOEXEC</text:span></text:a>, <text:a xlink:type="simple" xlink:href="https://docs.python.org/3/library/os.html#os.TFD_TIMER_ABSTIME" text:style-name="Internet_20_link" text:visited-style-name="Visited_20_Internet_20_Link"><text:span text:style-name="Source_20_Text">TFD_TIMER_ABSTIME</text:span></text:a>, and <text:a xlink:type="simple" xlink:href="https://docs.python.org/3/library/os.html#os.TFD_TIMER_CANCEL_ON_SET" text:style-name="Internet_20_link" text:visited-style-name="Visited_20_Internet_20_Link"><text:span text:style-name="Source_20_Text">TFD_TIMER_CANCEL_ON_SET</text:span></text:a> (Contributed by Masaru Tsuchiyama in <text:a xlink:type="simple" xlink:href="https://github.com/python/cpython/issues/108277" text:style-name="Internet_20_link" text:visited-style-name="Visited_20_Internet_20_Link">gh-108277</text:a>.)</text:p>
        </text:list-item>
        <text:list-item>
          <text:p text:style-name="P82"><text:a xlink:type="simple" xlink:href="https://docs.python.org/3/library/os.html#os.lchmod" text:style-name="Internet_20_link" text:visited-style-name="Visited_20_Internet_20_Link"><text:span text:style-name="Source_20_Text">lchmod()</text:span></text:a> and the <text:span text:style-name="Emphasis">follow_symlinks</text:span> argument of <text:a xlink:type="simple" xlink:href="https://docs.python.org/3/library/os.html#os.chmod" text:style-name="Internet_20_link" text:visited-style-name="Visited_20_Internet_20_Link"><text:span text:style-name="Source_20_Text">chmod()</text:span></text:a> are both now available on Windows. Note that the default value of <text:span text:style-name="Emphasis">follow_symlinks</text:span> in <text:span text:style-name="Source_20_Text">lchmod()</text:span> is <text:span text:style-name="Source_20_Text">False</text:span> on Windows. (Contributed by Serhiy Storchaka in <text:a xlink:type="simple" xlink:href="https://github.com/python/cpython/issues/59616" text:style-name="Internet_20_link" text:visited-style-name="Visited_20_Internet_20_Link">gh-59616</text:a>.)</text:p>
        </text:list-item>
        <text:list-item>
          <text:p text:style-name="P82"><text:a xlink:type="simple" xlink:href="https://docs.python.org/3/library/os.html#os.fchmod" text:style-name="Internet_20_link" text:visited-style-name="Visited_20_Internet_20_Link"><text:span text:style-name="Source_20_Text">fchmod()</text:span></text:a> and support for file descriptors in <text:a xlink:type="simple" xlink:href="https://docs.python.org/3/library/os.html#os.chmod" text:style-name="Internet_20_link" text:visited-style-name="Visited_20_Internet_20_Link"><text:span text:style-name="Source_20_Text">chmod()</text:span></text:a> are both now available on Windows. (Contributed by Serhiy Storchaka in <text:a xlink:type="simple" xlink:href="https://github.com/python/cpython/issues/113191" text:style-name="Internet_20_link" text:visited-style-name="Visited_20_Internet_20_Link">gh-113<text:note text:id="ftn2" text:note-class="footnote"><text:note-citation>3</text:note-citation><text:note-body><text:p text:style-name="Footnote"><text:s/>🂱</text:p></text:note-body></text:note>191</text:a>.)</text:p>
        </text:list-item>
        <text:list-item>
          <text:p text:style-name="P82">On Windows, <text:a xlink:type="simple" xlink:href="https://docs.python.org/3/library/os.html#os.mkdir" text:style-name="Internet_20_link" text:visited-style-name="Visited_20_Internet_20_Link"><text:span text:style-name="Source_20_Text">mkdir()</text:span></text:a> and <text:a xlink:type="simple" xlink:href="https://docs.python.org/3/library/os.html#os.makedirs" text:style-name="Internet_20_link" text:visited-style-name="Visited_20_Internet_20_Link"><text:span text:style-name="Source_20_Text">makedirs()</text:span></text:a> now support passing a <text:span text:style-name="Emphasis">mode</text:span> value of <text:span text:style-name="Source_20_Text">0o700</text:span> to apply access control to the new directory. This implicitly affects <text:a xlink:type="simple" xlink:href="https://docs.python.org/3/library/tempfile.html#tempfile.mkdtemp" text:style-name="Internet_20_link" text:visited-style-name="Visited_20_Internet_20_Link"><text:span text:style-name="Source_20_Text">tempfile.mkdtemp()</text:span></text:a> and <text:soft-page-break/>is a mitigation for <text:a xlink:type="simple" xlink:href="https://cve.mitre.org/cgi-bin/cvename.cgi?name=CVE-2024-4030" text:style-name="Internet_20_link" text:visited-style-name="Visited_20_Internet_20_Link">CVE-2024-4030</text:a>. Other values for <text:span text:style-name="Emphasis">mode</text:span> continue to be ignored. (Contributed by Steve Dower in <text:a xlink:type="simple" xlink:href="https://github.com/python/cpython/issues/118486" text:style-name="Internet_20_link" text:visited-style-name="Visited_20_Internet_20_Link">gh-118486</text:a>.)</text:p>
        </text:list-item>
        <text:list-item>
          <text:p text:style-name="P82"><text:a xlink:type="simple" xlink:href="https://docs.python.org/3/library/os.html#os.posix_spawn" text:style-name="Internet_20_link" text:visited-style-name="Visited_20_Internet_20_Link"><text:span text:style-name="Source_20_Text">posix_spawn()</text:span></text:a> now accepts <text:span text:style-name="Source_20_Text">None</text:span> for the <text:span text:style-name="Emphasis">env</text:span> argument, which makes the newly spawned process use the current process environment. (Contributed by Jakub Kulik in <text:a xlink:type="simple" xlink:href="https://github.com/python/cpython/issues/113119" text:style-name="Internet_20_link" text:visited-style-name="Visited_20_Internet_20_Link">gh-113119</text:a>.)</text:p>
        </text:list-item>
        <text:list-item>
          <text:p text:style-name="P82"><text:a xlink:type="simple" xlink:href="https://docs.python.org/3/library/os.html#os.posix_spawn" text:style-name="Internet_20_link" text:visited-style-name="Visited_20_Internet_20_Link"><text:span text:style-name="Source_20_Text">posix_spawn()</text:span></text:a> can now use the <text:a xlink:type="simple" xlink:href="https://docs.python.org/3/library/os.html#os.POSIX_SPAWN_CLOSEFROM" text:style-name="Internet_20_link" text:visited-style-name="Visited_20_Internet_20_Link"><text:span text:style-name="Source_20_Text">POSIX_SPAWN_CLOSEFROM</text:span></text:a> attribute in the <text:span text:style-name="Emphasis">file_actions</text:span> parameter on platforms that support <text:span text:style-name="Source_20_Text">posix_spawn_file_actions_addclosefrom_np()</text:span>. (Contributed by Jakub Kulik in <text:a xlink:type="simple" xlink:href="https://github.com/python/cpython/issues/113117" text:style-name="Internet_20_link" text:visited-style-name="Visited_20_Internet_20_Link">gh-113117</text:a>.)</text:p>
        </text:list-item>
      </text:list>
      <text:h text:style-name="Heading_20_3" text:outline-level="3">os.path</text:h>
      <text:list text:style-name="L45">
        <text:list-item>
          <text:p text:style-name="P84">Add <text:a xlink:type="simple" xlink:href="https://docs.python.org/3/library/os.path.html#os.path.isreserved" text:style-name="Internet_20_link" text:visited-style-name="Visited_20_Internet_20_Link"><text:span text:style-name="Source_20_Text">isreserved()</text:span></text:a> to check if a path is reserved on the current system. This function is only available on Windows. (Contributed by Barney Gale in <text:a xlink:type="simple" xlink:href="https://github.com/python/cpython/issues/88569" text:style-name="Internet_20_link" text:visited-style-name="Visited_20_Internet_20_Link">gh-88569</text:a>.)</text:p>
        </text:list-item>
        <text:list-item>
          <text:p text:style-name="P84">On Windows, <text:a xlink:type="simple" xlink:href="https://docs.python.org/3/library/os.path.html#os.path.isabs" text:style-name="Internet_20_link" text:visited-style-name="Visited_20_Internet_20_Link"><text:span text:style-name="Source_20_Text">isabs()</text:span></text:a> no longer considers paths starting with exactly one slash (<text:span text:style-name="Source_20_Text">\</text:span> or <text:span text:style-name="Source_20_Text">/</text:span>) to be absolute. (Contributed by Barney Gale and Jon Foster in <text:a xlink:type="simple" xlink:href="https://github.com/python/cpython/issues/44626" text:style-name="Internet_20_link" text:visited-style-name="Visited_20_Internet_20_Link">gh-44626</text:a>.)</text:p>
        </text:list-item>
        <text:list-item>
          <text:p text:style-name="P84"><text:a xlink:type="simple" xlink:href="https://docs.python.org/3/library/os.path.html#os.path.realpath" text:style-name="Internet_20_link" text:visited-style-name="Visited_20_Internet_20_Link"><text:span text:style-name="Source_20_Text">realpath()</text:span></text:a> now resolves MS-DOS style file names even if the file is not accessible. (Contributed by Moonsik Park in <text:a xlink:type="simple" xlink:href="https://github.com/python/cpython/issues/82367" text:style-name="Internet_20_link" text:visited-style-name="Visited_20_Internet_20_Link">gh-82367</text:a>.)</text:p>
        </text:list-item>
      </text:list>
      <text:h text:style-name="Heading_20_3" text:outline-level="3">pathlib</text:h>
      <text:list text:style-name="L46">
        <text:list-item>
          <text:p text:style-name="P85">Add <text:a xlink:type="simple" xlink:href="https://docs.python.org/3/library/pathlib.html#pathlib.UnsupportedOperation" text:style-name="Internet_20_link" text:visited-style-name="Visited_20_Internet_20_Link"><text:span text:style-name="Source_20_Text">UnsupportedOperation</text:span></text:a>, which is raised instead of <text:a xlink:type="simple" xlink:href="https://docs.python.org/3/library/exceptions.html#NotImplementedError" text:style-name="Internet_20_link" text:visited-style-name="Visited_20_Internet_20_Link"><text:span text:style-name="Source_20_Text">NotImplementedError</text:span></text:a> when a path operation isn’t supported. (Contributed by Barney Gale in <text:a xlink:type="simple" xlink:href="https://github.com/python/cpython/issues/89812" text:style-name="Internet_20_link" text:visited-style-name="Visited_20_Internet_20_Link">gh-89812</text:a>.)</text:p>
        </text:list-item>
        <text:list-item>
          <text:p text:style-name="P85">Add a new constructor for creating <text:a xlink:type="simple" xlink:href="https://docs.python.org/3/library/pathlib.html#pathlib.Path" text:style-name="Internet_20_link" text:visited-style-name="Visited_20_Internet_20_Link"><text:span text:style-name="Source_20_Text">Path</text:span></text:a> objects from ‘file’ URIs (<text:span text:style-name="Source_20_Text">file:///</text:span>), <text:a xlink:type="simple" xlink:href="https://docs.python.org/3/library/pathlib.html#pathlib.Path.from_uri" text:style-name="Internet_20_link" text:visited-style-name="Visited_20_Internet_20_Link"><text:span text:style-name="Source_20_Text">Path.from_uri()</text:span></text:a>. (Contributed by Barney Gale in <text:a xlink:type="simple" xlink:href="https://github.com/python/cpython/issues/107465" text:style-name="Internet_20_link" text:visited-style-name="Visited_20_Internet_20_Link">gh-107465</text:a>.)</text:p>
        </text:list-item>
        <text:list-item>
          <text:p text:style-name="P85">Add <text:a xlink:type="simple" xlink:href="https://docs.python.org/3/library/pathlib.html#pathlib.PurePath.full_match" text:style-name="Internet_20_link" text:visited-style-name="Visited_20_Internet_20_Link"><text:span text:style-name="Source_20_Text">PurePath.full_match()</text:span></text:a> for matching paths with shell-style wildcards, including the recursive wildcard “<text:span text:style-name="Source_20_Text">**</text:span>”. (Contributed by Barney Gale in <text:a xlink:type="simple" xlink:href="https://github.com/python/cpython/issues/73435" text:style-name="Internet_20_link" text:visited-style-name="Visited_20_Internet_20_Link">gh-73435</text:a>.)</text:p>
        </text:list-item>
        <text:list-item>
          <text:p text:style-name="P85">Add the <text:a xlink:type="simple" xlink:href="https://docs.python.org/3/library/pathlib.html#pathlib.PurePath.parser" text:style-name="Internet_20_link" text:visited-style-name="Visited_20_Internet_20_Link"><text:span text:style-name="Source_20_Text">PurePath.parser</text:span></text:a> class attribute to store the implementation of <text:a xlink:type="simple" xlink:href="https://docs.python.org/3/library/os.path.html#module-os.path" text:style-name="Internet_20_link" text:visited-style-name="Visited_20_Internet_20_Link"><text:span text:style-name="Source_20_Text">os.path</text:span></text:a> used for low-level path parsing and joining. This will be either <text:span text:style-name="Source_20_Text">posixpath</text:span> or <text:span text:style-name="Source_20_Text">ntpath</text:span>.</text:p>
        </text:list-item>
        <text:list-item>
          <text:p text:style-name="P85">Add <text:span text:style-name="Emphasis">recurse_symlinks</text:span> keyword-only argument to <text:a xlink:type="simple" xlink:href="https://docs.python.org/3/library/pathlib.html#pathlib.Path.glob" text:style-name="Internet_20_link" text:visited-style-name="Visited_20_Internet_20_Link"><text:span text:style-name="Source_20_Text">Path.glob()</text:span></text:a> and <text:a xlink:type="simple" xlink:href="https://docs.python.org/3/library/pathlib.html#pathlib.Path.rglob" text:style-name="Internet_20_link" text:visited-style-name="Visited_20_Internet_20_Link"><text:span text:style-name="Source_20_Text">rglob()</text:span></text:a>. (Contributed by Barney Gale in <text:a xlink:type="simple" xlink:href="https://github.com/python/cpython/issues/77609" text:style-name="Internet_20_link" text:visited-style-name="Visited_20_Internet_20_Link">gh-77609</text:a>.)</text:p>
        </text:list-item>
        <text:list-item>
          <text:p text:style-name="P85"><text:a xlink:type="simple" xlink:href="https://docs.python.org/3/library/pathlib.html#pathlib.Path.glob" text:style-name="Internet_20_link" text:visited-style-name="Visited_20_Internet_20_Link"><text:span text:style-name="Source_20_Text">Path.glob()</text:span></text:a> and <text:a xlink:type="simple" xlink:href="https://docs.python.org/3/library/pathlib.html#pathlib.Path.rglob" text:style-name="Internet_20_link" text:visited-style-name="Visited_20_Internet_20_Link"><text:span text:style-name="Source_20_Text">rglob()</text:span></text:a> now return files and directories when given a pattern that ends with “<text:span text:style-name="Source_20_Text">**</text:span>”. Previously, only directories were returned. (Contributed by Barney Gale in <text:a xlink:type="simple" xlink:href="https://github.com/python/cpython/issues/70303" text:style-name="Internet_20_link" text:visited-style-name="Visited_20_Internet_20_Link">gh-70303</text:a>.)</text:p>
        </text:list-item>
        <text:list-item>
          <text:p text:style-name="P85">Add the <text:span text:style-name="Emphasis">follow_symlinks</text:span> keyword-only argument to <text:a xlink:type="simple" xlink:href="https://docs.python.org/3/library/pathlib.html#pathlib.Path.is_file" text:style-name="Internet_20_link" text:visited-style-name="Visited_20_Internet_20_Link"><text:span text:style-name="Source_20_Text">Path.is_file</text:span></text:a>, <text:a xlink:type="simple" xlink:href="https://docs.python.org/3/library/pathlib.html#pathlib.Path.is_dir" text:style-name="Internet_20_link" text:visited-style-name="Visited_20_Internet_20_Link"><text:span text:style-name="Source_20_Text">Path.is_dir</text:span></text:a>, <text:a xlink:type="simple" xlink:href="https://docs.python.org/3/library/pathlib.html#pathlib.Path.owner" text:style-name="Internet_20_link" text:visited-style-name="Visited_20_Internet_20_Link"><text:span text:style-name="Source_20_Text">Path.owner()</text:span></text:a>, and <text:a xlink:type="simple" xlink:href="https://docs.python.org/3/library/pathlib.html#pathlib.Path.group" text:style-name="Internet_20_link" text:visited-style-name="Visited_20_Internet_20_Link"><text:span text:style-name="Source_20_Text">Path.group()</text:span></text:a>. (Contributed by Barney Gale in <text:a xlink:type="simple" xlink:href="https://github.com/python/cpython/issues/105793" text:style-name="Internet_20_link" text:visited-style-name="Visited_20_Internet_20_Link">gh-105793</text:a> and Kamil Turek in <text:a xlink:type="simple" xlink:href="https://github.com/python/cpython/issues/107962" text:style-name="Internet_20_link" text:visited-style-name="Visited_20_Internet_20_Link">gh-107962</text:a>.)</text:p>
        </text:list-item>
      </text:list>
      <text:h text:style-name="Heading_20_3" text:outline-level="3"><text:soft-page-break/>pdb</text:h>
      <text:list text:style-name="L47">
        <text:list-item>
          <text:p text:style-name="P86"><text:a xlink:type="simple" xlink:href="https://docs.python.org/3/library/functions.html#breakpoint" text:style-name="Internet_20_link" text:visited-style-name="Visited_20_Internet_20_Link"><text:span text:style-name="Source_20_Text">breakpoint()</text:span></text:a> and <text:a xlink:type="simple" xlink:href="https://docs.python.org/3/library/pdb.html#pdb.set_trace" text:style-name="Internet_20_link" text:visited-style-name="Visited_20_Internet_20_Link"><text:span text:style-name="Source_20_Text">set_trace()</text:span></text:a> now enter the debugger immediately rather than on the next line of code to be executed. This change prevents the debugger from breaking outside of the context when <text:span text:style-name="Source_20_Text">breakpoint()</text:span> is positioned at the end of the context. (Contributed by Tian Gao in <text:a xlink:type="simple" xlink:href="https://github.com/python/cpython/issues/118579" text:style-name="Internet_20_link" text:visited-style-name="Visited_20_Internet_20_Link">gh-118579</text:a>.)</text:p>
        </text:list-item>
        <text:list-item>
          <text:p text:style-name="P86"><text:span text:style-name="Source_20_Text">sys.path[0]</text:span> is no longer replaced by the directory of the script being debugged when <text:a xlink:type="simple" xlink:href="https://docs.python.org/3/library/sys.html#sys.flags.safe_path" text:style-name="Internet_20_link" text:visited-style-name="Visited_20_Internet_20_Link"><text:span text:style-name="Source_20_Text">sys.flags.safe_path</text:span></text:a> is set. (Contributed by Tian Gao and Christian Walther in <text:a xlink:type="simple" xlink:href="https://github.com/python/cpython/issues/111762" text:style-name="Internet_20_link" text:visited-style-name="Visited_20_Internet_20_Link">gh-111762</text:a>.)</text:p>
        </text:list-item>
        <text:list-item>
          <text:p text:style-name="P86"><text:a xlink:type="simple" xlink:href="https://docs.python.org/3/library/zipapp.html#module-zipapp" text:style-name="Internet_20_link" text:visited-style-name="Visited_20_Internet_20_Link"><text:span text:style-name="Source_20_Text">zipapp</text:span></text:a> is now supported as a debugging target. (Contributed by Tian Gao in <text:a xlink:type="simple" xlink:href="https://github.com/python/cpython/issues/118501" text:style-name="Internet_20_link" text:visited-style-name="Visited_20_Internet_20_Link">gh-118501</text:a>.)</text:p>
        </text:list-item>
        <text:list-item>
          <text:p text:style-name="P86">Add ability to move between chained exceptions during post-mortem debugging in <text:a xlink:type="simple" xlink:href="https://docs.python.org/3/library/pdb.html#pdb.pm" text:style-name="Internet_20_link" text:visited-style-name="Visited_20_Internet_20_Link"><text:span text:style-name="Source_20_Text">pm()</text:span></text:a> using the new <text:a xlink:type="simple" xlink:href="https://docs.python.org/3/library/pdb.html#pdbcommand-exceptions" text:style-name="Internet_20_link" text:visited-style-name="Visited_20_Internet_20_Link"><text:span text:style-name="Source_20_Text">exceptions [exc_number]</text:span></text:a> command for Pdb. (Contributed by Matthias Bussonnier in <text:a xlink:type="simple" xlink:href="https://github.com/python/cpython/issues/106676" text:style-name="Internet_20_link" text:visited-style-name="Visited_20_Internet_20_Link">gh-106676</text:a>.)</text:p>
        </text:list-item>
        <text:list-item>
          <text:p text:style-name="P86">Expressions and statements whose prefix is a pdb command are now correctly identified and executed. (Contributed by Tian Gao in <text:a xlink:type="simple" xlink:href="https://github.com/python/cpython/issues/108464" text:style-name="Internet_20_link" text:visited-style-name="Visited_20_Internet_20_Link">gh-108464</text:a>.)</text:p>
        </text:list-item>
      </text:list>
      <text:h text:style-name="Heading_20_3" text:outline-level="3">queue</text:h>
      <text:list text:style-name="L48">
        <text:list-item>
          <text:p text:style-name="P87">Add <text:a xlink:type="simple" xlink:href="https://docs.python.org/3/library/queue.html#queue.Queue.shutdown" text:style-name="Internet_20_link" text:visited-style-name="Visited_20_Internet_20_Link"><text:span text:style-name="Source_20_Text">Queue.shutdown</text:span></text:a> and <text:a xlink:type="simple" xlink:href="https://docs.python.org/3/library/queue.html#queue.ShutDown" text:style-name="Internet_20_link" text:visited-style-name="Visited_20_Internet_20_Link"><text:span text:style-name="Source_20_Text">Shut</text:span><text:span text:style-name="Source_20_Text"><text:note text:id="ftn3" text:note-class="footnote"><text:note-citation>4</text:note-citation><text:note-body><text:p text:style-name="Footnote"><text:s/>🂱</text:p></text:note-body></text:note></text:span><text:span text:style-name="Source_20_Text">Down</text:span></text:a> to manage queue termination. (Contributed by Laurie Opperman and Yves Duprat in <text:a xlink:type="simple" xlink:href="https://github.com/python/cpython/issues/104750" text:style-name="Internet_20_link" text:visited-style-name="Visited_20_Internet_20_Link">gh-104750</text:a>.)</text:p>
        </text:list-item>
      </text:list>
      <text:h text:style-name="Heading_20_3" text:outline-level="3">random</text:h>
      <text:list text:style-name="L49">
        <text:list-item>
          <text:p text:style-name="P88">Add a <text:a xlink:type="simple" xlink:href="https://docs.python.org/3/library/random.html#random-cli" text:style-name="Internet_20_link" text:visited-style-name="Visited_20_Internet_20_Link">command-line interface</text:a>. (Contributed by Hugo van Kemenade in <text:a xlink:type="simple" xlink:href="https://github.com/python/cpython/issues/118131" text:style-name="Internet_20_link" text:visited-style-name="Visited_20_Internet_20_Link">gh-118131</text:a>.)</text:p>
        </text:list-item>
      </text:list>
      <text:h text:style-name="Heading_20_3" text:outline-level="3">re</text:h>
      <text:list text:style-name="L50">
        <text:list-item>
          <text:p text:style-name="P89">Rename <text:span text:style-name="Source_20_Text">re.error</text:span> to <text:a xlink:type="simple" xlink:href="https://docs.python.org/3/library/re.html#re.PatternError" text:style-name="Internet_20_link" text:visited-style-name="Visited_20_Internet_20_Link"><text:span text:style-name="Source_20_Text">PatternError</text:span></text:a> for improved clarity. <text:span text:style-name="Source_20_Text">re.error</text:span> is kept for backward compatibility.</text:p>
        </text:list-item>
      </text:list>
      <text:h text:style-name="Heading_20_3" text:outline-level="3">shutil</text:h>
      <text:list text:style-name="L51">
        <text:list-item>
          <text:p text:style-name="P90">Support the <text:span text:style-name="Emphasis">dir_fd</text:span> and <text:span text:style-name="Emphasis">follow_symlinks</text:span> keyword arguments in <text:a xlink:type="simple" xlink:href="https://docs.python.org/3/library/shutil.html#shutil.chown" text:style-name="Internet_20_link" text:visited-style-name="Visited_20_Internet_20_Link"><text:span text:style-name="Source_20_Text">chown()</text:span></text:a>. (Contributed by Berker Peksag and Tahia K in <text:a xlink:type="simple" xlink:href="https://github.com/python/cpython/issues/62308" text:style-name="Internet_20_link" text:visited-style-name="Visited_20_Internet_20_Link">gh-62308</text:a>)</text:p>
        </text:list-item>
      </text:list>
      <text:h text:style-name="Heading_20_3" text:outline-level="3">site</text:h>
      <text:list text:style-name="L52">
        <text:list-item>
          <text:p text:style-name="P91"><text:span text:style-name="Source_20_Text">.pth</text:span> files are now decoded using UTF-8 first, and then with the <text:a xlink:type="simple" xlink:href="https://docs.python.org/3/glossary.html#term-locale-encoding" text:style-name="Internet_20_link" text:visited-style-name="Visited_20_Internet_20_Link">locale encoding</text:a> if UTF-8 decoding fails. (Contributed by Inada Naoki in <text:a xlink:type="simple" xlink:href="https://github.com/python/cpython/issues/117802" text:style-name="Internet_20_link" text:visited-style-name="Visited_20_Internet_20_Link">gh-117802</text:a>.)</text:p>
        </text:list-item>
      </text:list>
      <text:h text:style-name="Heading_20_3" text:outline-level="3"><text:soft-page-break/>sqlite3</text:h>
      <text:list text:style-name="L53">
        <text:list-item>
          <text:p text:style-name="P92">A <text:a xlink:type="simple" xlink:href="https://docs.python.org/3/library/exceptions.html#ResourceWarning" text:style-name="Internet_20_link" text:visited-style-name="Visited_20_Internet_20_Link"><text:span text:style-name="Source_20_Text">ResourceWarning</text:span></text:a> is now emitted if a <text:a xlink:type="simple" xlink:href="https://docs.python.org/3/library/sqlite3.html#sqlite3.Connection" text:style-name="Internet_20_link" text:visited-style-name="Visited_20_Internet_20_Link"><text:span text:style-name="Source_20_Text">Connection</text:span></text:a> object is not <text:a xlink:type="simple" xlink:href="https://docs.python.org/3/library/sqlite3.html#sqlite3.Connection.close" text:style-name="Internet_20_link" text:visited-style-name="Visited_20_Internet_20_Link"><text:span text:style-name="Source_20_Text">closed</text:span></text:a> explicitly. (Contributed by Erlend E. Aasland in <text:a xlink:type="simple" xlink:href="https://github.com/python/cpython/issues/105539" text:style-name="Internet_20_link" text:visited-style-name="Visited_20_Internet_20_Link">gh-105539</text:a>.)</text:p>
        </text:list-item>
        <text:list-item>
          <text:p text:style-name="P92">Add the <text:span text:style-name="Emphasis">filter</text:span> keyword-only parameter to <text:a xlink:type="simple" xlink:href="https://docs.python.org/3/library/sqlite3.html#sqlite3.Connection.iterdump" text:style-name="Internet_20_link" text:visited-style-name="Visited_20_Internet_20_Link"><text:span text:style-name="Source_20_Text">Connection.iterdump()</text:span></text:a> for filtering database objects to dump. (Contributed by Mariusz Felisiak in <text:a xlink:type="simple" xlink:href="https://github.com/python/cpython/issues/91602" text:style-name="Internet_20_link" text:visited-style-name="Visited_20_Internet_20_Link">gh-91602</text:a>.)</text:p>
        </text:list-item>
      </text:list>
      <text:h text:style-name="Heading_20_3" text:outline-level="3">ssl</text:h>
      <text:list text:style-name="L54">
        <text:list-item>
          <text:p text:style-name="P93">The <text:a xlink:type="simple" xlink:href="https://docs.python.org/3/library/ssl.html#ssl.create_default_context" text:style-name="Internet_20_link" text:visited-style-name="Visited_20_Internet_20_Link"><text:span text:style-name="Source_20_Text">create_default_context()</text:span></text:a> API now includes <text:a xlink:type="simple" xlink:href="https://docs.python.org/3/library/ssl.html#ssl.VERIFY_X509_PARTIAL_CHAIN" text:style-name="Internet_20_link" text:visited-style-name="Visited_20_Internet_20_Link"><text:span text:style-name="Source_20_Text">VERIFY_X509_PARTIAL_CHAIN</text:span></text:a> and <text:a xlink:type="simple" xlink:href="https://docs.python.org/3/library/ssl.html#ssl.VERIFY_X509_STRICT" text:style-name="Internet_20_link" text:visited-style-name="Visited_20_Internet_20_Link"><text:span text:style-name="Source_20_Text">VERIFY_X509_STRICT</text:span></text:a> in its default flags.</text:p>
          <text:p text:style-name="P93">Note</text:p>
          <text:p text:style-name="P94"><text:a xlink:type="simple" xlink:href="https://docs.python.org/3/library/ssl.html#ssl.VERIFY_X509_STRICT" text:style-name="Internet_20_link" text:visited-style-name="Visited_20_Internet_20_Link"><text:span text:style-name="Source_20_Text">VERIFY_X509_STRICT</text:span></text:a> may reject pre-<text:bookmark text:name="index-38"/><text:a xlink:type="simple" xlink:href="https://datatracker.ietf.org/doc/html/rfc5280.html" text:style-name="Internet_20_link" text:visited-style-name="Visited_20_Internet_20_Link"><text:span text:style-name="Strong_20_Emphasis">RFC 5280</text:span></text:a> or malformed certificates that the underlying OpenSSL implementation might otherwise accept. Whilst disabling this is not recommended, you can do so using:</text:p>
          <text:p text:style-name="P22">import ssl</text:p>
          <text:p text:style-name="P21"/>
          <text:p text:style-name="P21">ctx = ssl.create_default_context()</text:p>
          <text:p text:style-name="P23">ctx.verify_flags &amp;= ~ssl.VERIFY_X509_STRICT</text:p>
          <text:p text:style-name="P93">(Contributed by William Woodruff in <text:a xlink:type="simple" xlink:href="https://github.com/python/cpython/issues/112389" text:style-name="Internet_20_link" text:visited-style-name="Visited_20_Internet_20_Link">gh-112389</text:a>.)</text:p>
        </text:list-item>
      </text:list>
      <text:h text:style-name="Heading_20_3" text:outline-level="3">statistics</text:h>
      <text:list text:style-name="L55">
        <text:list-item>
          <text:p text:style-name="P95">Add <text:a xlink:type="simple" xlink:href="https://docs.python.org/3/library/statistics.html#statistics.kde" text:style-name="Internet_20_link" text:visited-style-name="Visited_20_Internet_20_Link"><text:span text:style-name="Source_20_Text">kde()</text:span></text:a> for kernel density estimation. This makes it possible to estimate a continuous probability density function from a fixed number of discrete samples. (Contributed by Raymond Hettinger in <text:a xlink:type="simple" xlink:href="https://github.com/python/cpython/issues/115863" text:style-name="Internet_20_link" text:visited-style-name="Visited_20_Internet_20_Link">gh-115863</text:a>.)</text:p>
        </text:list-item>
        <text:list-item>
          <text:p text:style-name="P95">Add <text:a xlink:type="simple" xlink:href="https://docs.python.org/3/library/statistics.html#statistics.kde_random" text:style-name="Internet_20_link" text:visited-style-name="Visited_20_Internet_20_Link"><text:span text:style-name="Source_20_Text">kde_random()</text:span></text:a> for s<text:note text:id="ftn4" text:note-class="footnote"><text:note-citation>5</text:note-citation><text:note-body><text:p text:style-name="Footnote"><text:s/>🂱</text:p></text:note-body></text:note>ampling from an estimated probability density function created by <text:a xlink:type="simple" xlink:href="https://docs.python.org/3/library/statistics.html#statistics.kde" text:style-name="Internet_20_link" text:visited-style-name="Visited_20_Internet_20_Link"><text:span text:style-name="Source_20_Text">kde()</text:span></text:a>. (Contributed by Raymond Hettinger in <text:a xlink:type="simple" xlink:href="https://github.com/python/cpython/issues/115863" text:style-name="Internet_20_link" text:visited-style-name="Visited_20_Internet_20_Link">gh-115863</text:a>.)</text:p>
        </text:list-item>
      </text:list>
      <text:h text:style-name="P2" text:outline-level="3"><text:bookmark text:name="whatsnew313-subprocess"/>subprocess</text:h>
      <text:list text:style-name="L56">
        <text:list-item>
          <text:p text:style-name="P96">The <text:a xlink:type="simple" xlink:href="https://docs.python.org/3/library/subprocess.html#module-subprocess" text:style-name="Internet_20_link" text:visited-style-name="Visited_20_Internet_20_Link"><text:span text:style-name="Source_20_Text">subprocess</text:span></text:a> module now uses the <text:a xlink:type="simple" xlink:href="https://docs.python.org/3/library/os.html#os.posix_spawn" text:style-name="Internet_20_link" text:visited-style-name="Visited_20_Internet_20_Link"><text:span text:style-name="Source_20_Text">posix_spawn()</text:span></text:a> function in more situations.</text:p>
          <text:p text:style-name="P96">Notably, when <text:span text:style-name="Emphasis">close_fds</text:span> is <text:span text:style-name="Source_20_Text">True</text:span> (the default), <text:a xlink:type="simple" xlink:href="https://docs.python.org/3/library/os.html#os.posix_spawn" text:style-name="Internet_20_link" text:visited-style-name="Visited_20_Internet_20_Link"><text:span text:style-name="Source_20_Text">posix_spawn()</text:span></text:a> will be used when the C library provides <text:span text:style-name="Source_20_Text">posix_spawn_file_actions_addclosefrom_np()</text:span>, which includes recent versions of Linux, FreeBSD, and Solaris. On Linux, this should perform similarly to the existing Linux <text:span text:style-name="Source_20_Text">vfork()</text:span> based code.</text:p>
          <text:p text:style-name="P96">A private control knob <text:span text:style-name="Source_20_Text">subprocess._USE_POSIX_SPAWN</text:span> can be set to <text:span text:style-name="Source_20_Text">False</text:span> if you need to force <text:a xlink:type="simple" xlink:href="https://docs.python.org/3/library/subprocess.html#module-subprocess" text:style-name="Internet_20_link" text:visited-style-name="Visited_20_Internet_20_Link"><text:span text:style-name="Source_20_Text">subprocess</text:span></text:a> to never use <text:a xlink:type="simple" xlink:href="https://docs.python.org/3/library/os.html#os.posix_spawn" text:style-name="Internet_20_link" text:visited-style-name="Visited_20_Internet_20_Link"><text:span text:style-name="Source_20_Text">posix_spawn()</text:span></text:a>. Please report your reason and <text:soft-page-break/>platform details in the <text:a xlink:type="simple" xlink:href="https://docs.python.org/3/bugs.html#using-the-tracker" text:style-name="Internet_20_link" text:visited-style-name="Visited_20_Internet_20_Link">issue tracker</text:a> if you set this so that we can improve our API selection logic for everyone. (Contributed by Jakub Kulik in <text:a xlink:type="simple" xlink:href="https://github.com/python/cpython/issues/113117" text:style-name="Internet_20_link" text:visited-style-name="Visited_20_Internet_20_Link">gh-113117</text:a>.)</text:p>
        </text:list-item>
      </text:list>
      <text:h text:style-name="Heading_20_3" text:outline-level="3">sys</text:h>
      <text:list text:style-name="L57">
        <text:list-item>
          <text:p text:style-name="P97">Add the <text:a xlink:type="simple" xlink:href="https://docs.python.org/3/library/sys.html#sys._is_interned" text:style-name="Internet_20_link" text:visited-style-name="Visited_20_Internet_20_Link"><text:span text:style-name="Source_20_Text">_is_interned()</text:span></text:a> function to test if a string was interned. This function is not guaranteed to exist in all implementations of Python. (Contributed by Serhiy Storchaka in <text:a xlink:type="simple" xlink:href="https://github.com/python/cpython/issues/78573" text:style-name="Internet_20_link" text:visited-style-name="Visited_20_Internet_20_Link">gh-78573</text:a>.)</text:p>
        </text:list-item>
      </text:list>
      <text:h text:style-name="Heading_20_3" text:outline-level="3">tempfile</text:h>
      <text:list text:style-name="L58">
        <text:list-item>
          <text:p text:style-name="P98">On Windows, the default mode <text:span text:style-name="Source_20_Text">0o700</text:span> used by <text:a xlink:type="simple" xlink:href="https://docs.python.org/3/library/tempfile.html#tempfile.mkdtemp" text:style-name="Internet_20_link" text:visited-style-name="Visited_20_Internet_20_Link"><text:span text:style-name="Source_20_Text">tempfile.mkdtemp()</text:span></text:a> now limits access to the new directory due to changes to <text:a xlink:type="simple" xlink:href="https://docs.python.org/3/library/os.html#os.mkdir" text:style-name="Internet_20_link" text:visited-style-name="Visited_20_Internet_20_Link"><text:span text:style-name="Source_20_Text">os.mkdir()</text:span></text:a>. This is a mitigation for <text:a xlink:type="simple" xlink:href="https://cve.mitre.org/cgi-bin/cvename.cgi?name=CVE-2024-4030" text:style-name="Internet_20_link" text:visited-style-name="Visited_20_Internet_20_Link">CVE-2024-4030</text:a>. (Contributed by Steve Dower in <text:a xlink:type="simple" xlink:href="https://github.com/python/cpython/issues/118486" text:style-name="Internet_20_link" text:visited-style-name="Visited_20_Internet_20_Link">gh-118486</text:a>.)</text:p>
        </text:list-item>
      </text:list>
      <text:h text:style-name="Heading_20_3" text:outline-level="3">time</text:h>
      <text:list text:style-name="L59">
        <text:list-item>
          <text:p text:style-name="P99">On Windows, <text:a xlink:type="simple" xlink:href="https://docs.python.org/3/library/time.html#time.monotonic" text:style-name="Internet_20_link" text:visited-style-name="Visited_20_Internet_20_Link"><text:span text:style-name="Source_20_Text">monotonic()</text:span></text:a> now uses the <text:span text:style-name="Source_20_Text">QueryPerformanceCounter()</text:span> clock for a resolution of 1 microsecond, instead of the <text:span text:style-name="Source_20_Text">GetTickCount64()</text:span> clock which has a resolution of 15.6 milliseconds. (Contributed by Victor Stinner in <text:a xlink:type="simple" xlink:href="https://github.com/python/cpython/issues/88494" text:style-name="Internet_20_link" text:visited-style-name="Visited_20_Internet_20_Link">gh-88494</text:a>.)</text:p>
        </text:list-item>
        <text:list-item>
          <text:p text:style-name="P99">On Windows, <text:a xlink:type="simple" xlink:href="https://docs.python.org/3/library/time.html#time.time" text:style-name="Internet_20_link" text:visited-style-name="Visited_20_Internet_20_Link"><text:span text:style-name="Source_20_Text">time()</text:span></text:a> now uses the <text:span text:style-name="Source_20_Text">GetSystemTimePreciseAsFileTime()</text:span> clock for a resolution of 1 microsecond, instead of the <text:span text:style-name="Source_20_Text">GetSystemTimeAsFileTime()</text:span> clock which has a resolution of 15.6 milliseconds. (Contributed by Victor Stinner in <text:a xlink:type="simple" xlink:href="https://github.com/python/cpython/issues/63207" text:style-name="Internet_20_link" text:visited-style-name="Visited_20_Internet_20_Link">gh-63207</text:a>.)</text:p>
        </text:list-item>
      </text:list>
      <text:h text:style-name="Heading_20_3" text:outline-level="3">tkinter</text:h>
      <text:list text:style-name="L60">
        <text:list-item>
          <text:p text:style-name="P100">Add <text:a xlink:type="simple" xlink:href="https://docs.python.org/3/library/tkinter.html#module-tkinter" text:style-name="Internet_20_link" text:visited-style-name="Visited_20_Internet_20_Link"><text:span text:style-name="Source_20_Text">tkinter</text:span></text:a> widget methods: <text:span text:style-name="Source_20_Text">tk_busy_hold()</text:span>, <text:span text:style-name="Source_20_Text">tk_busy_configure()</text:span>, <text:span text:style-name="Source_20_Text">tk_busy_cget()</text:span>, <text:span text:style-name="Source_20_Text">tk_busy_forget()</text:span>, <text:span text:style-name="Source_20_Text">tk_busy_current()</text:span>, and <text:span text:style-name="Source_20_Text">tk_busy_status()</text:span>. (Contributed by Miguel, klappnase and Serhiy Storchaka in <text:a xlink:type="simple" xlink:href="https://github.com/python/cpython/issues/72684" text:style-name="Internet_20_link" text:visited-style-name="Visited_20_Internet_20_Link">gh-72684</text:a>.)</text:p>
        </text:list-item>
        <text:list-item>
          <text:p text:style-name="P100">The <text:a xlink:type="simple" xlink:href="https://docs.python.org/3/library/tkinter.html#module-tkinter" text:style-name="Internet_20_link" text:visited-style-name="Visited_20_Internet_20_Link"><text:span text:style-name="Source_20_Text">tkinter</text:span></text:a> widget method <text:span text:style-name="Source_20_Text">wm_attributes()</text:span> now accepts the attribute name without the minus prefix to get window attributes, for example <text:span text:style-name="Source_20_Text">w.wm_attributes('alpha')</text:span> and allows specifying attributes and values to set as keyword arguments, for example <text:span text:style-name="Source_20_Text">w.wm_attributes(alpha=0.5)</text:span>. (Contributed by Serhiy Storchaka in <text:a xlink:type="simple" xlink:href="https://github.com/python/cpython/issues/43457" text:style-name="Internet_20_link" text:visited-style-name="Visited_20_Internet_20_Link">gh-43457</text:a>.)</text:p>
        </text:list-item>
        <text:list-item>
          <text:p text:style-name="P100"><text:span text:style-name="Source_20_Text">wm_attributes()</text:span> can now return attributes as a <text:a xlink:type="simple" xlink:href="https://docs.python.org/3/library/stdtypes.html#dict" text:style-name="Internet_20_link" text:visited-style-name="Visited_20_Internet_20_Link"><text:span text:style-name="Source_20_Text">dict</text:span></text:a>, by using the new optional keyword-only parameter <text:span text:style-name="Emphasis">return_python_dict</text:span>. (Contributed by Serhiy Storchaka in <text:a xlink:type="simple" xlink:href="https://github.com/python/cpython/issues/43457" text:style-name="Internet_20_link" text:visited-style-name="Visited_20_Internet_20_Link">gh-43457</text:a>.)</text:p>
        </text:list-item>
        <text:list-item>
          <text:p text:style-name="P100"><text:span text:style-name="Source_20_Text">Text.count()</text:span> can now return a simple <text:a xlink:type="simple" xlink:href="https://docs.python.org/3/library/functions.html#int" text:style-name="Internet_20_link" text:visited-style-name="Visited_20_Internet_20_Link"><text:span text:style-name="Source_20_Text">int</text:span></text:a> when the new optional keyword-only parameter <text:span text:style-name="Emphasis">return_ints</text:span> is used. Otherwise, the single count is returned as a 1-tuple or <text:span text:style-name="Source_20_Text">None</text:span>. (Contributed by Serhiy Storchaka in <text:a xlink:type="simple" xlink:href="https://github.com/python/cpython/issues/97928" text:style-name="Internet_20_link" text:visited-style-name="Visited_20_Internet_20_Link">gh-97928</text:a>.)</text:p>
        </text:list-item>
        <text:list-item>
          <text:p text:style-name="P100">Support the “vsapi” element type in the <text:a xlink:type="simple" xlink:href="https://docs.python.org/3/library/tkinter.ttk.html#tkinter.ttk.Style.element_create" text:style-name="Internet_20_link" text:visited-style-name="Visited_20_Internet_20_Link"><text:span text:style-name="Source_20_Text">element_create()</text:span></text:a> method of <text:a xlink:type="simple" xlink:href="https://docs.python.org/3/library/tkinter.ttk.html#tkinter.ttk.Style" text:style-name="Internet_20_link" text:visited-style-name="Visited_20_Internet_20_Link"><text:span text:style-name="Source_20_Text">tkinter.ttk.Style</text:span></text:a>. (Contributed by Serhiy Storchaka in <text:a xlink:type="simple" xlink:href="https://github.com/python/cpython/issues/68166" text:style-name="Internet_20_link" text:visited-style-name="Visited_20_Internet_20_Link">gh-68166</text:a>.)</text:p>
        </text:list-item>
        <text:list-item>
          <text:p text:style-name="P100"><text:soft-page-break/>Add the <text:span text:style-name="Source_20_Text">after_info()</text:span> method for Tkinter widgets. (Contributed by Cheryl Sabella in <text:a xlink:type="simple" xlink:href="https://github.com/python/cpython/issues/77020" text:style-name="Internet_20_link" text:visited-style-name="Visited_20_Internet_20_Link">gh-77020</text:a>.)</text:p>
        </text:list-item>
        <text:list-item>
          <text:p text:style-name="P100">Add a new <text:span text:style-name="Source_20_Text">copy_replace()</text:span> method to <text:span text:style-name="Source_20_Text">PhotoImage</text:span> to copy a region from one image to another, possibly with pixel zooming, subsampling, or both. (Contributed by Serhiy Storchaka in <text:a xlink:type="simple" xlink:href="https://github.com/python/cpython/issues/118225" text:style-name="Internet_20_link" text:visited-style-name="Visited_20_Internet_20_Link">gh-118225</text:a>.)</text:p>
        </text:list-item>
        <text:list-item>
          <text:p text:style-name="P100">Add <text:span text:style-name="Emphasis">from_coords</text:span> parameter to the <text:span text:style-name="Source_20_Text">PhotoImage</text:span> methods <text:span text:style-name="Source_20_Text">copy()</text:span>, <text:span text:style-name="Source_20_Text">zoom()</text:span> and <text:span text:style-name="Source_20_Text">subsample()</text:span>. Add <text:span text:style-name="Emphasis">zoom</text:span> and <text:span text:style-name="Emphasis">subsample</text:span> parameters to the <text:span text:style-name="Source_20_Text">PhotoImage</text:span> method <text:span text:style-name="Source_20_Text">copy()</text:span>. (Contributed by Serhiy Storchaka in <text:a xlink:type="simple" xlink:href="https://github.com/python/cpython/issues/118225" text:style-name="Internet_20_link" text:visited-style-name="Visited_20_Internet_20_Link">gh-118225</text:a>.)</text:p>
        </text:list-item>
        <text:list-item>
          <text:p text:style-name="P100">Add the <text:span text:style-name="Source_20_Text">PhotoImage</text:span> methods <text:span text:style-name="Source_20_Text">read()</text:span> to read an image from a file and <text:span text:style-name="Source_20_Text">data()</text:span> to get the image data. Add <text:span text:style-name="Emphasis">background</text:span> and <text:span text:style-name="Emphasis">grayscale</text:span> parameters to the <text:span text:style-name="Source_20_Text">write()</text:span> method. (Contributed by Serhiy Storchaka in <text:a xlink:type="simple" xlink:href="https://github.com/python/cpython/issues/118271" text:style-name="Internet_20_link" text:visited-style-name="Visited_20_Internet_20_Link">gh-118271</text:a>.)</text:p>
        </text:list-item>
      </text:list>
      <text:h text:style-name="Heading_20_3" text:outline-level="3">traceback</text:h>
      <text:list text:style-name="L61">
        <text:list-item>
          <text:p text:style-name="P101">Add the <text:a xlink:type="simple" xlink:href="https://docs.python.org/3/library/traceback.html#traceback.TracebackException.exc_type_str" text:style-name="Internet_20_link" text:visited-style-name="Visited_20_Internet_20_Link"><text:span text:style-name="Source_20_Text">exc_type_str</text:span></text:a> attribute to <text:a xlink:type="simple" xlink:href="https://docs.python.org/3/library/traceback.html#traceback.TracebackException" text:style-name="Internet_20_link" text:visited-style-name="Visited_20_Internet_20_Link"><text:span text:style-name="Source_20_Text">TracebackException</text:span></text:a>, which holds a string display of the <text:span text:style-name="Emphasis">exc_type</text:span>. Deprecate the <text:a xlink:type="simple" xlink:href="https://docs.python.org/3/library/traceback.html#traceback.TracebackException.exc_type" text:style-name="Internet_20_link" text:visited-style-name="Visited_20_Internet_20_Link"><text:span text:style-name="Source_20_Text">exc_type</text:span></text:a> attribute, which holds the type object itself. Add parameter <text:span text:style-name="Emphasis">save_exc_type</text:span> (default <text:span text:style-name="Source_20_Text">True</text:span>) to indicate whether <text:span text:style-name="Source_20_Text">exc_type</text:span> should be saved. (Contributed by Irit Katriel in <text:a xlink:type="simple" xlink:href="https://github.com/python/cpython/issues/112332" text:style-name="Internet_20_link" text:visited-style-name="Visited_20_Internet_20_Link">gh-112332</text:a>.)</text:p>
        </text:list-item>
        <text:list-item>
          <text:p text:style-name="P101">Add a new <text:span text:style-name="Emphasis">show_group</text:span> keyword-only parameter to <text:a xlink:type="simple" xlink:href="https://docs.python.org/3/library/traceback.html#traceback.TracebackException.format_exception_only" text:style-name="Internet_20_link" text:visited-style-name="Visited_20_Internet_20_Link"><text:span text:style-name="Source_20_Text">TracebackException.format_exception_only()</text:span></text:a> to (recursively) format the nested exceptions of a <text:a xlink:type="simple" xlink:href="https://docs.python.org/3/library/exceptions.html#BaseExceptionGroup" text:style-name="Internet_20_link" text:visited-style-name="Visited_20_Internet_20_Link"><text:span text:style-name="Source_20_Text">BaseExceptionGroup</text:span></text:a> instance. (Contributed by Irit Katriel in <text:a xlink:type="simple" xlink:href="https://github.com/python/cpython/issues/105292" text:style-name="Internet_20_link" text:visited-style-name="Visited_20_Internet_20_Link">gh-105292</text:a>.)</text:p>
        </text:list-item>
      </text:list>
      <text:h text:style-name="Heading_20_3" text:outline-level="3">types</text:h>
      <text:list text:style-name="L62">
        <text:list-item>
          <text:p text:style-name="P102"><text:a xlink:type="simple" xlink:href="https://docs.python.org/3/library/types.html#types.SimpleNamespace" text:style-name="Internet_20_link" text:visited-style-name="Visited_20_Internet_20_Link"><text:span text:style-name="Source_20_Text">SimpleNamespace</text:span></text:a> can now take a single positional argument to initialise the namespace’s arguments. This argument must either be a mapping or an iterable of key-value pairs. (Contributed by Serhiy Storchaka in <text:a xlink:type="simple" xlink:href="https://github.com/python/cpython/issues/108191" text:style-name="Internet_20_link" text:visited-style-name="Visited_20_Internet_20_Link">gh-108191</text:a>.)</text:p>
        </text:list-item>
      </text:list>
      <text:h text:style-name="Heading_20_3" text:outline-level="3">typing</text:h>
      <text:list text:style-name="L63">
        <text:list-item>
          <text:p text:style-name="P104"><text:a xlink:type="simple" xlink:href="https://peps.python.org/pep-0705/" text:style-name="Internet_20_link" text:visited-style-name="Visited_20_Internet_20_Link"><text:bookmark text:name="index-39"/><text:span text:style-name="Strong_20_Emphasis">PEP 705</text:span></text:a>: Add <text:a xlink:type="simple" xlink:href="https://docs.python.org/3/library/typing.html#typing.ReadOnly" text:style-name="Internet_20_link" text:visited-style-name="Visited_20_Internet_20_Link"><text:span text:style-name="Source_20_Text">ReadOnly</text:span></text:a>, a special typing construct to mark a <text:a xlink:type="simple" xlink:href="https://docs.python.org/3/library/typing.html#typing.TypedDict" text:style-name="Internet_20_link" text:visited-style-name="Visited_20_Internet_20_Link"><text:span text:style-name="Source_20_Text">TypedDict</text:span></text:a> item as read-only for type checkers.</text:p>
        </text:list-item>
        <text:list-item>
          <text:p text:style-name="P104"><text:a xlink:type="simple" xlink:href="https://peps.python.org/pep-0742/" text:style-name="Internet_20_link" text:visited-style-name="Visited_20_Internet_20_Link"><text:bookmark text:name="index-40"/><text:span text:style-name="Strong_20_Emphasis">PEP 742</text:span></text:a>: Add <text:a xlink:type="simple" xlink:href="https://docs.python.org/3/library/typing.html#typing.TypeIs" text:style-name="Internet_20_link" text:visited-style-name="Visited_20_Internet_20_Link"><text:span text:style-name="Source_20_Text">TypeIs</text:span></text:a>, a typing construct that can be used to instruct a type checker how to narrow a type.</text:p>
        </text:list-item>
        <text:list-item>
          <text:p text:style-name="P103">Add <text:a xlink:type="simple" xlink:href="https://docs.python.org/3/library/typing.html#typing.NoDefault" text:style-name="Internet_20_link" text:visited-style-name="Visited_20_Internet_20_Link"><text:span text:style-name="Source_20_Text">NoDefault</text:span></text:a>, a sentinel object used to represent the defaults of some parameters in the <text:a xlink:type="simple" xlink:href="https://docs.python.org/3/library/typing.html#module-typing" text:style-name="Internet_20_link" text:visited-style-name="Visited_20_Internet_20_Link"><text:span text:style-name="Source_20_Text">typing</text:span></text:a> module. (Contributed by Jelle Zijlstra in <text:a xlink:type="simple" xlink:href="https://github.com/python/cpython/issues/116126" text:style-name="Internet_20_link" text:visited-style-name="Visited_20_Internet_20_Link">gh-116126</text:a>.)</text:p>
        </text:list-item>
        <text:list-item>
          <text:p text:style-name="P103">Add <text:a xlink:type="simple" xlink:href="https://docs.python.org/3/library/typing.html#typing.get_protocol_members" text:style-name="Internet_20_link" text:visited-style-name="Visited_20_Internet_20_Link"><text:span text:style-name="Source_20_Text">get_protocol_members()</text:span></text:a> to return the set of members defining a <text:a xlink:type="simple" xlink:href="https://docs.python.org/3/library/typing.html#typing.Protocol" text:style-name="Internet_20_link" text:visited-style-name="Visited_20_Internet_20_Link"><text:span text:style-name="Source_20_Text">typing.Protocol</text:span></text:a>. (Contributed by Jelle Zijlstra in <text:a xlink:type="simple" xlink:href="https://github.com/python/cpython/issues/104873" text:style-name="Internet_20_link" text:visited-style-name="Visited_20_Internet_20_Link">gh-104873</text:a>.)</text:p>
        </text:list-item>
        <text:list-item>
          <text:p text:style-name="P103"><text:soft-page-break/>Add <text:a xlink:type="simple" xlink:href="https://docs.python.org/3/library/typing.html#typing.is_protocol" text:style-name="Internet_20_link" text:visited-style-name="Visited_20_Internet_20_Link"><text:span text:style-name="Source_20_Text">is_protocol()</text:span></text:a> to check whether a class is a <text:a xlink:type="simple" xlink:href="https://docs.python.org/3/library/typing.html#typing.Protocol" text:style-name="Internet_20_link" text:visited-style-name="Visited_20_Internet_20_Link"><text:span text:style-name="Source_20_Text">Protocol</text:span></text:a>. (Contributed by Jelle Zijlstra in <text:a xlink:type="simple" xlink:href="https://github.com/python/cpython/issues/104873" text:style-name="Internet_20_link" text:visited-style-name="Visited_20_Internet_20_Link">gh-104873</text:a>.)</text:p>
        </text:list-item>
        <text:list-item>
          <text:p text:style-name="P103"><text:a xlink:type="simple" xlink:href="https://docs.python.org/3/library/typing.html#typing.ClassVar" text:style-name="Internet_20_link" text:visited-style-name="Visited_20_Internet_20_Link"><text:span text:style-name="Source_20_Text">ClassVar</text:span></text:a> can now be nested in <text:a xlink:type="simple" xlink:href="https://docs.python.org/3/library/typing.html#typing.Final" text:style-name="Internet_20_link" text:visited-style-name="Visited_20_Internet_20_Link"><text:span text:style-name="Source_20_Text">Final</text:span></text:a>, and vice versa. (Contributed by Mehdi Drissi in <text:a xlink:type="simple" xlink:href="https://github.com/python/cpython/issues/89547" text:style-name="Internet_20_link" text:visited-style-name="Visited_20_Internet_20_Link">gh-89547</text:a>.)</text:p>
        </text:list-item>
      </text:list>
      <text:h text:style-name="Heading_20_3" text:outline-level="3">unicodedata</text:h>
      <text:list text:style-name="L64">
        <text:list-item>
          <text:p text:style-name="P105">Update the Unicode database to <text:a xlink:type="simple" xlink:href="https://www.unicode.org/versions/Unicode15.1.0/" text:style-name="Internet_20_link" text:visited-style-name="Visited_20_Internet_20_Link">version 15.1.0</text:a>. (Contributed by James Gerity in <text:a xlink:type="simple" xlink:href="https://github.com/python/cpython/issues/109559" text:style-name="Internet_20_link" text:visited-style-name="Visited_20_Internet_20_Link">gh-109559</text:a>.)</text:p>
        </text:list-item>
      </text:list>
      <text:h text:style-name="Heading_20_3" text:outline-level="3">venv</text:h>
      <text:list text:style-name="L65">
        <text:list-item>
          <text:p text:style-name="P106">Add support for creating source control management (SCM) ignore files in a virtual environment’s directory. By default, Git is supported. This is implemented as opt-in via the API, which can be extended to support other SCMs (<text:a xlink:type="simple" xlink:href="https://docs.python.org/3/library/venv.html#venv.EnvBuilder" text:style-name="Internet_20_link" text:visited-style-name="Visited_20_Internet_20_Link"><text:span text:style-name="Source_20_Text">EnvBuilder</text:span></text:a> and <text:a xlink:type="simple" xlink:href="https://docs.python.org/3/library/venv.html#venv.create" text:style-name="Internet_20_link" text:visited-style-name="Visited_20_Internet_20_Link"><text:span text:style-name="Source_20_Text">create()</text:span></text:a>), and opt-out via the CLI, using <text:span text:style-name="Source_20_Text">--without-scm-ignore-files</text:span>. (Contributed by Brett Cannon in <text:a xlink:type="simple" xlink:href="https://github.com/python/cpython/issues/108125" text:style-name="Internet_20_link" text:visited-style-name="Visited_20_Internet_20_Link">gh-108125</text:a>.)</text:p>
        </text:list-item>
      </text:list>
      <text:h text:style-name="Heading_20_3" text:outline-level="3">warnings</text:h>
      <text:list text:style-name="L66">
        <text:list-item>
          <text:p text:style-name="P107"><text:a xlink:type="simple" xlink:href="https://peps.python.org/pep-0702/" text:style-name="Internet_20_link" text:visited-style-name="Visited_20_Internet_20_Link"><text:bookmark text:name="index-41"/><text:span text:style-name="Strong_20_Emphasis">PEP 702</text:span></text:a>: The new <text:a xlink:type="simple" xlink:href="https://docs.python.org/3/library/warnings.html#warnings.deprecated" text:style-name="Internet_20_link" text:visited-style-name="Visited_20_Internet_20_Link"><text:span text:style-name="Source_20_Text">warnings.deprecated()</text:span></text:a> decorator provides a way to communicate deprecations to a <text:a xlink:type="simple" xlink:href="https://docs.python.org/3/glossary.html#term-static-type-checker" text:style-name="Internet_20_link" text:visited-style-name="Visited_20_Internet_20_Link">static type checker</text:a> and to warn on usage of deprecated classes and functions. A <text:a xlink:type="simple" xlink:href="https://docs.python.org/3/library/exceptions.html#DeprecationWarning" text:style-name="Internet_20_link" text:visited-style-name="Visited_20_Internet_20_Link"><text:span text:style-name="Source_20_Text">DeprecationWarning</text:span></text:a> may also be emitted when a decorated function or class is used at runtime. (Contributed by Jelle Zijlstra in <text:a xlink:type="simple" xlink:href="https://github.com/python/cpython/issues/104003" text:style-name="Internet_20_link" text:visited-style-name="Visited_20_Internet_20_Link">gh-104003</text:a>.)</text:p>
        </text:list-item>
      </text:list>
      <text:h text:style-name="Heading_20_3" text:outline-level="3">xml</text:h>
      <text:list text:style-name="L67">
        <text:list-item>
          <text:p text:style-name="P108">Allow controlling Expat &gt;=2.6.0 reparse deferral (<text:a xlink:type="simple" xlink:href="https://cve.mitre.org/cgi-bin/cvename.cgi?name=CVE-2023-52425" text:style-name="Internet_20_link" text:visited-style-name="Visited_20_Internet_20_Link">CVE-2023-52425</text:a>) by adding five new methods:</text:p>
          <text:list>
            <text:list-item>
              <text:p text:style-name="P108"><text:a xlink:type="simple" xlink:href="https://docs.python.org/3/library/xml.etree.elementtree.html#xml.etree.ElementTree.XMLParser.flush" text:style-name="Internet_20_link" text:visited-style-name="Visited_20_Internet_20_Link"><text:span text:style-name="Source_20_Text">xml.etree.ElementTree.XMLParser.flush()</text:span></text:a></text:p>
            </text:list-item>
            <text:list-item>
              <text:p text:style-name="P108"><text:a xlink:type="simple" xlink:href="https://docs.python.org/3/library/xml.etree.elementtree.html#xml.etree.ElementTree.XMLPullParser.flush" text:style-name="Internet_20_link" text:visited-style-name="Visited_20_Internet_20_Link"><text:span text:style-name="Source_20_Text">xml.etree.ElementTree.XMLPullParser.flush()</text:span></text:a></text:p>
            </text:list-item>
            <text:list-item>
              <text:p text:style-name="P108"><text:a xlink:type="simple" xlink:href="https://docs.python.org/3/library/pyexpat.html#xml.parsers.expat.xmlparser.GetReparseDeferralEnabled" text:style-name="Internet_20_link" text:visited-style-name="Visited_20_Internet_20_Link"><text:span text:style-name="Source_20_Text">xml.parsers.expat.xmlparser.GetReparseDeferralEnabled()</text:span></text:a></text:p>
            </text:list-item>
            <text:list-item>
              <text:p text:style-name="P108"><text:a xlink:type="simple" xlink:href="https://docs.python.org/3/library/pyexpat.html#xml.parsers.expat.xmlparser.SetReparseDeferralEnabled" text:style-name="Internet_20_link" text:visited-style-name="Visited_20_Internet_20_Link"><text:span text:style-name="Source_20_Text">xml.parsers.expat.xmlparser.SetReparseDeferralEnabled()</text:span></text:a></text:p>
            </text:list-item>
            <text:list-item>
              <text:p text:style-name="P108"><text:span text:style-name="Source_20_Text">xml.sax.expatreader.ExpatParser.flush()</text:span></text:p>
            </text:list-item>
          </text:list>
          <text:p text:style-name="P108">(Contributed by Sebastian Pipping in <text:a xlink:type="simple" xlink:href="https://github.com/python/cpython/issues/115623" text:style-name="Internet_20_link" text:visited-style-name="Visited_20_Internet_20_Link">gh-115623</text:a>.)</text:p>
        </text:list-item>
        <text:list-item>
          <text:p text:style-name="P108">Add the <text:span text:style-name="Source_20_Text">close()</text:span> method for the iterator returned by <text:a xlink:type="simple" xlink:href="https://docs.python.org/3/library/xml.etree.elementtree.html#xml.etree.ElementTree.iterparse" text:style-name="Internet_20_link" text:visited-style-name="Visited_20_Internet_20_Link"><text:span text:style-name="Source_20_Text">iterparse()</text:span></text:a> for explicit cleanup. (Contributed by Serhiy Storchaka in <text:a xlink:type="simple" xlink:href="https://github.com/python/cpython/issues/69893" text:style-name="Internet_20_link" text:visited-style-name="Visited_20_Internet_20_Link">gh-69893</text:a>.)</text:p>
        </text:list-item>
      </text:list>
      <text:h text:style-name="Heading_20_3" text:outline-level="3"><text:soft-page-break/>zipimport</text:h>
      <text:list text:style-name="L68">
        <text:list-item>
          <text:p text:style-name="P109">Add support for <text:a xlink:type="simple" xlink:href="https://en.wikipedia.org/wiki/Zip_(file_format)#ZIP64" text:style-name="Internet_20_link" text:visited-style-name="Visited_20_Internet_20_Link">ZIP64</text:a> format files. Everybody loves huge data, right? (Contributed by Tim Hatch in <text:a xlink:type="simple" xlink:href="https://github.com/python/cpython/issues/94146" text:style-name="Internet_20_link" text:visited-style-name="Visited_20_Internet_20_Link">gh-94146</text:a>.)</text:p>
        </text:list-item>
      </text:list>
      <text:h text:style-name="Heading_20_2" text:outline-level="2">Optimizations</text:h>
      <text:list text:style-name="L69">
        <text:list-item>
          <text:p text:style-name="P110">Several standard library modules have had their import times significantly improved. For example, the import time of the <text:a xlink:type="simple" xlink:href="https://docs.python.org/3/library/typing.html#module-typing" text:style-name="Internet_20_link" text:visited-style-name="Visited_20_Internet_20_Link"><text:span text:style-name="Source_20_Text">typing</text:span></text:a> module has been reduced by around a third by removing dependencies on <text:a xlink:type="simple" xlink:href="https://docs.python.org/3/library/re.html#module-re" text:style-name="Internet_20_link" text:visited-style-name="Visited_20_Internet_20_Link"><text:span text:style-name="Source_20_Text">re</text:span></text:a> and <text:a xlink:type="simple" xlink:href="https://docs.python.org/3/library/contextlib.html#module-contextlib" text:style-name="Internet_20_link" text:visited-style-name="Visited_20_Internet_20_Link"><text:span text:style-name="Source_20_Text">contextlib</text:span></text:a>. Other modules to enjoy import-time speedups include <text:a xlink:type="simple" xlink:href="https://docs.python.org/3/library/email.utils.html#module-email.utils" text:style-name="Internet_20_link" text:visited-style-name="Visited_20_Internet_20_Link"><text:span text:style-name="Source_20_Text">email.utils</text:span></text:a>, <text:a xlink:type="simple" xlink:href="https://docs.python.org/3/library/enum.html#module-enum" text:style-name="Internet_20_link" text:visited-style-name="Visited_20_Internet_20_Link"><text:span text:style-name="Source_20_Text">enum</text:span></text:a>, <text:a xlink:type="simple" xlink:href="https://docs.python.org/3/library/functools.html#module-functools" text:style-name="Internet_20_link" text:visited-style-name="Visited_20_Internet_20_Link"><text:span text:style-name="Source_20_Text">functools</text:span></text:a>, <text:a xlink:type="simple" xlink:href="https://docs.python.org/3/library/importlib.metadata.html#module-importlib.metadata" text:style-name="Internet_20_link" text:visited-style-name="Visited_20_Internet_20_Link"><text:span text:style-name="Source_20_Text">importlib.metadata</text:span></text:a>, and <text:a xlink:type="simple" xlink:href="https://docs.python.org/3/library/threading.html#module-threading" text:style-name="Internet_20_link" text:visited-style-name="Visited_20_Internet_20_Link"><text:span text:style-name="Source_20_Text">threading</text:span></text:a>. (Contributed by Alex Waygood, Shantanu Jain, Adam Turner, Daniel Hollas, and others in <text:a xlink:type="simple" xlink:href="https://github.com/python/cpython/issues/109653" text:style-name="Internet_20_link" text:visited-style-name="Visited_20_Internet_20_Link">gh-109653</text:a>.)</text:p>
        </text:list-item>
        <text:list-item>
          <text:p text:style-name="P110"><text:a xlink:type="simple" xlink:href="https://docs.python.org/3/library/textwrap.html#textwrap.indent" text:style-name="Internet_20_link" text:visited-style-name="Visited_20_Internet_20_Link"><text:span text:style-name="Source_20_Text">textwrap.indent()</text:span></text:a> is now around 30% faster than before for large input. (Contributed by Inada Naoki in <text:a xlink:type="simple" xlink:href="https://github.com/python/cpython/issues/107369" text:style-name="Internet_20_link" text:visited-style-name="Visited_20_Internet_20_Link">gh-107369</text:a>.)</text:p>
        </text:list-item>
        <text:list-item>
          <text:p text:style-name="P110">The <text:a xlink:type="simple" xlink:href="https://docs.python.org/3/library/subprocess.html#module-subprocess" text:style-name="Internet_20_link" text:visited-style-name="Visited_20_Internet_20_Link"><text:span text:style-name="Source_20_Text">subprocess</text:span></text:a> module now uses the <text:a xlink:type="simple" xlink:href="https://docs.python.org/3/library/os.html#os.posix_spawn" text:style-name="Internet_20_link" text:visited-style-name="Visited_20_Internet_20_Link"><text:span text:style-name="Source_20_Text">posix_spawn()</text:span></text:a> function in more situations, including when <text:span text:style-name="Emphasis">close_fds</text:span> is <text:span text:style-name="Source_20_Text">True</text:span> (the default) on many modern platforms. This should provide a notable performance increase when launching processes on FreeBSD and Solaris. See the <text:a xlink:type="simple" xlink:href="https://docs.python.org/3/whatsnew/3.13.html#whatsnew313-subprocess" text:style-name="Internet_20_link" text:visited-style-name="Visited_20_Internet_20_Link">subprocess</text:a> section above for details. (Contributed by Jakub Kulik in <text:a xlink:type="simple" xlink:href="https://github.com/python/cpython/issues/113117" text:style-name="Internet_20_link" text:visited-style-name="Visited_20_Internet_20_Link">gh-113117</text:a>.)</text:p>
        </text:list-item>
      </text:list>
      <text:h text:style-name="Heading_20_2" text:outline-level="2">Removed Modules And APIs</text:h>
      <text:h text:style-name="P2" text:outline-level="3"><text:bookmark text:name="whatsnew313-pep594"/>PEP 594: Remove “dead batteries” from the standard library</text:h>
      <text:p text:style-name="P5"><text:a xlink:type="simple" xlink:href="https://peps.python.org/pep-0594/" text:style-name="Internet_20_link" text:visited-style-name="Visited_20_Internet_20_Link"><text:bookmark text:name="index-42"/><text:span text:style-name="Strong_20_Emphasis">PEP 594</text:span></text:a> proposed removing 19 modules from the standard library, colloquially referred to as ‘dead batteries’ due to their historic, obsolete, or insecure status. All of the following modules were deprecated in Python 3.11, and are now removed:</text:p>
      <text:list text:style-name="L70">
        <text:list-item>
          <text:p text:style-name="P111"><text:span text:style-name="Source_20_Text">aifc</text:span></text:p>
        </text:list-item>
        <text:list-item>
          <text:p text:style-name="P111"><text:span text:style-name="Source_20_Text">audioop</text:span></text:p>
        </text:list-item>
        <text:list-item>
          <text:p text:style-name="P111"><text:span text:style-name="Source_20_Text">chunk</text:span></text:p>
        </text:list-item>
        <text:list-item>
          <text:p text:style-name="P111"><text:span text:style-name="Source_20_Text">cgi</text:span> and <text:span text:style-name="Source_20_Text">cgitb</text:span></text:p>
          <text:list>
            <text:list-item>
              <text:p text:style-name="P111"><text:span text:style-name="Source_20_Text">cgi.FieldStorage</text:span> can typically be replaced with <text:a xlink:type="simple" xlink:href="https://docs.python.org/3/library/urllib.parse.html#urllib.parse.parse_qsl" text:style-name="Internet_20_link" text:visited-style-name="Visited_20_Internet_20_Link"><text:span text:style-name="Source_20_Text">urllib.parse.parse_qsl()</text:span></text:a> for <text:span text:style-name="Source_20_Text">GET</text:span> and <text:span text:style-name="Source_20_Text">HEAD</text:span> requests, and the <text:a xlink:type="simple" xlink:href="https://docs.python.org/3/library/email.message.html#module-email.message" text:style-name="Internet_20_link" text:visited-style-name="Visited_20_Internet_20_Link"><text:span text:style-name="Source_20_Text">email.message</text:span></text:a> module or the <text:a xlink:type="simple" xlink:href="https://pypi.org/project/multipart/" text:style-name="Internet_20_link" text:visited-style-name="Visited_20_Internet_20_Link">multipart</text:a> library for <text:span text:style-name="Source_20_Text">POST</text:span> and <text:span text:style-name="Source_20_Text">PUT</text:span> requests.</text:p>
            </text:list-item>
            <text:list-item>
              <text:p text:style-name="P111"><text:span text:style-name="Source_20_Text">cgi.parse()</text:span> can be replaced by calling <text:a xlink:type="simple" xlink:href="https://docs.python.org/3/library/urllib.parse.html#urllib.parse.parse_qs" text:style-name="Internet_20_link" text:visited-style-name="Visited_20_Internet_20_Link"><text:span text:style-name="Source_20_Text">urllib.parse.parse_qs()</text:span></text:a> directly on the desired query string, unless the input is <text:span text:style-name="Source_20_Text">multipart/form-data</text:span>, which should be replaced as described below for <text:span text:style-name="Source_20_Text">cgi.parse_multipart()</text:span>.</text:p>
            </text:list-item>
            <text:list-item>
              <text:p text:style-name="P111"><text:soft-page-break/><text:span text:style-name="Source_20_Text">cgi.parse_header()</text:span> can be replaced with the functionality in the <text:a xlink:type="simple" xlink:href="https://docs.python.org/3/library/email.html#module-email" text:style-name="Internet_20_link" text:visited-style-name="Visited_20_Internet_20_Link"><text:span text:style-name="Source_20_Text">email</text:span></text:a> package, which implements the same MIME RFCs. For example, with <text:a xlink:type="simple" xlink:href="https://docs.python.org/3/library/email.message.html#email.message.EmailMessage" text:style-name="Internet_20_link" text:visited-style-name="Visited_20_Internet_20_Link"><text:span text:style-name="Source_20_Text">email.message.EmailMessage</text:span></text:a>:</text:p>
              <text:p text:style-name="P25">from email.message import EmailMessage</text:p>
              <text:p text:style-name="P24"/>
              <text:p text:style-name="P24">msg = EmailMessage()</text:p>
              <text:p text:style-name="P24">msg['content-type'] = 'application/json; charset="utf8"'</text:p>
              <text:p text:style-name="P26">main, params = msg.get_content_type(), msg['content-type'].params</text:p>
            </text:list-item>
            <text:list-item>
              <text:p text:style-name="P111"><text:span text:style-name="Source_20_Text">cgi.parse_multipart()</text:span> can be replaced with the functionality in the <text:a xlink:type="simple" xlink:href="https://docs.python.org/3/library/email.html#module-email" text:style-name="Internet_20_link" text:visited-style-name="Visited_20_Internet_20_Link"><text:span text:style-name="Source_20_Text">email</text:span></text:a> package, which implements the same MIME RFCs, or with the <text:a xlink:type="simple" xlink:href="https://pypi.org/project/multipart/" text:style-name="Internet_20_link" text:visited-style-name="Visited_20_Internet_20_Link">multipart</text:a> library. For example, the <text:a xlink:type="simple" xlink:href="https://docs.python.org/3/library/email.message.html#email.message.EmailMessage" text:style-name="Internet_20_link" text:visited-style-name="Visited_20_Internet_20_Link"><text:span text:style-name="Source_20_Text">email.message.EmailMessage</text:span></text:a> and <text:a xlink:type="simple" xlink:href="https://docs.python.org/3/library/email.compat32-message.html#email.message.Message" text:style-name="Internet_20_link" text:visited-style-name="Visited_20_Internet_20_Link"><text:span text:style-name="Source_20_Text">email.message.Message</text:span></text:a> classes.</text:p>
            </text:list-item>
          </text:list>
        </text:list-item>
        <text:list-item>
          <text:p text:style-name="P111"><text:span text:style-name="Source_20_Text">crypt</text:span> and the private <text:span text:style-name="Source_20_Text">_crypt</text:span> extension. The <text:a xlink:type="simple" xlink:href="https://docs.python.org/3/library/hashlib.html#module-hashlib" text:style-name="Internet_20_link" text:visited-style-name="Visited_20_Internet_20_Link"><text:span text:style-name="Source_20_Text">hashlib</text:span></text:a> module may be an appropriate replacement when simply hashing a value is required. Otherwise, various third-party libraries on PyPI are available:</text:p>
          <text:list>
            <text:list-item>
              <text:p text:style-name="P111"><text:a xlink:type="simple" xlink:href="https://pypi.org/project/bcrypt/" text:style-name="Internet_20_link" text:visited-style-name="Visited_20_Internet_20_Link">bcrypt</text:a>: Modern password hashing for your software and your servers.</text:p>
            </text:list-item>
            <text:list-item>
              <text:p text:style-name="P111"><text:a xlink:type="simple" xlink:href="https://pypi.org/project/passlib/" text:style-name="Internet_20_link" text:visited-style-name="Visited_20_Internet_20_Link">passlib</text:a>: Comprehensive password hashing framework supporting over 30 schemes.</text:p>
            </text:list-item>
            <text:list-item>
              <text:p text:style-name="P111"><text:a xlink:type="simple" xlink:href="https://pypi.org/project/argon2-cffi/" text:style-name="Internet_20_link" text:visited-style-name="Visited_20_Internet_20_Link">argon2-cffi</text:a>: The secure Argon2 password hashing algorithm.</text:p>
            </text:list-item>
            <text:list-item>
              <text:p text:style-name="P111"><text:a xlink:type="simple" xlink:href="https://pypi.org/project/legacycrypt/" text:style-name="Internet_20_link" text:visited-style-name="Visited_20_Internet_20_Link">legacycrypt</text:a>: <text:a xlink:type="simple" xlink:href="https://docs.python.org/3/library/ctypes.html#module-ctypes" text:style-name="Internet_20_link" text:visited-style-name="Visited_20_Internet_20_Link"><text:span text:style-name="Source_20_Text">ctypes</text:span></text:a> wrapper to the POSIX crypt library call and associated functionality.</text:p>
            </text:list-item>
            <text:list-item>
              <text:p text:style-name="P111"><text:a xlink:type="simple" xlink:href="https://pypi.org/project/crypt_r/" text:style-name="Internet_20_link" text:visited-style-name="Visited_20_Internet_20_Link">crypt_r</text:a>: Fork of the <text:span text:style-name="Source_20_Text">crypt</text:span> module, wrapper to the <text:a xlink:type="simple" xlink:href="https://manpages.debian.org/crypt_r(3)" text:style-name="Internet_20_link" text:visited-style-name="Visited_20_Internet_20_Link"><text:span text:style-name="Emphasis">crypt_r(3)</text:span></text:a> library call and associated functionality.</text:p>
            </text:list-item>
          </text:list>
        </text:list-item>
        <text:list-item>
          <text:p text:style-name="P111"><text:span text:style-name="Source_20_Text">imghdr</text:span>: The <text:a xlink:type="simple" xlink:href="https://pypi.org/project/filetype/" text:style-name="Internet_20_link" text:visited-style-name="Visited_20_Internet_20_Link">filetype</text:a>, <text:a xlink:type="simple" xlink:href="https://pypi.org/project/puremagic/" text:style-name="Internet_20_link" text:visited-style-name="Visited_20_Internet_20_Link">puremagic</text:a>, or <text:a xlink:type="simple" xlink:href="https://pypi.org/project/python-magic/" text:style-name="Internet_20_link" text:visited-style-name="Visited_20_Internet_20_Link">python-magic</text:a> libraries should be used as replacements. For example, the <text:span text:style-name="Source_20_Text">puremagic.what()</text:span> function can be used to replace the <text:span text:style-name="Source_20_Text">imghdr.what()</text:span> function for all file formats that were supported by <text:span text:style-name="Source_20_Text">imghdr</text:span>.</text:p>
        </text:list-item>
        <text:list-item>
          <text:p text:style-name="P111"><text:span text:style-name="Source_20_Text">mailcap</text:span>: Use the <text:a xlink:type="simple" xlink:href="https://docs.python.org/3/library/mimetypes.html#module-mimetypes" text:style-name="Internet_20_link" text:visited-style-name="Visited_20_Internet_20_Link"><text:span text:style-name="Source_20_Text">mimetypes</text:span></text:a> module instead.</text:p>
        </text:list-item>
        <text:list-item>
          <text:p text:style-name="P111"><text:span text:style-name="Source_20_Text">msilib</text:span></text:p>
        </text:list-item>
        <text:list-item>
          <text:p text:style-name="P111"><text:span text:style-name="Source_20_Text">nis</text:span></text:p>
        </text:list-item>
        <text:list-item>
          <text:p text:style-name="P111"><text:span text:style-name="Source_20_Text">nntplib</text:span>: Use the <text:a xlink:type="simple" xlink:href="https://pypi.org/project/pynntp/" text:style-name="Internet_20_link" text:visited-style-name="Visited_20_Internet_20_Link">pynntp</text:a> library from PyPI instead.</text:p>
        </text:list-item>
        <text:list-item>
          <text:p text:style-name="P111"><text:span text:style-name="Source_20_Text">ossaudiodev</text:span>: For audio playback, use the <text:a xlink:type="simple" xlink:href="https://pypi.org/project/pygame/" text:style-name="Internet_20_link" text:visited-style-name="Visited_20_Internet_20_Link">pygame</text:a> library from PyPI instead.</text:p>
        </text:list-item>
        <text:list-item>
          <text:p text:style-name="P111"><text:span text:style-name="Source_20_Text">pipes</text:span>: Use the <text:a xlink:type="simple" xlink:href="https://docs.python.org/3/library/subprocess.html#module-subprocess" text:style-name="Internet_20_link" text:visited-style-name="Visited_20_Internet_20_Link"><text:span text:style-name="Source_20_Text">subprocess</text:span></text:a> module instead.</text:p>
        </text:list-item>
        <text:list-item>
          <text:p text:style-name="P111"><text:span text:style-name="Source_20_Text">sndhdr</text:span>: The <text:a xlink:type="simple" xlink:href="https://pypi.org/project/filetype/" text:style-name="Internet_20_link" text:visited-style-name="Visited_20_Internet_20_Link">filetype</text:a>, <text:a xlink:type="simple" xlink:href="https://pypi.org/project/puremagic/" text:style-name="Internet_20_link" text:visited-style-name="Visited_20_Internet_20_Link">puremagic</text:a>, or <text:a xlink:type="simple" xlink:href="https://pypi.org/project/python-magic/" text:style-name="Internet_20_link" text:visited-style-name="Visited_20_Internet_20_Link">python-magic</text:a> libraries should be used as replacements.</text:p>
        </text:list-item>
        <text:list-item>
          <text:p text:style-name="P111"><text:span text:style-name="Source_20_Text">spwd</text:span>: Use the <text:a xlink:type="simple" xlink:href="https://pypi.org/project/python-pam/" text:style-name="Internet_20_link" text:visited-style-name="Visited_20_Internet_20_Link">python-pam</text:a> library from PyPI instead.</text:p>
        </text:list-item>
        <text:list-item>
          <text:p text:style-name="P111"><text:soft-page-break/><text:span text:style-name="Source_20_Text">sunau</text:span></text:p>
        </text:list-item>
        <text:list-item>
          <text:p text:style-name="P111"><text:span text:style-name="Source_20_Text">telnetlib</text:span>, Use the <text:a xlink:type="simple" xlink:href="https://pypi.org/project/telnetlib3/" text:style-name="Internet_20_link" text:visited-style-name="Visited_20_Internet_20_Link">telnetlib3</text:a> or <text:a xlink:type="simple" xlink:href="https://pypi.org/project/Exscript/" text:style-name="Internet_20_link" text:visited-style-name="Visited_20_Internet_20_Link">Exscript</text:a> libraries from PyPI instead.</text:p>
        </text:list-item>
        <text:list-item>
          <text:p text:style-name="P111"><text:span text:style-name="Source_20_Text">uu</text:span>: Use the <text:a xlink:type="simple" xlink:href="https://docs.python.org/3/library/base64.html#module-base64" text:style-name="Internet_20_link" text:visited-style-name="Visited_20_Internet_20_Link"><text:span text:style-name="Source_20_Text">base64</text:span></text:a> module instead, as a modern alternative.</text:p>
        </text:list-item>
        <text:list-item>
          <text:p text:style-name="P111"><text:span text:style-name="Source_20_Text">xdrlib</text:span></text:p>
        </text:list-item>
      </text:list>
      <text:p text:style-name="Text_20_body">(Contributed by Victor Stinner and Zachary Ware in <text:a xlink:type="simple" xlink:href="https://github.com/python/cpython/issues/104773" text:style-name="Internet_20_link" text:visited-style-name="Visited_20_Internet_20_Link">gh-104773</text:a> and <text:a xlink:type="simple" xlink:href="https://github.com/python/cpython/issues/104780" text:style-name="Internet_20_link" text:visited-style-name="Visited_20_Internet_20_Link">gh-104780</text:a>.)</text:p>
      <text:h text:style-name="Heading_20_3" text:outline-level="3">2to3</text:h>
      <text:list text:style-name="L71">
        <text:list-item>
          <text:p text:style-name="P112">Remove the <text:span text:style-name="Strong_20_Emphasis">2to3</text:span> program and the <text:span text:style-name="Source_20_Text">lib2to3</text:span> module, previously deprecated in Python 3.11. (Contributed by Victor Stinner in <text:a xlink:type="simple" xlink:href="https://github.com/python/cpython/issues/104780" text:style-name="Internet_20_link" text:visited-style-name="Visited_20_Internet_20_Link">gh-104780</text:a>.)</text:p>
        </text:list-item>
      </text:list>
      <text:h text:style-name="Heading_20_3" text:outline-level="3">builtins</text:h>
      <text:list text:style-name="L72">
        <text:list-item>
          <text:p text:style-name="P113">Remove support for chained <text:a xlink:type="simple" xlink:href="https://docs.python.org/3/library/functions.html#classmethod" text:style-name="Internet_20_link" text:visited-style-name="Visited_20_Internet_20_Link"><text:span text:style-name="Source_20_Text">classmethod</text:span></text:a> descriptors (introduced in <text:a xlink:type="simple" xlink:href="https://github.com/python/cpython/issues/63272" text:style-name="Internet_20_link" text:visited-style-name="Visited_20_Internet_20_Link">gh-63272</text:a>). These can no longer be used to wrap other descriptors, such as <text:a xlink:type="simple" xlink:href="https://docs.python.org/3/library/functions.html#property" text:style-name="Internet_20_link" text:visited-style-name="Visited_20_Internet_20_Link"><text:span text:style-name="Source_20_Text">property</text:span></text:a>. The core design of this feature was flawed and led to several problems. To “pass-through” a <text:a xlink:type="simple" xlink:href="https://docs.python.org/3/library/functions.html#classmethod" text:style-name="Internet_20_link" text:visited-style-name="Visited_20_Internet_20_Link"><text:span text:style-name="Source_20_Text">classmethod</text:span></text:a>, consider using the <text:span text:style-name="Source_20_Text">__wrapped__</text:span> attribute that was added in Python 3.10. (Contributed by Raymond Hettinger in <text:a xlink:type="simple" xlink:href="https://github.com/python/cpython/issues/89519" text:style-name="Internet_20_link" text:visited-style-name="Visited_20_Internet_20_Link">gh-89519</text:a>.)</text:p>
        </text:list-item>
        <text:list-item>
          <text:p text:style-name="P113">Raise a <text:a xlink:type="simple" xlink:href="https://docs.python.org/3/library/exceptions.html#RuntimeError" text:style-name="Internet_20_link" text:visited-style-name="Visited_20_Internet_20_Link"><text:span text:style-name="Source_20_Text">RuntimeError</text:span></text:a> when calling <text:a xlink:type="simple" xlink:href="https://docs.python.org/3/reference/datamodel.html#frame.clear" text:style-name="Internet_20_link" text:visited-style-name="Visited_20_Internet_20_Link"><text:span text:style-name="Source_20_Text">frame.clear()</text:span></text:a> on a suspended frame (as has always been the case for an executing frame). (Contributed by Irit Katriel in <text:a xlink:type="simple" xlink:href="https://github.com/python/cpython/issues/79932" text:style-name="Internet_20_link" text:visited-style-name="Visited_20_Internet_20_Link">gh-79932</text:a>.)</text:p>
        </text:list-item>
      </text:list>
      <text:h text:style-name="Heading_20_3" text:outline-level="3">configparser</text:h>
      <text:list text:style-name="L73">
        <text:list-item>
          <text:p text:style-name="P114">Remove the undocumented <text:span text:style-name="Source_20_Text">LegacyInterpolation</text:span> class, deprecated in the docstring since Python 3.2, and at runtime since Python 3.11. (Contributed by Hugo van Kemenade in <text:a xlink:type="simple" xlink:href="https://github.com/python/cpython/issues/104886" text:style-name="Internet_20_link" text:visited-style-name="Visited_20_Internet_20_Link">gh-104886</text:a>.)</text:p>
        </text:list-item>
      </text:list>
      <text:h text:style-name="Heading_20_3" text:outline-level="3">importlib.metadata</text:h>
      <text:list text:style-name="L74">
        <text:list-item>
          <text:p text:style-name="P115">Remove deprecated subscript (<text:a xlink:type="simple" xlink:href="https://docs.python.org/3/reference/datamodel.html#object.__getitem__" text:style-name="Internet_20_link" text:visited-style-name="Visited_20_Internet_20_Link"><text:span text:style-name="Source_20_Text">__getitem__()</text:span></text:a>) access for <text:a xlink:type="simple" xlink:href="https://docs.python.org/3/library/importlib.metadata.html#entry-points" text:style-name="Internet_20_link" text:visited-style-name="Visited_20_Internet_20_Link">EntryPoint</text:a> objects. (Contributed by Jason R. Coombs in <text:a xlink:type="simple" xlink:href="https://github.com/python/cpython/issues/113175" text:style-name="Internet_20_link" text:visited-style-name="Visited_20_Internet_20_Link">gh-113175</text:a>.)</text:p>
        </text:list-item>
      </text:list>
      <text:h text:style-name="Heading_20_3" text:outline-level="3">locale</text:h>
      <text:list text:style-name="L75">
        <text:list-item>
          <text:p text:style-name="P116">Remove the <text:span text:style-name="Source_20_Text">locale.resetlocale()</text:span> function, deprecated in Python 3.11. Use <text:span text:style-name="Source_20_Text">locale.setlocale(locale.LC_ALL, "")</text:span> instead. (Contributed by Victor Stinner in <text:a xlink:type="simple" xlink:href="https://github.com/python/cpython/issues/104783" text:style-name="Internet_20_link" text:visited-style-name="Visited_20_Internet_20_Link">gh-104783</text:a>.)</text:p>
        </text:list-item>
      </text:list>
      <text:h text:style-name="Heading_20_3" text:outline-level="3"><text:soft-page-break/>opcode</text:h>
      <text:list text:style-name="L76">
        <text:list-item>
          <text:p text:style-name="P117">Move <text:span text:style-name="Source_20_Text">opcode.ENABLE_SPECIALIZATION</text:span> to <text:span text:style-name="Source_20_Text">_opcode.ENABLE_SPECIALIZATION</text:span>. This field was added in 3.12, it was never documented, and is not intended for external use. (Contributed by Irit Katriel in <text:a xlink:type="simple" xlink:href="https://github.com/python/cpython/issues/105481" text:style-name="Internet_20_link" text:visited-style-name="Visited_20_Internet_20_Link">gh-105481</text:a>.)</text:p>
        </text:list-item>
        <text:list-item>
          <text:p text:style-name="P117">Remove <text:span text:style-name="Source_20_Text">opcode.is_pseudo()</text:span>, <text:span text:style-name="Source_20_Text">opcode.MIN_PSEUDO_OPCODE</text:span>, and <text:span text:style-name="Source_20_Text">opcode.MAX_PSEUDO_OPCODE</text:span>, which were added in Python 3.12, but were neither documented nor exposed through <text:a xlink:type="simple" xlink:href="https://docs.python.org/3/library/dis.html#module-dis" text:style-name="Internet_20_link" text:visited-style-name="Visited_20_Internet_20_Link"><text:span text:style-name="Source_20_Text">dis</text:span></text:a>, and were not intended to be used externally. (Contributed by Irit Katriel in <text:a xlink:type="simple" xlink:href="https://github.com/python/cpython/issues/105481" text:style-name="Internet_20_link" text:visited-style-name="Visited_20_Internet_20_Link">gh-105481</text:a>.)</text:p>
        </text:list-item>
      </text:list>
      <text:h text:style-name="Heading_20_3" text:outline-level="3">pathlib</text:h>
      <text:list text:style-name="L77">
        <text:list-item>
          <text:p text:style-name="P118">Remove the ability to use <text:a xlink:type="simple" xlink:href="https://docs.python.org/3/library/pathlib.html#pathlib.Path" text:style-name="Internet_20_link" text:visited-style-name="Visited_20_Internet_20_Link"><text:span text:style-name="Source_20_Text">Path</text:span></text:a> objects as context managers. This functionality was deprecated and has had no effect since Python 3.9. (Contributed by Barney Gale in <text:a xlink:type="simple" xlink:href="https://github.com/python/cpython/issues/83863" text:style-name="Internet_20_link" text:visited-style-name="Visited_20_Internet_20_Link">gh-83863</text:a>.)</text:p>
        </text:list-item>
      </text:list>
      <text:h text:style-name="Heading_20_3" text:outline-level="3">re</text:h>
      <text:list text:style-name="L78">
        <text:list-item>
          <text:p text:style-name="P119">Remove the undocumented, deprecated, and broken <text:span text:style-name="Source_20_Text">re.template()</text:span> function and <text:span text:style-name="Source_20_Text">re.TEMPLATE</text:span> / <text:span text:style-name="Source_20_Text">re.T</text:span> flag. (Contributed by Serhiy Storchaka and Nikita Sobolev in <text:a xlink:type="simple" xlink:href="https://github.com/python/cpython/issues/105687" text:style-name="Internet_20_link" text:visited-style-name="Visited_20_Internet_20_Link">gh-105687</text:a>.)</text:p>
        </text:list-item>
      </text:list>
      <text:h text:style-name="Heading_20_3" text:outline-level="3">tkinter.tix</text:h>
      <text:list text:style-name="L79">
        <text:list-item>
          <text:p text:style-name="P120">Remove the <text:span text:style-name="Source_20_Text">tkinter.tix</text:span> module, deprecated in Python 3.6. The third-party Tix library which the module wrapped is unmaintained. (Contributed by Zachary Ware in <text:a xlink:type="simple" xlink:href="https://github.com/python/cpython/issues/75552" text:style-name="Internet_20_link" text:visited-style-name="Visited_20_Internet_20_Link">gh-75552</text:a>.)</text:p>
        </text:list-item>
      </text:list>
      <text:h text:style-name="Heading_20_3" text:outline-level="3">turtle</text:h>
      <text:list text:style-name="L80">
        <text:list-item>
          <text:p text:style-name="P121">Remove the <text:span text:style-name="Source_20_Text">RawTurtle.settiltangle()</text:span> method, deprecated in the documentation since Python 3.1 and at runtime since Python 3.11. (Contributed by Hugo van Kemenade in <text:a xlink:type="simple" xlink:href="https://github.com/python/cpython/issues/104876" text:style-name="Internet_20_link" text:visited-style-name="Visited_20_Internet_20_Link">gh-104876</text:a>.)</text:p>
        </text:list-item>
      </text:list>
      <text:h text:style-name="Heading_20_3" text:outline-level="3">typing</text:h>
      <text:list text:style-name="L81">
        <text:list-item>
          <text:p text:style-name="P122">Remove the <text:span text:style-name="Source_20_Text">typing.io</text:span> and <text:span text:style-name="Source_20_Text">typing.re</text:span> namespaces, deprecated since Python 3.8. The items in those namespaces can be imported directly from the <text:a xlink:type="simple" xlink:href="https://docs.python.org/3/library/typing.html#module-typing" text:style-name="Internet_20_link" text:visited-style-name="Visited_20_Internet_20_Link"><text:span text:style-name="Source_20_Text">typing</text:span></text:a> module. (Contributed by Sebastian Rittau in <text:a xlink:type="simple" xlink:href="https://github.com/python/cpython/issues/92871" text:style-name="Internet_20_link" text:visited-style-name="Visited_20_Internet_20_Link">gh-92871</text:a>.)</text:p>
        </text:list-item>
        <text:list-item>
          <text:p text:style-name="P122">Remove the keyword-argument method of creating <text:a xlink:type="simple" xlink:href="https://docs.python.org/3/library/typing.html#typing.TypedDict" text:style-name="Internet_20_link" text:visited-style-name="Visited_20_Internet_20_Link"><text:span text:style-name="Source_20_Text">TypedDict</text:span></text:a> types, deprecated in Python 3.11. (Contributed by Tomas Roun in <text:a xlink:type="simple" xlink:href="https://github.com/python/cpython/issues/104786" text:style-name="Internet_20_link" text:visited-style-name="Visited_20_Internet_20_Link">gh-104786</text:a>.)</text:p>
        </text:list-item>
      </text:list>
      <text:h text:style-name="Heading_20_3" text:outline-level="3">unittest</text:h>
      <text:list text:style-name="L82">
        <text:list-item>
          <text:p text:style-name="P123">Remove the following <text:a xlink:type="simple" xlink:href="https://docs.python.org/3/library/unittest.html#module-unittest" text:style-name="Internet_20_link" text:visited-style-name="Visited_20_Internet_20_Link"><text:span text:style-name="Source_20_Text">unittest</text:span></text:a> functions, deprecated in Python 3.11:</text:p>
          <text:list>
            <text:list-item>
              <text:p text:style-name="P123"><text:soft-page-break/><text:span text:style-name="Source_20_Text">unittest.findTestCases()</text:span></text:p>
            </text:list-item>
            <text:list-item>
              <text:p text:style-name="P123"><text:span text:style-name="Source_20_Text">unittest.makeSuite()</text:span></text:p>
            </text:list-item>
            <text:list-item>
              <text:p text:style-name="P123"><text:span text:style-name="Source_20_Text">unittest.getTestCaseNames()</text:span></text:p>
            </text:list-item>
          </text:list>
          <text:p text:style-name="P123">Use <text:a xlink:type="simple" xlink:href="https://docs.python.org/3/library/unittest.html#unittest.TestLoader" text:style-name="Internet_20_link" text:visited-style-name="Visited_20_Internet_20_Link"><text:span text:style-name="Source_20_Text">TestLoader</text:span></text:a> methods instead:</text:p>
          <text:list text:continue-numbering="true">
            <text:list-item>
              <text:p text:style-name="P123"><text:a xlink:type="simple" xlink:href="https://docs.python.org/3/library/unittest.html#unittest.TestLoader.loadTestsFromModule" text:style-name="Internet_20_link" text:visited-style-name="Visited_20_Internet_20_Link"><text:span text:style-name="Source_20_Text">loadTestsFromModule()</text:span></text:a></text:p>
            </text:list-item>
            <text:list-item>
              <text:p text:style-name="P123"><text:a xlink:type="simple" xlink:href="https://docs.python.org/3/library/unittest.html#unittest.TestLoader.loadTestsFromTestCase" text:style-name="Internet_20_link" text:visited-style-name="Visited_20_Internet_20_Link"><text:span text:style-name="Source_20_Text">loadTestsFromTestCase()</text:span></text:a></text:p>
            </text:list-item>
            <text:list-item>
              <text:p text:style-name="P123"><text:a xlink:type="simple" xlink:href="https://docs.python.org/3/library/unittest.html#unittest.TestLoader.getTestCaseNames" text:style-name="Internet_20_link" text:visited-style-name="Visited_20_Internet_20_Link"><text:span text:style-name="Source_20_Text">getTestCaseNames()</text:span></text:a></text:p>
            </text:list-item>
          </text:list>
          <text:p text:style-name="P123">(Contributed by Hugo van Kemenade in <text:a xlink:type="simple" xlink:href="https://github.com/python/cpython/issues/104835" text:style-name="Internet_20_link" text:visited-style-name="Visited_20_Internet_20_Link">gh-104835</text:a>.)</text:p>
        </text:list-item>
        <text:list-item>
          <text:p text:style-name="P123">Remove the untested and undocumented <text:span text:style-name="Source_20_Text">TestProgram.usageExit()</text:span> method, deprecated in Python 3.11. (Contributed by Hugo van Kemenade in <text:a xlink:type="simple" xlink:href="https://github.com/python/cpython/issues/104992" text:style-name="Internet_20_link" text:visited-style-name="Visited_20_Internet_20_Link">gh-104992</text:a>.)</text:p>
        </text:list-item>
      </text:list>
      <text:h text:style-name="Heading_20_3" text:outline-level="3">urllib</text:h>
      <text:list text:style-name="L83">
        <text:list-item>
          <text:p text:style-name="P124">Remove the <text:span text:style-name="Emphasis">cafile</text:span>, <text:span text:style-name="Emphasis">capath</text:span>, and <text:span text:style-name="Emphasis">cadefault</text:span> parameters of the <text:a xlink:type="simple" xlink:href="https://docs.python.org/3/library/urllib.request.html#urllib.request.urlopen" text:style-name="Internet_20_link" text:visited-style-name="Visited_20_Internet_20_Link"><text:span text:style-name="Source_20_Text">urllib.request.urlopen()</text:span></text:a> function, deprecated in Python 3.6. Use the <text:span text:style-name="Emphasis">context</text:span> parameter instead with an <text:a xlink:type="simple" xlink:href="https://docs.python.org/3/library/ssl.html#ssl.SSLContext" text:style-name="Internet_20_link" text:visited-style-name="Visited_20_Internet_20_Link"><text:span text:style-name="Source_20_Text">SSLContext</text:span></text:a> instance. The <text:a xlink:type="simple" xlink:href="https://docs.python.org/3/library/ssl.html#ssl.SSLContext.load_cert_chain" text:style-name="Internet_20_link" text:visited-style-name="Visited_20_Internet_20_Link"><text:span text:style-name="Source_20_Text">ssl.SSLContext.load_cert_chain()</text:span></text:a> function can be used to load specific certificates, or let <text:a xlink:type="simple" xlink:href="https://docs.python.org/3/library/ssl.html#ssl.create_default_context" text:style-name="Internet_20_link" text:visited-style-name="Visited_20_Internet_20_Link"><text:span text:style-name="Source_20_Text">ssl.create_default_context()</text:span></text:a> select the operating system’s trusted certificate authority (CA) certificates. (Contributed by Victor Stinner in <text:a xlink:type="simple" xlink:href="https://github.com/python/cpython/issues/105382" text:style-name="Internet_20_link" text:visited-style-name="Visited_20_Internet_20_Link">gh-105382</text:a>.)</text:p>
        </text:list-item>
      </text:list>
      <text:h text:style-name="Heading_20_3" text:outline-level="3">webbrowser</text:h>
      <text:list text:style-name="L84">
        <text:list-item>
          <text:p text:style-name="P125">Remove the untested and undocumented <text:span text:style-name="Source_20_Text">MacOSX</text:span> class, deprecated in Python 3.11. Use the <text:span text:style-name="Source_20_Text">MacOSXOSAScript</text:span> class (introduced in Python 3.2) instead. (Contributed by Hugo van Kemenade in <text:a xlink:type="simple" xlink:href="https://github.com/python/cpython/issues/104804" text:style-name="Internet_20_link" text:visited-style-name="Visited_20_Internet_20_Link">gh-104804</text:a>.)</text:p>
        </text:list-item>
        <text:list-item>
          <text:p text:style-name="P125">Remove the deprecated <text:span text:style-name="Source_20_Text">MacOSXOSAScript._name</text:span> attribute. Use the <text:a xlink:type="simple" xlink:href="https://docs.python.org/3/library/webbrowser.html#webbrowser.controller.name" text:style-name="Internet_20_link" text:visited-style-name="Visited_20_Internet_20_Link"><text:span text:style-name="Source_20_Text">MacOSXOSAScript.name</text:span></text:a> attribute instead. (Contributed by Nikita Sobolev in <text:a xlink:type="simple" xlink:href="https://github.com/python/cpython/issues/105546" text:style-name="Internet_20_link" text:visited-style-name="Visited_20_Internet_20_Link">gh-105546</text:a>.)</text:p>
        </text:list-item>
      </text:list>
      <text:h text:style-name="Heading_20_2" text:outline-level="2">New Deprecations</text:h>
      <text:list text:style-name="L85">
        <text:list-item>
          <text:p text:style-name="P126"><text:a xlink:type="simple" xlink:href="https://docs.python.org/3/reference/datamodel.html#user-defined-funcs" text:style-name="Internet_20_link" text:visited-style-name="Visited_20_Internet_20_Link">User-defined functions</text:a>:</text:p>
          <text:list>
            <text:list-item>
              <text:p text:style-name="P126">Deprecate assignment to a function’s <text:a xlink:type="simple" xlink:href="https://docs.python.org/3/reference/datamodel.html#function.__code__" text:style-name="Internet_20_link" text:visited-style-name="Visited_20_Internet_20_Link"><text:span text:style-name="Source_20_Text">__code__</text:span></text:a> attribute, where the new code object’s type does not match the function’s type. The different types are: plain function, generator, async generator, and coroutine. (Contributed by Irit Katriel in <text:a xlink:type="simple" xlink:href="https://github.com/python/cpython/issues/81137" text:style-name="Internet_20_link" text:visited-style-name="Visited_20_Internet_20_Link">gh-81137</text:a>.)</text:p>
            </text:list-item>
          </text:list>
        </text:list-item>
        <text:list-item>
          <text:p text:style-name="P126"><text:a xlink:type="simple" xlink:href="https://docs.python.org/3/library/array.html#module-array" text:style-name="Internet_20_link" text:visited-style-name="Visited_20_Internet_20_Link"><text:span text:style-name="Source_20_Text">array</text:span></text:a>:</text:p>
          <text:list>
            <text:list-item>
              <text:p text:style-name="P126"><text:soft-page-break/>Deprecate the <text:span text:style-name="Source_20_Text">'u'</text:span> format code (<text:span text:style-name="Source_20_Text">wchar_t</text:span>) at runtime. This format code has been deprecated in documentation since Python 3.3, and will be removed in Python 3.16. Use the <text:span text:style-name="Source_20_Text">'w'</text:span> format code (<text:a xlink:type="simple" xlink:href="https://docs.python.org/3/c-api/unicode.html#c.Py_UCS4" text:style-name="Internet_20_link" text:visited-style-name="Visited_20_Internet_20_Link"><text:span text:style-name="Source_20_Text">Py_UCS4</text:span></text:a>) for Unicode characters instead. (Contributed by Hugo van Kemenade in <text:a xlink:type="simple" xlink:href="https://github.com/python/cpython/issues/80480" text:style-name="Internet_20_link" text:visited-style-name="Visited_20_Internet_20_Link">gh-80480</text:a>.)</text:p>
            </text:list-item>
          </text:list>
        </text:list-item>
        <text:list-item>
          <text:p text:style-name="P126"><text:a xlink:type="simple" xlink:href="https://docs.python.org/3/library/ctypes.html#module-ctypes" text:style-name="Internet_20_link" text:visited-style-name="Visited_20_Internet_20_Link"><text:span text:style-name="Source_20_Text">ctypes</text:span></text:a>:</text:p>
          <text:list>
            <text:list-item>
              <text:p text:style-name="P126">Deprecate the undocumented <text:span text:style-name="Source_20_Text">SetPointerType()</text:span> function, to be removed in Python 3.15. (Contributed by Victor Stinner in <text:a xlink:type="simple" xlink:href="https://github.com/python/cpython/issues/105733" text:style-name="Internet_20_link" text:visited-style-name="Visited_20_Internet_20_Link">gh-105733</text:a>.)</text:p>
            </text:list-item>
            <text:list-item>
              <text:p text:style-name="P126"><text:a xlink:type="simple" xlink:href="https://docs.python.org/3/glossary.html#term-soft-deprecated" text:style-name="Internet_20_link" text:visited-style-name="Visited_20_Internet_20_Link">Soft-deprecate</text:a> the <text:a xlink:type="simple" xlink:href="https://docs.python.org/3/library/ctypes.html#ctypes.ARRAY" text:style-name="Internet_20_link" text:visited-style-name="Visited_20_Internet_20_Link"><text:span text:style-name="Source_20_Text">ARRAY()</text:span></text:a> function in favour of <text:span text:style-name="Source_20_Text">type * length</text:span> multiplication. (Contributed by Victor Stinner in <text:a xlink:type="simple" xlink:href="https://github.com/python/cpython/issues/105733" text:style-name="Internet_20_link" text:visited-style-name="Visited_20_Internet_20_Link">gh-105733</text:a>.)</text:p>
            </text:list-item>
          </text:list>
        </text:list-item>
        <text:list-item>
          <text:p text:style-name="P126"><text:a xlink:type="simple" xlink:href="https://docs.python.org/3/library/decimal.html#module-decimal" text:style-name="Internet_20_link" text:visited-style-name="Visited_20_Internet_20_Link"><text:span text:style-name="Source_20_Text">decimal</text:span></text:a>:</text:p>
          <text:list>
            <text:list-item>
              <text:p text:style-name="P126">Deprecate the non-standard and undocumented <text:a xlink:type="simple" xlink:href="https://docs.python.org/3/library/decimal.html#decimal.Decimal" text:style-name="Internet_20_link" text:visited-style-name="Visited_20_Internet_20_Link"><text:span text:style-name="Source_20_Text">Decimal</text:span></text:a> format specifier <text:span text:style-name="Source_20_Text">'N'</text:span>, which is only supported in the <text:span text:style-name="Source_20_Text">decimal</text:span> module’s C implementation. (Contributed by Serhiy Storchaka in <text:a xlink:type="simple" xlink:href="https://github.com/python/cpython/issues/89902" text:style-name="Internet_20_link" text:visited-style-name="Visited_20_Internet_20_Link">gh-89902</text:a>.)</text:p>
            </text:list-item>
          </text:list>
        </text:list-item>
        <text:list-item>
          <text:p text:style-name="P126"><text:a xlink:type="simple" xlink:href="https://docs.python.org/3/library/dis.html#module-dis" text:style-name="Internet_20_link" text:visited-style-name="Visited_20_Internet_20_Link"><text:span text:style-name="Source_20_Text">dis</text:span></text:a>:</text:p>
          <text:list>
            <text:list-item>
              <text:p text:style-name="P126">Deprecate the <text:span text:style-name="Source_20_Text">HAVE_ARGUMENT</text:span> separator. Check membership in <text:a xlink:type="simple" xlink:href="https://docs.python.org/3/library/dis.html#dis.hasarg" text:style-name="Internet_20_link" text:visited-style-name="Visited_20_Internet_20_Link"><text:span text:style-name="Source_20_Text">hasarg</text:span></text:a> instead. (Contributed by Irit Katriel in <text:a xlink:type="simple" xlink:href="https://github.com/python/cpython/issues/109319" text:style-name="Internet_20_link" text:visited-style-name="Visited_20_Internet_20_Link">gh-109319</text:a>.)</text:p>
            </text:list-item>
          </text:list>
        </text:list-item>
        <text:list-item>
          <text:p text:style-name="P126"><text:a xlink:type="simple" xlink:href="https://docs.python.org/3/library/getopt.html#module-getopt" text:style-name="Internet_20_link" text:visited-style-name="Visited_20_Internet_20_Link"><text:span text:style-name="Source_20_Text">getopt</text:span></text:a> and <text:a xlink:type="simple" xlink:href="https://docs.python.org/3/library/optparse.html#module-optparse" text:style-name="Internet_20_link" text:visited-style-name="Visited_20_Internet_20_Link"><text:span text:style-name="Source_20_Text">optparse</text:span></text:a>:</text:p>
          <text:list>
            <text:list-item>
              <text:p text:style-name="P126">Both modules are now <text:a xlink:type="simple" xlink:href="https://docs.python.org/3/glossary.html#term-soft-deprecated" text:style-name="Internet_20_link" text:visited-style-name="Visited_20_Internet_20_Link">soft deprecated</text:a>, with <text:a xlink:type="simple" xlink:href="https://docs.python.org/3/library/argparse.html#module-argparse" text:style-name="Internet_20_link" text:visited-style-name="Visited_20_Internet_20_Link"><text:span text:style-name="Source_20_Text">argparse</text:span></text:a> preferred for new projects. This is a new soft-deprecation for the <text:span text:style-name="Source_20_Text">getopt</text:span> module, whereas the <text:span text:style-name="Source_20_Text">optparse</text:span> module was already <text:span text:style-name="Emphasis">de facto</text:span> soft deprecated. (Contributed by Victor Stinner in <text:a xlink:type="simple" xlink:href="https://github.com/python/cpython/issues/106535" text:style-name="Internet_20_link" text:visited-style-name="Visited_20_Internet_20_Link">gh-106535</text:a>.)</text:p>
            </text:list-item>
          </text:list>
        </text:list-item>
        <text:list-item>
          <text:p text:style-name="P126"><text:a xlink:type="simple" xlink:href="https://docs.python.org/3/library/gettext.html#module-gettext" text:style-name="Internet_20_link" text:visited-style-name="Visited_20_Internet_20_Link"><text:span text:style-name="Source_20_Text">gettext</text:span></text:a>:</text:p>
          <text:list>
            <text:list-item>
              <text:p text:style-name="P126">Deprecate non-integer numbers as arguments to functions and methods that consider plural forms in the <text:span text:style-name="Source_20_Text">gettext</text:span> module, even if no translation was found. (Contributed by Serhiy Storchaka in <text:a xlink:type="simple" xlink:href="https://github.com/python/cpython/issues/88434" text:style-name="Internet_20_link" text:visited-style-name="Visited_20_Internet_20_Link">gh-88434</text:a>.)</text:p>
            </text:list-item>
          </text:list>
        </text:list-item>
        <text:list-item>
          <text:p text:style-name="P126"><text:a xlink:type="simple" xlink:href="https://docs.python.org/3/library/glob.html#module-glob" text:style-name="Internet_20_link" text:visited-style-name="Visited_20_Internet_20_Link"><text:span text:style-name="Source_20_Text">glob</text:span></text:a>:</text:p>
          <text:list>
            <text:list-item>
              <text:p text:style-name="P126">Deprecate the undocumented <text:span text:style-name="Source_20_Text">glob0()</text:span> and <text:span text:style-name="Source_20_Text">glob1()</text:span> functions. Use <text:a xlink:type="simple" xlink:href="https://docs.python.org/3/library/glob.html#glob.glob" text:style-name="Internet_20_link" text:visited-style-name="Visited_20_Internet_20_Link"><text:span text:style-name="Source_20_Text">glob()</text:span></text:a> and pass a <text:a xlink:type="simple" xlink:href="https://docs.python.org/3/glossary.html#term-path-like-object" text:style-name="Internet_20_link" text:visited-style-name="Visited_20_Internet_20_Link">path-like object</text:a> specifying the root directory to the <text:span text:style-name="Emphasis">root_dir</text:span> parameter instead. (Contributed by Barney Gale in <text:a xlink:type="simple" xlink:href="https://github.com/python/cpython/issues/117337" text:style-name="Internet_20_link" text:visited-style-name="Visited_20_Internet_20_Link">gh-117337</text:a>.)</text:p>
            </text:list-item>
          </text:list>
        </text:list-item>
        <text:list-item>
          <text:p text:style-name="P126"><text:a xlink:type="simple" xlink:href="https://docs.python.org/3/library/http.server.html#module-http.server" text:style-name="Internet_20_link" text:visited-style-name="Visited_20_Internet_20_Link"><text:span text:style-name="Source_20_Text">http.server</text:span></text:a>:</text:p>
          <text:list>
            <text:list-item>
              <text:p text:style-name="P126">Deprecate <text:a xlink:type="simple" xlink:href="https://docs.python.org/3/library/http.server.html#http.server.CGIHTTPRequestHandler" text:style-name="Internet_20_link" text:visited-style-name="Visited_20_Internet_20_Link"><text:span text:style-name="Source_20_Text">CGIHTTPRequestHandler</text:span></text:a>, to be removed in Python 3.15. Process-based CGI HTTP servers have been out of favor for a very long time. This code was outdated, unmaintained, and rarely used. It has a high potential for both security and functionality bugs. (Contributed by Gregory P. Smith in <text:a xlink:type="simple" xlink:href="https://github.com/python/cpython/issues/109096" text:style-name="Internet_20_link" text:visited-style-name="Visited_20_Internet_20_Link">gh-109096</text:a>.)</text:p>
            </text:list-item>
            <text:list-item>
              <text:p text:style-name="P126"><text:soft-page-break/>Deprecate the <text:span text:style-name="Source_20_Text">--cgi</text:span> flag to the <text:span text:style-name="Strong_20_Emphasis">python -m http.server</text:span> command-line interface, to be removed in Python 3.15. (Contributed by Gregory P. Smith in <text:a xlink:type="simple" xlink:href="https://github.com/python/cpython/issues/109096" text:style-name="Internet_20_link" text:visited-style-name="Visited_20_Internet_20_Link">gh-109096</text:a>.)</text:p>
            </text:list-item>
          </text:list>
        </text:list-item>
        <text:list-item>
          <text:p text:style-name="P126"><text:a xlink:type="simple" xlink:href="https://docs.python.org/3/library/mimetypes.html#module-mimetypes" text:style-name="Internet_20_link" text:visited-style-name="Visited_20_Internet_20_Link"><text:span text:style-name="Source_20_Text">mimetypes</text:span></text:a>:</text:p>
          <text:list>
            <text:list-item>
              <text:p text:style-name="P126"><text:a xlink:type="simple" xlink:href="https://docs.python.org/3/glossary.html#term-soft-deprecated" text:style-name="Internet_20_link" text:visited-style-name="Visited_20_Internet_20_Link">Soft-deprecate</text:a> file path arguments to <text:a xlink:type="simple" xlink:href="https://docs.python.org/3/library/mimetypes.html#mimetypes.guess_type" text:style-name="Internet_20_link" text:visited-style-name="Visited_20_Internet_20_Link"><text:span text:style-name="Source_20_Text">guess_type()</text:span></text:a>, use <text:a xlink:type="simple" xlink:href="https://docs.python.org/3/library/mimetypes.html#mimetypes.guess_file_type" text:style-name="Internet_20_link" text:visited-style-name="Visited_20_Internet_20_Link"><text:span text:style-name="Source_20_Text">guess_file_type()</text:span></text:a> instead. (Contributed by Serhiy Storchaka in <text:a xlink:type="simple" xlink:href="https://github.com/python/cpython/issues/66543" text:style-name="Internet_20_link" text:visited-style-name="Visited_20_Internet_20_Link">gh-66543</text:a>.)</text:p>
            </text:list-item>
          </text:list>
        </text:list-item>
        <text:list-item>
          <text:p text:style-name="P126"><text:a xlink:type="simple" xlink:href="https://docs.python.org/3/library/re.html#module-re" text:style-name="Internet_20_link" text:visited-style-name="Visited_20_Internet_20_Link"><text:span text:style-name="Source_20_Text">re</text:span></text:a>:</text:p>
          <text:list>
            <text:list-item>
              <text:p text:style-name="P126">Deprecate passing the optional <text:span text:style-name="Emphasis">maxsplit</text:span>, <text:span text:style-name="Emphasis">count</text:span>, or <text:span text:style-name="Emphasis">flags</text:span> arguments as positional arguments to the module-level <text:a xlink:type="simple" xlink:href="https://docs.python.org/3/library/re.html#re.split" text:style-name="Internet_20_link" text:visited-style-name="Visited_20_Internet_20_Link"><text:span text:style-name="Source_20_Text">split()</text:span></text:a>, <text:a xlink:type="simple" xlink:href="https://docs.python.org/3/library/re.html#re.sub" text:style-name="Internet_20_link" text:visited-style-name="Visited_20_Internet_20_Link"><text:span text:style-name="Source_20_Text">sub()</text:span></text:a>, and <text:a xlink:type="simple" xlink:href="https://docs.python.org/3/library/re.html#re.subn" text:style-name="Internet_20_link" text:visited-style-name="Visited_20_Internet_20_Link"><text:span text:style-name="Source_20_Text">subn()</text:span></text:a> functions. These parameters will become <text:a xlink:type="simple" xlink:href="https://docs.python.org/3/glossary.html#keyword-only-parameter" text:style-name="Internet_20_link" text:visited-style-name="Visited_20_Internet_20_Link">keyword-only</text:a> in a future version of Python. (Contributed by Serhiy Storchaka in <text:a xlink:type="simple" xlink:href="https://github.com/python/cpython/issues/56166" text:style-name="Internet_20_link" text:visited-style-name="Visited_20_Internet_20_Link">gh-56166</text:a>.)</text:p>
            </text:list-item>
          </text:list>
        </text:list-item>
        <text:list-item>
          <text:p text:style-name="P126"><text:a xlink:type="simple" xlink:href="https://docs.python.org/3/library/pathlib.html#module-pathlib" text:style-name="Internet_20_link" text:visited-style-name="Visited_20_Internet_20_Link"><text:span text:style-name="Source_20_Text">pathlib</text:span></text:a>:</text:p>
          <text:list>
            <text:list-item>
              <text:p text:style-name="P126">Deprecate <text:a xlink:type="simple" xlink:href="https://docs.python.org/3/library/pathlib.html#pathlib.PurePath.is_reserved" text:style-name="Internet_20_link" text:visited-style-name="Visited_20_Internet_20_Link"><text:span text:style-name="Source_20_Text">PurePath.is_reserved()</text:span></text:a>, to be removed in Python 3.15. Use <text:a xlink:type="simple" xlink:href="https://docs.python.org/3/library/os.path.html#os.path.isreserved" text:style-name="Internet_20_link" text:visited-style-name="Visited_20_Internet_20_Link"><text:span text:style-name="Source_20_Text">os.path.isreserved()</text:span></text:a> to detect reserved paths on Windows. (Contributed by Barney Gale in <text:a xlink:type="simple" xlink:href="https://github.com/python/cpython/issues/88569" text:style-name="Internet_20_link" text:visited-style-name="Visited_20_Internet_20_Link">gh-88569</text:a>.)</text:p>
            </text:list-item>
          </text:list>
        </text:list-item>
        <text:list-item>
          <text:p text:style-name="P126"><text:a xlink:type="simple" xlink:href="https://docs.python.org/3/library/platform.html#module-platform" text:style-name="Internet_20_link" text:visited-style-name="Visited_20_Internet_20_Link"><text:span text:style-name="Source_20_Text">platform</text:span></text:a>:</text:p>
          <text:list>
            <text:list-item>
              <text:p text:style-name="P126">Deprecate <text:a xlink:type="simple" xlink:href="https://docs.python.org/3/library/platform.html#platform.java_ver" text:style-name="Internet_20_link" text:visited-style-name="Visited_20_Internet_20_Link"><text:span text:style-name="Source_20_Text">java_ver()</text:span></text:a>, to be removed in Python 3.15. This function is only useful for Jython support, has a confusing API, and is largely untested. (Contributed by Nikita Sobolev in <text:a xlink:type="simple" xlink:href="https://github.com/python/cpython/issues/116349" text:style-name="Internet_20_link" text:visited-style-name="Visited_20_Internet_20_Link">gh-116349</text:a>.)</text:p>
            </text:list-item>
          </text:list>
        </text:list-item>
        <text:list-item>
          <text:p text:style-name="P126"><text:a xlink:type="simple" xlink:href="https://docs.python.org/3/library/pydoc.html#module-pydoc" text:style-name="Internet_20_link" text:visited-style-name="Visited_20_Internet_20_Link"><text:span text:style-name="Source_20_Text">pydoc</text:span></text:a>:</text:p>
          <text:list>
            <text:list-item>
              <text:p text:style-name="P126">Deprecate the undocumented <text:span text:style-name="Source_20_Text">ispackage()</text:span> function. (Contributed by Zackery Spytz in <text:a xlink:type="simple" xlink:href="https://github.com/python/cpython/issues/64020" text:style-name="Internet_20_link" text:visited-style-name="Visited_20_Internet_20_Link">gh-64020</text:a>.)</text:p>
            </text:list-item>
          </text:list>
        </text:list-item>
        <text:list-item>
          <text:p text:style-name="P126"><text:a xlink:type="simple" xlink:href="https://docs.python.org/3/library/sqlite3.html#module-sqlite3" text:style-name="Internet_20_link" text:visited-style-name="Visited_20_Internet_20_Link"><text:span text:style-name="Source_20_Text">sqlite3</text:span></text:a>:</text:p>
          <text:list>
            <text:list-item>
              <text:p text:style-name="P126">Deprecate passing more than one positional argument to the <text:a xlink:type="simple" xlink:href="https://docs.python.org/3/library/sqlite3.html#sqlite3.connect" text:style-name="Internet_20_link" text:visited-style-name="Visited_20_Internet_20_Link"><text:span text:style-name="Source_20_Text">connect()</text:span></text:a> function and the <text:a xlink:type="simple" xlink:href="https://docs.python.org/3/library/sqlite3.html#sqlite3.Connection" text:style-name="Internet_20_link" text:visited-style-name="Visited_20_Internet_20_Link"><text:span text:style-name="Source_20_Text">Connection</text:span></text:a> constructor. The remaining parameters will become keyword-only in Python 3.15. (Contributed by Erlend E. Aasland in <text:a xlink:type="simple" xlink:href="https://github.com/python/cpython/issues/107948" text:style-name="Internet_20_link" text:visited-style-name="Visited_20_Internet_20_Link">gh-107948</text:a>.)</text:p>
            </text:list-item>
            <text:list-item>
              <text:p text:style-name="P126">Deprecate passing name, number of arguments, and the callable as keyword arguments for <text:a xlink:type="simple" xlink:href="https://docs.python.org/3/library/sqlite3.html#sqlite3.Connection.create_function" text:style-name="Internet_20_link" text:visited-style-name="Visited_20_Internet_20_Link"><text:span text:style-name="Source_20_Text">Connection.create_function()</text:span></text:a> and <text:a xlink:type="simple" xlink:href="https://docs.python.org/3/library/sqlite3.html#sqlite3.Connection.create_aggregate" text:style-name="Internet_20_link" text:visited-style-name="Visited_20_Internet_20_Link"><text:span text:style-name="Source_20_Text">Connection.create_aggregate()</text:span></text:a> These parameters will become positional-only in Python 3.15. (Contributed by Erlend E. Aasland in <text:a xlink:type="simple" xlink:href="https://github.com/python/cpython/issues/108278" text:style-name="Internet_20_link" text:visited-style-name="Visited_20_Internet_20_Link">gh-108278</text:a>.)</text:p>
            </text:list-item>
            <text:list-item>
              <text:p text:style-name="P126">Deprecate passing the callback callable by keyword for the <text:a xlink:type="simple" xlink:href="https://docs.python.org/3/library/sqlite3.html#sqlite3.Connection.set_authorizer" text:style-name="Internet_20_link" text:visited-style-name="Visited_20_Internet_20_Link"><text:span text:style-name="Source_20_Text">set_authorizer()</text:span></text:a>, <text:a xlink:type="simple" xlink:href="https://docs.python.org/3/library/sqlite3.html#sqlite3.Connection.set_progress_handler" text:style-name="Internet_20_link" text:visited-style-name="Visited_20_Internet_20_Link"><text:span text:style-name="Source_20_Text">set_progress_handler()</text:span></text:a>, and <text:a xlink:type="simple" xlink:href="https://docs.python.org/3/library/sqlite3.html#sqlite3.Connection.set_trace_callback" text:style-name="Internet_20_link" text:visited-style-name="Visited_20_Internet_20_Link"><text:span text:style-name="Source_20_Text">set_trace_callback()</text:span></text:a> <text:a xlink:type="simple" xlink:href="https://docs.python.org/3/library/sqlite3.html#sqlite3.Connection" text:style-name="Internet_20_link" text:visited-style-name="Visited_20_Internet_20_Link"><text:span text:style-name="Source_20_Text">Connection</text:span></text:a> methods. The callback callables will become positional-only in Python 3.15. (Contributed by Erlend E. Aasland in <text:a xlink:type="simple" xlink:href="https://github.com/python/cpython/issues/108278" text:style-name="Internet_20_link" text:visited-style-name="Visited_20_Internet_20_Link">gh-108278</text:a>.)</text:p>
            </text:list-item>
          </text:list>
        </text:list-item>
        <text:list-item>
          <text:p text:style-name="P126"><text:a xlink:type="simple" xlink:href="https://docs.python.org/3/library/sys.html#module-sys" text:style-name="Internet_20_link" text:visited-style-name="Visited_20_Internet_20_Link"><text:soft-page-break/><text:span text:style-name="Source_20_Text">sys</text:span></text:a>:</text:p>
          <text:list>
            <text:list-item>
              <text:p text:style-name="P127">Deprecate the <text:a xlink:type="simple" xlink:href="https://docs.python.org/3/library/sys.html#sys._enablelegacywindowsfsencoding" text:style-name="Internet_20_link" text:visited-style-name="Visited_20_Internet_20_Link"><text:span text:style-name="Source_20_Text">_enablelegacywindowsfsencoding()</text:span></text:a> function, to be removed in Python 3.16. Use the <text:bookmark text:name="index-43"/><text:a xlink:type="simple" xlink:href="https://docs.python.org/3/using/cmdline.html#envvar-PYTHONLEGACYWINDOWSFSENCODING" text:style-name="Internet_20_link" text:visited-style-name="Visited_20_Internet_20_Link"><text:span text:style-name="Source_20_Text">PYTHONLEGACYWINDOWSFSENCODING</text:span></text:a> environment variable instead. (Contributed by Inada Naoki in <text:a xlink:type="simple" xlink:href="https://github.com/python/cpython/issues/73427" text:style-name="Internet_20_link" text:visited-style-name="Visited_20_Internet_20_Link">gh-73427</text:a>.)</text:p>
            </text:list-item>
          </text:list>
        </text:list-item>
        <text:list-item>
          <text:p text:style-name="P126"><text:a xlink:type="simple" xlink:href="https://docs.python.org/3/library/tarfile.html#module-tarfile" text:style-name="Internet_20_link" text:visited-style-name="Visited_20_Internet_20_Link"><text:span text:style-name="Source_20_Text">tarfile</text:span></text:a>:</text:p>
          <text:list>
            <text:list-item>
              <text:p text:style-name="P126">Deprecate the undocumented and unused <text:span text:style-name="Source_20_Text">TarFile.tarfile</text:span> attribute, to be removed in Python 3.16. (Contributed in <text:a xlink:type="simple" xlink:href="https://github.com/python/cpython/issues/115256" text:style-name="Internet_20_link" text:visited-style-name="Visited_20_Internet_20_Link">gh-115256</text:a>.)</text:p>
            </text:list-item>
          </text:list>
        </text:list-item>
        <text:list-item>
          <text:p text:style-name="P126"><text:a xlink:type="simple" xlink:href="https://docs.python.org/3/library/traceback.html#module-traceback" text:style-name="Internet_20_link" text:visited-style-name="Visited_20_Internet_20_Link"><text:span text:style-name="Source_20_Text">traceback</text:span></text:a>:</text:p>
          <text:list>
            <text:list-item>
              <text:p text:style-name="P126">Deprecate the <text:a xlink:type="simple" xlink:href="https://docs.python.org/3/library/traceback.html#traceback.TracebackException.exc_type" text:style-name="Internet_20_link" text:visited-style-name="Visited_20_Internet_20_Link"><text:span text:style-name="Source_20_Text">TracebackException.exc_type</text:span></text:a> attribute. Use <text:a xlink:type="simple" xlink:href="https://docs.python.org/3/library/traceback.html#traceback.TracebackException.exc_type_str" text:style-name="Internet_20_link" text:visited-style-name="Visited_20_Internet_20_Link"><text:span text:style-name="Source_20_Text">TracebackException.exc_type_str</text:span></text:a> instead. (Contributed by Irit Katriel in <text:a xlink:type="simple" xlink:href="https://github.com/python/cpython/issues/112332" text:style-name="Internet_20_link" text:visited-style-name="Visited_20_Internet_20_Link">gh-112332</text:a>.)</text:p>
            </text:list-item>
          </text:list>
        </text:list-item>
        <text:list-item>
          <text:p text:style-name="P126"><text:a xlink:type="simple" xlink:href="https://docs.python.org/3/library/typing.html#module-typing" text:style-name="Internet_20_link" text:visited-style-name="Visited_20_Internet_20_Link"><text:span text:style-name="Source_20_Text">typing</text:span></text:a>:</text:p>
          <text:list>
            <text:list-item>
              <text:p text:style-name="P126">Deprecate the undocumented keyword argument syntax for creating <text:a xlink:type="simple" xlink:href="https://docs.python.org/3/library/typing.html#typing.NamedTuple" text:style-name="Internet_20_link" text:visited-style-name="Visited_20_Internet_20_Link"><text:span text:style-name="Source_20_Text">NamedTuple</text:span></text:a> classes (e.g. <text:span text:style-name="Source_20_Text">Point = NamedTuple("Point", x=int, y=int)</text:span>), to be removed in Python 3.15. Use the class-based syntax or the functional syntax instead. (Contributed by Alex Waygood in <text:a xlink:type="simple" xlink:href="https://github.com/python/cpython/issues/105566" text:style-name="Internet_20_link" text:visited-style-name="Visited_20_Internet_20_Link">gh-105566</text:a>.)</text:p>
            </text:list-item>
            <text:list-item>
              <text:p text:style-name="P126">Deprecate omitting the <text:span text:style-name="Emphasis">fields</text:span> parameter when creating a <text:a xlink:type="simple" xlink:href="https://docs.python.org/3/library/typing.html#typing.NamedTuple" text:style-name="Internet_20_link" text:visited-style-name="Visited_20_Internet_20_Link"><text:span text:style-name="Source_20_Text">NamedTuple</text:span></text:a> or <text:a xlink:type="simple" xlink:href="https://docs.python.org/3/library/typing.html#typing.TypedDict" text:style-name="Internet_20_link" text:visited-style-name="Visited_20_Internet_20_Link"><text:span text:style-name="Source_20_Text">typing.TypedDict</text:span></text:a> class, and deprecate passing <text:span text:style-name="Source_20_Text">None</text:span> to the <text:span text:style-name="Emphasis">fields</text:span> parameter of both types. Python 3.15 will require a valid sequence for the <text:span text:style-name="Emphasis">fields</text:span> parameter. To create a NamedTuple class with zero fields, use <text:span text:style-name="Source_20_Text">class NT(NamedTuple): pass</text:span> or <text:span text:style-name="Source_20_Text">NT = NamedTuple("NT", ())</text:span>. To create a TypedDict class with zero fields, use <text:span text:style-name="Source_20_Text">class TD(TypedDict): pass</text:span> or <text:span text:style-name="Source_20_Text">TD = TypedDict("TD", {})</text:span>. (Contributed by Alex Waygood in <text:a xlink:type="simple" xlink:href="https://github.com/python/cpython/issues/105566" text:style-name="Internet_20_link" text:visited-style-name="Visited_20_Internet_20_Link">gh-105566</text:a> and <text:a xlink:type="simple" xlink:href="https://github.com/python/cpython/issues/105570" text:style-name="Internet_20_link" text:visited-style-name="Visited_20_Internet_20_Link">gh-105570</text:a>.)</text:p>
            </text:list-item>
            <text:list-item>
              <text:p text:style-name="P126">Deprecate the <text:a xlink:type="simple" xlink:href="https://docs.python.org/3/library/typing.html#typing.no_type_check_decorator" text:style-name="Internet_20_link" text:visited-style-name="Visited_20_Internet_20_Link"><text:span text:style-name="Source_20_Text">typing.no_type_check_decorator()</text:span></text:a> decorator function, to be removed in in Python 3.15. After eight years in the <text:a xlink:type="simple" xlink:href="https://docs.python.org/3/library/typing.html#module-typing" text:style-name="Internet_20_link" text:visited-style-name="Visited_20_Internet_20_Link"><text:span text:style-name="Source_20_Text">typing</text:span></text:a> module, it has yet to be supported by any major type checker. (Contributed by Alex Waygood in <text:a xlink:type="simple" xlink:href="https://github.com/python/cpython/issues/106309" text:style-name="Internet_20_link" text:visited-style-name="Visited_20_Internet_20_Link">gh-106309</text:a>.)</text:p>
            </text:list-item>
            <text:list-item>
              <text:p text:style-name="P126">Deprecate <text:a xlink:type="simple" xlink:href="https://docs.python.org/3/library/typing.html#typing.AnyStr" text:style-name="Internet_20_link" text:visited-style-name="Visited_20_Internet_20_Link"><text:span text:style-name="Source_20_Text">typing.AnyStr</text:span></text:a>. In Python 3.16, it will be removed from <text:span text:style-name="Source_20_Text">typing.__all__</text:span>, and a <text:a xlink:type="simple" xlink:href="https://docs.python.org/3/library/exceptions.html#DeprecationWarning" text:style-name="Internet_20_link" text:visited-style-name="Visited_20_Internet_20_Link"><text:span text:style-name="Source_20_Text">DeprecationWarning</text:span></text:a> will be emitted at runtime when it is imported or accessed. It will be removed entirely in Python 3.18. Use the new <text:a xlink:type="simple" xlink:href="https://docs.python.org/3/reference/compound_stmts.html#type-params" text:style-name="Internet_20_link" text:visited-style-name="Visited_20_Internet_20_Link">type parameter syntax</text:a> instead. (Contributed by Michael The in <text:a xlink:type="simple" xlink:href="https://github.com/python/cpython/issues/107116" text:style-name="Internet_20_link" text:visited-style-name="Visited_20_Internet_20_Link">gh-107116</text:a>.)</text:p>
            </text:list-item>
          </text:list>
        </text:list-item>
        <text:list-item>
          <text:p text:style-name="P126"><text:a xlink:type="simple" xlink:href="https://docs.python.org/3/library/wave.html#module-wave" text:style-name="Internet_20_link" text:visited-style-name="Visited_20_Internet_20_Link"><text:span text:style-name="Source_20_Text">wave</text:span></text:a>:</text:p>
          <text:list>
            <text:list-item>
              <text:p text:style-name="P126">Deprecate the <text:a xlink:type="simple" xlink:href="https://docs.python.org/3/library/wave.html#wave.Wave_read.getmark" text:style-name="Internet_20_link" text:visited-style-name="Visited_20_Internet_20_Link"><text:span text:style-name="Source_20_Text">getmark()</text:span></text:a>, <text:span text:style-name="Source_20_Text">setmark()</text:span>, and <text:a xlink:type="simple" xlink:href="https://docs.python.org/3/library/wave.html#wave.Wave_read.getmarkers" text:style-name="Internet_20_link" text:visited-style-name="Visited_20_Internet_20_Link"><text:span text:style-name="Source_20_Text">getmarkers()</text:span></text:a> methods of the <text:a xlink:type="simple" xlink:href="https://docs.python.org/3/library/wave.html#wave.Wave_read" text:style-name="Internet_20_link" text:visited-style-name="Visited_20_Internet_20_Link"><text:span text:style-name="Source_20_Text">Wave_read</text:span></text:a> and <text:a xlink:type="simple" xlink:href="https://docs.python.org/3/library/wave.html#wave.Wave_write" text:style-name="Internet_20_link" text:visited-style-name="Visited_20_Internet_20_Link"><text:span text:style-name="Source_20_Text">Wave_write</text:span></text:a> classes, to be removed in Python 3.15. (Contributed by Victor Stinner in <text:a xlink:type="simple" xlink:href="https://github.com/python/cpython/issues/105096" text:style-name="Internet_20_link" text:visited-style-name="Visited_20_Internet_20_Link">gh-105096</text:a>.)</text:p>
            </text:list-item>
          </text:list>
        </text:list-item>
      </text:list>
      <text:h text:style-name="Heading_20_3" text:outline-level="3"><text:soft-page-break/>Pending Removal in Python 3.14</text:h>
      <text:list text:style-name="L86">
        <text:list-item>
          <text:p text:style-name="P128">The import system:</text:p>
          <text:list>
            <text:list-item>
              <text:p text:style-name="P128">Setting <text:a xlink:type="simple" xlink:href="https://docs.python.org/3/reference/datamodel.html#module.__loader__" text:style-name="Internet_20_link" text:visited-style-name="Visited_20_Internet_20_Link"><text:span text:style-name="Source_20_Text">__loader__</text:span></text:a> on a module while failing to set <text:a xlink:type="simple" xlink:href="https://docs.python.org/3/library/importlib.html#importlib.machinery.ModuleSpec.loader" text:style-name="Internet_20_link" text:visited-style-name="Visited_20_Internet_20_Link"><text:span text:style-name="Source_20_Text">__spec__.loader</text:span></text:a> is deprecated. In Python 3.14, <text:span text:style-name="Source_20_Text">__loader__</text:span> will cease to be set or taken into consideration by the import system or the standard library.</text:p>
            </text:list-item>
          </text:list>
        </text:list-item>
        <text:list-item>
          <text:p text:style-name="P128"><text:a xlink:type="simple" xlink:href="https://docs.python.org/3/library/argparse.html#module-argparse" text:style-name="Internet_20_link" text:visited-style-name="Visited_20_Internet_20_Link"><text:span text:style-name="Source_20_Text">argparse</text:span></text:a>: The <text:span text:style-name="Emphasis">type</text:span>, <text:span text:style-name="Emphasis">choices</text:span>, and <text:span text:style-name="Emphasis">metavar</text:span> parameters of <text:span text:style-name="Source_20_Text">argparse.BooleanOptionalAction</text:span> are deprecated and will be removed in 3.14. (Contributed by Nikita Sobolev in <text:a xlink:type="simple" xlink:href="https://github.com/python/cpython/issues/92248" text:style-name="Internet_20_link" text:visited-style-name="Visited_20_Internet_20_Link">gh-92248</text:a>.)</text:p>
        </text:list-item>
        <text:list-item>
          <text:p text:style-name="P128"><text:a xlink:type="simple" xlink:href="https://docs.python.org/3/library/ast.html#module-ast" text:style-name="Internet_20_link" text:visited-style-name="Visited_20_Internet_20_Link"><text:span text:style-name="Source_20_Text">ast</text:span></text:a>: The following features have been deprecated in documentation since Python 3.8, now cause a <text:a xlink:type="simple" xlink:href="https://docs.python.org/3/library/exceptions.html#DeprecationWarning" text:style-name="Internet_20_link" text:visited-style-name="Visited_20_Internet_20_Link"><text:span text:style-name="Source_20_Text">DeprecationWarning</text:span></text:a> to be emitted at runtime when they are accessed or used, and will be removed in Python 3.14:</text:p>
          <text:list>
            <text:list-item>
              <text:p text:style-name="P128"><text:span text:style-name="Source_20_Text">ast.Num</text:span></text:p>
            </text:list-item>
            <text:list-item>
              <text:p text:style-name="P128"><text:span text:style-name="Source_20_Text">ast.Str</text:span></text:p>
            </text:list-item>
            <text:list-item>
              <text:p text:style-name="P128"><text:span text:style-name="Source_20_Text">ast.Bytes</text:span></text:p>
            </text:list-item>
            <text:list-item>
              <text:p text:style-name="P128"><text:span text:style-name="Source_20_Text">ast.NameConstant</text:span></text:p>
            </text:list-item>
            <text:list-item>
              <text:p text:style-name="P128"><text:span text:style-name="Source_20_Text">ast.Ellipsis</text:span></text:p>
            </text:list-item>
          </text:list>
          <text:p text:style-name="P128">Use <text:a xlink:type="simple" xlink:href="https://docs.python.org/3/library/ast.html#ast.Constant" text:style-name="Internet_20_link" text:visited-style-name="Visited_20_Internet_20_Link"><text:span text:style-name="Source_20_Text">ast.Constant</text:span></text:a> instead. (Contributed by Serhiy Storchaka in <text:a xlink:type="simple" xlink:href="https://github.com/python/cpython/issues/90953" text:style-name="Internet_20_link" text:visited-style-name="Visited_20_Internet_20_Link">gh-90953</text:a>.)</text:p>
        </text:list-item>
        <text:list-item>
          <text:p text:style-name="P128"><text:a xlink:type="simple" xlink:href="https://docs.python.org/3/library/asyncio.html#module-asyncio" text:style-name="Internet_20_link" text:visited-style-name="Visited_20_Internet_20_Link"><text:span text:style-name="Source_20_Text">asyncio</text:span></text:a>:</text:p>
          <text:list>
            <text:list-item>
              <text:p text:style-name="P128">The child watcher classes <text:a xlink:type="simple" xlink:href="https://docs.python.org/3/library/asyncio-policy.html#asyncio.MultiLoopChildWatcher" text:style-name="Internet_20_link" text:visited-style-name="Visited_20_Internet_20_Link"><text:span text:style-name="Source_20_Text">MultiLoopChildWatcher</text:span></text:a>, <text:a xlink:type="simple" xlink:href="https://docs.python.org/3/library/asyncio-policy.html#asyncio.FastChildWatcher" text:style-name="Internet_20_link" text:visited-style-name="Visited_20_Internet_20_Link"><text:span text:style-name="Source_20_Text">FastChildWatcher</text:span></text:a>, <text:a xlink:type="simple" xlink:href="https://docs.python.org/3/library/asyncio-policy.html#asyncio.AbstractChildWatcher" text:style-name="Internet_20_link" text:visited-style-name="Visited_20_Internet_20_Link"><text:span text:style-name="Source_20_Text">AbstractChildWatcher</text:span></text:a> and <text:a xlink:type="simple" xlink:href="https://docs.python.org/3/library/asyncio-policy.html#asyncio.SafeChildWatcher" text:style-name="Internet_20_link" text:visited-style-name="Visited_20_Internet_20_Link"><text:span text:style-name="Source_20_Text">SafeChildWatcher</text:span></text:a> are deprecated and will be removed in Python 3.14. (Contributed by Kumar Aditya in <text:a xlink:type="simple" xlink:href="https://github.com/python/cpython/issues/94597" text:style-name="Internet_20_link" text:visited-style-name="Visited_20_Internet_20_Link">gh-94597</text:a>.)</text:p>
            </text:list-item>
            <text:list-item>
              <text:p text:style-name="P128"><text:a xlink:type="simple" xlink:href="https://docs.python.org/3/library/asyncio-policy.html#asyncio.set_child_watcher" text:style-name="Internet_20_link" text:visited-style-name="Visited_20_Internet_20_Link"><text:span text:style-name="Source_20_Text">asyncio.set_child_watcher()</text:span></text:a>, <text:a xlink:type="simple" xlink:href="https://docs.python.org/3/library/asyncio-policy.html#asyncio.get_child_watcher" text:style-name="Internet_20_link" text:visited-style-name="Visited_20_Internet_20_Link"><text:span text:style-name="Source_20_Text">asyncio.get_child_watcher()</text:span></text:a>, <text:a xlink:type="simple" xlink:href="https://docs.python.org/3/library/asyncio-policy.html#asyncio.AbstractEventLoopPolicy.set_child_watcher" text:style-name="Internet_20_link" text:visited-style-name="Visited_20_Internet_20_Link"><text:span text:style-name="Source_20_Text">asyncio.AbstractEventLoopPolicy.set_child_watcher()</text:span></text:a> and <text:a xlink:type="simple" xlink:href="https://docs.python.org/3/library/asyncio-policy.html#asyncio.AbstractEventLoopPolicy.get_child_watcher" text:style-name="Internet_20_link" text:visited-style-name="Visited_20_Internet_20_Link"><text:span text:style-name="Source_20_Text">asyncio.AbstractEventLoopPolicy.get_child_watcher()</text:span></text:a> are deprecated and will be removed in Python 3.14. (Contributed by Kumar Aditya in <text:a xlink:type="simple" xlink:href="https://github.com/python/cpython/issues/94597" text:style-name="Internet_20_link" text:visited-style-name="Visited_20_Internet_20_Link">gh-94597</text:a>.)</text:p>
            </text:list-item>
            <text:list-item>
              <text:p text:style-name="P128">The <text:a xlink:type="simple" xlink:href="https://docs.python.org/3/library/asyncio-eventloop.html#asyncio.get_event_loop" text:style-name="Internet_20_link" text:visited-style-name="Visited_20_Internet_20_Link"><text:span text:style-name="Source_20_Text">get_event_loop()</text:span></text:a> method of the default event loop policy now emits a <text:a xlink:type="simple" xlink:href="https://docs.python.org/3/library/exceptions.html#DeprecationWarning" text:style-name="Internet_20_link" text:visited-style-name="Visited_20_Internet_20_Link"><text:span text:style-name="Source_20_Text">DeprecationWarning</text:span></text:a> if there is no current event loop set and it decides to create one. (Contributed by Serhiy Storchaka and Guido van Rossum in <text:a xlink:type="simple" xlink:href="https://github.com/python/cpython/issues/100160" text:style-name="Internet_20_link" text:visited-style-name="Visited_20_Internet_20_Link">gh-100160</text:a>.)</text:p>
            </text:list-item>
          </text:list>
        </text:list-item>
        <text:list-item>
          <text:p text:style-name="P128"><text:a xlink:type="simple" xlink:href="https://docs.python.org/3/library/collections.abc.html#module-collections.abc" text:style-name="Internet_20_link" text:visited-style-name="Visited_20_Internet_20_Link"><text:span text:style-name="Source_20_Text">collections.abc</text:span></text:a>: Deprecated <text:a xlink:type="simple" xlink:href="https://docs.python.org/3/library/collections.abc.html#collections.abc.ByteString" text:style-name="Internet_20_link" text:visited-style-name="Visited_20_Internet_20_Link"><text:span text:style-name="Source_20_Text">ByteString</text:span></text:a>. Prefer <text:span text:style-name="Source_20_Text">Sequence</text:span> or <text:a xlink:type="simple" xlink:href="https://docs.python.org/3/library/collections.abc.html#collections.abc.Buffer" text:style-name="Internet_20_link" text:visited-style-name="Visited_20_Internet_20_Link"><text:span text:style-name="Source_20_Text">Buffer</text:span></text:a>. For use in typing, prefer a union, like <text:span text:style-name="Source_20_Text">bytes | bytearray</text:span>, or <text:a xlink:type="simple" xlink:href="https://docs.python.org/3/library/collections.abc.html#collections.abc.Buffer" text:style-name="Internet_20_link" text:visited-style-name="Visited_20_Internet_20_Link"><text:span text:style-name="Source_20_Text">collections.abc.Buffer</text:span></text:a>. (Contributed by Shantanu Jain in <text:a xlink:type="simple" xlink:href="https://github.com/python/cpython/issues/91896" text:style-name="Internet_20_link" text:visited-style-name="Visited_20_Internet_20_Link">gh-91896</text:a>.)</text:p>
        </text:list-item>
        <text:list-item>
          <text:p text:style-name="P128"><text:a xlink:type="simple" xlink:href="https://docs.python.org/3/library/email.html#module-email" text:style-name="Internet_20_link" text:visited-style-name="Visited_20_Internet_20_Link"><text:soft-page-break/><text:span text:style-name="Source_20_Text">email</text:span></text:a>: Deprecated the <text:span text:style-name="Emphasis">isdst</text:span> parameter in <text:a xlink:type="simple" xlink:href="https://docs.python.org/3/library/email.utils.html#email.utils.localtime" text:style-name="Internet_20_link" text:visited-style-name="Visited_20_Internet_20_Link"><text:span text:style-name="Source_20_Text">email.utils.localtime()</text:span></text:a>. (Contributed by Alan Williams in <text:a xlink:type="simple" xlink:href="https://github.com/python/cpython/issues/72346" text:style-name="Internet_20_link" text:visited-style-name="Visited_20_Internet_20_Link">gh-72346</text:a>.)</text:p>
        </text:list-item>
        <text:list-item>
          <text:p text:style-name="P128"><text:a xlink:type="simple" xlink:href="https://docs.python.org/3/library/importlib.html#module-importlib.abc" text:style-name="Internet_20_link" text:visited-style-name="Visited_20_Internet_20_Link"><text:span text:style-name="Source_20_Text">importlib.abc</text:span></text:a> deprecated classes:</text:p>
          <text:list>
            <text:list-item>
              <text:p text:style-name="P128"><text:span text:style-name="Source_20_Text">importlib.abc.ResourceReader</text:span></text:p>
            </text:list-item>
            <text:list-item>
              <text:p text:style-name="P128"><text:span text:style-name="Source_20_Text">importlib.abc.Traversable</text:span></text:p>
            </text:list-item>
            <text:list-item>
              <text:p text:style-name="P128"><text:span text:style-name="Source_20_Text">importlib.abc.TraversableResources</text:span></text:p>
            </text:list-item>
          </text:list>
          <text:p text:style-name="P128">Use <text:a xlink:type="simple" xlink:href="https://docs.python.org/3/library/importlib.resources.abc.html#module-importlib.resources.abc" text:style-name="Internet_20_link" text:visited-style-name="Visited_20_Internet_20_Link"><text:span text:style-name="Source_20_Text">importlib.resources.abc</text:span></text:a> classes instead:</text:p>
          <text:list text:continue-numbering="true">
            <text:list-item>
              <text:p text:style-name="P128"><text:a xlink:type="simple" xlink:href="https://docs.python.org/3/library/importlib.resources.abc.html#importlib.resources.abc.Traversable" text:style-name="Internet_20_link" text:visited-style-name="Visited_20_Internet_20_Link"><text:span text:style-name="Source_20_Text">importlib.resources.abc.Traversable</text:span></text:a></text:p>
            </text:list-item>
            <text:list-item>
              <text:p text:style-name="P128"><text:a xlink:type="simple" xlink:href="https://docs.python.org/3/library/importlib.resources.abc.html#importlib.resources.abc.TraversableResources" text:style-name="Internet_20_link" text:visited-style-name="Visited_20_Internet_20_Link"><text:span text:style-name="Source_20_Text">importlib.resources.abc.TraversableResources</text:span></text:a></text:p>
            </text:list-item>
          </text:list>
          <text:p text:style-name="P128">(Contributed by Jason R. Coombs and Hugo van Kemenade in <text:a xlink:type="simple" xlink:href="https://github.com/python/cpython/issues/93963" text:style-name="Internet_20_link" text:visited-style-name="Visited_20_Internet_20_Link">gh-93963</text:a>.)</text:p>
        </text:list-item>
        <text:list-item>
          <text:p text:style-name="P128"><text:a xlink:type="simple" xlink:href="https://docs.python.org/3/library/itertools.html#module-itertools" text:style-name="Internet_20_link" text:visited-style-name="Visited_20_Internet_20_Link"><text:span text:style-name="Source_20_Text">itertools</text:span></text:a> had undocumented, inefficient, historically buggy, and inconsistent support for copy, deepcopy, and pickle operations. This will be removed in 3.14 for a significant reduction in code volume and maintenance burden. (Contributed by Raymond Hettinger in <text:a xlink:type="simple" xlink:href="https://github.com/python/cpython/issues/101588" text:style-name="Internet_20_link" text:visited-style-name="Visited_20_Internet_20_Link">gh-101588</text:a>.)</text:p>
        </text:list-item>
        <text:list-item>
          <text:p text:style-name="P128"><text:a xlink:type="simple" xlink:href="https://docs.python.org/3/library/multiprocessing.html#module-multiprocessing" text:style-name="Internet_20_link" text:visited-style-name="Visited_20_Internet_20_Link"><text:span text:style-name="Source_20_Text">multiprocessing</text:span></text:a>: The default start method will change to a safer one on Linux, BSDs, and other non-macOS POSIX platforms where <text:span text:style-name="Source_20_Text">'fork'</text:span> is currently the default (<text:a xlink:type="simple" xlink:href="https://github.com/python/cpython/issues/84559" text:style-name="Internet_20_link" text:visited-style-name="Visited_20_Internet_20_Link">gh-84559</text:a>). Adding a runtime warning about this was deemed too disruptive as the majority of code is not expected to care. Use the <text:a xlink:type="simple" xlink:href="https://docs.python.org/3/library/multiprocessing.html#multiprocessing.get_context" text:style-name="Internet_20_link" text:visited-style-name="Visited_20_Internet_20_Link"><text:span text:style-name="Source_20_Text">get_context()</text:span></text:a> or <text:a xlink:type="simple" xlink:href="https://docs.python.org/3/library/multiprocessing.html#multiprocessing.set_start_method" text:style-name="Internet_20_link" text:visited-style-name="Visited_20_Internet_20_Link"><text:span text:style-name="Source_20_Text">set_start_method()</text:span></text:a> APIs to explicitly specify when your code <text:span text:style-name="Emphasis">requires</text:span> <text:span text:style-name="Source_20_Text">'fork'</text:span>. See <text:a xlink:type="simple" xlink:href="https://docs.python.org/3/library/multiprocessing.html#multiprocessing-start-methods" text:style-name="Internet_20_link" text:visited-style-name="Visited_20_Internet_20_Link">Contexts and start methods</text:a>.</text:p>
        </text:list-item>
        <text:list-item>
          <text:p text:style-name="P128"><text:a xlink:type="simple" xlink:href="https://docs.python.org/3/library/pathlib.html#module-pathlib" text:style-name="Internet_20_link" text:visited-style-name="Visited_20_Internet_20_Link"><text:span text:style-name="Source_20_Text">pathlib</text:span></text:a>: <text:a xlink:type="simple" xlink:href="https://docs.python.org/3/library/pathlib.html#pathlib.PurePath.is_relative_to" text:style-name="Internet_20_link" text:visited-style-name="Visited_20_Internet_20_Link"><text:span text:style-name="Source_20_Text">is_relative_to()</text:span></text:a> and <text:a xlink:type="simple" xlink:href="https://docs.python.org/3/library/pathlib.html#pathlib.PurePath.relative_to" text:style-name="Internet_20_link" text:visited-style-name="Visited_20_Internet_20_Link"><text:span text:style-name="Source_20_Text">relative_to()</text:span></text:a>: passing additional arguments is deprecated.</text:p>
        </text:list-item>
        <text:list-item>
          <text:p text:style-name="P128"><text:a xlink:type="simple" xlink:href="https://docs.python.org/3/library/pkgutil.html#module-pkgutil" text:style-name="Internet_20_link" text:visited-style-name="Visited_20_Internet_20_Link"><text:span text:style-name="Source_20_Text">pkgutil</text:span></text:a>: <text:a xlink:type="simple" xlink:href="https://docs.python.org/3/library/pkgutil.html#pkgutil.find_loader" text:style-name="Internet_20_link" text:visited-style-name="Visited_20_Internet_20_Link"><text:span text:style-name="Source_20_Text">find_loader()</text:span></text:a> and <text:a xlink:type="simple" xlink:href="https://docs.python.org/3/library/pkgutil.html#pkgutil.get_loader" text:style-name="Internet_20_link" text:visited-style-name="Visited_20_Internet_20_Link"><text:span text:style-name="Source_20_Text">get_loader()</text:span></text:a> now raise <text:a xlink:type="simple" xlink:href="https://docs.python.org/3/library/exceptions.html#DeprecationWarning" text:style-name="Internet_20_link" text:visited-style-name="Visited_20_Internet_20_Link"><text:span text:style-name="Source_20_Text">DeprecationWarning</text:span></text:a>; use <text:a xlink:type="simple" xlink:href="https://docs.python.org/3/library/importlib.html#importlib.util.find_spec" text:style-name="Internet_20_link" text:visited-style-name="Visited_20_Internet_20_Link"><text:span text:style-name="Source_20_Text">importlib.util.find_spec()</text:span></text:a> instead. (Contributed by Nikita Sobolev in <text:a xlink:type="simple" xlink:href="https://github.com/python/cpython/issues/97850" text:style-name="Internet_20_link" text:visited-style-name="Visited_20_Internet_20_Link">gh-97850</text:a>.)</text:p>
        </text:list-item>
        <text:list-item>
          <text:p text:style-name="P128"><text:a xlink:type="simple" xlink:href="https://docs.python.org/3/library/pty.html#module-pty" text:style-name="Internet_20_link" text:visited-style-name="Visited_20_Internet_20_Link"><text:span text:style-name="Source_20_Text">pty</text:span></text:a>:</text:p>
          <text:list>
            <text:list-item>
              <text:p text:style-name="P128"><text:span text:style-name="Source_20_Text">master_open()</text:span>: use <text:a xlink:type="simple" xlink:href="https://docs.python.org/3/library/pty.html#pty.openpty" text:style-name="Internet_20_link" text:visited-style-name="Visited_20_Internet_20_Link"><text:span text:style-name="Source_20_Text">pty.openpty()</text:span></text:a>.</text:p>
            </text:list-item>
            <text:list-item>
              <text:p text:style-name="P128"><text:span text:style-name="Source_20_Text">slave_open()</text:span>: use <text:a xlink:type="simple" xlink:href="https://docs.python.org/3/library/pty.html#pty.openpty" text:style-name="Internet_20_link" text:visited-style-name="Visited_20_Internet_20_Link"><text:span text:style-name="Source_20_Text">pty.openpty()</text:span></text:a>.</text:p>
            </text:list-item>
          </text:list>
        </text:list-item>
        <text:list-item>
          <text:p text:style-name="P128"><text:a xlink:type="simple" xlink:href="https://docs.python.org/3/library/sqlite3.html#module-sqlite3" text:style-name="Internet_20_link" text:visited-style-name="Visited_20_Internet_20_Link"><text:span text:style-name="Source_20_Text">sqlite3</text:span></text:a>:</text:p>
          <text:list>
            <text:list-item>
              <text:p text:style-name="P128"><text:a xlink:type="simple" xlink:href="https://docs.python.org/3/library/sqlite3.html#sqlite3.version" text:style-name="Internet_20_link" text:visited-style-name="Visited_20_Internet_20_Link"><text:span text:style-name="Source_20_Text">version</text:span></text:a> and <text:a xlink:type="simple" xlink:href="https://docs.python.org/3/library/sqlite3.html#sqlite3.version_info" text:style-name="Internet_20_link" text:visited-style-name="Visited_20_Internet_20_Link"><text:span text:style-name="Source_20_Text">version_info</text:span></text:a>.</text:p>
            </text:list-item>
            <text:list-item>
              <text:p text:style-name="P128"><text:a xlink:type="simple" xlink:href="https://docs.python.org/3/library/sqlite3.html#sqlite3.Cursor.execute" text:style-name="Internet_20_link" text:visited-style-name="Visited_20_Internet_20_Link"><text:span text:style-name="Source_20_Text">execute()</text:span></text:a> and <text:a xlink:type="simple" xlink:href="https://docs.python.org/3/library/sqlite3.html#sqlite3.Cursor.executemany" text:style-name="Internet_20_link" text:visited-style-name="Visited_20_Internet_20_Link"><text:span text:style-name="Source_20_Text">executemany()</text:span></text:a> if <text:a xlink:type="simple" xlink:href="https://docs.python.org/3/library/sqlite3.html#sqlite3-placeholders" text:style-name="Internet_20_link" text:visited-style-name="Visited_20_Internet_20_Link">named placeholders</text:a> are used and <text:span text:style-name="Emphasis">parameters</text:span> is a sequence instead of a <text:a xlink:type="simple" xlink:href="https://docs.python.org/3/library/stdtypes.html#dict" text:style-name="Internet_20_link" text:visited-style-name="Visited_20_Internet_20_Link"><text:span text:style-name="Source_20_Text">dict</text:span></text:a>.</text:p>
            </text:list-item>
            <text:list-item>
              <text:p text:style-name="P128"><text:soft-page-break/>date and datetime adapter, date and timestamp converter: see the <text:a xlink:type="simple" xlink:href="https://docs.python.org/3/library/sqlite3.html#module-sqlite3" text:style-name="Internet_20_link" text:visited-style-name="Visited_20_Internet_20_Link"><text:span text:style-name="Source_20_Text">sqlite3</text:span></text:a> documentation for suggested replacement recipes.</text:p>
            </text:list-item>
          </text:list>
        </text:list-item>
        <text:list-item>
          <text:p text:style-name="P129"><text:a xlink:type="simple" xlink:href="https://docs.python.org/3/library/types.html#types.CodeType" text:style-name="Internet_20_link" text:visited-style-name="Visited_20_Internet_20_Link"><text:span text:style-name="Source_20_Text">types.CodeType</text:span></text:a>: Accessing <text:a xlink:type="simple" xlink:href="https://docs.python.org/3/reference/datamodel.html#codeobject.co_lnotab" text:style-name="Internet_20_link" text:visited-style-name="Visited_20_Internet_20_Link"><text:span text:style-name="Source_20_Text">co_lnotab</text:span></text:a> was deprecated in <text:bookmark text:name="index-44"/><text:a xlink:type="simple" xlink:href="https://peps.python.org/pep-0626/" text:style-name="Internet_20_link" text:visited-style-name="Visited_20_Internet_20_Link"><text:span text:style-name="Strong_20_Emphasis">PEP 626</text:span></text:a> since 3.10 and was planned to be removed in 3.12, but it only got a proper <text:a xlink:type="simple" xlink:href="https://docs.python.org/3/library/exceptions.html#DeprecationWarning" text:style-name="Internet_20_link" text:visited-style-name="Visited_20_Internet_20_Link"><text:span text:style-name="Source_20_Text">DeprecationWarning</text:span></text:a> in 3.12. May be removed in 3.14. (Contributed by Nikita Sobolev in <text:a xlink:type="simple" xlink:href="https://github.com/python/cpython/issues/101866" text:style-name="Internet_20_link" text:visited-style-name="Visited_20_Internet_20_Link">gh-101866</text:a>.)</text:p>
        </text:list-item>
        <text:list-item>
          <text:p text:style-name="P128"><text:a xlink:type="simple" xlink:href="https://docs.python.org/3/library/typing.html#module-typing" text:style-name="Internet_20_link" text:visited-style-name="Visited_20_Internet_20_Link"><text:span text:style-name="Source_20_Text">typing</text:span></text:a>: <text:a xlink:type="simple" xlink:href="https://docs.python.org/3/library/typing.html#typing.ByteString" text:style-name="Internet_20_link" text:visited-style-name="Visited_20_Internet_20_Link"><text:span text:style-name="Source_20_Text">ByteString</text:span></text:a>, deprecated since Python 3.9, now causes a <text:a xlink:type="simple" xlink:href="https://docs.python.org/3/library/exceptions.html#DeprecationWarning" text:style-name="Internet_20_link" text:visited-style-name="Visited_20_Internet_20_Link"><text:span text:style-name="Source_20_Text">DeprecationWarning</text:span></text:a> to be emitted when it is used.</text:p>
        </text:list-item>
        <text:list-item>
          <text:p text:style-name="P128"><text:a xlink:type="simple" xlink:href="https://docs.python.org/3/library/urllib.html#module-urllib" text:style-name="Internet_20_link" text:visited-style-name="Visited_20_Internet_20_Link"><text:span text:style-name="Source_20_Text">urllib</text:span></text:a>: <text:span text:style-name="Source_20_Text">urllib.parse.Quoter</text:span> is deprecated: it was not intended to be a public API. (Contributed by Gregory P. Smith in <text:a xlink:type="simple" xlink:href="https://github.com/python/cpython/issues/88168" text:style-name="Internet_20_link" text:visited-style-name="Visited_20_Internet_20_Link">gh-88168</text:a>.)</text:p>
        </text:list-item>
      </text:list>
      <text:h text:style-name="Heading_20_3" text:outline-level="3">Pending Removal in Python 3.15</text:h>
      <text:list text:style-name="L87">
        <text:list-item>
          <text:p text:style-name="P130">The import system:</text:p>
          <text:list>
            <text:list-item>
              <text:p text:style-name="P130">Setting <text:a xlink:type="simple" xlink:href="https://docs.python.org/3/reference/datamodel.html#module.__cached__" text:style-name="Internet_20_link" text:visited-style-name="Visited_20_Internet_20_Link"><text:span text:style-name="Source_20_Text">__cached__</text:span></text:a> on a module while failing to set <text:a xlink:type="simple" xlink:href="https://docs.python.org/3/library/importlib.html#importlib.machinery.ModuleSpec.cached" text:style-name="Internet_20_link" text:visited-style-name="Visited_20_Internet_20_Link"><text:span text:style-name="Source_20_Text">__spec__.cached</text:span></text:a> is deprecated. In Python 3.15, <text:span text:style-name="Source_20_Text">__cached__</text:span> will cease to be set or take into consideration by the import system or standard library. (<text:a xlink:type="simple" xlink:href="https://github.com/python/cpython/issues/97879" text:style-name="Internet_20_link" text:visited-style-name="Visited_20_Internet_20_Link">gh-97879</text:a>)</text:p>
            </text:list-item>
            <text:list-item>
              <text:p text:style-name="P130">Setting <text:a xlink:type="simple" xlink:href="https://docs.python.org/3/reference/datamodel.html#module.__package__" text:style-name="Internet_20_link" text:visited-style-name="Visited_20_Internet_20_Link"><text:span text:style-name="Source_20_Text">__package__</text:span></text:a> on a module while failing to set <text:a xlink:type="simple" xlink:href="https://docs.python.org/3/library/importlib.html#importlib.machinery.ModuleSpec.parent" text:style-name="Internet_20_link" text:visited-style-name="Visited_20_Internet_20_Link"><text:span text:style-name="Source_20_Text">__spec__.parent</text:span></text:a> is deprecated. In Python 3.15, <text:span text:style-name="Source_20_Text">__package__</text:span> will cease to be set or take into consideration by the import system or standard library. (<text:a xlink:type="simple" xlink:href="https://github.com/python/cpython/issues/97879" text:style-name="Internet_20_link" text:visited-style-name="Visited_20_Internet_20_Link">gh-97879</text:a>)</text:p>
            </text:list-item>
          </text:list>
        </text:list-item>
        <text:list-item>
          <text:p text:style-name="P130"><text:a xlink:type="simple" xlink:href="https://docs.python.org/3/library/ctypes.html#module-ctypes" text:style-name="Internet_20_link" text:visited-style-name="Visited_20_Internet_20_Link"><text:span text:style-name="Source_20_Text">ctypes</text:span></text:a>:</text:p>
          <text:list>
            <text:list-item>
              <text:p text:style-name="P130">The undocumented <text:span text:style-name="Source_20_Text">ctypes.SetPointerType()</text:span> function has been deprecated since Python 3.13.</text:p>
            </text:list-item>
          </text:list>
        </text:list-item>
        <text:list-item>
          <text:p text:style-name="P130"><text:a xlink:type="simple" xlink:href="https://docs.python.org/3/library/http.server.html#module-http.server" text:style-name="Internet_20_link" text:visited-style-name="Visited_20_Internet_20_Link"><text:span text:style-name="Source_20_Text">http.server</text:span></text:a>:</text:p>
          <text:list>
            <text:list-item>
              <text:p text:style-name="P130">The obsolete and rarely used <text:a xlink:type="simple" xlink:href="https://docs.python.org/3/library/http.server.html#http.server.CGIHTTPRequestHandler" text:style-name="Internet_20_link" text:visited-style-name="Visited_20_Internet_20_Link"><text:span text:style-name="Source_20_Text">CGIHTTPRequestHandler</text:span></text:a> has been deprecated since Python 3.13. No direct replacement exists. <text:span text:style-name="Emphasis">Anything</text:span> is better than CGI to interface a web server with a request handler.</text:p>
            </text:list-item>
            <text:list-item>
              <text:p text:style-name="P130">The <text:span text:style-name="Source_20_Text">--cgi</text:span> flag to the <text:span text:style-name="Strong_20_Emphasis">python -m http.server</text:span> command-line interface has been deprecated since Python 3.13.</text:p>
            </text:list-item>
          </text:list>
        </text:list-item>
        <text:list-item>
          <text:p text:style-name="P130"><text:a xlink:type="simple" xlink:href="https://docs.python.org/3/library/locale.html#module-locale" text:style-name="Internet_20_link" text:visited-style-name="Visited_20_Internet_20_Link"><text:span text:style-name="Source_20_Text">locale</text:span></text:a>:</text:p>
          <text:list>
            <text:list-item>
              <text:p text:style-name="P130">The <text:a xlink:type="simple" xlink:href="https://docs.python.org/3/library/locale.html#locale.getdefaultlocale" text:style-name="Internet_20_link" text:visited-style-name="Visited_20_Internet_20_Link"><text:span text:style-name="Source_20_Text">getdefaultlocale()</text:span></text:a> function has been deprecated since Python 3.11. Its removal was originally planned for Python 3.13 (<text:a xlink:type="simple" xlink:href="https://github.com/python/cpython/issues/90817" text:style-name="Internet_20_link" text:visited-style-name="Visited_20_Internet_20_Link">gh-90817</text:a>), but has been postponed to Python 3.15. Use <text:a xlink:type="simple" xlink:href="https://docs.python.org/3/library/locale.html#locale.getlocale" text:style-name="Internet_20_link" text:visited-style-name="Visited_20_Internet_20_Link"><text:span text:style-name="Source_20_Text">getlocale()</text:span></text:a>, <text:a xlink:type="simple" xlink:href="https://docs.python.org/3/library/locale.html#locale.setlocale" text:style-name="Internet_20_link" text:visited-style-name="Visited_20_Internet_20_Link"><text:span text:style-name="Source_20_Text">setlocale()</text:span></text:a>, and <text:a xlink:type="simple" xlink:href="https://docs.python.org/3/library/locale.html#locale.getencoding" text:style-name="Internet_20_link" text:visited-style-name="Visited_20_Internet_20_Link"><text:span text:style-name="Source_20_Text">getencoding()</text:span></text:a> instead. (Contributed by Hugo van Kemenade in <text:a xlink:type="simple" xlink:href="https://github.com/python/cpython/issues/111187" text:style-name="Internet_20_link" text:visited-style-name="Visited_20_Internet_20_Link">gh-111187</text:a>.)</text:p>
            </text:list-item>
          </text:list>
        </text:list-item>
        <text:list-item>
          <text:p text:style-name="P130"><text:a xlink:type="simple" xlink:href="https://docs.python.org/3/library/pathlib.html#module-pathlib" text:style-name="Internet_20_link" text:visited-style-name="Visited_20_Internet_20_Link"><text:span text:style-name="Source_20_Text">pathlib</text:span></text:a>:</text:p>
          <text:list>
            <text:list-item>
              <text:p text:style-name="P130"><text:a xlink:type="simple" xlink:href="https://docs.python.org/3/library/pathlib.html#pathlib.PurePath.is_reserved" text:style-name="Internet_20_link" text:visited-style-name="Visited_20_Internet_20_Link"><text:soft-page-break/><text:span text:style-name="Source_20_Text">PurePath.is_reserved()</text:span></text:a> has been deprecated since Python 3.13. Use <text:a xlink:type="simple" xlink:href="https://docs.python.org/3/library/os.path.html#os.path.isreserved" text:style-name="Internet_20_link" text:visited-style-name="Visited_20_Internet_20_Link"><text:span text:style-name="Source_20_Text">os.path.isreserved()</text:span></text:a> to detect reserved paths on Windows.</text:p>
            </text:list-item>
          </text:list>
        </text:list-item>
        <text:list-item>
          <text:p text:style-name="P130"><text:a xlink:type="simple" xlink:href="https://docs.python.org/3/library/platform.html#module-platform" text:style-name="Internet_20_link" text:visited-style-name="Visited_20_Internet_20_Link"><text:span text:style-name="Source_20_Text">platform</text:span></text:a>:</text:p>
          <text:list>
            <text:list-item>
              <text:p text:style-name="P130"><text:a xlink:type="simple" xlink:href="https://docs.python.org/3/library/platform.html#platform.java_ver" text:style-name="Internet_20_link" text:visited-style-name="Visited_20_Internet_20_Link"><text:span text:style-name="Source_20_Text">java_ver()</text:span></text:a> has been deprecated since Python 3.13. This function is only useful for Jython support, has a confusing API, and is largely untested.</text:p>
            </text:list-item>
          </text:list>
        </text:list-item>
        <text:list-item>
          <text:p text:style-name="P130"><text:a xlink:type="simple" xlink:href="https://docs.python.org/3/library/threading.html#module-threading" text:style-name="Internet_20_link" text:visited-style-name="Visited_20_Internet_20_Link"><text:span text:style-name="Source_20_Text">threading</text:span></text:a>:</text:p>
          <text:list>
            <text:list-item>
              <text:p text:style-name="P130"><text:a xlink:type="simple" xlink:href="https://docs.python.org/3/library/threading.html#threading.RLock" text:style-name="Internet_20_link" text:visited-style-name="Visited_20_Internet_20_Link"><text:span text:style-name="Source_20_Text">RLock()</text:span></text:a> will take no arguments in Python 3.15. Passing any arguments has been deprecated since Python 3.14, as the Python version does not permit any arguments, but the C version allows any number of positional or keyword arguments, ignoring every argument.</text:p>
            </text:list-item>
          </text:list>
        </text:list-item>
        <text:list-item>
          <text:p text:style-name="P130"><text:a xlink:type="simple" xlink:href="https://docs.python.org/3/library/typing.html#module-typing" text:style-name="Internet_20_link" text:visited-style-name="Visited_20_Internet_20_Link"><text:span text:style-name="Source_20_Text">typing</text:span></text:a>:</text:p>
          <text:list>
            <text:list-item>
              <text:p text:style-name="P130">The undocumented keyword argument syntax for creating <text:a xlink:type="simple" xlink:href="https://docs.python.org/3/library/typing.html#typing.NamedTuple" text:style-name="Internet_20_link" text:visited-style-name="Visited_20_Internet_20_Link"><text:span text:style-name="Source_20_Text">NamedTuple</text:span></text:a> classes (e.g. <text:span text:style-name="Source_20_Text">Point = NamedTuple("Point", x=int, y=int)</text:span>) has been deprecated since Python 3.13. Use the class-based syntax or the functional syntax instead.</text:p>
            </text:list-item>
            <text:list-item>
              <text:p text:style-name="P130">The <text:a xlink:type="simple" xlink:href="https://docs.python.org/3/library/typing.html#typing.no_type_check_decorator" text:style-name="Internet_20_link" text:visited-style-name="Visited_20_Internet_20_Link"><text:span text:style-name="Source_20_Text">typing.no_type_check_decorator()</text:span></text:a> decorator function has been deprecated since Python 3.13. After eight years in the <text:a xlink:type="simple" xlink:href="https://docs.python.org/3/library/typing.html#module-typing" text:style-name="Internet_20_link" text:visited-style-name="Visited_20_Internet_20_Link"><text:span text:style-name="Source_20_Text">typing</text:span></text:a> module, it has yet to be supported by any major type checker.</text:p>
            </text:list-item>
          </text:list>
        </text:list-item>
        <text:list-item>
          <text:p text:style-name="P130"><text:a xlink:type="simple" xlink:href="https://docs.python.org/3/library/wave.html#module-wave" text:style-name="Internet_20_link" text:visited-style-name="Visited_20_Internet_20_Link"><text:span text:style-name="Source_20_Text">wave</text:span></text:a>:</text:p>
          <text:list>
            <text:list-item>
              <text:p text:style-name="P130">The <text:a xlink:type="simple" xlink:href="https://docs.python.org/3/library/wave.html#wave.Wave_read.getmark" text:style-name="Internet_20_link" text:visited-style-name="Visited_20_Internet_20_Link"><text:span text:style-name="Source_20_Text">getmark()</text:span></text:a>, <text:span text:style-name="Source_20_Text">setmark()</text:span>, and <text:a xlink:type="simple" xlink:href="https://docs.python.org/3/library/wave.html#wave.Wave_read.getmarkers" text:style-name="Internet_20_link" text:visited-style-name="Visited_20_Internet_20_Link"><text:span text:style-name="Source_20_Text">getmarkers()</text:span></text:a> methods of the <text:a xlink:type="simple" xlink:href="https://docs.python.org/3/library/wave.html#wave.Wave_read" text:style-name="Internet_20_link" text:visited-style-name="Visited_20_Internet_20_Link"><text:span text:style-name="Source_20_Text">Wave_read</text:span></text:a> and <text:a xlink:type="simple" xlink:href="https://docs.python.org/3/library/wave.html#wave.Wave_write" text:style-name="Internet_20_link" text:visited-style-name="Visited_20_Internet_20_Link"><text:span text:style-name="Source_20_Text">Wave_write</text:span></text:a> classes have been deprecated since Python 3.13.</text:p>
            </text:list-item>
          </text:list>
        </text:list-item>
      </text:list>
      <text:h text:style-name="Heading_20_3" text:outline-level="3">Pending Removal in Python 3.16</text:h>
      <text:list text:style-name="L88">
        <text:list-item>
          <text:p text:style-name="P131"><text:a xlink:type="simple" xlink:href="https://docs.python.org/3/library/builtins.html#module-builtins" text:style-name="Internet_20_link" text:visited-style-name="Visited_20_Internet_20_Link"><text:span text:style-name="Source_20_Text">builtins</text:span></text:a>:</text:p>
          <text:list>
            <text:list-item>
              <text:p text:style-name="P131">Bitwise inversion on boolean types, <text:span text:style-name="Source_20_Text">~True</text:span> or <text:span text:style-name="Source_20_Text">~False</text:span> has been deprecated since Python 3.12, as it produces surprising and unintuitive results (<text:span text:style-name="Source_20_Text">-2</text:span> and <text:span text:style-name="Source_20_Text">-1</text:span>). Use <text:span text:style-name="Source_20_Text">not x</text:span> instead for the logical negation of a Boolean. In the rare case that you need the bitwise inversion of the underlying integer, convert to <text:span text:style-name="Source_20_Text">int</text:span> explicitly (<text:span text:style-name="Source_20_Text">~int(x)</text:span>).</text:p>
            </text:list-item>
          </text:list>
        </text:list-item>
        <text:list-item>
          <text:p text:style-name="P131"><text:a xlink:type="simple" xlink:href="https://docs.python.org/3/library/array.html#module-array" text:style-name="Internet_20_link" text:visited-style-name="Visited_20_Internet_20_Link"><text:span text:style-name="Source_20_Text">array</text:span></text:a>:</text:p>
          <text:list>
            <text:list-item>
              <text:p text:style-name="P131">The <text:span text:style-name="Source_20_Text">'u'</text:span> format code (<text:span text:style-name="Source_20_Text">wchar_t</text:span>) has been deprecated in documentation since Python 3.3 and at runtime since Python 3.13. Use the <text:span text:style-name="Source_20_Text">'w'</text:span> format code (<text:a xlink:type="simple" xlink:href="https://docs.python.org/3/c-api/unicode.html#c.Py_UCS4" text:style-name="Internet_20_link" text:visited-style-name="Visited_20_Internet_20_Link"><text:span text:style-name="Source_20_Text">Py_UCS4</text:span></text:a>) for Unicode characters instead.</text:p>
            </text:list-item>
          </text:list>
        </text:list-item>
        <text:list-item>
          <text:p text:style-name="P131"><text:a xlink:type="simple" xlink:href="https://docs.python.org/3/library/shutil.html#module-shutil" text:style-name="Internet_20_link" text:visited-style-name="Visited_20_Internet_20_Link"><text:span text:style-name="Source_20_Text">shutil</text:span></text:a>:</text:p>
          <text:list>
            <text:list-item>
              <text:p text:style-name="P131"><text:soft-page-break/>The <text:span text:style-name="Source_20_Text">ExecError</text:span> exception has been deprecated since Python 3.14. It has not been used by any function in <text:span text:style-name="Source_20_Text">shutil</text:span> since Python 3.4, and is now an alias of <text:a xlink:type="simple" xlink:href="https://docs.python.org/3/library/exceptions.html#RuntimeError" text:style-name="Internet_20_link" text:visited-style-name="Visited_20_Internet_20_Link"><text:span text:style-name="Source_20_Text">RuntimeError</text:span></text:a>.</text:p>
            </text:list-item>
          </text:list>
        </text:list-item>
        <text:list-item>
          <text:p text:style-name="P131"><text:a xlink:type="simple" xlink:href="https://docs.python.org/3/library/symtable.html#module-symtable" text:style-name="Internet_20_link" text:visited-style-name="Visited_20_Internet_20_Link"><text:span text:style-name="Source_20_Text">symtable</text:span></text:a>:</text:p>
          <text:list>
            <text:list-item>
              <text:p text:style-name="P131">The <text:a xlink:type="simple" xlink:href="https://docs.python.org/3/library/symtable.html#symtable.Class.get_methods" text:style-name="Internet_20_link" text:visited-style-name="Visited_20_Internet_20_Link"><text:span text:style-name="Source_20_Text">Class.get_methods</text:span></text:a> method has been deprecated since Python 3.14.</text:p>
            </text:list-item>
          </text:list>
        </text:list-item>
        <text:list-item>
          <text:p text:style-name="P131"><text:a xlink:type="simple" xlink:href="https://docs.python.org/3/library/sys.html#module-sys" text:style-name="Internet_20_link" text:visited-style-name="Visited_20_Internet_20_Link"><text:span text:style-name="Source_20_Text">sys</text:span></text:a>:</text:p>
          <text:list>
            <text:list-item>
              <text:p text:style-name="P132">The <text:a xlink:type="simple" xlink:href="https://docs.python.org/3/library/sys.html#sys._enablelegacywindowsfsencoding" text:style-name="Internet_20_link" text:visited-style-name="Visited_20_Internet_20_Link"><text:span text:style-name="Source_20_Text">_enablelegacywindowsfsencoding()</text:span></text:a> function has been deprecated since Python 3.13. Use the <text:bookmark text:name="index-45"/><text:a xlink:type="simple" xlink:href="https://docs.python.org/3/using/cmdline.html#envvar-PYTHONLEGACYWINDOWSFSENCODING" text:style-name="Internet_20_link" text:visited-style-name="Visited_20_Internet_20_Link"><text:span text:style-name="Source_20_Text">PYTHONLEGACYWINDOWSFSENCODING</text:span></text:a> environment variable instead.</text:p>
            </text:list-item>
          </text:list>
        </text:list-item>
        <text:list-item>
          <text:p text:style-name="P131"><text:a xlink:type="simple" xlink:href="https://docs.python.org/3/library/tarfile.html#module-tarfile" text:style-name="Internet_20_link" text:visited-style-name="Visited_20_Internet_20_Link"><text:span text:style-name="Source_20_Text">tarfile</text:span></text:a>:</text:p>
          <text:list>
            <text:list-item>
              <text:p text:style-name="P131">The undocumented and unused <text:span text:style-name="Source_20_Text">TarFile.tarfile</text:span> attribute has been deprecated since Python 3.13.</text:p>
            </text:list-item>
          </text:list>
        </text:list-item>
      </text:list>
      <text:h text:style-name="Heading_20_3" text:outline-level="3">Pending Removal in Future Versions</text:h>
      <text:p text:style-name="Text_20_body">The following APIs will be removed in the future, although there is currently no date scheduled for their removal.</text:p>
      <text:list text:style-name="L89">
        <text:list-item>
          <text:p text:style-name="P133"><text:a xlink:type="simple" xlink:href="https://docs.python.org/3/library/argparse.html#module-argparse" text:style-name="Internet_20_link" text:visited-style-name="Visited_20_Internet_20_Link"><text:span text:style-name="Source_20_Text">argparse</text:span></text:a>: Nesting argument groups and nesting mutually exclusive groups are deprecated.</text:p>
        </text:list-item>
        <text:list-item>
          <text:p text:style-name="P133"><text:a xlink:type="simple" xlink:href="https://docs.python.org/3/library/array.html#module-array" text:style-name="Internet_20_link" text:visited-style-name="Visited_20_Internet_20_Link"><text:span text:style-name="Source_20_Text">array</text:span></text:a>’s <text:span text:style-name="Source_20_Text">'u'</text:span> format code (<text:a xlink:type="simple" xlink:href="https://github.com/python/cpython/issues/57281" text:style-name="Internet_20_link" text:visited-style-name="Visited_20_Internet_20_Link">gh-57281</text:a>)</text:p>
        </text:list-item>
        <text:list-item>
          <text:p text:style-name="P133"><text:a xlink:type="simple" xlink:href="https://docs.python.org/3/library/builtins.html#module-builtins" text:style-name="Internet_20_link" text:visited-style-name="Visited_20_Internet_20_Link"><text:span text:style-name="Source_20_Text">builtins</text:span></text:a>:</text:p>
          <text:list>
            <text:list-item>
              <text:p text:style-name="P133"><text:span text:style-name="Source_20_Text">bool(NotImplemented)</text:span>.</text:p>
            </text:list-item>
            <text:list-item>
              <text:p text:style-name="P133">Generators: <text:span text:style-name="Source_20_Text">throw(type, exc, tb)</text:span> and <text:span text:style-name="Source_20_Text">athrow(type, exc, tb)</text:span> signature is deprecated: use <text:span text:style-name="Source_20_Text">throw(exc)</text:span> and <text:span text:style-name="Source_20_Text">athrow(exc)</text:span> instead, the single argument signature.</text:p>
            </text:list-item>
            <text:list-item>
              <text:p text:style-name="P133">Currently Python accepts numeric literals immediately followed by keywords, for example <text:span text:style-name="Source_20_Text">0in x</text:span>, <text:span text:style-name="Source_20_Text">1or x</text:span>, <text:span text:style-name="Source_20_Text">0if 1else 2</text:span>. It allows confusing and ambiguous expressions like <text:span text:style-name="Source_20_Text">[0x1for x in y]</text:span> (which can be interpreted as <text:span text:style-name="Source_20_Text">[0x1 for x in y]</text:span> or <text:span text:style-name="Source_20_Text">[0x1f or x in y]</text:span>). A syntax warning is raised if the numeric literal is immediately followed by one of keywords <text:a xlink:type="simple" xlink:href="https://docs.python.org/3/reference/expressions.html#and" text:style-name="Internet_20_link" text:visited-style-name="Visited_20_Internet_20_Link"><text:span text:style-name="Source_20_Text">and</text:span></text:a>, <text:a xlink:type="simple" xlink:href="https://docs.python.org/3/reference/compound_stmts.html#else" text:style-name="Internet_20_link" text:visited-style-name="Visited_20_Internet_20_Link"><text:span text:style-name="Source_20_Text">else</text:span></text:a>, <text:a xlink:type="simple" xlink:href="https://docs.python.org/3/reference/compound_stmts.html#for" text:style-name="Internet_20_link" text:visited-style-name="Visited_20_Internet_20_Link"><text:span text:style-name="Source_20_Text">for</text:span></text:a>, <text:a xlink:type="simple" xlink:href="https://docs.python.org/3/reference/compound_stmts.html#if" text:style-name="Internet_20_link" text:visited-style-name="Visited_20_Internet_20_Link"><text:span text:style-name="Source_20_Text">if</text:span></text:a>, <text:a xlink:type="simple" xlink:href="https://docs.python.org/3/reference/expressions.html#in" text:style-name="Internet_20_link" text:visited-style-name="Visited_20_Internet_20_Link"><text:span text:style-name="Source_20_Text">in</text:span></text:a>, <text:a xlink:type="simple" xlink:href="https://docs.python.org/3/reference/expressions.html#is" text:style-name="Internet_20_link" text:visited-style-name="Visited_20_Internet_20_Link"><text:span text:style-name="Source_20_Text">is</text:span></text:a> and <text:a xlink:type="simple" xlink:href="https://docs.python.org/3/reference/expressions.html#or" text:style-name="Internet_20_link" text:visited-style-name="Visited_20_Internet_20_Link"><text:span text:style-name="Source_20_Text">or</text:span></text:a>. In a future release it will be changed to a syntax error. (<text:a xlink:type="simple" xlink:href="https://github.com/python/cpython/issues/87999" text:style-name="Internet_20_link" text:visited-style-name="Visited_20_Internet_20_Link">gh-87999</text:a>)</text:p>
            </text:list-item>
            <text:list-item>
              <text:p text:style-name="P133">Support for <text:span text:style-name="Source_20_Text">__index__()</text:span> and <text:span text:style-name="Source_20_Text">__int__()</text:span> method returning non-int type: these methods will be required to return an instance of a strict subclass of <text:a xlink:type="simple" xlink:href="https://docs.python.org/3/library/functions.html#int" text:style-name="Internet_20_link" text:visited-style-name="Visited_20_Internet_20_Link"><text:span text:style-name="Source_20_Text">int</text:span></text:a>.</text:p>
            </text:list-item>
            <text:list-item>
              <text:p text:style-name="P133">Support for <text:span text:style-name="Source_20_Text">__float__()</text:span> method returning a strict subclass of <text:a xlink:type="simple" xlink:href="https://docs.python.org/3/library/functions.html#float" text:style-name="Internet_20_link" text:visited-style-name="Visited_20_Internet_20_Link"><text:span text:style-name="Source_20_Text">float</text:span></text:a>: these methods will be required to return an instance of <text:a xlink:type="simple" xlink:href="https://docs.python.org/3/library/functions.html#float" text:style-name="Internet_20_link" text:visited-style-name="Visited_20_Internet_20_Link"><text:span text:style-name="Source_20_Text">float</text:span></text:a>.</text:p>
            </text:list-item>
            <text:list-item>
              <text:p text:style-name="P133"><text:soft-page-break/>Support for <text:span text:style-name="Source_20_Text">__complex__()</text:span> method returning a strict subclass of <text:a xlink:type="simple" xlink:href="https://docs.python.org/3/library/functions.html#complex" text:style-name="Internet_20_link" text:visited-style-name="Visited_20_Internet_20_Link"><text:span text:style-name="Source_20_Text">complex</text:span></text:a>: these methods will be required to return an instance of <text:a xlink:type="simple" xlink:href="https://docs.python.org/3/library/functions.html#complex" text:style-name="Internet_20_link" text:visited-style-name="Visited_20_Internet_20_Link"><text:span text:style-name="Source_20_Text">complex</text:span></text:a>.</text:p>
            </text:list-item>
            <text:list-item>
              <text:p text:style-name="P133">Delegation of <text:span text:style-name="Source_20_Text">int()</text:span> to <text:span text:style-name="Source_20_Text">__trunc__()</text:span> method.</text:p>
            </text:list-item>
            <text:list-item>
              <text:p text:style-name="P133">Passing a complex number as the <text:span text:style-name="Emphasis">real</text:span> or <text:span text:style-name="Emphasis">imag</text:span> argument in the <text:a xlink:type="simple" xlink:href="https://docs.python.org/3/library/functions.html#complex" text:style-name="Internet_20_link" text:visited-style-name="Visited_20_Internet_20_Link"><text:span text:style-name="Source_20_Text">complex()</text:span></text:a> constructor is now deprecated; it should only be passed as a single positional argument. (Contributed by Serhiy Storchaka in <text:a xlink:type="simple" xlink:href="https://github.com/python/cpython/issues/109218" text:style-name="Internet_20_link" text:visited-style-name="Visited_20_Internet_20_Link">gh-109218</text:a>.)</text:p>
            </text:list-item>
          </text:list>
        </text:list-item>
        <text:list-item>
          <text:p text:style-name="P133"><text:a xlink:type="simple" xlink:href="https://docs.python.org/3/library/calendar.html#module-calendar" text:style-name="Internet_20_link" text:visited-style-name="Visited_20_Internet_20_Link"><text:span text:style-name="Source_20_Text">calendar</text:span></text:a>: <text:span text:style-name="Source_20_Text">calendar.January</text:span> and <text:span text:style-name="Source_20_Text">calendar.February</text:span> constants are deprecated and replaced by <text:a xlink:type="simple" xlink:href="https://docs.python.org/3/library/calendar.html#calendar.JANUARY" text:style-name="Internet_20_link" text:visited-style-name="Visited_20_Internet_20_Link"><text:span text:style-name="Source_20_Text">calendar.JANUARY</text:span></text:a> and <text:a xlink:type="simple" xlink:href="https://docs.python.org/3/library/calendar.html#calendar.FEBRUARY" text:style-name="Internet_20_link" text:visited-style-name="Visited_20_Internet_20_Link"><text:span text:style-name="Source_20_Text">calendar.FEBRUARY</text:span></text:a>. (Contributed by Prince Roshan in <text:a xlink:type="simple" xlink:href="https://github.com/python/cpython/issues/103636" text:style-name="Internet_20_link" text:visited-style-name="Visited_20_Internet_20_Link">gh-103636</text:a>.)</text:p>
        </text:list-item>
        <text:list-item>
          <text:p text:style-name="P133"><text:a xlink:type="simple" xlink:href="https://docs.python.org/3/reference/datamodel.html#codeobject.co_lnotab" text:style-name="Internet_20_link" text:visited-style-name="Visited_20_Internet_20_Link"><text:span text:style-name="Source_20_Text">codeobject.co_lnotab</text:span></text:a>: use the <text:a xlink:type="simple" xlink:href="https://docs.python.org/3/reference/datamodel.html#codeobject.co_lines" text:style-name="Internet_20_link" text:visited-style-name="Visited_20_Internet_20_Link"><text:span text:style-name="Source_20_Text">codeobject.co_lines()</text:span></text:a> method instead.</text:p>
        </text:list-item>
        <text:list-item>
          <text:p text:style-name="P133"><text:a xlink:type="simple" xlink:href="https://docs.python.org/3/library/datetime.html#module-datetime" text:style-name="Internet_20_link" text:visited-style-name="Visited_20_Internet_20_Link"><text:span text:style-name="Source_20_Text">datetime</text:span></text:a>:</text:p>
          <text:list>
            <text:list-item>
              <text:p text:style-name="P133"><text:a xlink:type="simple" xlink:href="https://docs.python.org/3/library/datetime.html#datetime.datetime.utcnow" text:style-name="Internet_20_link" text:visited-style-name="Visited_20_Internet_20_Link"><text:span text:style-name="Source_20_Text">utcnow()</text:span></text:a>: use <text:span text:style-name="Source_20_Text">datetime.datetime.now(tz=datetime.UTC)</text:span>.</text:p>
            </text:list-item>
            <text:list-item>
              <text:p text:style-name="P133"><text:a xlink:type="simple" xlink:href="https://docs.python.org/3/library/datetime.html#datetime.datetime.utcfromtimestamp" text:style-name="Internet_20_link" text:visited-style-name="Visited_20_Internet_20_Link"><text:span text:style-name="Source_20_Text">utcfromtimestamp()</text:span></text:a>: use <text:span text:style-name="Source_20_Text">datetime.datetime.fromtimestamp(timestamp, tz=datetime.UTC)</text:span>.</text:p>
            </text:list-item>
          </text:list>
        </text:list-item>
        <text:list-item>
          <text:p text:style-name="P133"><text:a xlink:type="simple" xlink:href="https://docs.python.org/3/library/gettext.html#module-gettext" text:style-name="Internet_20_link" text:visited-style-name="Visited_20_Internet_20_Link"><text:span text:style-name="Source_20_Text">gettext</text:span></text:a>: Plural value must be an integer.</text:p>
        </text:list-item>
        <text:list-item>
          <text:p text:style-name="P133"><text:a xlink:type="simple" xlink:href="https://docs.python.org/3/library/importlib.html#module-importlib" text:style-name="Internet_20_link" text:visited-style-name="Visited_20_Internet_20_Link"><text:span text:style-name="Source_20_Text">importlib</text:span></text:a>:</text:p>
          <text:list>
            <text:list-item>
              <text:p text:style-name="P133"><text:span text:style-name="Source_20_Text">load_module()</text:span> method: use <text:span text:style-name="Source_20_Text">exec_module()</text:span> instead.</text:p>
            </text:list-item>
            <text:list-item>
              <text:p text:style-name="P133"><text:a xlink:type="simple" xlink:href="https://docs.python.org/3/library/importlib.html#importlib.util.cache_from_source" text:style-name="Internet_20_link" text:visited-style-name="Visited_20_Internet_20_Link"><text:span text:style-name="Source_20_Text">cache_from_source()</text:span></text:a> <text:span text:style-name="Emphasis">debug_override</text:span> parameter is deprecated: use the <text:span text:style-name="Emphasis">optimization</text:span> parameter instead.</text:p>
            </text:list-item>
          </text:list>
        </text:list-item>
        <text:list-item>
          <text:p text:style-name="P133"><text:a xlink:type="simple" xlink:href="https://docs.python.org/3/library/importlib.metadata.html#module-importlib.metadata" text:style-name="Internet_20_link" text:visited-style-name="Visited_20_Internet_20_Link"><text:span text:style-name="Source_20_Text">importlib.metadata</text:span></text:a>:</text:p>
          <text:list>
            <text:list-item>
              <text:p text:style-name="P133"><text:span text:style-name="Source_20_Text">EntryPoints</text:span> tuple interface.</text:p>
            </text:list-item>
            <text:list-item>
              <text:p text:style-name="P133">Implicit <text:span text:style-name="Source_20_Text">None</text:span> on return values.</text:p>
            </text:list-item>
          </text:list>
        </text:list-item>
        <text:list-item>
          <text:p text:style-name="P133"><text:a xlink:type="simple" xlink:href="https://docs.python.org/3/library/logging.html#module-logging" text:style-name="Internet_20_link" text:visited-style-name="Visited_20_Internet_20_Link"><text:span text:style-name="Source_20_Text">logging</text:span></text:a>: the <text:span text:style-name="Source_20_Text">warn()</text:span> method has been deprecated since Python 3.3, use <text:a xlink:type="simple" xlink:href="https://docs.python.org/3/library/logging.html#logging.warning" text:style-name="Internet_20_link" text:visited-style-name="Visited_20_Internet_20_Link"><text:span text:style-name="Source_20_Text">warning()</text:span></text:a> instead.</text:p>
        </text:list-item>
        <text:list-item>
          <text:p text:style-name="P133"><text:a xlink:type="simple" xlink:href="https://docs.python.org/3/library/mailbox.html#module-mailbox" text:style-name="Internet_20_link" text:visited-style-name="Visited_20_Internet_20_Link"><text:span text:style-name="Source_20_Text">mailbox</text:span></text:a>: Use of StringIO input and text mode is deprecated, use BytesIO and binary mode instead.</text:p>
        </text:list-item>
        <text:list-item>
          <text:p text:style-name="P133"><text:a xlink:type="simple" xlink:href="https://docs.python.org/3/library/os.html#module-os" text:style-name="Internet_20_link" text:visited-style-name="Visited_20_Internet_20_Link"><text:span text:style-name="Source_20_Text">os</text:span></text:a>: Calling <text:a xlink:type="simple" xlink:href="https://docs.python.org/3/library/os.html#os.register_at_fork" text:style-name="Internet_20_link" text:visited-style-name="Visited_20_Internet_20_Link"><text:span text:style-name="Source_20_Text">os.register_at_fork()</text:span></text:a> in multi-threaded process.</text:p>
        </text:list-item>
        <text:list-item>
          <text:p text:style-name="P133"><text:span text:style-name="Source_20_Text">pydoc.ErrorDuringImport</text:span>: A tuple value for <text:span text:style-name="Emphasis">exc_info</text:span> parameter is deprecated, use an exception instance.</text:p>
        </text:list-item>
        <text:list-item>
          <text:p text:style-name="P133"><text:a xlink:type="simple" xlink:href="https://docs.python.org/3/library/re.html#module-re" text:style-name="Internet_20_link" text:visited-style-name="Visited_20_Internet_20_Link"><text:soft-page-break/><text:span text:style-name="Source_20_Text">re</text:span></text:a>: More strict rules are now applied for numerical group references and group names in regular expressions. Only sequence of ASCII digits is now accepted as a numerical reference. The group name in bytes patterns and replacement strings can now only contain ASCII letters and digits and underscore. (Contributed by Serhiy Storchaka in <text:a xlink:type="simple" xlink:href="https://github.com/python/cpython/issues/91760" text:style-name="Internet_20_link" text:visited-style-name="Visited_20_Internet_20_Link">gh-91760</text:a>.)</text:p>
        </text:list-item>
        <text:list-item>
          <text:p text:style-name="P133"><text:span text:style-name="Source_20_Text">sre_compile</text:span>, <text:span text:style-name="Source_20_Text">sre_constants</text:span> and <text:span text:style-name="Source_20_Text">sre_parse</text:span> modules.</text:p>
        </text:list-item>
        <text:list-item>
          <text:p text:style-name="P133"><text:a xlink:type="simple" xlink:href="https://docs.python.org/3/library/shutil.html#module-shutil" text:style-name="Internet_20_link" text:visited-style-name="Visited_20_Internet_20_Link"><text:span text:style-name="Source_20_Text">shutil</text:span></text:a>: <text:a xlink:type="simple" xlink:href="https://docs.python.org/3/library/shutil.html#shutil.rmtree" text:style-name="Internet_20_link" text:visited-style-name="Visited_20_Internet_20_Link"><text:span text:style-name="Source_20_Text">rmtree()</text:span></text:a>’s <text:span text:style-name="Emphasis">onerror</text:span> parameter is deprecated in Python 3.12; use the <text:span text:style-name="Emphasis">onexc</text:span> parameter instead.</text:p>
        </text:list-item>
        <text:list-item>
          <text:p text:style-name="P133"><text:a xlink:type="simple" xlink:href="https://docs.python.org/3/library/ssl.html#module-ssl" text:style-name="Internet_20_link" text:visited-style-name="Visited_20_Internet_20_Link"><text:span text:style-name="Source_20_Text">ssl</text:span></text:a> options and protocols:</text:p>
          <text:list>
            <text:list-item>
              <text:p text:style-name="P133"><text:a xlink:type="simple" xlink:href="https://docs.python.org/3/library/ssl.html#ssl.SSLContext" text:style-name="Internet_20_link" text:visited-style-name="Visited_20_Internet_20_Link"><text:span text:style-name="Source_20_Text">ssl.SSLContext</text:span></text:a> without protocol argument is deprecated.</text:p>
            </text:list-item>
            <text:list-item>
              <text:p text:style-name="P133"><text:a xlink:type="simple" xlink:href="https://docs.python.org/3/library/ssl.html#ssl.SSLContext" text:style-name="Internet_20_link" text:visited-style-name="Visited_20_Internet_20_Link"><text:span text:style-name="Source_20_Text">ssl.SSLContext</text:span></text:a>: <text:a xlink:type="simple" xlink:href="https://docs.python.org/3/library/ssl.html#ssl.SSLContext.set_npn_protocols" text:style-name="Internet_20_link" text:visited-style-name="Visited_20_Internet_20_Link"><text:span text:style-name="Source_20_Text">set_npn_protocols()</text:span></text:a> and <text:span text:style-name="Source_20_Text">selected_npn_protocol()</text:span> are deprecated: use ALPN instead.</text:p>
            </text:list-item>
            <text:list-item>
              <text:p text:style-name="P133"><text:span text:style-name="Source_20_Text">ssl.OP_NO_SSL*</text:span> options</text:p>
            </text:list-item>
            <text:list-item>
              <text:p text:style-name="P133"><text:span text:style-name="Source_20_Text">ssl.OP_NO_TLS*</text:span> options</text:p>
            </text:list-item>
            <text:list-item>
              <text:p text:style-name="P133"><text:span text:style-name="Source_20_Text">ssl.PROTOCOL_SSLv3</text:span></text:p>
            </text:list-item>
            <text:list-item>
              <text:p text:style-name="P133"><text:span text:style-name="Source_20_Text">ssl.PROTOCOL_TLS</text:span></text:p>
            </text:list-item>
            <text:list-item>
              <text:p text:style-name="P133"><text:span text:style-name="Source_20_Text">ssl.PROTOCOL_TLSv1</text:span></text:p>
            </text:list-item>
            <text:list-item>
              <text:p text:style-name="P133"><text:span text:style-name="Source_20_Text">ssl.PROTOCOL_TLSv1_1</text:span></text:p>
            </text:list-item>
            <text:list-item>
              <text:p text:style-name="P133"><text:span text:style-name="Source_20_Text">ssl.PROTOCOL_TLSv1_2</text:span></text:p>
            </text:list-item>
            <text:list-item>
              <text:p text:style-name="P133"><text:span text:style-name="Source_20_Text">ssl.TLSVersion.SSLv3</text:span></text:p>
            </text:list-item>
            <text:list-item>
              <text:p text:style-name="P133"><text:span text:style-name="Source_20_Text">ssl.TLSVersion.TLSv1</text:span></text:p>
            </text:list-item>
            <text:list-item>
              <text:p text:style-name="P133"><text:span text:style-name="Source_20_Text">ssl.TLSVersion.TLSv1_1</text:span></text:p>
            </text:list-item>
          </text:list>
        </text:list-item>
        <text:list-item>
          <text:p text:style-name="P133"><text:a xlink:type="simple" xlink:href="https://docs.python.org/3/library/sysconfig.html#sysconfig.is_python_build" text:style-name="Internet_20_link" text:visited-style-name="Visited_20_Internet_20_Link"><text:span text:style-name="Source_20_Text">sysconfig.is_python_build()</text:span></text:a> <text:span text:style-name="Emphasis">check_home</text:span> parameter is deprecated and ignored.</text:p>
        </text:list-item>
        <text:list-item>
          <text:p text:style-name="P133"><text:a xlink:type="simple" xlink:href="https://docs.python.org/3/library/threading.html#module-threading" text:style-name="Internet_20_link" text:visited-style-name="Visited_20_Internet_20_Link"><text:span text:style-name="Source_20_Text">threading</text:span></text:a> methods:</text:p>
          <text:list>
            <text:list-item>
              <text:p text:style-name="P133"><text:span text:style-name="Source_20_Text">threading.Condition.notifyAll()</text:span>: use <text:a xlink:type="simple" xlink:href="https://docs.python.org/3/library/threading.html#threading.Condition.notify_all" text:style-name="Internet_20_link" text:visited-style-name="Visited_20_Internet_20_Link"><text:span text:style-name="Source_20_Text">notify_all()</text:span></text:a>.</text:p>
            </text:list-item>
            <text:list-item>
              <text:p text:style-name="P133"><text:span text:style-name="Source_20_Text">threading.Event.isSet()</text:span>: use <text:a xlink:type="simple" xlink:href="https://docs.python.org/3/library/threading.html#threading.Event.is_set" text:style-name="Internet_20_link" text:visited-style-name="Visited_20_Internet_20_Link"><text:span text:style-name="Source_20_Text">is_set()</text:span></text:a>.</text:p>
            </text:list-item>
            <text:list-item>
              <text:p text:style-name="P133"><text:span text:style-name="Source_20_Text">threading.Thread.isDaemon()</text:span>, <text:a xlink:type="simple" xlink:href="https://docs.python.org/3/library/threading.html#threading.Thread.setDaemon" text:style-name="Internet_20_link" text:visited-style-name="Visited_20_Internet_20_Link"><text:span text:style-name="Source_20_Text">threading.Thread.setDaemon()</text:span></text:a>: use <text:a xlink:type="simple" xlink:href="https://docs.python.org/3/library/threading.html#threading.Thread.daemon" text:style-name="Internet_20_link" text:visited-style-name="Visited_20_Internet_20_Link"><text:span text:style-name="Source_20_Text">threading.Thread.daemon</text:span></text:a> attribute.</text:p>
            </text:list-item>
            <text:list-item>
              <text:p text:style-name="P133"><text:span text:style-name="Source_20_Text">threading.Thread.getName()</text:span>, <text:a xlink:type="simple" xlink:href="https://docs.python.org/3/library/threading.html#threading.Thread.setName" text:style-name="Internet_20_link" text:visited-style-name="Visited_20_Internet_20_Link"><text:span text:style-name="Source_20_Text">threading.Thread.setName()</text:span></text:a>: use <text:a xlink:type="simple" xlink:href="https://docs.python.org/3/library/threading.html#threading.Thread.name" text:style-name="Internet_20_link" text:visited-style-name="Visited_20_Internet_20_Link"><text:span text:style-name="Source_20_Text">threading.Thread.name</text:span></text:a> attribute.</text:p>
            </text:list-item>
            <text:list-item>
              <text:p text:style-name="P133"><text:span text:style-name="Source_20_Text">threading.currentThread()</text:span>: use <text:a xlink:type="simple" xlink:href="https://docs.python.org/3/library/threading.html#threading.current_thread" text:style-name="Internet_20_link" text:visited-style-name="Visited_20_Internet_20_Link"><text:span text:style-name="Source_20_Text">threading.current_thread()</text:span></text:a>.</text:p>
            </text:list-item>
            <text:list-item>
              <text:p text:style-name="P133"><text:soft-page-break/><text:span text:style-name="Source_20_Text">threading.activeCount()</text:span>: use <text:a xlink:type="simple" xlink:href="https://docs.python.org/3/library/threading.html#threading.active_count" text:style-name="Internet_20_link" text:visited-style-name="Visited_20_Internet_20_Link"><text:span text:style-name="Source_20_Text">threading.active_count()</text:span></text:a>.</text:p>
            </text:list-item>
          </text:list>
        </text:list-item>
        <text:list-item>
          <text:p text:style-name="P133"><text:a xlink:type="simple" xlink:href="https://docs.python.org/3/library/typing.html#typing.Text" text:style-name="Internet_20_link" text:visited-style-name="Visited_20_Internet_20_Link"><text:span text:style-name="Source_20_Text">typing.Text</text:span></text:a> (<text:a xlink:type="simple" xlink:href="https://github.com/python/cpython/issues/92332" text:style-name="Internet_20_link" text:visited-style-name="Visited_20_Internet_20_Link">gh-92332</text:a>).</text:p>
        </text:list-item>
        <text:list-item>
          <text:p text:style-name="P133"><text:a xlink:type="simple" xlink:href="https://docs.python.org/3/library/unittest.html#unittest.IsolatedAsyncioTestCase" text:style-name="Internet_20_link" text:visited-style-name="Visited_20_Internet_20_Link"><text:span text:style-name="Source_20_Text">unittest.IsolatedAsyncioTestCase</text:span></text:a>: it is deprecated to return a value that is not <text:span text:style-name="Source_20_Text">None</text:span> from a test case.</text:p>
        </text:list-item>
        <text:list-item>
          <text:p text:style-name="P133"><text:a xlink:type="simple" xlink:href="https://docs.python.org/3/library/urllib.parse.html#module-urllib.parse" text:style-name="Internet_20_link" text:visited-style-name="Visited_20_Internet_20_Link"><text:span text:style-name="Source_20_Text">urllib.parse</text:span></text:a> deprecated functions: <text:a xlink:type="simple" xlink:href="https://docs.python.org/3/library/urllib.parse.html#urllib.parse.urlparse" text:style-name="Internet_20_link" text:visited-style-name="Visited_20_Internet_20_Link"><text:span text:style-name="Source_20_Text">urlparse()</text:span></text:a> instead</text:p>
          <text:list>
            <text:list-item>
              <text:p text:style-name="P133"><text:span text:style-name="Source_20_Text">splitattr()</text:span></text:p>
            </text:list-item>
            <text:list-item>
              <text:p text:style-name="P133"><text:span text:style-name="Source_20_Text">splithost()</text:span></text:p>
            </text:list-item>
            <text:list-item>
              <text:p text:style-name="P133"><text:span text:style-name="Source_20_Text">splitnport()</text:span></text:p>
            </text:list-item>
            <text:list-item>
              <text:p text:style-name="P133"><text:span text:style-name="Source_20_Text">splitpasswd()</text:span><text:span text:style-name="Source_20_Text"><text:note text:id="ftn5" text:note-class="footnote"><text:note-citation>6</text:note-citation><text:note-body><text:p text:style-name="Footnote"><text:s/>🂱</text:p></text:note-body></text:note></text:span></text:p>
            </text:list-item>
            <text:list-item>
              <text:p text:style-name="P133"><text:span text:style-name="Source_20_Text">splitport()</text:span></text:p>
            </text:list-item>
            <text:list-item>
              <text:p text:style-name="P133"><text:span text:style-name="Source_20_Text">splitquery()</text:span></text:p>
            </text:list-item>
            <text:list-item>
              <text:p text:style-name="P133"><text:span text:style-name="Source_20_Text">splittag()</text:span></text:p>
            </text:list-item>
            <text:list-item>
              <text:p text:style-name="P133"><text:span text:style-name="Source_20_Text">splittype()</text:span></text:p>
            </text:list-item>
            <text:list-item>
              <text:p text:style-name="P133"><text:span text:style-name="Source_20_Text">splituser()</text:span></text:p>
            </text:list-item>
            <text:list-item>
              <text:p text:style-name="P133"><text:span text:style-name="Source_20_Text">splitvalue()</text:span></text:p>
            </text:list-item>
            <text:list-item>
              <text:p text:style-name="P133"><text:span text:style-name="Source_20_Text">to_bytes()</text:span></text:p>
            </text:list-item>
          </text:list>
        </text:list-item>
        <text:list-item>
          <text:p text:style-name="P133"><text:a xlink:type="simple" xlink:href="https://docs.python.org/3/library/urllib.request.html#module-urllib.request" text:style-name="Internet_20_link" text:visited-style-name="Visited_20_Internet_20_Link"><text:span text:style-name="Source_20_Text">urllib.request</text:span></text:a>: <text:a xlink:type="simple" xlink:href="https://docs.python.org/3/library/urllib.request.html#urllib.request.URLopener" text:style-name="Internet_20_link" text:visited-style-name="Visited_20_Internet_20_Link"><text:span text:style-name="Source_20_Text">URLopener</text:span></text:a> and <text:a xlink:type="simple" xlink:href="https://docs.python.org/3/library/urllib.request.html#urllib.request.FancyURLopener" text:style-name="Internet_20_link" text:visited-style-name="Visited_20_Internet_20_Link"><text:span text:style-name="Source_20_Text">FancyURLopener</text:span></text:a> style of invoking requests is deprecated. Use newer <text:a xlink:type="simple" xlink:href="https://docs.python.org/3/library/urllib.request.html#urllib.request.urlopen" text:style-name="Internet_20_link" text:visited-style-name="Visited_20_Internet_20_Link"><text:span text:style-name="Source_20_Text">urlopen()</text:span></text:a> functions and methods.</text:p>
        </text:list-item>
        <text:list-item>
          <text:p text:style-name="P133"><text:a xlink:type="simple" xlink:href="https://docs.python.org/3/library/wsgiref.html#module-wsgiref" text:style-name="Internet_20_link" text:visited-style-name="Visited_20_Internet_20_Link"><text:span text:style-name="Source_20_Text">wsgiref</text:span></text:a>: <text:span text:style-name="Source_20_Text">SimpleHandler.stdout.write()</text:span> should not do partial writes.</text:p>
        </text:list-item>
        <text:list-item>
          <text:p text:style-name="P133"><text:a xlink:type="simple" xlink:href="https://docs.python.org/3/library/xml.etree.elementtree.html#module-xml.etree.ElementTree" text:style-name="Internet_20_link" text:visited-style-name="Visited_20_Internet_20_Link"><text:span text:style-name="Source_20_Text">xml.etree.ElementTree</text:span></text:a>: Testing the truth value of an <text:a xlink:type="simple" xlink:href="https://docs.python.org/3/library/xml.etree.elementtree.html#xml.etree.ElementTree.Element" text:style-name="Internet_20_link" text:visited-style-name="Visited_20_Internet_20_Link"><text:span text:style-name="Source_20_Text">Element</text:span></text:a> is deprecated. In a future release it will always return <text:span text:style-name="Source_20_Text">True</text:span>. Prefer explicit <text:span text:style-name="Source_20_Text">len(elem)</text:span> or <text:span text:style-name="Source_20_Text">elem is not None</text:span> tests instead.</text:p>
        </text:list-item>
        <text:list-item>
          <text:p text:style-name="P133"><text:a xlink:type="simple" xlink:href="https://docs.python.org/3/library/zipimport.html#zipimport.zipimporter.load_module" text:style-name="Internet_20_link" text:visited-style-name="Visited_20_Internet_20_Link"><text:span text:style-name="Source_20_Text">zipimport.zipimporter.load_module()</text:span></text:a> is deprecated: use <text:a xlink:type="simple" xlink:href="https://docs.python.org/3/library/zipimport.html#zipimport.zipimporter.exec_module" text:style-name="Internet_20_link" text:visited-style-name="Visited_20_Internet_20_Link"><text:span text:style-name="Source_20_Text">exec_module()</text:span></text:a> instead.</text:p>
        </text:list-item>
      </text:list>
      <text:h text:style-name="Heading_20_2" text:outline-level="2">CPython Bytecode Changes</text:h>
      <text:list text:style-name="L90">
        <text:list-item>
          <text:p text:style-name="P134">The oparg of <text:a xlink:type="simple" xlink:href="https://docs.python.org/3/library/dis.html#opcode-YIELD_VALUE" text:style-name="Internet_20_link" text:visited-style-name="Visited_20_Internet_20_Link"><text:span text:style-name="Source_20_Text">YIELD_VALUE</text:span></text:a> is now <text:span text:style-name="Source_20_Text">1</text:span> if the yield is part of a yield-from or await, and <text:span text:style-name="Source_20_Text">0</text:span> otherwise. The oparg of <text:a xlink:type="simple" xlink:href="https://docs.python.org/3/library/dis.html#opcode-RESUME" text:style-name="Internet_20_link" text:visited-style-name="Visited_20_Internet_20_Link"><text:span text:style-name="Source_20_Text">RESUME</text:span></text:a> was changed to add a bit indicating if the except-depth is 1, which is needed to optimize closing of generators. (Contributed by Irit Katriel in <text:a xlink:type="simple" xlink:href="https://github.com/python/cpython/issues/111354" text:style-name="Internet_20_link" text:visited-style-name="Visited_20_Internet_20_Link">gh-111354</text:a>.)</text:p>
        </text:list-item>
      </text:list>
      <text:h text:style-name="Heading_20_2" text:outline-level="2"><text:soft-page-break/>C API Changes</text:h>
      <text:h text:style-name="Heading_20_3" text:outline-level="3">New Features</text:h>
      <text:list text:style-name="L91">
        <text:list-item>
          <text:p text:style-name="P136">Add the <text:a xlink:type="simple" xlink:href="https://docs.python.org/3/c-api/monitoring.html#c-api-monitoring" text:style-name="Internet_20_link" text:visited-style-name="Visited_20_Internet_20_Link">PyMonitoring C API</text:a> for generating <text:bookmark text:name="index-46"/><text:a xlink:type="simple" xlink:href="https://peps.python.org/pep-0669/" text:style-name="Internet_20_link" text:visited-style-name="Visited_20_Internet_20_Link"><text:span text:style-name="Strong_20_Emphasis">PEP 669</text:span></text:a> monitoring events:</text:p>
          <text:list>
            <text:list-item>
              <text:p text:style-name="P135"><text:a xlink:type="simple" xlink:href="https://docs.python.org/3/c-api/monitoring.html#c.PyMonitoringState" text:style-name="Internet_20_link" text:visited-style-name="Visited_20_Internet_20_Link"><text:span text:style-name="Source_20_Text">PyMonitoringState</text:span></text:a></text:p>
            </text:list-item>
            <text:list-item>
              <text:p text:style-name="P135"><text:a xlink:type="simple" xlink:href="https://docs.python.org/3/c-api/monitoring.html#c.PyMonitoring_FirePyStartEvent" text:style-name="Internet_20_link" text:visited-style-name="Visited_20_Internet_20_Link"><text:span text:style-name="Source_20_Text">PyMonitoring_FirePyStartEvent()</text:span></text:a></text:p>
            </text:list-item>
            <text:list-item>
              <text:p text:style-name="P135"><text:a xlink:type="simple" xlink:href="https://docs.python.org/3/c-api/monitoring.html#c.PyMonitoring_FirePyResumeEvent" text:style-name="Internet_20_link" text:visited-style-name="Visited_20_Internet_20_Link"><text:span text:style-name="Source_20_Text">PyMonitoring_FirePyResumeEvent()</text:span></text:a></text:p>
            </text:list-item>
            <text:list-item>
              <text:p text:style-name="P135"><text:a xlink:type="simple" xlink:href="https://docs.python.org/3/c-api/monitoring.html#c.PyMonitoring_FirePyReturnEvent" text:style-name="Internet_20_link" text:visited-style-name="Visited_20_Internet_20_Link"><text:span text:style-name="Source_20_Text">PyMonitoring_FirePyReturnEvent()</text:span></text:a><text:span text:style-name="Source_20_Text"><text:note text:id="ftn6" text:note-class="footnote"><text:note-citation>7</text:note-citation><text:note-body><text:p text:style-name="Footnote"><text:s/>🂱</text:p></text:note-body></text:note></text:span></text:p>
            </text:list-item>
            <text:list-item>
              <text:p text:style-name="P135"><text:a xlink:type="simple" xlink:href="https://docs.python.org/3/c-api/monitoring.html#c.PyMonitoring_FirePyYieldEvent" text:style-name="Internet_20_link" text:visited-style-name="Visited_20_Internet_20_Link"><text:span text:style-name="Source_20_Text">PyMonitoring_FirePyYieldEvent()</text:span></text:a></text:p>
            </text:list-item>
            <text:list-item>
              <text:p text:style-name="P135"><text:a xlink:type="simple" xlink:href="https://docs.python.org/3/c-api/monitoring.html#c.PyMonitoring_FireCallEvent" text:style-name="Internet_20_link" text:visited-style-name="Visited_20_Internet_20_Link"><text:span text:style-name="Source_20_Text">PyMonitoring_FireCallEvent()</text:span></text:a></text:p>
            </text:list-item>
            <text:list-item>
              <text:p text:style-name="P135"><text:a xlink:type="simple" xlink:href="https://docs.python.org/3/c-api/monitoring.html#c.PyMonitoring_FireLineEvent" text:style-name="Internet_20_link" text:visited-style-name="Visited_20_Internet_20_Link"><text:span text:style-name="Source_20_Text">PyMonitoring_FireLineEvent()</text:span></text:a></text:p>
            </text:list-item>
            <text:list-item>
              <text:p text:style-name="P135"><text:a xlink:type="simple" xlink:href="https://docs.python.org/3/c-api/monitoring.html#c.PyMonitoring_FireJumpEvent" text:style-name="Internet_20_link" text:visited-style-name="Visited_20_Internet_20_Link"><text:span text:style-name="Source_20_Text">PyMonitoring_FireJumpEvent()</text:span></text:a></text:p>
            </text:list-item>
            <text:list-item>
              <text:p text:style-name="P135"><text:a xlink:type="simple" xlink:href="https://docs.python.org/3/c-api/monitoring.html#c.PyMonitoring_FireBranchEvent" text:style-name="Internet_20_link" text:visited-style-name="Visited_20_Internet_20_Link"><text:span text:style-name="Source_20_Text">PyMonitoring_FireBranchEvent()</text:span></text:a></text:p>
            </text:list-item>
            <text:list-item>
              <text:p text:style-name="P135"><text:a xlink:type="simple" xlink:href="https://docs.python.org/3/c-api/monitoring.html#c.PyMonitoring_FireCReturnEvent" text:style-name="Internet_20_link" text:visited-style-name="Visited_20_Internet_20_Link"><text:span text:style-name="Source_20_Text">PyMonitoring_FireCReturnEvent()</text:span></text:a></text:p>
            </text:list-item>
            <text:list-item>
              <text:p text:style-name="P135"><text:a xlink:type="simple" xlink:href="https://docs.python.org/3/c-api/monitoring.html#c.PyMonitoring_FirePyThrowEvent" text:style-name="Internet_20_link" text:visited-style-name="Visited_20_Internet_20_Link"><text:span text:style-name="Source_20_Text">PyMonitoring_FirePyThrowEvent()</text:span></text:a></text:p>
            </text:list-item>
            <text:list-item>
              <text:p text:style-name="P135"><text:a xlink:type="simple" xlink:href="https://docs.python.org/3/c-api/monitoring.html#c.PyMonitoring_FireRaiseEvent" text:style-name="Internet_20_link" text:visited-style-name="Visited_20_Internet_20_Link"><text:span text:style-name="Source_20_Text">PyMonitoring_FireRaiseEvent()</text:span></text:a></text:p>
            </text:list-item>
            <text:list-item>
              <text:p text:style-name="P135"><text:a xlink:type="simple" xlink:href="https://docs.python.org/3/c-api/monitoring.html#c.PyMonitoring_FireCRaiseEvent" text:style-name="Internet_20_link" text:visited-style-name="Visited_20_Internet_20_Link"><text:span text:style-name="Source_20_Text">PyMonitoring_FireCRaiseEvent()</text:span></text:a></text:p>
            </text:list-item>
            <text:list-item>
              <text:p text:style-name="P135"><text:a xlink:type="simple" xlink:href="https://docs.python.org/3/c-api/monitoring.html#c.PyMonitoring_FireReraiseEvent" text:style-name="Internet_20_link" text:visited-style-name="Visited_20_Internet_20_Link"><text:span text:style-name="Source_20_Text">PyMonitoring_FireReraiseEvent()</text:span></text:a></text:p>
            </text:list-item>
            <text:list-item>
              <text:p text:style-name="P135"><text:a xlink:type="simple" xlink:href="https://docs.python.org/3/c-api/monitoring.html#c.PyMonitoring_FireExceptionHandledEvent" text:style-name="Internet_20_link" text:visited-style-name="Visited_20_Internet_20_Link"><text:span text:style-name="Source_20_Text">PyMonitoring_FireExceptionHandledEvent()</text:span></text:a></text:p>
            </text:list-item>
            <text:list-item>
              <text:p text:style-name="P135"><text:a xlink:type="simple" xlink:href="https://docs.python.org/3/c-api/monitoring.html#c.PyMonitoring_FirePyUnwindEvent" text:style-name="Internet_20_link" text:visited-style-name="Visited_20_Internet_20_Link"><text:span text:style-name="Source_20_Text">PyMonitoring_FirePyUnwindEvent()</text:span></text:a></text:p>
            </text:list-item>
            <text:list-item>
              <text:p text:style-name="P135"><text:a xlink:type="simple" xlink:href="https://docs.python.org/3/c-api/monitoring.html#c.PyMonitoring_FireStopIterationEvent" text:style-name="Internet_20_link" text:visited-style-name="Visited_20_Internet_20_Link"><text:span text:style-name="Source_20_Text">PyMonitoring_FireStopIterationEvent()</text:span></text:a></text:p>
            </text:list-item>
            <text:list-item>
              <text:p text:style-name="P135"><text:a xlink:type="simple" xlink:href="https://docs.python.org/3/c-api/monitoring.html#c.PyMonitoring_EnterScope" text:style-name="Internet_20_link" text:visited-style-name="Visited_20_Internet_20_Link"><text:span text:style-name="Source_20_Text">PyMonitoring_EnterScope()</text:span></text:a></text:p>
            </text:list-item>
            <text:list-item>
              <text:p text:style-name="P135"><text:a xlink:type="simple" xlink:href="https://docs.python.org/3/c-api/monitoring.html#c.PyMonitoring_ExitScope" text:style-name="Internet_20_link" text:visited-style-name="Visited_20_Internet_20_Link"><text:span text:style-name="Source_20_Text">PyMonitoring_ExitScope()</text:span></text:a></text:p>
            </text:list-item>
          </text:list>
          <text:p text:style-name="P135">(Contributed by Irit Katriel in <text:a xlink:type="simple" xlink:href="https://github.com/python/cpython/issues/111997" text:style-name="Internet_20_link" text:visited-style-name="Visited_20_Internet_20_Link">gh-111997</text:a>).</text:p>
        </text:list-item>
        <text:list-item>
          <text:p text:style-name="P135">Add <text:a xlink:type="simple" xlink:href="https://docs.python.org/3/c-api/init.html#c.PyMutex" text:style-name="Internet_20_link" text:visited-style-name="Visited_20_Internet_20_Link"><text:span text:style-name="Source_20_Text">PyMutex</text:span></text:a>, a lightweight mutex that occupies a single byte, and the new <text:a xlink:type="simple" xlink:href="https://docs.python.org/3/c-api/init.html#c.PyMutex_Lock" text:style-name="Internet_20_link" text:visited-style-name="Visited_20_Internet_20_Link"><text:span text:style-name="Source_20_Text">PyMutex_Lock()</text:span></text:a> and <text:a xlink:type="simple" xlink:href="https://docs.python.org/3/c-api/init.html#c.PyMutex_Unlock" text:style-name="Internet_20_link" text:visited-style-name="Visited_20_Internet_20_Link"><text:span text:style-name="Source_20_Text">PyMutex_Unlock()</text:span></text:a> functions. <text:span text:style-name="Source_20_Text">PyMutex_Lock()</text:span> will release the <text:a xlink:type="simple" xlink:href="https://docs.python.org/3/glossary.html#term-GIL" text:style-name="Internet_20_link" text:visited-style-name="Visited_20_Internet_20_Link">GIL</text:a> (if currently held) if the operation needs to block. (Contributed by Sam Gross in <text:a xlink:type="simple" xlink:href="https://github.com/python/cpython/issues/108724" text:style-name="Internet_20_link" text:visited-style-name="Visited_20_Internet_20_Link">gh-108724</text:a>.)</text:p>
        </text:list-item>
        <text:list-item>
          <text:p text:style-name="P135">Add the <text:a xlink:type="simple" xlink:href="https://docs.python.org/3/c-api/time.html#c-api-time" text:style-name="Internet_20_link" text:visited-style-name="Visited_20_Internet_20_Link">PyTime C API</text:a> to provide access to system clocks:</text:p>
          <text:list>
            <text:list-item>
              <text:p text:style-name="P135"><text:a xlink:type="simple" xlink:href="https://docs.python.org/3/c-api/time.html#c.PyTime_t" text:style-name="Internet_20_link" text:visited-style-name="Visited_20_Internet_20_Link"><text:soft-page-break/><text:span text:style-name="Source_20_Text">PyTime_t</text:span></text:a>.</text:p>
            </text:list-item>
            <text:list-item>
              <text:p text:style-name="P135"><text:a xlink:type="simple" xlink:href="https://docs.python.org/3/c-api/time.html#c.PyTime_MIN" text:style-name="Internet_20_link" text:visited-style-name="Visited_20_Internet_20_Link"><text:span text:style-name="Source_20_Text">PyTime_MIN</text:span></text:a> and <text:a xlink:type="simple" xlink:href="https://docs.python.org/3/c-api/time.html#c.PyTime_MAX" text:style-name="Internet_20_link" text:visited-style-name="Visited_20_Internet_20_Link"><text:span text:style-name="Source_20_Text">PyTime_MAX</text:span></text:a>.</text:p>
            </text:list-item>
            <text:list-item>
              <text:p text:style-name="P135"><text:a xlink:type="simple" xlink:href="https://docs.python.org/3/c-api/time.html#c.PyTime_AsSecondsDouble" text:style-name="Internet_20_link" text:visited-style-name="Visited_20_Internet_20_Link"><text:span text:style-name="Source_20_Text">PyTime_AsSecondsDouble()</text:span></text:a>.</text:p>
            </text:list-item>
            <text:list-item>
              <text:p text:style-name="P135"><text:a xlink:type="simple" xlink:href="https://docs.python.org/3/c-api/time.html#c.PyTime_Monotonic" text:style-name="Internet_20_link" text:visited-style-name="Visited_20_Internet_20_Link"><text:span text:style-name="Source_20_Text">PyTime_Monotonic()</text:span></text:a>.</text:p>
            </text:list-item>
            <text:list-item>
              <text:p text:style-name="P135"><text:a xlink:type="simple" xlink:href="https://docs.python.org/3/c-api/time.html#c.PyTime_MonotonicRaw" text:style-name="Internet_20_link" text:visited-style-name="Visited_20_Internet_20_Link"><text:span text:style-name="Source_20_Text">PyTime_MonotonicRaw()</text:span></text:a>.</text:p>
            </text:list-item>
            <text:list-item>
              <text:p text:style-name="P135"><text:a xlink:type="simple" xlink:href="https://docs.python.org/3/c-api/time.html#c.PyTime_PerfCounter" text:style-name="Internet_20_link" text:visited-style-name="Visited_20_Internet_20_Link"><text:span text:style-name="Source_20_Text">PyTime_PerfCounter()</text:span></text:a>.</text:p>
            </text:list-item>
            <text:list-item>
              <text:p text:style-name="P135"><text:a xlink:type="simple" xlink:href="https://docs.python.org/3/c-api/time.html#c.PyTime_PerfCounterRaw" text:style-name="Internet_20_link" text:visited-style-name="Visited_20_Internet_20_Link"><text:span text:style-name="Source_20_Text">PyTime_PerfCounterRaw()</text:span></text:a>.</text:p>
            </text:list-item>
            <text:list-item>
              <text:p text:style-name="P135"><text:a xlink:type="simple" xlink:href="https://docs.python.org/3/c-api/time.html#c.PyTime_Time" text:style-name="Internet_20_link" text:visited-style-name="Visited_20_Internet_20_Link"><text:span text:style-name="Source_20_Text">PyTime_Time()</text:span></text:a>.</text:p>
            </text:list-item>
            <text:list-item>
              <text:p text:style-name="P135"><text:a xlink:type="simple" xlink:href="https://docs.python.org/3/c-api/time.html#c.PyTime_TimeRaw" text:style-name="Internet_20_link" text:visited-style-name="Visited_20_Internet_20_Link"><text:span text:style-name="Source_20_Text">PyTime_TimeRaw()</text:span></text:a>.</text:p>
            </text:list-item>
          </text:list>
          <text:p text:style-name="P135">(Contributed by Victor Stinner and Petr Viktorin in <text:a xlink:type="simple" xlink:href="https://github.com/python/cpython/issues/110850" text:style-name="Internet_20_link" text:visited-style-name="Visited_20_Internet_20_Link">gh-110850</text:a>.)</text:p>
        </text:list-item>
        <text:list-item>
          <text:p text:style-name="P135">Add the <text:a xlink:type="simple" xlink:href="https://docs.python.org/3/c-api/dict.html#c.PyDict_ContainsString" text:style-name="Internet_20_link" text:visited-style-name="Visited_20_Internet_20_Link"><text:span text:style-name="Source_20_Text">PyDict_ContainsString()</text:span></text:a> function with the same behavior as <text:a xlink:type="simple" xlink:href="https://docs.python.org/3/c-api/dict.html#c.PyDict_Contains" text:style-name="Internet_20_link" text:visited-style-name="Visited_20_Internet_20_Link"><text:span text:style-name="Source_20_Text">PyDict_Contains()</text:span></text:a>, but <text:span text:style-name="Emphasis">key</text:span> is specified as a const char* UTF-8 encoded bytes string, rather than a <text:a xlink:type="simple" xlink:href="https://docs.python.org/3/c-api/structures.html#c.PyObject" text:style-name="Internet_20_link" text:visited-style-name="Visited_20_Internet_20_Link">PyObject</text:a>*. (Contributed by Victor Stinner in <text:a xlink:type="simple" xlink:href="https://github.com/python/cpython/issues/108314" text:style-name="Internet_20_link" text:visited-style-name="Visited_20_Internet_20_Link">gh-108314</text:a>.)</text:p>
        </text:list-item>
        <text:list-item>
          <text:p text:style-name="P135">Add the <text:a xlink:type="simple" xlink:href="https://docs.python.org/3/c-api/dict.html#c.PyDict_GetItemRef" text:style-name="Internet_20_link" text:visited-style-name="Visited_20_Internet_20_Link"><text:span text:style-name="Source_20_Text">PyDict_GetItemRef()</text:span></text:a> and <text:a xlink:type="simple" xlink:href="https://docs.python.org/3/c-api/dict.html#c.PyDict_GetItemStringRef" text:style-name="Internet_20_link" text:visited-style-name="Visited_20_Internet_20_Link"><text:span text:style-name="Source_20_Text">PyDict_GetItemStringRef()</text:span></text:a> functions, which behave similarly to <text:a xlink:type="simple" xlink:href="https://docs.python.org/3/c-api/dict.html#c.PyDict_GetItemWithError" text:style-name="Internet_20_link" text:visited-style-name="Visited_20_Internet_20_Link"><text:span text:style-name="Source_20_Text">PyDict_GetItemWithError()</text:span></text:a>, but return a <text:a xlink:type="simple" xlink:href="https://docs.python.org/3/glossary.html#term-strong-reference" text:style-name="Internet_20_link" text:visited-style-name="Visited_20_Internet_20_Link">strong reference</text:a> instead of a <text:a xlink:type="simple" xlink:href="https://docs.python.org/3/glossary.html#term-borrowed-reference" text:style-name="Internet_20_link" text:visited-style-name="Visited_20_Internet_20_Link">borrowed reference</text:a>. Moreover, these functions return <text:span text:style-name="Source_20_Text">-1</text:span> on error, removing the need to check <text:span text:style-name="Source_20_Text">PyErr_Occurred()</text:span>. (Contributed by Victor Stinner in <text:a xlink:type="simple" xlink:href="https://github.com/python/cpython/issues/106004" text:style-name="Internet_20_link" text:visited-style-name="Visited_20_Internet_20_Link">gh-106004</text:a>.)</text:p>
        </text:list-item>
        <text:list-item>
          <text:p text:style-name="P135">Add the <text:a xlink:type="simple" xlink:href="https://docs.python.org/3/c-api/dict.html#c.PyDict_SetDefaultRef" text:style-name="Internet_20_link" text:visited-style-name="Visited_20_Internet_20_Link"><text:span text:style-name="Source_20_Text">PyDict_SetDefaultRef()</text:span></text:a> function, which behaves similarly to <text:a xlink:type="simple" xlink:href="https://docs.python.org/3/c-api/dict.html#c.PyDict_SetDefault" text:style-name="Internet_20_link" text:visited-style-name="Visited_20_Internet_20_Link"><text:span text:style-name="Source_20_Text">PyDict_SetDefault()</text:span></text:a>, but returns a <text:a xlink:type="simple" xlink:href="https://docs.python.org/3/glossary.html#term-strong-reference" text:style-name="Internet_20_link" text:visited-style-name="Visited_20_Internet_20_Link">strong reference</text:a> instead of a <text:a xlink:type="simple" xlink:href="https://docs.python.org/3/glossary.html#term-borrowed-reference" text:style-name="Internet_20_link" text:visited-style-name="Visited_20_Internet_20_Link">borrowed reference</text:a>. This function returns <text:span text:style-name="Source_20_Text">-1</text:span> on error, <text:span text:style-name="Source_20_Text">0</text:span> on insertion, and <text:span text:style-name="Source_20_Text">1</text:span> if the key was already present in the dictionary. (Contributed by Sam Gross in <text:a xlink:type="simple" xlink:href="https://github.com/python/cpython/issues/112066" text:style-name="Internet_20_link" text:visited-style-name="Visited_20_Internet_20_Link">gh-112066</text:a>.)</text:p>
        </text:list-item>
        <text:list-item>
          <text:p text:style-name="P135">Add the <text:a xlink:type="simple" xlink:href="https://docs.python.org/3/c-api/dict.html#c.PyDict_Pop" text:style-name="Internet_20_link" text:visited-style-name="Visited_20_Internet_20_Link"><text:span text:style-name="Source_20_Text">PyDict_Pop()</text:span></text:a> and <text:a xlink:type="simple" xlink:href="https://docs.python.org/3/c-api/dict.html#c.PyDict_PopString" text:style-name="Internet_20_link" text:visited-style-name="Visited_20_Internet_20_Link"><text:span text:style-name="Source_20_Text">PyDict_PopString()</text:span></text:a> functions to remove a key from a dictionary and optionally return the removed value. This is similar to <text:a xlink:type="simple" xlink:href="https://docs.python.org/3/library/stdtypes.html#dict.pop" text:style-name="Internet_20_link" text:visited-style-name="Visited_20_Internet_20_Link"><text:span text:style-name="Source_20_Text">dict.pop()</text:span></text:a>, though there is no default value, and <text:a xlink:type="simple" xlink:href="https://docs.python.org/3/library/exceptions.html#KeyError" text:style-name="Internet_20_link" text:visited-style-name="Visited_20_Internet_20_Link"><text:span text:style-name="Source_20_Text">KeyError</text:span></text:a> is not raised for missing keys. (Contributed by Stefan Behnel and Victor Stinner in <text:a xlink:type="simple" xlink:href="https://github.com/python/cpython/issues/111262" text:style-name="Internet_20_link" text:visited-style-name="Visited_20_Internet_20_Link">gh-111262</text:a>.)</text:p>
        </text:list-item>
        <text:list-item>
          <text:p text:style-name="P135">Add the <text:a xlink:type="simple" xlink:href="https://docs.python.org/3/c-api/mapping.html#c.PyMapping_GetOptionalItem" text:style-name="Internet_20_link" text:visited-style-name="Visited_20_Internet_20_Link"><text:span text:style-name="Source_20_Text">PyMapping_GetOptionalItem()</text:span></text:a> and <text:a xlink:type="simple" xlink:href="https://docs.python.org/3/c-api/mapping.html#c.PyMapping_GetOptionalItemString" text:style-name="Internet_20_link" text:visited-style-name="Visited_20_Internet_20_Link"><text:span text:style-name="Source_20_Text">PyMapping_GetOptionalItemString()</text:span></text:a> functions as alternatives to <text:a xlink:type="simple" xlink:href="https://docs.python.org/3/c-api/object.html#c.PyObject_GetItem" text:style-name="Internet_20_link" text:visited-style-name="Visited_20_Internet_20_Link"><text:span text:style-name="Source_20_Text">PyObject_GetItem()</text:span></text:a> and <text:a xlink:type="simple" xlink:href="https://docs.python.org/3/c-api/mapping.html#c.PyMapping_GetItemString" text:style-name="Internet_20_link" text:visited-style-name="Visited_20_Internet_20_Link"><text:span text:style-name="Source_20_Text">PyMapping_GetItemString()</text:span></text:a> respectively. The new functions do not raise <text:a xlink:type="simple" xlink:href="https://docs.python.org/3/library/exceptions.html#KeyError" text:style-name="Internet_20_link" text:visited-style-name="Visited_20_Internet_20_Link"><text:span text:style-name="Source_20_Text">KeyError</text:span></text:a> if the requested key is missing from the mapping. These variants are more convenient and faster if a missing key should not be treated as a failure. (Contributed by Serhiy Storchaka in <text:a xlink:type="simple" xlink:href="https://github.com/python/cpython/issues/106307" text:style-name="Internet_20_link" text:visited-style-name="Visited_20_Internet_20_Link">gh-106307</text:a>.)</text:p>
        </text:list-item>
        <text:list-item>
          <text:p text:style-name="P135"><text:soft-page-break/>Add the <text:a xlink:type="simple" xlink:href="https://docs.python.org/3/c-api/object.html#c.PyObject_GetOptionalAttr" text:style-name="Internet_20_link" text:visited-style-name="Visited_20_Internet_20_Link"><text:span text:style-name="Source_20_Text">PyObject_GetOptionalAttr()</text:span></text:a> and <text:a xlink:type="simple" xlink:href="https://docs.python.org/3/c-api/object.html#c.PyObject_GetOptionalAttrString" text:style-name="Internet_20_link" text:visited-style-name="Visited_20_Internet_20_Link"><text:span text:style-name="Source_20_Text">PyObject_GetOptionalAttrString()</text:span></text:a> functions as alternatives to <text:a xlink:type="simple" xlink:href="https://docs.python.org/3/c-api/object.html#c.PyObject_GetAttr" text:style-name="Internet_20_link" text:visited-style-name="Visited_20_Internet_20_Link"><text:span text:style-name="Source_20_Text">PyObject_GetAttr()</text:span></text:a> and <text:a xlink:type="simple" xlink:href="https://docs.python.org/3/c-api/object.html#c.PyObject_GetAttrString" text:style-name="Internet_20_link" text:visited-style-name="Visited_20_Internet_20_Link"><text:span text:style-name="Source_20_Text">PyObject_GetAttrString()</text:span></text:a> respectively. The new functions do not raise <text:a xlink:type="simple" xlink:href="https://docs.python.org/3/library/exceptions.html#AttributeError" text:style-name="Internet_20_link" text:visited-style-name="Visited_20_Internet_20_Link"><text:span text:style-name="Source_20_Text">AttributeError</text:span></text:a> if the requested attribute is not found on the object. These variants are more convenient and faster if the missing attribute should not be treated as a failure. (Contributed by Serhiy Storchaka in <text:a xlink:type="simple" xlink:href="https://github.com/python/cpython/issues/106521" text:style-name="Internet_20_link" text:visited-style-name="Visited_20_Internet_20_Link">gh-106521</text:a>.)</text:p>
        </text:list-item>
        <text:list-item>
          <text:p text:style-name="P135">Add the <text:a xlink:type="simple" xlink:href="https://docs.python.org/3/c-api/exceptions.html#c.PyErr_FormatUnraisable" text:style-name="Internet_20_link" text:visited-style-name="Visited_20_Internet_20_Link"><text:span text:style-name="Source_20_Text">PyErr_FormatUnraisable()</text:span></text:a> function as an extension to <text:a xlink:type="simple" xlink:href="https://docs.python.org/3/c-api/exceptions.html#c.PyErr_WriteUnraisable" text:style-name="Internet_20_link" text:visited-style-name="Visited_20_Internet_20_Link"><text:span text:style-name="Source_20_Text">PyErr_WriteUnraisable()</text:span></text:a> that allows customizing the warning message. (Contributed by Serhiy Storchaka in <text:a xlink:type="simple" xlink:href="https://github.com/python/cpython/issues/108082" text:style-name="Internet_20_link" text:visited-style-name="Visited_20_Internet_20_Link">gh-108082</text:a>.)</text:p>
        </text:list-item>
        <text:list-item>
          <text:p text:style-name="P135">Add new functions that return a <text:a xlink:type="simple" xlink:href="https://docs.python.org/3/glossary.html#term-strong-reference" text:style-name="Internet_20_link" text:visited-style-name="Visited_20_Internet_20_Link">strong reference</text:a> instead of a <text:a xlink:type="simple" xlink:href="https://docs.python.org/3/glossary.html#term-borrowed-reference" text:style-name="Internet_20_link" text:visited-style-name="Visited_20_Internet_20_Link">borrowed reference</text:a> for frame locals, globals, and builtins, as part of <text:a xlink:type="simple" xlink:href="https://docs.python.org/3/whatsnew/3.13.html#whatsnew313-locals-semantics" text:style-name="Internet_20_link" text:visited-style-name="Visited_20_Internet_20_Link">PEP 667</text:a>:</text:p>
          <text:list>
            <text:list-item>
              <text:p text:style-name="P135"><text:a xlink:type="simple" xlink:href="https://docs.python.org/3/c-api/reflection.html#c.PyEval_GetFrameBuiltins" text:style-name="Internet_20_link" text:visited-style-name="Visited_20_Internet_20_Link"><text:span text:style-name="Source_20_Text">PyEval_GetFrameBuiltins()</text:span></text:a> replaces <text:a xlink:type="simple" xlink:href="https://docs.python.org/3/c-api/reflection.html#c.PyEval_GetBuiltins" text:style-name="Internet_20_link" text:visited-style-name="Visited_20_Internet_20_Link"><text:span text:style-name="Source_20_Text">PyEval_GetBuiltins()</text:span></text:a></text:p>
            </text:list-item>
            <text:list-item>
              <text:p text:style-name="P135"><text:a xlink:type="simple" xlink:href="https://docs.python.org/3/c-api/reflection.html#c.PyEval_GetFrameGlobals" text:style-name="Internet_20_link" text:visited-style-name="Visited_20_Internet_20_Link"><text:span text:style-name="Source_20_Text">PyEval_GetFrameGlobals()</text:span></text:a> replaces <text:a xlink:type="simple" xlink:href="https://docs.python.org/3/c-api/reflection.html#c.PyEval_GetGlobals" text:style-name="Internet_20_link" text:visited-style-name="Visited_20_Internet_20_Link"><text:span text:style-name="Source_20_Text">PyEval_GetGlobals()</text:span></text:a></text:p>
            </text:list-item>
            <text:list-item>
              <text:p text:style-name="P135"><text:a xlink:type="simple" xlink:href="https://docs.python.org/3/c-api/reflection.html#c.PyEval_GetFrameLocals" text:style-name="Internet_20_link" text:visited-style-name="Visited_20_Internet_20_Link"><text:span text:style-name="Source_20_Text">PyEval_GetFrameLocals()</text:span></text:a> replaces <text:a xlink:type="simple" xlink:href="https://docs.python.org/3/c-api/reflection.html#c.PyEval_GetLocals" text:style-name="Internet_20_link" text:visited-style-name="Visited_20_Internet_20_Link"><text:span text:style-name="Source_20_Text">PyEval_GetLocals()</text:span></text:a></text:p>
            </text:list-item>
          </text:list>
          <text:p text:style-name="P135">(Contributed by Mark Shannon and Tian Gao in <text:a xlink:type="simple" xlink:href="https://github.com/python/cpython/issues/74929" text:style-name="Internet_20_link" text:visited-style-name="Visited_20_Internet_20_Link">gh-74929</text:a>.)</text:p>
        </text:list-item>
        <text:list-item>
          <text:p text:style-name="P135">Add the <text:a xlink:type="simple" xlink:href="https://docs.python.org/3/c-api/object.html#c.Py_GetConstant" text:style-name="Internet_20_link" text:visited-style-name="Visited_20_Internet_20_Link"><text:span text:style-name="Source_20_Text">Py_GetConstant()</text:span></text:a> and <text:a xlink:type="simple" xlink:href="https://docs.python.org/3/c-api/object.html#c.Py_GetConstantBorrowed" text:style-name="Internet_20_link" text:visited-style-name="Visited_20_Internet_20_Link"><text:span text:style-name="Source_20_Text">Py_GetConstantBorrowed()</text:span></text:a> functions to get <text:a xlink:type="simple" xlink:href="https://docs.python.org/3/glossary.html#term-strong-reference" text:style-name="Internet_20_link" text:visited-style-name="Visited_20_Internet_20_Link">strong</text:a> or <text:a xlink:type="simple" xlink:href="https://docs.python.org/3/glossary.html#term-borrowed-reference" text:style-name="Internet_20_link" text:visited-style-name="Visited_20_Internet_20_Link">borrowed</text:a> references to constants. For example, <text:span text:style-name="Source_20_Text">Py_GetConstant(Py_CONSTANT_ZERO)</text:span> returns a strong reference to the constant zero. (Contributed by Victor Stinner in <text:a xlink:type="simple" xlink:href="https://github.com/python/cpython/issues/115754" text:style-name="Internet_20_link" text:visited-style-name="Visited_20_Internet_20_Link">gh-115754</text:a>.)</text:p>
        </text:list-item>
        <text:list-item>
          <text:p text:style-name="P135">Add the <text:a xlink:type="simple" xlink:href="https://docs.python.org/3/c-api/import.html#c.PyImport_AddModuleRef" text:style-name="Internet_20_link" text:visited-style-name="Visited_20_Internet_20_Link"><text:span text:style-name="Source_20_Text">PyImport_AddModuleRef()</text:span></text:a> function as a replacement for <text:a xlink:type="simple" xlink:href="https://docs.python.org/3/c-api/import.html#c.PyImport_AddModule" text:style-name="Internet_20_link" text:visited-style-name="Visited_20_Internet_20_Link"><text:span text:style-name="Source_20_Text">PyImport_AddModule()</text:span></text:a> that returns a <text:a xlink:type="simple" xlink:href="https://docs.python.org/3/glossary.html#term-strong-reference" text:style-name="Internet_20_link" text:visited-style-name="Visited_20_Internet_20_Link">strong reference</text:a> instead of a <text:a xlink:type="simple" xlink:href="https://docs.python.org/3/glossary.html#term-borrowed-reference" text:style-name="Internet_20_link" text:visited-style-name="Visited_20_Internet_20_Link">borrowed reference</text:a>. (Contributed by Victor Stinner in <text:a xlink:type="simple" xlink:href="https://github.com/python/cpython/issues/105922" text:style-name="Internet_20_link" text:visited-style-name="Visited_20_Internet_20_Link">gh-105922</text:a>.)</text:p>
        </text:list-item>
        <text:list-item>
          <text:p text:style-name="P135">Add the <text:a xlink:type="simple" xlink:href="https://docs.python.org/3/c-api/init.html#c.Py_IsFinalizing" text:style-name="Internet_20_link" text:visited-style-name="Visited_20_Internet_20_Link"><text:span text:style-name="Source_20_Text">Py_IsFinalizing()</text:span></text:a> function to check whether the main Python interpreter is <text:a xlink:type="simple" xlink:href="https://docs.python.org/3/glossary.html#term-interpreter-shutdown" text:style-name="Internet_20_link" text:visited-style-name="Visited_20_Internet_20_Link">shutting down</text:a>. (Contributed by Victor Stinner in <text:a xlink:type="simple" xlink:href="https://github.com/python/cpython/issues/108014" text:style-name="Internet_20_link" text:visited-style-name="Visited_20_Internet_20_Link">gh-108014</text:a>.)</text:p>
        </text:list-item>
        <text:list-item>
          <text:p text:style-name="P135">Add the <text:a xlink:type="simple" xlink:href="https://docs.python.org/3/c-api/list.html#c.PyList_GetItemRef" text:style-name="Internet_20_link" text:visited-style-name="Visited_20_Internet_20_Link"><text:span text:style-name="Source_20_Text">PyList_GetItemRef()</text:span></text:a> function as a replacement for <text:a xlink:type="simple" xlink:href="https://docs.python.org/3/c-api/list.html#c.PyList_GetItem" text:style-name="Internet_20_link" text:visited-style-name="Visited_20_Internet_20_Link"><text:span text:style-name="Source_20_Text">PyList_GetItem()</text:span></text:a> that returns a <text:a xlink:type="simple" xlink:href="https://docs.python.org/3/glossary.html#term-strong-reference" text:style-name="Internet_20_link" text:visited-style-name="Visited_20_Internet_20_Link">strong reference</text:a> instead of a <text:a xlink:type="simple" xlink:href="https://docs.python.org/3/glossary.html#term-borrowed-reference" text:style-name="Internet_20_link" text:visited-style-name="Visited_20_Internet_20_Link">borrowed reference</text:a>. (Contributed by Sam Gross in <text:a xlink:type="simple" xlink:href="https://github.com/python/cpython/issues/114329" text:style-name="Internet_20_link" text:visited-style-name="Visited_20_Internet_20_Link">gh-114329</text:a>.)</text:p>
        </text:list-item>
        <text:list-item>
          <text:p text:style-name="P135">Add the <text:a xlink:type="simple" xlink:href="https://docs.python.org/3/c-api/list.html#c.PyList_Extend" text:style-name="Internet_20_link" text:visited-style-name="Visited_20_Internet_20_Link"><text:span text:style-name="Source_20_Text">PyList_Extend()</text:span></text:a> and <text:a xlink:type="simple" xlink:href="https://docs.python.org/3/c-api/list.html#c.PyList_Clear" text:style-name="Internet_20_link" text:visited-style-name="Visited_20_Internet_20_Link"><text:span text:style-name="Source_20_Text">PyList_Clear()</text:span></text:a> functions, mirroring the Python <text:span text:style-name="Source_20_Text">list.extend()</text:span> and <text:span text:style-name="Source_20_Text">list.clear()</text:span> methods. (Contributed by Victor Stinner in <text:a xlink:type="simple" xlink:href="https://github.com/python/cpython/issues/111138" text:style-name="Internet_20_link" text:visited-style-name="Visited_20_Internet_20_Link">gh-111138</text:a>.)</text:p>
        </text:list-item>
        <text:list-item>
          <text:p text:style-name="P135">Add the <text:a xlink:type="simple" xlink:href="https://docs.python.org/3/c-api/long.html#c.PyLong_AsInt" text:style-name="Internet_20_link" text:visited-style-name="Visited_20_Internet_20_Link"><text:span text:style-name="Source_20_Text">PyLong_AsInt()</text:span></text:a> function. It behaves similarly to <text:a xlink:type="simple" xlink:href="https://docs.python.org/3/c-api/long.html#c.PyLong_AsLong" text:style-name="Internet_20_link" text:visited-style-name="Visited_20_Internet_20_Link"><text:span text:style-name="Source_20_Text">PyLong_AsLong()</text:span></text:a>, but stores the result in a C int instead of a C long. (Contributed by Victor Stinner in <text:a xlink:type="simple" xlink:href="https://github.com/python/cpython/issues/108014" text:style-name="Internet_20_link" text:visited-style-name="Visited_20_Internet_20_Link">gh-108014</text:a>.)</text:p>
        </text:list-item>
        <text:list-item>
          <text:p text:style-name="P135"><text:soft-page-break/>Add the <text:a xlink:type="simple" xlink:href="https://docs.python.org/3/c-api/long.html#c.PyLong_AsNativeBytes" text:style-name="Internet_20_link" text:visited-style-name="Visited_20_Internet_20_Link"><text:span text:style-name="Source_20_Text">PyLong_AsNativeBytes()</text:span></text:a>, <text:a xlink:type="simple" xlink:href="https://docs.python.org/3/c-api/long.html#c.PyLong_FromNativeBytes" text:style-name="Internet_20_link" text:visited-style-name="Visited_20_Internet_20_Link"><text:span text:style-name="Source_20_Text">PyLong_FromNativeBytes()</text:span></text:a>, and <text:a xlink:type="simple" xlink:href="https://docs.python.org/3/c-api/long.html#c.PyLong_FromUnsignedNativeBytes" text:style-name="Internet_20_link" text:visited-style-name="Visited_20_Internet_20_Link"><text:span text:style-name="Source_20_Text">PyLong_FromUnsignedNativeBytes()</text:span></text:a> functions to simplify converting between native integer types and Python <text:a xlink:type="simple" xlink:href="https://docs.python.org/3/library/functions.html#int" text:style-name="Internet_20_link" text:visited-style-name="Visited_20_Internet_20_Link"><text:span text:style-name="Source_20_Text">int</text:span></text:a> objects. (Contributed by Steve Dower in <text:a xlink:type="simple" xlink:href="https://github.com/python/cpython/issues/111140" text:style-name="Internet_20_link" text:visited-style-name="Visited_20_Internet_20_Link">gh-111140</text:a>.)</text:p>
        </text:list-item>
        <text:list-item>
          <text:p text:style-name="P135">Add <text:a xlink:type="simple" xlink:href="https://docs.python.org/3/c-api/module.html#c.PyModule_Add" text:style-name="Internet_20_link" text:visited-style-name="Visited_20_Internet_20_Link"><text:span text:style-name="Source_20_Text">PyModule_Add()</text:span></text:a> function, which is similar to <text:a xlink:type="simple" xlink:href="https://docs.python.org/3/c-api/module.html#c.PyModule_AddObjectRef" text:style-name="Internet_20_link" text:visited-style-name="Visited_20_Internet_20_Link"><text:span text:style-name="Source_20_Text">PyModule_AddObjectRef()</text:span></text:a> and <text:a xlink:type="simple" xlink:href="https://docs.python.org/3/c-api/module.html#c.PyModule_AddObject" text:style-name="Internet_20_link" text:visited-style-name="Visited_20_Internet_20_Link"><text:span text:style-name="Source_20_Text">PyModule_AddObject()</text:span></text:a>, but always steals a reference to the value. (Contributed by Serhiy Storchaka in <text:a xlink:type="simple" xlink:href="https://github.com/python/cpython/issues/86493" text:style-name="Internet_20_link" text:visited-style-name="Visited_20_Internet_20_Link">gh-86493</text:a>.)</text:p>
        </text:list-item>
        <text:list-item>
          <text:p text:style-name="P135">Add the <text:a xlink:type="simple" xlink:href="https://docs.python.org/3/c-api/hash.html#c.PyObject_GenericHash" text:style-name="Internet_20_link" text:visited-style-name="Visited_20_Internet_20_Link"><text:span text:style-name="Source_20_Text">PyObject_GenericHash()</text:span></text:a> function that implements the default hashing function of a Python object. (Contributed by Serhiy Storchaka in <text:a xlink:type="simple" xlink:href="https://github.com/python/cpython/issues/113024" text:style-name="Internet_20_link" text:visited-style-name="Visited_20_Internet_20_Link">gh-113024</text:a>.)</text:p>
        </text:list-item>
        <text:list-item>
          <text:p text:style-name="P135">Add the <text:a xlink:type="simple" xlink:href="https://docs.python.org/3/c-api/hash.html#c.Py_HashPointer" text:style-name="Internet_20_link" text:visited-style-name="Visited_20_Internet_20_Link"><text:span text:style-name="Source_20_Text">Py_HashPointer()</text:span></text:a> function to hash a raw pointer. (Contributed by Victor Stinner in <text:a xlink:type="simple" xlink:href="https://github.com/python/cpython/issues/111545" text:style-name="Internet_20_link" text:visited-style-name="Visited_20_Internet_20_Link">gh-111545</text:a>.)</text:p>
        </text:list-item>
        <text:list-item>
          <text:p text:style-name="P135">Add the <text:a xlink:type="simple" xlink:href="https://docs.python.org/3/c-api/object.html#c.PyObject_VisitManagedDict" text:style-name="Internet_20_link" text:visited-style-name="Visited_20_Internet_20_Link"><text:span text:style-name="Source_20_Text">PyObject_VisitManagedDict()</text:span></text:a> and <text:a xlink:type="simple" xlink:href="https://docs.python.org/3/c-api/object.html#c.PyObject_ClearManagedDict" text:style-name="Internet_20_link" text:visited-style-name="Visited_20_Internet_20_Link"><text:span text:style-name="Source_20_Text">PyObject_ClearManagedDict()</text:span></text:a> functions. which must be called by the traverse and clear functions of a type using the <text:a xlink:type="simple" xlink:href="https://docs.python.org/3/c-api/typeobj.html#c.Py_TPFLAGS_MANAGED_DICT" text:style-name="Internet_20_link" text:visited-style-name="Visited_20_Internet_20_Link"><text:span text:style-name="Source_20_Text">Py_TPFLAGS_MANAGED_DICT</text:span></text:a> flag. The <text:a xlink:type="simple" xlink:href="https://github.com/python/pythoncapi-compat/" text:style-name="Internet_20_link" text:visited-style-name="Visited_20_Internet_20_Link">pythoncapi-compat project</text:a> can be used to use these functions with Python 3.11 and 3.12. (Contributed by Victor Stinner in <text:a xlink:type="simple" xlink:href="https://github.com/python/cpython/issues/107073" text:style-name="Internet_20_link" text:visited-style-name="Visited_20_Internet_20_Link">gh-107073</text:a>.)</text:p>
        </text:list-item>
        <text:list-item>
          <text:p text:style-name="P135">Add the <text:a xlink:type="simple" xlink:href="https://docs.python.org/3/c-api/init.html#c.PyRefTracer_SetTracer" text:style-name="Internet_20_link" text:visited-style-name="Visited_20_Internet_20_Link"><text:span text:style-name="Source_20_Text">PyRefTracer_SetTracer()</text:span></text:a> and <text:a xlink:type="simple" xlink:href="https://docs.python.org/3/c-api/init.html#c.PyRefTracer_GetTracer" text:style-name="Internet_20_link" text:visited-style-name="Visited_20_Internet_20_Link"><text:span text:style-name="Source_20_Text">PyRefTracer_GetTracer()</text:span></text:a> functions, which enable tracking object creation and destruction in the same way that the <text:a xlink:type="simple" xlink:href="https://docs.python.org/3/library/tracemalloc.html#module-tracemalloc" text:style-name="Internet_20_link" text:visited-style-name="Visited_20_Internet_20_Link"><text:span text:style-name="Source_20_Text">tracemalloc</text:span></text:a> module does. (Contributed by Pablo Galindo in <text:a xlink:type="simple" xlink:href="https://github.com/python/cpython/issues/93502" text:style-name="Internet_20_link" text:visited-style-name="Visited_20_Internet_20_Link">gh-93502</text:a>.)</text:p>
        </text:list-item>
        <text:list-item>
          <text:p text:style-name="P135">Add the <text:a xlink:type="simple" xlink:href="https://docs.python.org/3/c-api/sys.html#c.PySys_AuditTuple" text:style-name="Internet_20_link" text:visited-style-name="Visited_20_Internet_20_Link"><text:span text:style-name="Source_20_Text">PySys_AuditTuple()</text:span></text:a> function as an alternative to <text:a xlink:type="simple" xlink:href="https://docs.python.org/3/c-api/sys.html#c.PySys_Audit" text:style-name="Internet_20_link" text:visited-style-name="Visited_20_Internet_20_Link"><text:span text:style-name="Source_20_Text">PySys_Audit()</text:span></text:a> that takes event arguments as a Python <text:a xlink:type="simple" xlink:href="https://docs.python.org/3/library/stdtypes.html#tuple" text:style-name="Internet_20_link" text:visited-style-name="Visited_20_Internet_20_Link"><text:span text:style-name="Source_20_Text">tuple</text:span></text:a> object. (Contributed by Victor Stinner in <text:a xlink:type="simple" xlink:href="https://github.com/python/cpython/issues/85283" text:style-name="Internet_20_link" text:visited-style-name="Visited_20_Internet_20_Link">gh-85283</text:a>.)</text:p>
        </text:list-item>
        <text:list-item>
          <text:p text:style-name="P135">Add the <text:a xlink:type="simple" xlink:href="https://docs.python.org/3/c-api/init.html#c.PyThreadState_GetUnchecked" text:style-name="Internet_20_link" text:visited-style-name="Visited_20_Internet_20_Link"><text:span text:style-name="Source_20_Text">PyThreadState_GetUnchecked()</text:span></text:a> function as an alternative to <text:a xlink:type="simple" xlink:href="https://docs.python.org/3/c-api/init.html#c.PyThreadState_Get" text:style-name="Internet_20_link" text:visited-style-name="Visited_20_Internet_20_Link"><text:span text:style-name="Source_20_Text">PyThreadState_Get()</text:span></text:a> that doesn’t kill the process with a fatal error if it is <text:span text:style-name="Source_20_Text">NULL</text:span>. The caller is responsible for checking if the result is <text:span text:style-name="Source_20_Text">NULL</text:span>. (Contributed by Victor Stinner in <text:a xlink:type="simple" xlink:href="https://github.com/python/cpython/issues/108867" text:style-name="Internet_20_link" text:visited-style-name="Visited_20_Internet_20_Link">gh-108867</text:a>.)</text:p>
        </text:list-item>
        <text:list-item>
          <text:p text:style-name="P135">Add the <text:a xlink:type="simple" xlink:href="https://docs.python.org/3/c-api/type.html#c.PyType_GetFullyQualifiedName" text:style-name="Internet_20_link" text:visited-style-name="Visited_20_Internet_20_Link"><text:span text:style-name="Source_20_Text">PyType_GetFullyQualifiedName()</text:span></text:a> function to get the type’s fully qualified name. The module name is prepended if <text:a xlink:type="simple" xlink:href="https://docs.python.org/3/reference/datamodel.html#type.__module__" text:style-name="Internet_20_link" text:visited-style-name="Visited_20_Internet_20_Link"><text:span text:style-name="Source_20_Text">type.__module__</text:span></text:a> is a string and is not equal to either <text:span text:style-name="Source_20_Text">'builtins'</text:span> or <text:span text:style-name="Source_20_Text">'__main__'</text:span>. (Contributed by Victor Stinner in <text:a xlink:type="simple" xlink:href="https://github.com/python/cpython/issues/111696" text:style-name="Internet_20_link" text:visited-style-name="Visited_20_Internet_20_Link">gh-111696</text:a>.)</text:p>
        </text:list-item>
        <text:list-item>
          <text:p text:style-name="P135">Add the <text:a xlink:type="simple" xlink:href="https://docs.python.org/3/c-api/type.html#c.PyType_GetModuleName" text:style-name="Internet_20_link" text:visited-style-name="Visited_20_Internet_20_Link"><text:span text:style-name="Source_20_Text">PyType_GetModuleName()</text:span></text:a> function to get the type’s module name. This is equivalent to getting the <text:a xlink:type="simple" xlink:href="https://docs.python.org/3/reference/datamodel.html#type.__module__" text:style-name="Internet_20_link" text:visited-style-name="Visited_20_Internet_20_Link"><text:span text:style-name="Source_20_Text">type.__module__</text:span></text:a> attribute. (Contributed by Eric Snow and Victor Stinner in <text:a xlink:type="simple" xlink:href="https://github.com/python/cpython/issues/111696" text:style-name="Internet_20_link" text:visited-style-name="Visited_20_Internet_20_Link">gh-111696</text:a>.)</text:p>
        </text:list-item>
        <text:list-item>
          <text:p text:style-name="P135">Add the <text:a xlink:type="simple" xlink:href="https://docs.python.org/3/c-api/unicode.html#c.PyUnicode_EqualToUTF8AndSize" text:style-name="Internet_20_link" text:visited-style-name="Visited_20_Internet_20_Link"><text:span text:style-name="Source_20_Text">PyUnicode_EqualToUTF8AndSize()</text:span></text:a> and <text:a xlink:type="simple" xlink:href="https://docs.python.org/3/c-api/unicode.html#c.PyUnicode_EqualToUTF8" text:style-name="Internet_20_link" text:visited-style-name="Visited_20_Internet_20_Link"><text:span text:style-name="Source_20_Text">PyUnicode_EqualToUTF8()</text:span></text:a> functions to compare a Unicode object with a const char* UTF-8 encoded string and <text:span text:style-name="Source_20_Text">1</text:span> if they are equal or <text:span text:style-name="Source_20_Text">0</text:span> otherwise. These functions do not raise exceptions. (Contributed by Serhiy Storchaka in <text:a xlink:type="simple" xlink:href="https://github.com/python/cpython/issues/110289" text:style-name="Internet_20_link" text:visited-style-name="Visited_20_Internet_20_Link">gh-110289</text:a>.)</text:p>
        </text:list-item>
        <text:list-item>
          <text:p text:style-name="P135"><text:soft-page-break/>Add the <text:a xlink:type="simple" xlink:href="https://docs.python.org/3/c-api/weakref.html#c.PyWeakref_GetRef" text:style-name="Internet_20_link" text:visited-style-name="Visited_20_Internet_20_Link"><text:span text:style-name="Source_20_Text">PyWeakref_GetRef()</text:span></text:a> function as an alternative to <text:a xlink:type="simple" xlink:href="https://docs.python.org/3/c-api/weakref.html#c.PyWeakref_GetObject" text:style-name="Internet_20_link" text:visited-style-name="Visited_20_Internet_20_Link"><text:span text:style-name="Source_20_Text">PyWeakref_GetObject()</text:span></text:a> that returns a <text:a xlink:type="simple" xlink:href="https://docs.python.org/3/glossary.html#term-strong-reference" text:style-name="Internet_20_link" text:visited-style-name="Visited_20_Internet_20_Link">strong reference</text:a> or <text:span text:style-name="Source_20_Text">NULL</text:span> if the referent is no longer live. (Contributed by Victor Stinner in <text:a xlink:type="simple" xlink:href="https://github.com/python/cpython/issues/105927" text:style-name="Internet_20_link" text:visited-style-name="Visited_20_Internet_20_Link">gh-105927</text:a>.)</text:p>
        </text:list-item>
        <text:list-item>
          <text:p text:style-name="P135">Add fixed variants of functions which silently ignore errors:</text:p>
          <text:list>
            <text:list-item>
              <text:p text:style-name="P135"><text:a xlink:type="simple" xlink:href="https://docs.python.org/3/c-api/object.html#c.PyObject_HasAttrWithError" text:style-name="Internet_20_link" text:visited-style-name="Visited_20_Internet_20_Link"><text:span text:style-name="Source_20_Text">PyObject_HasAttrWithError()</text:span></text:a> replaces <text:a xlink:type="simple" xlink:href="https://docs.python.org/3/c-api/object.html#c.PyObject_HasAttr" text:style-name="Internet_20_link" text:visited-style-name="Visited_20_Internet_20_Link"><text:span text:style-name="Source_20_Text">PyObject_HasAttr()</text:span></text:a>.</text:p>
            </text:list-item>
            <text:list-item>
              <text:p text:style-name="P135"><text:a xlink:type="simple" xlink:href="https://docs.python.org/3/c-api/object.html#c.PyObject_HasAttrStringWithError" text:style-name="Internet_20_link" text:visited-style-name="Visited_20_Internet_20_Link"><text:span text:style-name="Source_20_Text">PyObject_HasAttrStringWithError()</text:span></text:a> replaces <text:a xlink:type="simple" xlink:href="https://docs.python.org/3/c-api/object.html#c.PyObject_HasAttrString" text:style-name="Internet_20_link" text:visited-style-name="Visited_20_Internet_20_Link"><text:span text:style-name="Source_20_Text">PyObject_HasAttrString()</text:span></text:a>.</text:p>
            </text:list-item>
            <text:list-item>
              <text:p text:style-name="P135"><text:a xlink:type="simple" xlink:href="https://docs.python.org/3/c-api/mapping.html#c.PyMapping_HasKeyWithError" text:style-name="Internet_20_link" text:visited-style-name="Visited_20_Internet_20_Link"><text:span text:style-name="Source_20_Text">PyMapping_HasKeyWithError()</text:span></text:a> replaces <text:a xlink:type="simple" xlink:href="https://docs.python.org/3/c-api/mapping.html#c.PyMapping_HasKey" text:style-name="Internet_20_link" text:visited-style-name="Visited_20_Internet_20_Link"><text:span text:style-name="Source_20_Text">PyMapping_HasKey()</text:span></text:a>.</text:p>
            </text:list-item>
            <text:list-item>
              <text:p text:style-name="P135"><text:a xlink:type="simple" xlink:href="https://docs.python.org/3/c-api/mapping.html#c.PyMapping_HasKeyStringWithError" text:style-name="Internet_20_link" text:visited-style-name="Visited_20_Internet_20_Link"><text:span text:style-name="Source_20_Text">PyMapping_HasKeyStringWithError()</text:span></text:a> replaces <text:a xlink:type="simple" xlink:href="https://docs.python.org/3/c-api/mapping.html#c.PyMapping_HasKeyString" text:style-name="Internet_20_link" text:visited-style-name="Visited_20_Internet_20_Link"><text:span text:style-name="Source_20_Text">PyMapping_HasKeyString()</text:span></text:a>.</text:p>
            </text:list-item>
          </text:list>
          <text:p text:style-name="P135">The new functions return <text:span text:style-name="Source_20_Text">-1</text:span> for errors and the standard <text:span text:style-name="Source_20_Text">1</text:span> for true and <text:span text:style-name="Source_20_Text">0</text:span> for false.</text:p>
          <text:p text:style-name="P135">(Contributed by Serhiy Storchaka in <text:a xlink:type="simple" xlink:href="https://github.com/python/cpython/issues/108511" text:style-name="Internet_20_link" text:visited-style-name="Visited_20_Internet_20_Link">gh-108511</text:a>.)</text:p>
        </text:list-item>
      </text:list>
      <text:h text:style-name="Heading_20_3" text:outline-level="3">Changed C APIs</text:h>
      <text:list text:style-name="L92">
        <text:list-item>
          <text:p text:style-name="P137">The <text:span text:style-name="Emphasis">keywords</text:span> parameter of <text:a xlink:type="simple" xlink:href="https://docs.python.org/3/c-api/arg.html#c.PyArg_ParseTupleAndKeywords" text:style-name="Internet_20_link" text:visited-style-name="Visited_20_Internet_20_Link"><text:span text:style-name="Source_20_Text">PyArg_ParseTupleAndKeywords()</text:span></text:a> and <text:a xlink:type="simple" xlink:href="https://docs.python.org/3/c-api/arg.html#c.PyArg_VaParseTupleAndKeywords" text:style-name="Internet_20_link" text:visited-style-name="Visited_20_Internet_20_Link"><text:span text:style-name="Source_20_Text">PyArg_VaParseTupleAndKeywords()</text:span></text:a> now has type char *const* in C and const char *const* in C++, instead of char**. In C++, this makes these functions compatible with arguments of type const char *const*, const char**, or char *const* without an explicit type cast. In C, the functions only support arguments of type char *const*. This can be overridden with the <text:a xlink:type="simple" xlink:href="https://docs.python.org/3/c-api/arg.html#c.PY_CXX_CONST" text:style-name="Internet_20_link" text:visited-style-name="Visited_20_Internet_20_Link"><text:span text:style-name="Source_20_Text">PY_CXX_CONST</text:span></text:a> macro. (Contributed by Serhiy Storchaka in <text:a xlink:type="simple" xlink:href="https://github.com/python/cpython/issues/65210" text:style-name="Internet_20_link" text:visited-style-name="Visited_20_Internet_20_Link">gh-65210</text:a>.)</text:p>
        </text:list-item>
        <text:list-item>
          <text:p text:style-name="P137"><text:a xlink:type="simple" xlink:href="https://docs.python.org/3/c-api/arg.html#c.PyArg_ParseTupleAndKeywords" text:style-name="Internet_20_link" text:visited-style-name="Visited_20_Internet_20_Link"><text:span text:style-name="Source_20_Text">PyArg_ParseTupleAndKeywords()</text:span></text:a> now supports non-ASCII keyword parameter names. (Contributed by Serhiy Storchaka in <text:a xlink:type="simple" xlink:href="https://github.com/python/cpython/issues/110815" text:style-name="Internet_20_link" text:visited-style-name="Visited_20_Internet_20_Link">gh-110815</text:a>.)</text:p>
        </text:list-item>
        <text:list-item>
          <text:p text:style-name="P137">The <text:span text:style-name="Source_20_Text">PyCode_GetFirstFree()</text:span> function is now unstable API and is now named <text:a xlink:type="simple" xlink:href="https://docs.python.org/3/c-api/code.html#c.PyUnstable_Code_GetFirstFree" text:style-name="Internet_20_link" text:visited-style-name="Visited_20_Internet_20_Link"><text:span text:style-name="Source_20_Text">PyUnstable_Code_GetFirstFree()</text:span></text:a>. (Contributed by Bogdan Romanyuk in <text:a xlink:type="simple" xlink:href="https://github.com/python/cpython/issues/115781" text:style-name="Internet_20_link" text:visited-style-name="Visited_20_Internet_20_Link">gh-115781</text:a>.)</text:p>
        </text:list-item>
        <text:list-item>
          <text:p text:style-name="P137">The <text:a xlink:type="simple" xlink:href="https://docs.python.org/3/c-api/dict.html#c.PyDict_GetItem" text:style-name="Internet_20_link" text:visited-style-name="Visited_20_Internet_20_Link"><text:span text:style-name="Source_20_Text">PyDict_GetItem()</text:span></text:a>, <text:a xlink:type="simple" xlink:href="https://docs.python.org/3/c-api/dict.html#c.PyDict_GetItemString" text:style-name="Internet_20_link" text:visited-style-name="Visited_20_Internet_20_Link"><text:span text:style-name="Source_20_Text">PyDict_GetItemString()</text:span></text:a>, <text:a xlink:type="simple" xlink:href="https://docs.python.org/3/c-api/mapping.html#c.PyMapping_HasKey" text:style-name="Internet_20_link" text:visited-style-name="Visited_20_Internet_20_Link"><text:span text:style-name="Source_20_Text">PyMapping_HasKey()</text:span></text:a>, <text:a xlink:type="simple" xlink:href="https://docs.python.org/3/c-api/mapping.html#c.PyMapping_HasKeyString" text:style-name="Internet_20_link" text:visited-style-name="Visited_20_Internet_20_Link"><text:span text:style-name="Source_20_Text">PyMapping_HasKeyString()</text:span></text:a>, <text:a xlink:type="simple" xlink:href="https://docs.python.org/3/c-api/object.html#c.PyObject_HasAttr" text:style-name="Internet_20_link" text:visited-style-name="Visited_20_Internet_20_Link"><text:span text:style-name="Source_20_Text">PyObject_HasAttr()</text:span></text:a>, <text:a xlink:type="simple" xlink:href="https://docs.python.org/3/c-api/object.html#c.PyObject_HasAttrString" text:style-name="Internet_20_link" text:visited-style-name="Visited_20_Internet_20_Link"><text:span text:style-name="Source_20_Text">PyObject_HasAttrString()</text:span></text:a>, and <text:a xlink:type="simple" xlink:href="https://docs.python.org/3/c-api/sys.html#c.PySys_GetObject" text:style-name="Internet_20_link" text:visited-style-name="Visited_20_Internet_20_Link"><text:span text:style-name="Source_20_Text">PySys_GetObject()</text:span></text:a> functions, each of which clears all errors which occurred when calling them now reports these errors using <text:a xlink:type="simple" xlink:href="https://docs.python.org/3/library/sys.html#sys.unraisablehook" text:style-name="Internet_20_link" text:visited-style-name="Visited_20_Internet_20_Link"><text:span text:style-name="Source_20_Text">sys.unraisablehook()</text:span></text:a>. You may replace them with other functions as recommended in the documentation. (Contributed by Serhiy Storchaka in <text:a xlink:type="simple" xlink:href="https://github.com/python/cpython/issues/106672" text:style-name="Internet_20_link" text:visited-style-name="Visited_20_Internet_20_Link">gh-106672</text:a>.)</text:p>
        </text:list-item>
        <text:list-item>
          <text:p text:style-name="P137">Add support for the <text:span text:style-name="Source_20_Text">%T</text:span>, <text:span text:style-name="Source_20_Text">%#T</text:span>, <text:span text:style-name="Source_20_Text">%N</text:span> and <text:span text:style-name="Source_20_Text">%#N</text:span> formats to <text:a xlink:type="simple" xlink:href="https://docs.python.org/3/c-api/unicode.html#c.PyUnicode_FromFormat" text:style-name="Internet_20_link" text:visited-style-name="Visited_20_Internet_20_Link"><text:span text:style-name="Source_20_Text">PyUnicode_FromFormat()</text:span></text:a>:</text:p>
          <text:list>
            <text:list-item>
              <text:p text:style-name="P137"><text:span text:style-name="Source_20_Text">%T</text:span>: Get the fully qualified name of an object type</text:p>
            </text:list-item>
            <text:list-item>
              <text:p text:style-name="P137"><text:soft-page-break/><text:span text:style-name="Source_20_Text">%#T</text:span>: As above, but use a colon as the separator</text:p>
            </text:list-item>
            <text:list-item>
              <text:p text:style-name="P137"><text:span text:style-name="Source_20_Text">%N</text:span>: Get the fully qualified name of a type</text:p>
            </text:list-item>
            <text:list-item>
              <text:p text:style-name="P137"><text:span text:style-name="Source_20_Text">%#N</text:span>: As above, but use a colon as the separator</text:p>
            </text:list-item>
          </text:list>
          <text:p text:style-name="P138">See <text:bookmark text:name="index-47"/><text:a xlink:type="simple" xlink:href="https://peps.python.org/pep-0737/" text:style-name="Internet_20_link" text:visited-style-name="Visited_20_Internet_20_Link"><text:span text:style-name="Strong_20_Emphasis">PEP 737</text:span></text:a> for more information. (Contributed by Victor Stinner in <text:a xlink:type="simple" xlink:href="https://github.com/python/cpython/issues/111696" text:style-name="Internet_20_link" text:visited-style-name="Visited_20_Internet_20_Link">gh-111696</text:a>.)</text:p>
        </text:list-item>
        <text:list-item>
          <text:p text:style-name="P137">You no longer have to define the <text:span text:style-name="Source_20_Text">PY_SSIZE_T_CLEAN</text:span> macro before including <text:span text:style-name="Source_20_Text">Python.h</text:span> when using <text:span text:style-name="Source_20_Text">#</text:span> formats in <text:a xlink:type="simple" xlink:href="https://docs.python.org/3/c-api/arg.html#arg-parsing-string-and-buffers" text:style-name="Internet_20_link" text:visited-style-name="Visited_20_Internet_20_Link">format codes</text:a>. APIs accepting the format codes always use <text:span text:style-name="Source_20_Text">Py_ssize_t</text:span> for <text:span text:style-name="Source_20_Text">#</text:span> formats. (Contributed by Inada Naoki in <text:a xlink:type="simple" xlink:href="https://github.com/python/cpython/issues/104922" text:style-name="Internet_20_link" text:visited-style-name="Visited_20_Internet_20_Link">gh-104922</text:a>.)</text:p>
        </text:list-item>
        <text:list-item>
          <text:p text:style-name="P137">If Python is built in <text:a xlink:type="simple" xlink:href="https://docs.python.org/3/using/configure.html#debug-build" text:style-name="Internet_20_link" text:visited-style-name="Visited_20_Internet_20_Link">debug mode</text:a> or <text:a xlink:type="simple" xlink:href="https://docs.python.org/3/using/configure.html#cmdoption-with-assertions" text:style-name="Internet_20_link" text:visited-style-name="Visited_20_Internet_20_Link"><text:span text:style-name="Source_20_Text">with assertions</text:span></text:a>, <text:a xlink:type="simple" xlink:href="https://docs.python.org/3/c-api/tuple.html#c.PyTuple_SET_ITEM" text:style-name="Internet_20_link" text:visited-style-name="Visited_20_Internet_20_Link"><text:span text:style-name="Source_20_Text">PyTuple_SET_ITEM()</text:span></text:a> and <text:a xlink:type="simple" xlink:href="https://docs.python.org/3/c-api/list.html#c.PyList_SET_ITEM" text:style-name="Internet_20_link" text:visited-style-name="Visited_20_Internet_20_Link"><text:span text:style-name="Source_20_Text">PyList_SET_ITEM()</text:span></text:a> now check the index argument with an assertion. (Contributed by Victor Stinner in <text:a xlink:type="simple" xlink:href="https://github.com/python/cpython/issues/106168" text:style-name="Internet_20_link" text:visited-style-name="Visited_20_Internet_20_Link">gh-106168</text:a>.)</text:p>
        </text:list-item>
      </text:list>
      <text:h text:style-name="Heading_20_3" text:outline-level="3">Limited C API Changes</text:h>
      <text:list text:style-name="L93">
        <text:list-item>
          <text:p text:style-name="P139">The following functions are now included in the Limited C API:</text:p>
          <text:list>
            <text:list-item>
              <text:p text:style-name="P139"><text:a xlink:type="simple" xlink:href="https://docs.python.org/3/c-api/memory.html#c.PyMem_RawMalloc" text:style-name="Internet_20_link" text:visited-style-name="Visited_20_Internet_20_Link"><text:span text:style-name="Source_20_Text">PyMem_RawMalloc()</text:span></text:a></text:p>
            </text:list-item>
            <text:list-item>
              <text:p text:style-name="P139"><text:a xlink:type="simple" xlink:href="https://docs.python.org/3/c-api/memory.html#c.PyMem_RawCalloc" text:style-name="Internet_20_link" text:visited-style-name="Visited_20_Internet_20_Link"><text:span text:style-name="Source_20_Text">PyMem_RawCalloc()</text:span></text:a></text:p>
            </text:list-item>
            <text:list-item>
              <text:p text:style-name="P139"><text:a xlink:type="simple" xlink:href="https://docs.python.org/3/c-api/memory.html#c.PyMem_RawRealloc" text:style-name="Internet_20_link" text:visited-style-name="Visited_20_Internet_20_Link"><text:span text:style-name="Source_20_Text">PyMem_RawRealloc()</text:span></text:a></text:p>
            </text:list-item>
            <text:list-item>
              <text:p text:style-name="P139"><text:a xlink:type="simple" xlink:href="https://docs.python.org/3/c-api/memory.html#c.PyMem_RawFree" text:style-name="Internet_20_link" text:visited-style-name="Visited_20_Internet_20_Link"><text:span text:style-name="Source_20_Text">PyMem_RawFree()</text:span></text:a></text:p>
            </text:list-item>
            <text:list-item>
              <text:p text:style-name="P139"><text:a xlink:type="simple" xlink:href="https://docs.python.org/3/c-api/sys.html#c.PySys_Audit" text:style-name="Internet_20_link" text:visited-style-name="Visited_20_Internet_20_Link"><text:span text:style-name="Source_20_Text">PySys_Audit()</text:span></text:a></text:p>
            </text:list-item>
            <text:list-item>
              <text:p text:style-name="P139"><text:a xlink:type="simple" xlink:href="https://docs.python.org/3/c-api/sys.html#c.PySys_AuditTuple" text:style-name="Internet_20_link" text:visited-style-name="Visited_20_Internet_20_Link"><text:span text:style-name="Source_20_Text">PySys_AuditTuple()</text:span></text:a></text:p>
            </text:list-item>
            <text:list-item>
              <text:p text:style-name="P139"><text:a xlink:type="simple" xlink:href="https://docs.python.org/3/c-api/type.html#c.PyType_GetModuleByDef" text:style-name="Internet_20_link" text:visited-style-name="Visited_20_Internet_20_Link"><text:span text:style-name="Source_20_Text">PyType_GetModuleByDef()</text:span></text:a></text:p>
            </text:list-item>
          </text:list>
          <text:p text:style-name="P139">(Contributed by Victor Stinner in <text:a xlink:type="simple" xlink:href="https://github.com/python/cpython/issues/85283" text:style-name="Internet_20_link" text:visited-style-name="Visited_20_Internet_20_Link">gh-85283</text:a>, <text:a xlink:type="simple" xlink:href="https://github.com/python/cpython/issues/85283" text:style-name="Internet_20_link" text:visited-style-name="Visited_20_Internet_20_Link">gh-85283</text:a>, and <text:a xlink:type="simple" xlink:href="https://github.com/python/cpython/issues/116936" text:style-name="Internet_20_link" text:visited-style-name="Visited_20_Internet_20_Link">gh-116936</text:a>.)</text:p>
        </text:list-item>
        <text:list-item>
          <text:p text:style-name="P139">Python built with <text:a xlink:type="simple" xlink:href="https://docs.python.org/3/using/configure.html#cmdoption-with-trace-refs" text:style-name="Internet_20_link" text:visited-style-name="Visited_20_Internet_20_Link"><text:span text:style-name="Source_20_Text">--with-trace-refs</text:span></text:a> (tracing references) now supports the <text:a xlink:type="simple" xlink:href="https://docs.python.org/3/c-api/stable.html#limited-c-api" text:style-name="Internet_20_link" text:visited-style-name="Visited_20_Internet_20_Link">Limited API</text:a>. (Contributed by Victor Stinner in <text:a xlink:type="simple" xlink:href="https://github.com/python/cpython/issues/108634" text:style-name="Internet_20_link" text:visited-style-name="Visited_20_Internet_20_Link">gh-108634</text:a>.)</text:p>
        </text:list-item>
      </text:list>
      <text:h text:style-name="Heading_20_3" text:outline-level="3">Removed C APIs</text:h>
      <text:list text:style-name="L94">
        <text:list-item>
          <text:p text:style-name="P140">Remove several functio<text:note text:id="ftn7" text:note-class="footnote"><text:note-citation>8</text:note-citation><text:note-body><text:p text:style-name="Footnote"><text:s/>🂱</text:p></text:note-body></text:note>ns, macros, variables, etc with names prefixed by <text:span text:style-name="Source_20_Text">_Py</text:span> or <text:span text:style-name="Source_20_Text">_PY</text:span> (which are considered private). If your project is affected by one of these removals and you believe that the removed API should remain available, please <text:a xlink:type="simple" xlink:href="https://docs.python.org/3/bugs.html#using-the-tracker" text:style-name="Internet_20_link" text:visited-style-name="Visited_20_Internet_20_Link">open a new issue</text:a> to request a public C API and add <text:span text:style-name="Source_20_Text">cc: @vstinner</text:span> to the issue to notify Victor Stinner. (Contributed by Victor Stinner in <text:a xlink:type="simple" xlink:href="https://github.com/python/cpython/issues/106320" text:style-name="Internet_20_link" text:visited-style-name="Visited_20_Internet_20_Link">gh-106320</text:a>.)</text:p>
        </text:list-item>
        <text:list-item>
          <text:p text:style-name="P140">Remove old buffer protocols deprecated in Python 3.0. Use <text:a xlink:type="simple" xlink:href="https://docs.python.org/3/c-api/buffer.html#bufferobjects" text:style-name="Internet_20_link" text:visited-style-name="Visited_20_Internet_20_Link">Buffer Protocol</text:a> instead.</text:p>
          <text:list>
            <text:list-item>
              <text:p text:style-name="P140"><text:soft-page-break/><text:span text:style-name="Source_20_Text">PyObject_CheckReadBuffer()</text:span>: Use <text:a xlink:type="simple" xlink:href="https://docs.python.org/3/c-api/buffer.html#c.PyObject_CheckBuffer" text:style-name="Internet_20_link" text:visited-style-name="Visited_20_Internet_20_Link"><text:span text:style-name="Source_20_Text">PyObject_CheckBuffer()</text:span></text:a> to test whether the object supports the buffer protocol. Note that <text:a xlink:type="simple" xlink:href="https://docs.python.org/3/c-api/buffer.html#c.PyObject_CheckBuffer" text:style-name="Internet_20_link" text:visited-style-name="Visited_20_Internet_20_Link"><text:span text:style-name="Source_20_Text">PyObject_CheckBuffer()</text:span></text:a> doesn’t guarantee that <text:a xlink:type="simple" xlink:href="https://docs.python.org/3/c-api/buffer.html#c.PyObject_GetBuffer" text:style-name="Internet_20_link" text:visited-style-name="Visited_20_Internet_20_Link"><text:span text:style-name="Source_20_Text">PyObject_GetBuffer()</text:span></text:a> will succeed. To test if the object is actually readable, see the next example of <text:a xlink:type="simple" xlink:href="https://docs.python.org/3/c-api/buffer.html#c.PyObject_GetBuffer" text:style-name="Internet_20_link" text:visited-style-name="Visited_20_Internet_20_Link"><text:span text:style-name="Source_20_Text">PyObject_GetBuffer()</text:span></text:a>.</text:p>
            </text:list-item>
            <text:list-item>
              <text:p text:style-name="P140"><text:span text:style-name="Source_20_Text">PyObject_AsCharBuffer()</text:span>, <text:span text:style-name="Source_20_Text">PyObject_AsReadBuffer()</text:span>: Use <text:a xlink:type="simple" xlink:href="https://docs.python.org/3/c-api/buffer.html#c.PyObject_GetBuffer" text:style-name="Internet_20_link" text:visited-style-name="Visited_20_Internet_20_Link"><text:span text:style-name="Source_20_Text">PyObject_GetBuffer()</text:span></text:a> and <text:a xlink:type="simple" xlink:href="https://docs.python.org/3/c-api/buffer.html#c.PyBuffer_Release" text:style-name="Internet_20_link" text:visited-style-name="Visited_20_Internet_20_Link"><text:span text:style-name="Source_20_Text">PyBuffer_Release()</text:span></text:a> instead:</text:p>
              <text:p text:style-name="P27">Py_buffer view;</text:p>
              <text:p text:style-name="P27">if (PyObject_GetBuffer(obj, &amp;view, PyBUF_SIMPLE) &lt; 0) {</text:p>
              <text:p text:style-name="P27"><text:s text:c="4"/>return NULL;</text:p>
              <text:p text:style-name="P27">}</text:p>
              <text:p text:style-name="P27">// Use `view.buf` and `view.len` to read from the buffer.</text:p>
              <text:p text:style-name="P27">// You may need to cast buf as `(const char*)view.buf`.</text:p>
              <text:p text:style-name="P28">PyBuffer_Release(&amp;view);</text:p>
            </text:list-item>
            <text:list-item>
              <text:p text:style-name="P140"><text:span text:style-name="Source_20_Text">PyObject_AsWriteBuffer()</text:span>: Use <text:a xlink:type="simple" xlink:href="https://docs.python.org/3/c-api/buffer.html#c.PyObject_GetBuffer" text:style-name="Internet_20_link" text:visited-style-name="Visited_20_Internet_20_Link"><text:span text:style-name="Source_20_Text">PyObject_GetBuffer()</text:span></text:a> and <text:a xlink:type="simple" xlink:href="https://docs.python.org/3/c-api/buffer.html#c.PyBuffer_Release" text:style-name="Internet_20_link" text:visited-style-name="Visited_20_Internet_20_Link"><text:span text:style-name="Source_20_Text">PyBuffer_Release()</text:span></text:a> instead:</text:p>
              <text:p text:style-name="P27">Py_buffer view;</text:p>
              <text:p text:style-name="P27">if (PyObject_GetBuffer(obj, &amp;view, PyBUF_WRITABLE) &lt; 0) {</text:p>
              <text:p text:style-name="P27"><text:s text:c="4"/>return NULL;</text:p>
              <text:p text:style-name="P27">}</text:p>
              <text:p text:style-name="P27">// Use `view.buf` and `view.len` to write to the buffer.</text:p>
              <text:p text:style-name="P28">PyBuffer_Release(&amp;view);</text:p>
            </text:list-item>
          </text:list>
          <text:p text:style-name="P140">(Contributed by Inada Naoki in <text:a xlink:type="simple" xlink:href="https://github.com/python/cpython/issues/85275" text:style-name="Internet_20_link" text:visited-style-name="Visited_20_Internet_20_Link">gh-85275</text:a>.)</text:p>
        </text:list-item>
        <text:list-item>
          <text:p text:style-name="P140">Remove various functions deprecated in Python 3.9:</text:p>
          <text:list>
            <text:list-item>
              <text:p text:style-name="P140"><text:span text:style-name="Source_20_Text">PyEval_CallObject()</text:span>, <text:span text:style-name="Source_20_Text">PyEval_CallObjectWithKeywords()</text:span>: Use <text:a xlink:type="simple" xlink:href="https://docs.python.org/3/c-api/call.html#c.PyObject_CallNoArgs" text:style-name="Internet_20_link" text:visited-style-name="Visited_20_Internet_20_Link"><text:span text:style-name="Source_20_Text">PyObject_CallNoArgs()</text:span></text:a> or <text:a xlink:type="simple" xlink:href="https://docs.python.org/3/c-api/call.html#c.PyObject_Call" text:style-name="Internet_20_link" text:visited-style-name="Visited_20_Internet_20_Link"><text:span text:style-name="Source_20_Text">PyObject_Call()</text:span></text:a> instead.</text:p>
              <text:p text:style-name="P140">Warning</text:p>
              <text:p text:style-name="P140">In <text:a xlink:type="simple" xlink:href="https://docs.python.org/3/c-api/call.html#c.PyObject_Call" text:style-name="Internet_20_link" text:visited-style-name="Visited_20_Internet_20_Link"><text:span text:style-name="Source_20_Text">PyObject_Call()</text:span></text:a>, positional arguments must be a <text:a xlink:type="simple" xlink:href="https://docs.python.org/3/library/stdtypes.html#tuple" text:style-name="Internet_20_link" text:visited-style-name="Visited_20_Internet_20_Link"><text:span text:style-name="Source_20_Text">tuple</text:span></text:a> and must not be <text:span text:style-name="Source_20_Text">NULL</text:span>, and keyword arguments must be a <text:a xlink:type="simple" xlink:href="https://docs.python.org/3/library/stdtypes.html#dict" text:style-name="Internet_20_link" text:visited-style-name="Visited_20_Internet_20_Link"><text:span text:style-name="Source_20_Text">dict</text:span></text:a> or <text:span text:style-name="Source_20_Text">NULL</text:span>, whereas the removed functions checked argument types and accepted <text:span text:style-name="Source_20_Text">NULL</text:span> positional and keyword arguments. To replace <text:span text:style-name="Source_20_Text">PyEval_CallObjectWithKeywords(func, NULL, kwargs)</text:span> with <text:a xlink:type="simple" xlink:href="https://docs.python.org/3/c-api/call.html#c.PyObject_Call" text:style-name="Internet_20_link" text:visited-style-name="Visited_20_Internet_20_Link"><text:span text:style-name="Source_20_Text">PyObject_Call()</text:span></text:a>, pass an empty tuple as positional arguments using <text:a xlink:type="simple" xlink:href="https://docs.python.org/3/c-api/tuple.html#c.PyTuple_New" text:style-name="Internet_20_link" text:visited-style-name="Visited_20_Internet_20_Link"><text:span text:style-name="Source_20_Text">PyTuple_New(0)</text:span></text:a>.</text:p>
            </text:list-item>
            <text:list-item>
              <text:p text:style-name="P140"><text:span text:style-name="Source_20_Text">PyEval_CallFunction()</text:span>: Use <text:a xlink:type="simple" xlink:href="https://docs.python.org/3/c-api/call.html#c.PyObject_CallFunction" text:style-name="Internet_20_link" text:visited-style-name="Visited_20_Internet_20_Link"><text:span text:style-name="Source_20_Text">PyObject_CallFunction()</text:span></text:a> instead.</text:p>
            </text:list-item>
            <text:list-item>
              <text:p text:style-name="P140"><text:span text:style-name="Source_20_Text">PyEval_CallMethod()</text:span>: Use <text:a xlink:type="simple" xlink:href="https://docs.python.org/3/c-api/call.html#c.PyObject_CallMethod" text:style-name="Internet_20_link" text:visited-style-name="Visited_20_Internet_20_Link"><text:span text:style-name="Source_20_Text">PyObject_CallMethod()</text:span></text:a> instead.</text:p>
            </text:list-item>
            <text:list-item>
              <text:p text:style-name="P140"><text:span text:style-name="Source_20_Text">PyCFunction_Call()</text:span>: Use <text:a xlink:type="simple" xlink:href="https://docs.python.org/3/c-api/call.html#c.PyObject_Call" text:style-name="Internet_20_link" text:visited-style-name="Visited_20_Internet_20_Link"><text:span text:style-name="Source_20_Text">PyObject_Call()</text:span></text:a> instead.</text:p>
            </text:list-item>
          </text:list>
          <text:p text:style-name="P140">(Contributed by Victor Stinner in <text:a xlink:type="simple" xlink:href="https://github.com/python/cpython/issues/105107" text:style-name="Internet_20_link" text:visited-style-name="Visited_20_Internet_20_Link">gh-105107</text:a>.)</text:p>
        </text:list-item>
        <text:list-item>
          <text:p text:style-name="P140"><text:soft-page-break/>Remove the following old functions to configure the Python initialization, deprecated in Python 3.11:</text:p>
          <text:list>
            <text:list-item>
              <text:p text:style-name="P140"><text:span text:style-name="Source_20_Text">PySys_AddWarnOptionUnicode()</text:span>: Use <text:a xlink:type="simple" xlink:href="https://docs.python.org/3/c-api/init_config.html#c.PyConfig.warnoptions" text:style-name="Internet_20_link" text:visited-style-name="Visited_20_Internet_20_Link"><text:span text:style-name="Source_20_Text">PyConfig.warnoptions</text:span></text:a> instead.</text:p>
            </text:list-item>
            <text:list-item>
              <text:p text:style-name="P140"><text:span text:style-name="Source_20_Text">PySys_AddWarnOption()</text:span>: Use <text:a xlink:type="simple" xlink:href="https://docs.python.org/3/c-api/init_config.html#c.PyConfig.warnoptions" text:style-name="Internet_20_link" text:visited-style-name="Visited_20_Internet_20_Link"><text:span text:style-name="Source_20_Text">PyConfig.warnoptions</text:span></text:a> instead.</text:p>
            </text:list-item>
            <text:list-item>
              <text:p text:style-name="P140"><text:span text:style-name="Source_20_Text">PySys_AddXOption()</text:span>: Use <text:a xlink:type="simple" xlink:href="https://docs.python.org/3/c-api/init_config.html#c.PyConfig.xoptions" text:style-name="Internet_20_link" text:visited-style-name="Visited_20_Internet_20_Link"><text:span text:style-name="Source_20_Text">PyConfig.xoptions</text:span></text:a> instead.</text:p>
            </text:list-item>
            <text:list-item>
              <text:p text:style-name="P140"><text:span text:style-name="Source_20_Text">PySys_</text:span><text:span text:style-name="Source_20_Text"><text:note text:id="ftn8" text:note-class="footnote"><text:note-citation>9</text:note-citation><text:note-body><text:p text:style-name="Footnote"><text:s/>🂱</text:p></text:note-body></text:note></text:span><text:span text:style-name="Source_20_Text">HasWarnOptions()</text:span>: Use <text:a xlink:type="simple" xlink:href="https://docs.python.org/3/c-api/init_config.html#c.PyConfig.xoptions" text:style-name="Internet_20_link" text:visited-style-name="Visited_20_Internet_20_Link"><text:span text:style-name="Source_20_Text">PyConfig.xoptions</text:span></text:a> instead.</text:p>
            </text:list-item>
            <text:list-item>
              <text:p text:style-name="P140"><text:span text:style-name="Source_20_Text">PySys_SetPath()</text:span>: Set <text:a xlink:type="simple" xlink:href="https://docs.python.org/3/c-api/init_config.html#c.PyConfig.module_search_paths" text:style-name="Internet_20_link" text:visited-style-name="Visited_20_Internet_20_Link"><text:span text:style-name="Source_20_Text">PyConfig.module_search_paths</text:span></text:a> instead.</text:p>
            </text:list-item>
            <text:list-item>
              <text:p text:style-name="P140"><text:span text:style-name="Source_20_Text">Py_SetPath()</text:span>: Set <text:a xlink:type="simple" xlink:href="https://docs.python.org/3/c-api/init_config.html#c.PyConfig.module_search_paths" text:style-name="Internet_20_link" text:visited-style-name="Visited_20_Internet_20_Link"><text:span text:style-name="Source_20_Text">PyConfig.module_search_paths</text:span></text:a> instead.</text:p>
            </text:list-item>
            <text:list-item>
              <text:p text:style-name="P140"><text:span text:style-name="Source_20_Text">Py_SetStandardStreamEncoding()</text:span>: Set <text:a xlink:type="simple" xlink:href="https://docs.python.org/3/c-api/init_config.html#c.PyConfig.stdio_encoding" text:style-name="Internet_20_link" text:visited-style-name="Visited_20_Internet_20_Link"><text:span text:style-name="Source_20_Text">PyConfig.stdio_encoding</text:span></text:a> instead, and set also maybe <text:a xlink:type="simple" xlink:href="https://docs.python.org/3/c-api/init_config.html#c.PyConfig.legacy_windows_stdio" text:style-name="Internet_20_link" text:visited-style-name="Visited_20_Internet_20_Link"><text:span text:style-name="Source_20_Text">PyConfig.legacy_windows_stdio</text:span></text:a> (on Windows).</text:p>
            </text:list-item>
            <text:list-item>
              <text:p text:style-name="P140"><text:span text:style-name="Source_20_Text">_Py_SetProgramFullPath()</text:span>: Set <text:a xlink:type="simple" xlink:href="https://docs.python.org/3/c-api/init_config.html#c.PyConfig.executable" text:style-name="Internet_20_link" text:visited-style-name="Visited_20_Internet_20_Link"><text:span text:style-name="Source_20_Text">PyConfig.executable</text:span></text:a> instead.</text:p>
            </text:list-item>
          </text:list>
          <text:p text:style-name="P141">Use the new <text:a xlink:type="simple" xlink:href="https://docs.python.org/3/c-api/init_config.html#c.PyConfig" text:style-name="Internet_20_link" text:visited-style-name="Visited_20_Internet_20_Link"><text:span text:style-name="Source_20_Text">PyConfig</text:span></text:a> API of the <text:a xlink:type="simple" xlink:href="https://docs.python.org/3/c-api/init_config.html#init-config" text:style-name="Internet_20_link" text:visited-style-name="Visited_20_Internet_20_Link">Python Initialization Configuration</text:a> instead (<text:bookmark text:name="index-48"/><text:a xlink:type="simple" xlink:href="https://peps.python.org/pep-0587/" text:style-name="Internet_20_link" text:visited-style-name="Visited_20_Internet_20_Link"><text:span text:style-name="Strong_20_Emphasis">PEP 587</text:span></text:a>), added to Python 3.8. (Contributed by Victor Stinner in <text:a xlink:type="simple" xlink:href="https://github.com/python/cpython/issues/105145" text:style-name="Internet_20_link" text:visited-style-name="Visited_20_Internet_20_Link">gh-105145</text:a>.)</text:p>
        </text:list-item>
        <text:list-item>
          <text:p text:style-name="P140">Remove <text:span text:style-name="Source_20_Text">PyEval_AcquireLock()</text:span> and <text:span text:style-name="Source_20_Text">PyEval_ReleaseLock()</text:span> functions, deprecated in Python 3.2. They didn’t update the current thread state. They can be replaced with:</text:p>
          <text:list>
            <text:list-item>
              <text:p text:style-name="P140"><text:a xlink:type="simple" xlink:href="https://docs.python.org/3/c-api/init.html#c.PyEval_SaveThread" text:style-name="Internet_20_link" text:visited-style-name="Visited_20_Internet_20_Link"><text:span text:style-name="Source_20_Text">PyEval_SaveThread()</text:span></text:a> and <text:a xlink:type="simple" xlink:href="https://docs.python.org/3/c-api/init.html#c.PyEval_RestoreThread" text:style-name="Internet_20_link" text:visited-style-name="Visited_20_Internet_20_Link"><text:span text:style-name="Source_20_Text">PyEval_RestoreThread()</text:span></text:a>;</text:p>
            </text:list-item>
            <text:list-item>
              <text:p text:style-name="P140">low-level <text:a xlink:type="simple" xlink:href="https://docs.python.org/3/c-api/init.html#c.PyEval_AcquireThread" text:style-name="Internet_20_link" text:visited-style-name="Visited_20_Internet_20_Link"><text:span text:style-name="Source_20_Text">PyEval_AcquireThread()</text:span></text:a> and <text:a xlink:type="simple" xlink:href="https://docs.python.org/3/c-api/init.html#c.PyEval_RestoreThread" text:style-name="Internet_20_link" text:visited-style-name="Visited_20_Internet_20_Link"><text:span text:style-name="Source_20_Text">PyEval_RestoreThread()</text:span></text:a>;</text:p>
            </text:list-item>
            <text:list-item>
              <text:p text:style-name="P140">or <text:a xlink:type="simple" xlink:href="https://docs.python.org/3/c-api/init.html#c.PyGILState_Ensure" text:style-name="Internet_20_link" text:visited-style-name="Visited_20_Internet_20_Link"><text:span text:style-name="Source_20_Text">PyGILState_Ensure()</text:span></text:a> and <text:a xlink:type="simple" xlink:href="https://docs.python.org/3/c-api/init.html#c.PyGILState_Release" text:style-name="Internet_20_link" text:visited-style-name="Visited_20_Internet_20_Link"><text:span text:style-name="Source_20_Text">PyGILState_Release()</text:span></text:a>.</text:p>
            </text:list-item>
          </text:list>
          <text:p text:style-name="P140">(Contributed by Victor Stinner in <text:a xlink:type="simple" xlink:href="https://github.com/python/cpython/issues/105182" text:style-name="Internet_20_link" text:visited-style-name="Visited_20_Internet_20_Link">gh-105182</text:a>.)</text:p>
        </text:list-item>
        <text:list-item>
          <text:p text:style-name="P140">Remove the <text:span text:style-name="Source_20_Text">PyEval_ThreadsInitialized()</text:span> function, deprecated in Python 3.9. Since Python 3.7, <text:span text:style-name="Source_20_Text">Py_Initialize()</text:span> always creates the GIL: calling <text:span text:style-name="Source_20_Text">PyEval_InitThreads()</text:span> does nothing and <text:span text:style-name="Source_20_Text">PyEval_ThreadsInitialized()</text:span> always returns non-zero. (Contributed by Victor Stinner in <text:a xlink:type="simple" xlink:href="https://github.com/python/cpython/issues/105182" text:style-name="Internet_20_link" text:visited-style-name="Visited_20_Internet_20_Link">gh-105182</text:a>.)</text:p>
        </text:list-item>
        <text:list-item>
          <text:p text:style-name="P140">Remove the <text:span text:style-name="Source_20_Text">_PyInterpreterState_Get()</text:span> alias to <text:a xlink:type="simple" xlink:href="https://docs.python.org/3/c-api/init.html#c.PyInterpreterState_Get" text:style-name="Internet_20_link" text:visited-style-name="Visited_20_Internet_20_Link"><text:span text:style-name="Source_20_Text">PyInterpreterState_Get()</text:span></text:a> which was kept for backward compatibility with Python 3.8. The <text:a xlink:type="simple" xlink:href="https://github.com/python/pythoncapi-compat/" text:style-name="Internet_20_link" text:visited-style-name="Visited_20_Internet_20_Link">pythoncapi-compat project</text:a> can be used to get <text:a xlink:type="simple" xlink:href="https://docs.python.org/3/c-api/init.html#c.PyInterpreterState_Get" text:style-name="Internet_20_link" text:visited-style-name="Visited_20_Internet_20_Link"><text:span text:style-name="Source_20_Text">PyInterpreterState_Get()</text:span></text:a> on Python 3.8 and older. (Contributed by Victor Stinner in <text:a xlink:type="simple" xlink:href="https://github.com/python/cpython/issues/106320" text:style-name="Internet_20_link" text:visited-style-name="Visited_20_Internet_20_Link">gh-106320</text:a>.)</text:p>
        </text:list-item>
        <text:list-item>
          <text:p text:style-name="P141">Remove the private <text:span text:style-name="Source_20_Text">_PyObject_FastCall()</text:span> function: use <text:span text:style-name="Source_20_Text">PyObject_Vectorcall()</text:span> which is available since Python 3.8 (<text:bookmark text:name="index-49"/><text:a xlink:type="simple" xlink:href="https://peps.python.org/pep-0590/" text:style-name="Internet_20_link" text:visited-style-name="Visited_20_Internet_20_Link"><text:span text:style-name="Strong_20_Emphasis">PEP 590</text:span></text:a>). (Contributed by Victor Stinner in <text:a xlink:type="simple" xlink:href="https://github.com/python/cpython/issues/106023" text:style-name="Internet_20_link" text:visited-style-name="Visited_20_Internet_20_Link">gh-106023</text:a>.)</text:p>
        </text:list-item>
        <text:list-item>
          <text:p text:style-name="P140"><text:soft-page-break/>Remove the <text:span text:style-name="Source_20_Text">cpython/pytime.h</text:span> header file, which only contained private functions. (Contributed by Victor Stinner in <text:a xlink:type="simple" xlink:href="https://github.com/python/cpython/issues/106316" text:style-name="Internet_20_link" text:visited-style-name="Visited_20_Internet_20_Link">gh-106316</text:a>.)</text:p>
        </text:list-item>
        <text:list-item>
          <text:p text:style-name="P140">Remove the undocumented <text:span text:style-name="Source_20_Text">PY_TIMEOUT_MAX</text:span> constant from the limited C API. (Contributed by Victor Stinner in <text:a xlink:type="simple" xlink:href="https://github.com/python/cpython/issues/110014" text:style-name="Internet_20_link" text:visited-style-name="Visited_20_Internet_20_Link">gh-110014</text:a>.)</text:p>
        </text:list-item>
        <text:list-item>
          <text:p text:style-name="P140">Remove the old trashcan macros <text:span text:style-name="Source_20_Text">Py_TRASHCAN_SAFE_BEGIN</text:span> and <text:span text:style-name="Source_20_Text">Py_TRASHCAN_SAFE_END</text:span>. Replace both with the new macros <text:span text:style-name="Source_20_Text">Py_TRASHCAN_BEGIN</text:span> and <text:span text:style-name="Source_20_Text">Py_TRASHCAN_END</text:span>. (Contributed by Irit Katriel in <text:a xlink:type="simple" xlink:href="https://github.com/python/cpython/issues/105111" text:style-name="Internet_20_link" text:visited-style-name="Visited_20_Internet_20_Link">gh-105111</text:a>.)</text:p>
        </text:list-item>
      </text:list>
      <text:h text:style-name="Heading_20_3" text:outline-level="3">Deprecated C APIs</text:h>
      <text:list text:style-name="L95">
        <text:list-item>
          <text:p text:style-name="P142">Deprecate old Python initialization functions:</text:p>
          <text:list>
            <text:list-item>
              <text:p text:style-name="P142"><text:a xlink:type="simple" xlink:href="https://docs.python.org/3/c-api/sys.html#c.PySys_ResetWarnOptions" text:style-name="Internet_20_link" text:visited-style-name="Visited_20_Internet_20_Link"><text:span text:style-name="Source_20_Text">PySys_ResetWarnOptions()</text:span></text:a>: Clear <text:a xlink:type="simple" xlink:href="https://docs.python.org/3/library/sys.html#sys.warnoptions" text:style-name="Internet_20_link" text:visited-style-name="Visited_20_Internet_20_Link"><text:span text:style-name="Source_20_Text">sys.warnoptions</text:span></text:a> and <text:span text:style-name="Source_20_Text">warnings.filters</text:span> instead.</text:p>
            </text:list-item>
            <text:list-item>
              <text:p text:style-name="P142"><text:a xlink:type="simple" xlink:href="https://docs.python.org/3/c-api/init.html#c.Py_GetExecPrefix" text:style-name="Internet_20_link" text:visited-style-name="Visited_20_Internet_20_Link"><text:span text:style-name="Source_20_Text">Py_GetExecPrefix()</text:span></text:a>: Get <text:a xlink:type="simple" xlink:href="https://docs.python.org/3/library/sys.html#sys.exec_prefix" text:style-name="Internet_20_link" text:visited-style-name="Visited_20_Internet_20_Link"><text:span text:style-name="Source_20_Text">sys.exec_prefix</text:span></text:a> instead.</text:p>
            </text:list-item>
            <text:list-item>
              <text:p text:style-name="P142"><text:a xlink:type="simple" xlink:href="https://docs.python.org/3/c-api/init.html#c.Py_GetPath" text:style-name="Internet_20_link" text:visited-style-name="Visited_20_Internet_20_Link"><text:span text:style-name="Source_20_Text">Py_GetPath()</text:span></text:a>: Get <text:a xlink:type="simple" xlink:href="https://docs.python.org/3/library/sys.html#sys.path" text:style-name="Internet_20_link" text:visited-style-name="Visited_20_Internet_20_Link"><text:span text:style-name="Source_20_Text">sys.path</text:span></text:a> instead.</text:p>
            </text:list-item>
            <text:list-item>
              <text:p text:style-name="P142"><text:a xlink:type="simple" xlink:href="https://docs.python.org/3/c-api/init.html#c.Py_GetPrefix" text:style-name="Internet_20_link" text:visited-style-name="Visited_20_Internet_20_Link"><text:span text:style-name="Source_20_Text">Py_GetPrefix()</text:span></text:a>: Get <text:a xlink:type="simple" xlink:href="https://docs.python.org/3/library/sys.html#sys.prefix" text:style-name="Internet_20_link" text:visited-style-name="Visited_20_Internet_20_Link"><text:span text:style-name="Source_20_Text">sys.prefix</text:span></text:a> instead.</text:p>
            </text:list-item>
            <text:list-item>
              <text:p text:style-name="P142"><text:a xlink:type="simple" xlink:href="https://docs.python.org/3/c-api/init.html#c.Py_GetProgramFullPath" text:style-name="Internet_20_link" text:visited-style-name="Visited_20_Internet_20_Link"><text:span text:style-name="Source_20_Text">Py_GetProgramFullPath()</text:span></text:a>: Get <text:a xlink:type="simple" xlink:href="https://docs.python.org/3/library/sys.html#sys.executable" text:style-name="Internet_20_link" text:visited-style-name="Visited_20_Internet_20_Link"><text:span text:style-name="Source_20_Text">sys.executable</text:span></text:a> instead.</text:p>
            </text:list-item>
            <text:list-item>
              <text:p text:style-name="P142"><text:a xlink:type="simple" xlink:href="https://docs.python.org/3/c-api/init.html#c.Py_GetProgramName" text:style-name="Internet_20_link" text:visited-style-name="Visited_20_Internet_20_Link"><text:span text:style-name="Source_20_Text">Py_GetProgramName()</text:span></text:a>: Get <text:a xlink:type="simple" xlink:href="https://docs.python.org/3/library/sys.html#sys.executable" text:style-name="Internet_20_link" text:visited-style-name="Visited_20_Internet_20_Link"><text:span text:style-name="Source_20_Text">sys.executable</text:span></text:a> instead.</text:p>
            </text:list-item>
            <text:list-item>
              <text:p text:style-name="P143"><text:a xlink:type="simple" xlink:href="https://docs.python.org/3/c-api/init.html#c.Py_GetPythonHome" text:style-name="Internet_20_link" text:visited-style-name="Visited_20_Internet_20_Link"><text:span text:style-name="Source_20_Text">Py_GetPythonHome()</text:span></text:a>: Get <text:a xlink:type="simple" xlink:href="https://docs.python.org/3/c-api/init_config.html#c.PyConfig.home" text:style-name="Internet_20_link" text:visited-style-name="Visited_20_Internet_20_Link"><text:span text:style-name="Source_20_Text">PyConfig.home</text:span></text:a> or the <text:bookmark text:name="index-50"/><text:a xlink:type="simple" xlink:href="https://docs.python.org/3/using/cmdline.html#envvar-PYTHONHOME" text:style-name="Internet_20_link" text:visited-style-name="Visited_20_Internet_20_Link"><text:span text:style-name="Source_20_Text">PYTHONHOME</text:span></text:a> environment variable instead.</text:p>
            </text:list-item>
          </text:list>
          <text:p text:style-name="P142">(Contributed by Victor Stinner in <text:a xlink:type="simple" xlink:href="https://github.com/python/cpython/issues/105145" text:style-name="Internet_20_link" text:visited-style-name="Visited_20_Internet_20_Link">gh-105145</text:a>.)</text:p>
        </text:list-item>
        <text:list-item>
          <text:p text:style-name="P143"><text:a xlink:type="simple" xlink:href="https://docs.python.org/3/glossary.html#term-soft-deprecated" text:style-name="Internet_20_link" text:visited-style-name="Visited_20_Internet_20_Link">Soft deprecate</text:a> the <text:a xlink:type="simple" xlink:href="https://docs.python.org/3/c-api/reflection.html#c.PyEval_GetBuiltins" text:style-name="Internet_20_link" text:visited-style-name="Visited_20_Internet_20_Link"><text:span text:style-name="Source_20_Text">PyEval_GetBuiltins()</text:span></text:a>, <text:a xlink:type="simple" xlink:href="https://docs.python.org/3/c-api/reflection.html#c.PyEval_GetGlobals" text:style-name="Internet_20_link" text:visited-style-name="Visited_20_Internet_20_Link"><text:span text:style-name="Source_20_Text">PyEval_GetGlobals()</text:span></text:a>, and <text:a xlink:type="simple" xlink:href="https://docs.python.org/3/c-api/reflection.html#c.PyEval_GetLocals" text:style-name="Internet_20_link" text:visited-style-name="Visited_20_Internet_20_Link"><text:span text:style-name="Source_20_Text">PyEval_GetLocals()</text:span></text:a> functions, which return a <text:a xlink:type="simple" xlink:href="https://docs.python.org/3/glossary.html#term-borrowed-reference" text:style-name="Internet_20_link" text:visited-style-name="Visited_20_Internet_20_Link">borrowed reference</text:a>. (Soft deprecated as part of <text:bookmark text:name="index-51"/><text:a xlink:type="simple" xlink:href="https://peps.python.org/pep-0667/" text:style-name="Internet_20_link" text:visited-style-name="Visited_20_Internet_20_Link"><text:span text:style-name="Strong_20_Emphasis">PEP 667</text:span></text:a>.)</text:p>
        </text:list-item>
        <text:list-item>
          <text:p text:style-name="P142">Deprecate the <text:a xlink:type="simple" xlink:href="https://docs.python.org/3/c-api/import.html#c.PyImport_ImportModuleNoBlock" text:style-name="Internet_20_link" text:visited-style-name="Visited_20_Internet_20_Link"><text:span text:style-name="Source_20_Text">PyImport_ImportModuleNoBlock()</text:span></text:a> function, which is just an alias to <text:a xlink:type="simple" xlink:href="https://docs.python.org/3/c-api/import.html#c.PyImport_ImportModule" text:style-name="Internet_20_link" text:visited-style-name="Visited_20_Internet_20_Link"><text:span text:style-name="Source_20_Text">PyImport_ImportModule()</text:span></text:a> since Python 3.3. (Contributed by Victor Stinner in <text:a xlink:type="simple" xlink:href="https://github.com/python/cpython/issues/105396" text:style-name="Internet_20_link" text:visited-style-name="Visited_20_Internet_20_Link">gh-105396</text:a>.)</text:p>
        </text:list-item>
        <text:list-item>
          <text:p text:style-name="P142"><text:a xlink:type="simple" xlink:href="https://docs.python.org/3/glossary.html#term-soft-deprecated" text:style-name="Internet_20_link" text:visited-style-name="Visited_20_Internet_20_Link">Soft deprecate</text:a> the <text:a xlink:type="simple" xlink:href="https://docs.python.org/3/c-api/module.html#c.PyModule_AddObject" text:style-name="Internet_20_link" text:visited-style-name="Visited_20_Internet_20_Link"><text:span text:style-name="Source_20_Text">PyModule_AddObject()</text:span></text:a> function. It should be replaced with <text:a xlink:type="simple" xlink:href="https://docs.python.org/3/c-api/module.html#c.PyModule_Add" text:style-name="Internet_20_link" text:visited-style-name="Visited_20_Internet_20_Link"><text:span text:style-name="Source_20_Text">PyModule_Add()</text:span></text:a> or <text:a xlink:type="simple" xlink:href="https://docs.python.org/3/c-api/module.html#c.PyModule_AddObjectRef" text:style-name="Internet_20_link" text:visited-style-name="Visited_20_Internet_20_Link"><text:span text:style-name="Source_20_Text">PyModule_AddObjectRef()</text:span></text:a>. (Contributed by Serhiy Storchaka in <text:a xlink:type="simple" xlink:href="https://github.com/python/cpython/issues/86493" text:style-name="Internet_20_link" text:visited-style-name="Visited_20_Internet_20_Link">gh-86493</text:a>.)</text:p>
        </text:list-item>
        <text:list-item>
          <text:p text:style-name="P142">Deprecate the old <text:span text:style-name="Source_20_Text">Py_UNICODE</text:span> and <text:span text:style-name="Source_20_Text">PY_UNICODE_TYPE</text:span> types and the <text:span text:style-name="Source_20_Text">Py_UNICODE_WIDE</text:span> define. Use the <text:span text:style-name="Source_20_Text">wchar_t</text:span> type directly instead. Since Python 3.3, <text:span text:style-name="Source_20_Text">Py_UNICODE</text:span> and <text:span text:style-name="Source_20_Text">PY_UNICODE_TYPE</text:span> are just aliases to <text:span text:style-name="Source_20_Text">wchar_t</text:span>. (Contributed by Victor Stinner in <text:a xlink:type="simple" xlink:href="https://github.com/python/cpython/issues/105156" text:style-name="Internet_20_link" text:visited-style-name="Visited_20_Internet_20_Link">gh-105156</text:a>.)</text:p>
        </text:list-item>
        <text:list-item>
          <text:p text:style-name="P142"><text:soft-page-break/>Deprecate the <text:a xlink:type="simple" xlink:href="https://docs.python.org/3/c-api/weakref.html#c.PyWeakref_GetObject" text:style-name="Internet_20_link" text:visited-style-name="Visited_20_Internet_20_Link"><text:span text:style-name="Source_20_Text">PyWeakref_GetObject()</text:span></text:a> and <text:a xlink:type="simple" xlink:href="https://docs.python.org/3/c-api/weakref.html#c.PyWeakref_GET_OBJECT" text:style-name="Internet_20_link" text:visited-style-name="Visited_20_Internet_20_Link"><text:span text:style-name="Source_20_Text">PyWeakref_GET_OBJECT()</text:span></text:a> functions, which return a <text:a xlink:type="simple" xlink:href="https://docs.python.org/3/glossary.html#term-borrowed-reference" text:style-name="Internet_20_link" text:visited-style-name="Visited_20_Internet_20_Link">borrowed reference</text:a>. Replace them with the new <text:a xlink:type="simple" xlink:href="https://docs.python.org/3/c-api/weakref.html#c.PyWeakref_GetRef" text:style-name="Internet_20_link" text:visited-style-name="Visited_20_Internet_20_Link"><text:span text:style-name="Source_20_Text">PyWeakref_GetRef()</text:span></text:a> function, which returns a <text:a xlink:type="simple" xlink:href="https://docs.python.org/3/glossary.html#term-strong-reference" text:style-name="Internet_20_link" text:visited-style-name="Visited_20_Internet_20_Link">strong reference</text:a>. The <text:a xlink:type="simple" xlink:href="https://github.com/python/pythoncapi-compat/" text:style-name="Internet_20_link" text:visited-style-name="Visited_20_Internet_20_Link">pythoncapi-compat project</text:a> can be used to get <text:a xlink:type="simple" xlink:href="https://docs.python.org/3/c-api/weakref.html#c.PyWeakref_GetRef" text:style-name="Internet_20_link" text:visited-style-name="Visited_20_Internet_20_Link"><text:span text:style-name="Source_20_Text">PyWeakref_GetRef()</text:span></text:a> on Python 3.12 and older. (Contributed by Victor Stinner in <text:a xlink:type="simple" xlink:href="https://github.com/python/cpython/issues/105927" text:style-name="Internet_20_link" text:visited-style-name="Visited_20_Internet_20_Link">gh-105927</text:a>.)</text:p>
        </text:list-item>
      </text:list>
      <text:h text:style-name="Heading_20_4" text:outline-level="4">Pending Removal in Python 3.14</text:h>
      <text:list text:style-name="L96">
        <text:list-item>
          <text:p text:style-name="P145">The <text:span text:style-name="Source_20_Text">ma_version_tag</text:span> field in <text:a xlink:type="simple" xlink:href="https://docs.python.org/3/c-api/dict.html#c.PyDictObject" text:style-name="Internet_20_link" text:visited-style-name="Visited_20_Internet_20_Link"><text:span text:style-name="Source_20_Text">PyDictObject</text:span></text:a> for extension modules (<text:bookmark text:name="index-52"/><text:a xlink:type="simple" xlink:href="https://peps.python.org/pep-0699/" text:style-name="Internet_20_link" text:visited-style-name="Visited_20_Internet_20_Link"><text:span text:style-name="Strong_20_Emphasis">PEP 699</text:span></text:a>; <text:a xlink:type="simple" xlink:href="https://github.com/python/cpython/issues/101193" text:style-name="Internet_20_link" text:visited-style-name="Visited_20_Internet_20_Link">gh-101193</text:a>).</text:p>
        </text:list-item>
        <text:list-item>
          <text:p text:style-name="P144">Creating <text:a xlink:type="simple" xlink:href="https://docs.python.org/3/c-api/typeobj.html#c.Py_TPFLAGS_IMMUTABLETYPE" text:style-name="Internet_20_link" text:visited-style-name="Visited_20_Internet_20_Link"><text:span text:style-name="Source_20_Text">immutable types</text:span></text:a> with mutable bases (<text:a xlink:type="simple" xlink:href="https://github.com/python/cpython/issues/95388" text:style-name="Internet_20_link" text:visited-style-name="Visited_20_Internet_20_Link">gh-95388</text:a>).</text:p>
        </text:list-item>
        <text:list-item>
          <text:p text:style-name="P144">Functions to configure Python’s initialization, deprecated in Python 3.11:</text:p>
          <text:list>
            <text:list-item>
              <text:p text:style-name="P144"><text:span text:style-name="Source_20_Text">PySys_SetArgvEx()</text:span>: Set <text:a xlink:type="simple" xlink:href="https://docs.python.org/3/c-api/init_config.html#c.PyConfig.argv" text:style-name="Internet_20_link" text:visited-style-name="Visited_20_Internet_20_Link"><text:span text:style-name="Source_20_Text">PyConfig.argv</text:span></text:a> instead.</text:p>
            </text:list-item>
            <text:list-item>
              <text:p text:style-name="P144"><text:span text:style-name="Source_20_Text">PySys_SetArgv()</text:span>: Set <text:a xlink:type="simple" xlink:href="https://docs.python.org/3/c-api/init_config.html#c.PyConfig.argv" text:style-name="Internet_20_link" text:visited-style-name="Visited_20_Internet_20_Link"><text:span text:style-name="Source_20_Text">PyConfig.argv</text:span></text:a> instead.</text:p>
            </text:list-item>
            <text:list-item>
              <text:p text:style-name="P144"><text:span text:style-name="Source_20_Text">Py_SetProgramName()</text:span>: Set <text:a xlink:type="simple" xlink:href="https://docs.python.org/3/c-api/init_config.html#c.PyConfig.program_name" text:style-name="Internet_20_link" text:visited-style-name="Visited_20_Internet_20_Link"><text:span text:style-name="Source_20_Text">PyConfig.program_name</text:span></text:a> instead.</text:p>
            </text:list-item>
            <text:list-item>
              <text:p text:style-name="P144"><text:span text:style-name="Source_20_Text">Py_SetPythonHome()</text:span>: Set <text:a xlink:type="simple" xlink:href="https://docs.python.org/3/c-api/init_config.html#c.PyConfig.home" text:style-name="Internet_20_link" text:visited-style-name="Visited_20_Internet_20_Link"><text:span text:style-name="Source_20_Text">PyConfig.home</text:span></text:a> instead.</text:p>
            </text:list-item>
          </text:list>
          <text:p text:style-name="P144">The <text:a xlink:type="simple" xlink:href="https://docs.python.org/3/c-api/init.html#c.Py_InitializeFromConfig" text:style-name="Internet_20_link" text:visited-style-name="Visited_20_Internet_20_Link"><text:span text:style-name="Source_20_Text">Py_InitializeFromConfig()</text:span></text:a> API should be used with <text:a xlink:type="simple" xlink:href="https://docs.python.org/3/c-api/init_config.html#c.PyConfig" text:style-name="Internet_20_link" text:visited-style-name="Visited_20_Internet_20_Link"><text:span text:style-name="Source_20_Text">PyConfig</text:span></text:a> instead.</text:p>
        </text:list-item>
        <text:list-item>
          <text:p text:style-name="P144">Global configuration variables:</text:p>
          <text:list>
            <text:list-item>
              <text:p text:style-name="P144"><text:a xlink:type="simple" xlink:href="https://docs.python.org/3/c-api/init.html#c.Py_DebugFlag" text:style-name="Internet_20_link" text:visited-style-name="Visited_20_Internet_20_Link"><text:span text:style-name="Source_20_Text">Py_DebugFlag</text:span></text:a>: Use <text:a xlink:type="simple" xlink:href="https://docs.python.org/3/c-api/init_config.html#c.PyConfig.parser_debug" text:style-name="Internet_20_link" text:visited-style-name="Visited_20_Internet_20_Link"><text:span text:style-name="Source_20_Text">PyConfig.parser_debug</text:span></text:a> instead.</text:p>
            </text:list-item>
            <text:list-item>
              <text:p text:style-name="P144"><text:a xlink:type="simple" xlink:href="https://docs.python.org/3/c-api/init.html#c.Py_VerboseFlag" text:style-name="Internet_20_link" text:visited-style-name="Visited_20_Internet_20_Link"><text:span text:style-name="Source_20_Text">Py_VerboseFlag</text:span></text:a>: Use <text:a xlink:type="simple" xlink:href="https://docs.python.org/3/c-api/init_config.html#c.PyConfig.verbose" text:style-name="Internet_20_link" text:visited-style-name="Visited_20_Internet_20_Link"><text:span text:style-name="Source_20_Text">PyConfig.verbose</text:span></text:a> instead.</text:p>
            </text:list-item>
            <text:list-item>
              <text:p text:style-name="P144"><text:a xlink:type="simple" xlink:href="https://docs.python.org/3/c-api/init.html#c.Py_QuietFlag" text:style-name="Internet_20_link" text:visited-style-name="Visited_20_Internet_20_Link"><text:span text:style-name="Source_20_Text">Py_QuietFlag</text:span></text:a>: Use <text:a xlink:type="simple" xlink:href="https://docs.python.org/3/c-api/init_config.html#c.PyConfig.quiet" text:style-name="Internet_20_link" text:visited-style-name="Visited_20_Internet_20_Link"><text:span text:style-name="Source_20_Text">PyConfig.quiet</text:span></text:a> instead.</text:p>
            </text:list-item>
            <text:list-item>
              <text:p text:style-name="P144"><text:a xlink:type="simple" xlink:href="https://docs.python.org/3/c-api/init.html#c.Py_InteractiveFlag" text:style-name="Internet_20_link" text:visited-style-name="Visited_20_Internet_20_Link"><text:span text:style-name="Source_20_Text">Py_InteractiveFlag</text:span></text:a>: Use <text:a xlink:type="simple" xlink:href="https://docs.python.org/3/c-api/init_config.html#c.PyConfig.interactive" text:style-name="Internet_20_link" text:visited-style-name="Visited_20_Internet_20_Link"><text:span text:style-name="Source_20_Text">PyConfig.interactive</text:span></text:a> instead.</text:p>
            </text:list-item>
            <text:list-item>
              <text:p text:style-name="P144"><text:a xlink:type="simple" xlink:href="https://docs.python.org/3/c-api/init.html#c.Py_InspectFlag" text:style-name="Internet_20_link" text:visited-style-name="Visited_20_Internet_20_Link"><text:span text:style-name="Source_20_Text">Py_InspectFlag</text:span></text:a>: Use <text:a xlink:type="simple" xlink:href="https://docs.python.org/3/c-api/init_config.html#c.PyConfig.inspect" text:style-name="Internet_20_link" text:visited-style-name="Visited_20_Internet_20_Link"><text:span text:style-name="Source_20_Text">PyConfig.inspect</text:span></text:a> instead.</text:p>
            </text:list-item>
            <text:list-item>
              <text:p text:style-name="P144"><text:a xlink:type="simple" xlink:href="https://docs.python.org/3/c-api/init.html#c.Py_OptimizeFlag" text:style-name="Internet_20_link" text:visited-style-name="Visited_20_Internet_20_Link"><text:span text:style-name="Source_20_Text">Py_OptimizeFlag</text:span></text:a>: Use <text:a xlink:type="simple" xlink:href="https://docs.python.org/3/c-api/init_config.html#c.PyConfig.optimization_level" text:style-name="Internet_20_link" text:visited-style-name="Visited_20_Internet_20_Link"><text:span text:style-name="Source_20_Text">PyConfig.optimization_level</text:span></text:a> instead.</text:p>
            </text:list-item>
            <text:list-item>
              <text:p text:style-name="P144"><text:a xlink:type="simple" xlink:href="https://docs.python.org/3/c-api/init.html#c.Py_NoSiteFlag" text:style-name="Internet_20_link" text:visited-style-name="Visited_20_Internet_20_Link"><text:span text:style-name="Source_20_Text">Py_NoSiteFlag</text:span></text:a>: Use <text:a xlink:type="simple" xlink:href="https://docs.python.org/3/c-api/init_config.html#c.PyConfig.site_import" text:style-name="Internet_20_link" text:visited-style-name="Visited_20_Internet_20_Link"><text:span text:style-name="Source_20_Text">PyConfig.site_import</text:span></text:a> instead.</text:p>
            </text:list-item>
            <text:list-item>
              <text:p text:style-name="P144"><text:a xlink:type="simple" xlink:href="https://docs.python.org/3/c-api/init.html#c.Py_BytesWarningFlag" text:style-name="Internet_20_link" text:visited-style-name="Visited_20_Internet_20_Link"><text:span text:style-name="Source_20_Text">Py_BytesWarningFlag</text:span></text:a>: Use <text:a xlink:type="simple" xlink:href="https://docs.python.org/3/c-api/init_config.html#c.PyConfig.bytes_warning" text:style-name="Internet_20_link" text:visited-style-name="Visited_20_Internet_20_Link"><text:span text:style-name="Source_20_Text">PyConfig.bytes_warning</text:span></text:a> instead.</text:p>
            </text:list-item>
            <text:list-item>
              <text:p text:style-name="P144"><text:a xlink:type="simple" xlink:href="https://docs.python.org/3/c-api/init.html#c.Py_FrozenFlag" text:style-name="Internet_20_link" text:visited-style-name="Visited_20_Internet_20_Link"><text:span text:style-name="Source_20_Text">Py_FrozenFlag</text:span></text:a>: Use <text:a xlink:type="simple" xlink:href="https://docs.python.org/3/c-api/init_config.html#c.PyConfig.pathconfig_warnings" text:style-name="Internet_20_link" text:visited-style-name="Visited_20_Internet_20_Link"><text:span text:style-name="Source_20_Text">PyConfig.pathconfig_warnings</text:span></text:a> instead.</text:p>
            </text:list-item>
            <text:list-item>
              <text:p text:style-name="P144"><text:a xlink:type="simple" xlink:href="https://docs.python.org/3/c-api/init.html#c.Py_IgnoreEnvironmentFlag" text:style-name="Internet_20_link" text:visited-style-name="Visited_20_Internet_20_Link"><text:span text:style-name="Source_20_Text">Py_IgnoreEnvironmentFlag</text:span></text:a>: Use <text:a xlink:type="simple" xlink:href="https://docs.python.org/3/c-api/init_config.html#c.PyConfig.use_environment" text:style-name="Internet_20_link" text:visited-style-name="Visited_20_Internet_20_Link"><text:span text:style-name="Source_20_Text">PyConfig.use_environment</text:span></text:a> instead.</text:p>
            </text:list-item>
            <text:list-item>
              <text:p text:style-name="P144"><text:a xlink:type="simple" xlink:href="https://docs.python.org/3/c-api/init.html#c.Py_DontWriteBytecodeFlag" text:style-name="Internet_20_link" text:visited-style-name="Visited_20_Internet_20_Link"><text:span text:style-name="Source_20_Text">Py_DontWriteBytecodeFlag</text:span></text:a>: Use <text:a xlink:type="simple" xlink:href="https://docs.python.org/3/c-api/init_config.html#c.PyConfig.write_bytecode" text:style-name="Internet_20_link" text:visited-style-name="Visited_20_Internet_20_Link"><text:span text:style-name="Source_20_Text">PyConfig.write_bytecode</text:span></text:a> instead.</text:p>
            </text:list-item>
            <text:list-item>
              <text:p text:style-name="P144"><text:a xlink:type="simple" xlink:href="https://docs.python.org/3/c-api/init.html#c.Py_NoUserSiteDirectory" text:style-name="Internet_20_link" text:visited-style-name="Visited_20_Internet_20_Link"><text:span text:style-name="Source_20_Text">Py_NoUserSiteDirectory</text:span></text:a>: Use <text:a xlink:type="simple" xlink:href="https://docs.python.org/3/c-api/init_config.html#c.PyConfig.user_site_directory" text:style-name="Internet_20_link" text:visited-style-name="Visited_20_Internet_20_Link"><text:span text:style-name="Source_20_Text">PyConfig.user_site_directory</text:span></text:a> instead.</text:p>
            </text:list-item>
            <text:list-item>
              <text:p text:style-name="P144"><text:a xlink:type="simple" xlink:href="https://docs.python.org/3/c-api/init.html#c.Py_UnbufferedStdioFlag" text:style-name="Internet_20_link" text:visited-style-name="Visited_20_Internet_20_Link"><text:soft-page-break/><text:span text:style-name="Source_20_Text">Py_UnbufferedStdioFlag</text:span></text:a>: Use <text:a xlink:type="simple" xlink:href="https://docs.python.org/3/c-api/init_config.html#c.PyConfig.buffered_stdio" text:style-name="Internet_20_link" text:visited-style-name="Visited_20_Internet_20_Link"><text:span text:style-name="Source_20_Text">PyConfig.buffered_stdio</text:span></text:a> instead.</text:p>
            </text:list-item>
            <text:list-item>
              <text:p text:style-name="P144"><text:a xlink:type="simple" xlink:href="https://docs.python.org/3/c-api/init.html#c.Py_HashRandomizationFlag" text:style-name="Internet_20_link" text:visited-style-name="Visited_20_Internet_20_Link"><text:span text:style-name="Source_20_Text">Py_HashRandomizationFlag</text:span></text:a>: Use <text:a xlink:type="simple" xlink:href="https://docs.python.org/3/c-api/init_config.html#c.PyConfig.use_hash_seed" text:style-name="Internet_20_link" text:visited-style-name="Visited_20_Internet_20_Link"><text:span text:style-name="Source_20_Text">PyConfig.use_hash_seed</text:span></text:a> and <text:a xlink:type="simple" xlink:href="https://docs.python.org/3/c-api/init_config.html#c.PyConfig.hash_seed" text:style-name="Internet_20_link" text:visited-style-name="Visited_20_Internet_20_Link"><text:span text:style-name="Source_20_Text">PyConfig.hash_seed</text:span></text:a> instead.</text:p>
            </text:list-item>
            <text:list-item>
              <text:p text:style-name="P144"><text:a xlink:type="simple" xlink:href="https://docs.python.org/3/c-api/init.html#c.Py_IsolatedFlag" text:style-name="Internet_20_link" text:visited-style-name="Visited_20_Internet_20_Link"><text:span text:style-name="Source_20_Text">Py_IsolatedFlag</text:span></text:a>: Use <text:a xlink:type="simple" xlink:href="https://docs.python.org/3/c-api/init_config.html#c.PyConfig.isolated" text:style-name="Internet_20_link" text:visited-style-name="Visited_20_Internet_20_Link"><text:span text:style-name="Source_20_Text">PyConfig.isolated</text:span></text:a> instead.</text:p>
            </text:list-item>
            <text:list-item>
              <text:p text:style-name="P144"><text:a xlink:type="simple" xlink:href="https://docs.python.org/3/c-api/init.html#c.Py_LegacyWindowsFSEncodingFlag" text:style-name="Internet_20_link" text:visited-style-name="Visited_20_Internet_20_Link"><text:span text:style-name="Source_20_Text">Py_LegacyWindowsFSEncodingFlag</text:span></text:a>: Use <text:a xlink:type="simple" xlink:href="https://docs.python.org/3/c-api/init_config.html#c.PyPreConfig.legacy_windows_fs_encoding" text:style-name="Internet_20_link" text:visited-style-name="Visited_20_Internet_20_Link"><text:span text:style-name="Source_20_Text">PyPreConfig.legacy_windows_fs_encoding</text:span></text:a> instead.</text:p>
            </text:list-item>
            <text:list-item>
              <text:p text:style-name="P144"><text:a xlink:type="simple" xlink:href="https://docs.python.org/3/c-api/init.html#c.Py_LegacyWindowsStdioFlag" text:style-name="Internet_20_link" text:visited-style-name="Visited_20_Internet_20_Link"><text:span text:style-name="Source_20_Text">Py_LegacyWindowsStdioFlag</text:span></text:a>: Use <text:a xlink:type="simple" xlink:href="https://docs.python.org/3/c-api/init_config.html#c.PyConfig.legacy_windows_stdio" text:style-name="Internet_20_link" text:visited-style-name="Visited_20_Internet_20_Link"><text:span text:style-name="Source_20_Text">PyConfig.legacy_windows_stdio</text:span></text:a> instead.</text:p>
            </text:list-item>
            <text:list-item>
              <text:p text:style-name="P144"><text:span text:style-name="Source_20_Text">Py_FileSystemDefaultEncoding</text:span>: Use <text:a xlink:type="simple" xlink:href="https://docs.python.org/3/c-api/init_config.html#c.PyConfig.filesystem_encoding" text:style-name="Internet_20_link" text:visited-style-name="Visited_20_Internet_20_Link"><text:span text:style-name="Source_20_Text">PyConfig.filesystem_encoding</text:span></text:a> instead.</text:p>
            </text:list-item>
            <text:list-item>
              <text:p text:style-name="P144"><text:span text:style-name="Source_20_Text">Py_HasFileSystemDefaultEncoding</text:span>: Use <text:a xlink:type="simple" xlink:href="https://docs.python.org/3/c-api/init_config.html#c.PyConfig.filesystem_encoding" text:style-name="Internet_20_link" text:visited-style-name="Visited_20_Internet_20_Link"><text:span text:style-name="Source_20_Text">PyConfig.filesystem_encoding</text:span></text:a> instead.</text:p>
            </text:list-item>
            <text:list-item>
              <text:p text:style-name="P144"><text:span text:style-name="Source_20_Text">Py_FileSystemDefaultEncodeErrors</text:span>: Use <text:a xlink:type="simple" xlink:href="https://docs.python.org/3/c-api/init_config.html#c.PyConfig.filesystem_errors" text:style-name="Internet_20_link" text:visited-style-name="Visited_20_Internet_20_Link"><text:span text:style-name="Source_20_Text">PyConfig.filesystem_errors</text:span></text:a> instead.</text:p>
            </text:list-item>
            <text:list-item>
              <text:p text:style-name="P144"><text:span text:style-name="Source_20_Text">Py_UTF8Mode</text:span>: Use <text:a xlink:type="simple" xlink:href="https://docs.python.org/3/c-api/init_config.html#c.PyPreConfig.utf8_mode" text:style-name="Internet_20_link" text:visited-style-name="Visited_20_Internet_20_Link"><text:span text:style-name="Source_20_Text">PyPreConfig.utf8_mode</text:span></text:a> instead. (see <text:a xlink:type="simple" xlink:href="https://docs.python.org/3/c-api/init_config.html#c.Py_PreInitialize" text:style-name="Internet_20_link" text:visited-style-name="Visited_20_Internet_20_Link"><text:span text:style-name="Source_20_Text">Py_PreInitialize()</text:span></text:a>)</text:p>
            </text:list-item>
          </text:list>
          <text:p text:style-name="P144">The <text:a xlink:type="simple" xlink:href="https://docs.python.org/3/c-api/init.html#c.Py_InitializeFromConfig" text:style-name="Internet_20_link" text:visited-style-name="Visited_20_Internet_20_Link"><text:span text:style-name="Source_20_Text">Py_InitializeFromConfig()</text:span></text:a> API should be used with <text:a xlink:type="simple" xlink:href="https://docs.python.org/3/c-api/init_config.html#c.PyConfig" text:style-name="Internet_20_link" text:visited-style-name="Visited_20_Internet_20_Link"><text:span text:style-name="Source_20_Text">PyConfig</text:span></text:a> instead.</text:p>
        </text:list-item>
      </text:list>
      <text:h text:style-name="Heading_20_4" text:outline-level="4">Pending Removal in Python 3.15</text:h>
      <text:list text:style-name="L97">
        <text:list-item>
          <text:p text:style-name="P146">The bundled copy of <text:span text:style-name="Source_20_Text">libmpdecimal</text:span>.</text:p>
        </text:list-item>
        <text:list-item>
          <text:p text:style-name="P146">The <text:a xlink:type="simple" xlink:href="https://docs.python.org/3/c-api/import.html#c.PyImport_ImportModuleNoBlock" text:style-name="Internet_20_link" text:visited-style-name="Visited_20_Internet_20_Link"><text:span text:style-name="Source_20_Text">PyImport_ImportModuleNoBlock()</text:span></text:a>: Use <text:a xlink:type="simple" xlink:href="https://docs.python.org/3/c-api/import.html#c.PyImport_ImportModule" text:style-name="Internet_20_link" text:visited-style-name="Visited_20_Internet_20_Link"><text:span text:style-name="Source_20_Text">PyImport_ImportModule()</text:span></text:a> instead.</text:p>
        </text:list-item>
        <text:list-item>
          <text:p text:style-name="P146"><text:a xlink:type="simple" xlink:href="https://docs.python.org/3/c-api/weakref.html#c.PyWeakref_GetObject" text:style-name="Internet_20_link" text:visited-style-name="Visited_20_Internet_20_Link"><text:span text:style-name="Source_20_Text">PyWeakref_GetObject()</text:span></text:a> and <text:a xlink:type="simple" xlink:href="https://docs.python.org/3/c-api/weakref.html#c.PyWeakref_GET_OBJECT" text:style-name="Internet_20_link" text:visited-style-name="Visited_20_Internet_20_Link"><text:span text:style-name="Source_20_Text">PyWeakref_GET_OBJECT()</text:span></text:a>: Use <text:a xlink:type="simple" xlink:href="https://docs.python.org/3/c-api/weakref.html#c.PyWeakref_GetRef" text:style-name="Internet_20_link" text:visited-style-name="Visited_20_Internet_20_Link"><text:span text:style-name="Source_20_Text">PyWeakref_GetRef()</text:span></text:a> instead.</text:p>
        </text:list-item>
        <text:list-item>
          <text:p text:style-name="P146"><text:a xlink:type="simple" xlink:href="https://docs.python.org/3/c-api/unicode.html#c.Py_UNICODE" text:style-name="Internet_20_link" text:visited-style-name="Visited_20_Internet_20_Link"><text:span text:style-name="Source_20_Text">Py_UNICODE</text:span></text:a> type and the <text:span text:style-name="Source_20_Text">Py_UNICODE_WIDE</text:span> macro: Use <text:span text:style-name="Source_20_Text">wchar_t</text:span> instead.</text:p>
        </text:list-item>
        <text:list-item>
          <text:p text:style-name="P146">Python initialization functions:</text:p>
          <text:list>
            <text:list-item>
              <text:p text:style-name="P146"><text:a xlink:type="simple" xlink:href="https://docs.python.org/3/c-api/sys.html#c.PySys_ResetWarnOptions" text:style-name="Internet_20_link" text:visited-style-name="Visited_20_Internet_20_Link"><text:span text:style-name="Source_20_Text">PySys_ResetWarnOptions()</text:span></text:a>: Clear <text:a xlink:type="simple" xlink:href="https://docs.python.org/3/library/sys.html#sys.warnoptions" text:style-name="Internet_20_link" text:visited-style-name="Visited_20_Internet_20_Link"><text:span text:style-name="Source_20_Text">sys.warnoptions</text:span></text:a> and <text:span text:style-name="Source_20_Text">warnings.filters</text:span> instead.</text:p>
            </text:list-item>
            <text:list-item>
              <text:p text:style-name="P146"><text:a xlink:type="simple" xlink:href="https://docs.python.org/3/c-api/init.html#c.Py_GetExecPrefix" text:style-name="Internet_20_link" text:visited-style-name="Visited_20_Internet_20_Link"><text:span text:style-name="Source_20_Text">Py_GetExecPrefix()</text:span></text:a>: Get <text:a xlink:type="simple" xlink:href="https://docs.python.org/3/library/sys.html#sys.exec_prefix" text:style-name="Internet_20_link" text:visited-style-name="Visited_20_Internet_20_Link"><text:span text:style-name="Source_20_Text">sys.exec_prefix</text:span></text:a> instead.</text:p>
            </text:list-item>
            <text:list-item>
              <text:p text:style-name="P146"><text:a xlink:type="simple" xlink:href="https://docs.python.org/3/c-api/init.html#c.Py_GetPath" text:style-name="Internet_20_link" text:visited-style-name="Visited_20_Internet_20_Link"><text:span text:style-name="Source_20_Text">Py_GetPath()</text:span></text:a>: Get <text:a xlink:type="simple" xlink:href="https://docs.python.org/3/library/sys.html#sys.path" text:style-name="Internet_20_link" text:visited-style-name="Visited_20_Internet_20_Link"><text:span text:style-name="Source_20_Text">sys.path</text:span></text:a> instead.</text:p>
            </text:list-item>
            <text:list-item>
              <text:p text:style-name="P146"><text:a xlink:type="simple" xlink:href="https://docs.python.org/3/c-api/init.html#c.Py_GetPrefix" text:style-name="Internet_20_link" text:visited-style-name="Visited_20_Internet_20_Link"><text:span text:style-name="Source_20_Text">Py_GetPrefix()</text:span></text:a>: Get <text:a xlink:type="simple" xlink:href="https://docs.python.org/3/library/sys.html#sys.prefix" text:style-name="Internet_20_link" text:visited-style-name="Visited_20_Internet_20_Link"><text:span text:style-name="Source_20_Text">sys.prefix</text:span></text:a> instead.</text:p>
            </text:list-item>
            <text:list-item>
              <text:p text:style-name="P146"><text:a xlink:type="simple" xlink:href="https://docs.python.org/3/c-api/init.html#c.Py_GetProgramFullPath" text:style-name="Internet_20_link" text:visited-style-name="Visited_20_Internet_20_Link"><text:soft-page-break/><text:span text:style-name="Source_20_Text">Py_GetProgramFullPath()</text:span></text:a>: Get <text:a xlink:type="simple" xlink:href="https://docs.python.org/3/library/sys.html#sys.executable" text:style-name="Internet_20_link" text:visited-style-name="Visited_20_Internet_20_Link"><text:span text:style-name="Source_20_Text">sys.executable</text:span></text:a> instead.</text:p>
            </text:list-item>
            <text:list-item>
              <text:p text:style-name="P146"><text:a xlink:type="simple" xlink:href="https://docs.python.org/3/c-api/init.html#c.Py_GetProgramName" text:style-name="Internet_20_link" text:visited-style-name="Visited_20_Internet_20_Link"><text:span text:style-name="Source_20_Text">Py_GetProgramName()</text:span></text:a>: Get <text:a xlink:type="simple" xlink:href="https://docs.python.org/3/library/sys.html#sys.executable" text:style-name="Internet_20_link" text:visited-style-name="Visited_20_Internet_20_Link"><text:span text:style-name="Source_20_Text">sys.executable</text:span></text:a> instead.</text:p>
            </text:list-item>
            <text:list-item>
              <text:p text:style-name="P147"><text:a xlink:type="simple" xlink:href="https://docs.python.org/3/c-api/init.html#c.Py_GetPythonHome" text:style-name="Internet_20_link" text:visited-style-name="Visited_20_Internet_20_Link"><text:span text:style-name="Source_20_Text">Py_GetPythonHome()</text:span></text:a>: Get <text:a xlink:type="simple" xlink:href="https://docs.python.org/3/c-api/init_config.html#c.PyConfig.home" text:style-name="Internet_20_link" text:visited-style-name="Visited_20_Internet_20_Link"><text:span text:style-name="Source_20_Text">PyConfig.home</text:span></text:a> or the <text:bookmark text:name="index-53"/><text:a xlink:type="simple" xlink:href="https://docs.python.org/3/using/cmdline.html#envvar-PYTHONHOME" text:style-name="Internet_20_link" text:visited-style-name="Visited_20_Internet_20_Link"><text:span text:style-name="Source_20_Text">PYTHONHOME</text:span></text:a> environment variable instead.</text:p>
            </text:list-item>
          </text:list>
        </text:list-item>
      </text:list>
      <text:h text:style-name="Heading_20_4" text:outline-level="4">Pending Removal in Future Versions</text:h>
      <text:p text:style-name="Text_20_body">The following APIs are deprecated and will be removed, although there is currently no date scheduled for their removal.</text:p>
      <text:list text:style-name="L98">
        <text:list-item>
          <text:p text:style-name="P148"><text:a xlink:type="simple" xlink:href="https://docs.python.org/3/c-api/typeobj.html#c.Py_TPFLAGS_HAVE_FINALIZE" text:style-name="Internet_20_link" text:visited-style-name="Visited_20_Internet_20_Link"><text:span text:style-name="Source_20_Text">Py_TPFLAGS_HAVE_FINALIZE</text:span></text:a>: Unneeded since Python 3.8.</text:p>
        </text:list-item>
        <text:list-item>
          <text:p text:style-name="P148"><text:a xlink:type="simple" xlink:href="https://docs.python.org/3/c-api/exceptions.html#c.PyErr_Fetch" text:style-name="Internet_20_link" text:visited-style-name="Visited_20_Internet_20_Link"><text:span text:style-name="Source_20_Text">PyErr_Fetch()</text:span></text:a>: Use <text:a xlink:type="simple" xlink:href="https://docs.python.org/3/c-api/exceptions.html#c.PyErr_GetRaisedException" text:style-name="Internet_20_link" text:visited-style-name="Visited_20_Internet_20_Link"><text:span text:style-name="Source_20_Text">PyErr_GetRaisedException()</text:span></text:a> instead.</text:p>
        </text:list-item>
        <text:list-item>
          <text:p text:style-name="P148"><text:a xlink:type="simple" xlink:href="https://docs.python.org/3/c-api/exceptions.html#c.PyErr_NormalizeException" text:style-name="Internet_20_link" text:visited-style-name="Visited_20_Internet_20_Link"><text:span text:style-name="Source_20_Text">PyErr_NormalizeException()</text:span></text:a>: Use <text:a xlink:type="simple" xlink:href="https://docs.python.org/3/c-api/exceptions.html#c.PyErr_GetRaisedException" text:style-name="Internet_20_link" text:visited-style-name="Visited_20_Internet_20_Link"><text:span text:style-name="Source_20_Text">PyErr_GetRaisedException()</text:span></text:a> instead.</text:p>
        </text:list-item>
        <text:list-item>
          <text:p text:style-name="P148"><text:a xlink:type="simple" xlink:href="https://docs.python.org/3/c-api/exceptions.html#c.PyErr_Restore" text:style-name="Internet_20_link" text:visited-style-name="Visited_20_Internet_20_Link"><text:span text:style-name="Source_20_Text">PyErr_Restore()</text:span></text:a>: Use <text:a xlink:type="simple" xlink:href="https://docs.python.org/3/c-api/exceptions.html#c.PyErr_SetRaisedException" text:style-name="Internet_20_link" text:visited-style-name="Visited_20_Internet_20_Link"><text:span text:style-name="Source_20_Text">PyErr_SetRaisedException()</text:span></text:a> instead.</text:p>
        </text:list-item>
        <text:list-item>
          <text:p text:style-name="P148"><text:a xlink:type="simple" xlink:href="https://docs.python.org/3/c-api/module.html#c.PyModule_GetFilename" text:style-name="Internet_20_link" text:visited-style-name="Visited_20_Internet_20_Link"><text:span text:style-name="Source_20_Text">PyModule_GetFilename()</text:span></text:a>: Use <text:a xlink:type="simple" xlink:href="https://docs.python.org/3/c-api/module.html#c.PyModule_GetFilenameObject" text:style-name="Internet_20_link" text:visited-style-name="Visited_20_Internet_20_Link"><text:span text:style-name="Source_20_Text">PyModule_GetFilenameObject()</text:span></text:a> instead.</text:p>
        </text:list-item>
        <text:list-item>
          <text:p text:style-name="P148"><text:a xlink:type="simple" xlink:href="https://docs.python.org/3/c-api/sys.html#c.PyOS_AfterFork" text:style-name="Internet_20_link" text:visited-style-name="Visited_20_Internet_20_Link"><text:span text:style-name="Source_20_Text">PyOS_AfterFork()</text:span></text:a>: Use <text:a xlink:type="simple" xlink:href="https://docs.python.org/3/c-api/sys.html#c.PyOS_AfterFork_Child" text:style-name="Internet_20_link" text:visited-style-name="Visited_20_Internet_20_Link"><text:span text:style-name="Source_20_Text">PyOS_AfterFork_Child()</text:span></text:a> instead.</text:p>
        </text:list-item>
        <text:list-item>
          <text:p text:style-name="P148"><text:a xlink:type="simple" xlink:href="https://docs.python.org/3/c-api/slice.html#c.PySlice_GetIndicesEx" text:style-name="Internet_20_link" text:visited-style-name="Visited_20_Internet_20_Link"><text:span text:style-name="Source_20_Text">PySlice_GetIndicesEx()</text:span></text:a>: Use <text:a xlink:type="simple" xlink:href="https://docs.python.org/3/c-api/slice.html#c.PySlice_Unpack" text:style-name="Internet_20_link" text:visited-style-name="Visited_20_Internet_20_Link"><text:span text:style-name="Source_20_Text">PySlice_Unpack()</text:span></text:a> and <text:a xlink:type="simple" xlink:href="https://docs.python.org/3/c-api/slice.html#c.PySlice_AdjustIndices" text:style-name="Internet_20_link" text:visited-style-name="Visited_20_Internet_20_Link"><text:span text:style-name="Source_20_Text">PySlice_AdjustIndices()</text:span></text:a> instead.</text:p>
        </text:list-item>
        <text:list-item>
          <text:p text:style-name="P148"><text:span text:style-name="Source_20_Text">PyUnicode_AsDecodedObject()</text:span>: Use <text:a xlink:type="simple" xlink:href="https://docs.python.org/3/c-api/codec.html#c.PyCodec_Decode" text:style-name="Internet_20_link" text:visited-style-name="Visited_20_Internet_20_Link"><text:span text:style-name="Source_20_Text">PyCodec_Decode()</text:span></text:a> instead.</text:p>
        </text:list-item>
        <text:list-item>
          <text:p text:style-name="P148"><text:span text:style-name="Source_20_Text">PyUnicode_AsDecodedUnicode()</text:span>: Use <text:a xlink:type="simple" xlink:href="https://docs.python.org/3/c-api/codec.html#c.PyCodec_Decode" text:style-name="Internet_20_link" text:visited-style-name="Visited_20_Internet_20_Link"><text:span text:style-name="Source_20_Text">PyCodec_Decode()</text:span></text:a> instead.</text:p>
        </text:list-item>
        <text:list-item>
          <text:p text:style-name="P148"><text:span text:style-name="Source_20_Text">PyUnicode_AsEncodedObject()</text:span>: Use <text:a xlink:type="simple" xlink:href="https://docs.python.org/3/c-api/codec.html#c.PyCodec_Encode" text:style-name="Internet_20_link" text:visited-style-name="Visited_20_Internet_20_Link"><text:span text:style-name="Source_20_Text">PyCodec_Encode()</text:span></text:a> instead.</text:p>
        </text:list-item>
        <text:list-item>
          <text:p text:style-name="P148"><text:span text:style-name="Source_20_Text">PyUnicode_AsEncodedUnicode()</text:span>: Use <text:a xlink:type="simple" xlink:href="https://docs.python.org/3/c-api/codec.html#c.PyCodec_Encode" text:style-name="Internet_20_link" text:visited-style-name="Visited_20_Internet_20_Link"><text:span text:style-name="Source_20_Text">PyCodec_Encode()</text:span></text:a> instead.</text:p>
        </text:list-item>
        <text:list-item>
          <text:p text:style-name="P148"><text:a xlink:type="simple" xlink:href="https://docs.python.org/3/c-api/unicode.html#c.PyUnicode_READY" text:style-name="Internet_20_link" text:visited-style-name="Visited_20_Internet_20_Link"><text:span text:style-name="Source_20_Text">PyUnicode_READY()</text:span></text:a>: Unneeded since Python 3.12</text:p>
        </text:list-item>
        <text:list-item>
          <text:p text:style-name="P148"><text:span text:style-name="Source_20_Text">PyErr_Display()</text:span>: Use <text:a xlink:type="simple" xlink:href="https://docs.python.org/3/c-api/exceptions.html#c.PyErr_DisplayException" text:style-name="Internet_20_link" text:visited-style-name="Visited_20_Internet_20_Link"><text:span text:style-name="Source_20_Text">PyErr_DisplayException()</text:span></text:a> instead.</text:p>
        </text:list-item>
        <text:list-item>
          <text:p text:style-name="P148"><text:span text:style-name="Source_20_Text">_PyErr</text:span><text:span text:style-name="Source_20_Text"><text:note text:id="ftn9" text:note-class="footnote"><text:note-citation>10</text:note-citation><text:note-body><text:p text:style-name="Footnote"><text:s/>🂱</text:p></text:note-body></text:note></text:span><text:span text:style-name="Source_20_Text">_ChainExceptions()</text:span>: Use <text:span text:style-name="Source_20_Text">_PyErr_ChainExceptions1()</text:span> instead.</text:p>
        </text:list-item>
        <text:list-item>
          <text:p text:style-name="P148"><text:span text:style-name="Source_20_Text">PyBytesObject.ob_shash</text:span> member: call <text:a xlink:type="simple" xlink:href="https://docs.python.org/3/c-api/object.html#c.PyObject_Hash" text:style-name="Internet_20_link" text:visited-style-name="Visited_20_Internet_20_Link"><text:span text:style-name="Source_20_Text">PyObject_Hash()</text:span></text:a> instead.</text:p>
        </text:list-item>
        <text:list-item>
          <text:p text:style-name="P148"><text:span text:style-name="Source_20_Text">PyDictObject.ma_version_tag</text:span> member.</text:p>
        </text:list-item>
        <text:list-item>
          <text:p text:style-name="P148">Thread Local Storage (TLS) API:</text:p>
          <text:list>
            <text:list-item>
              <text:p text:style-name="P148"><text:a xlink:type="simple" xlink:href="https://docs.python.org/3/c-api/init.html#c.PyThread_create_key" text:style-name="Internet_20_link" text:visited-style-name="Visited_20_Internet_20_Link"><text:span text:style-name="Source_20_Text">PyThread_create_key()</text:span></text:a>: Use <text:a xlink:type="simple" xlink:href="https://docs.python.org/3/c-api/init.html#c.PyThread_tss_alloc" text:style-name="Internet_20_link" text:visited-style-name="Visited_20_Internet_20_Link"><text:span text:style-name="Source_20_Text">PyThread_tss_alloc()</text:span></text:a> instead.</text:p>
            </text:list-item>
            <text:list-item>
              <text:p text:style-name="P148"><text:a xlink:type="simple" xlink:href="https://docs.python.org/3/c-api/init.html#c.PyThread_delete_key" text:style-name="Internet_20_link" text:visited-style-name="Visited_20_Internet_20_Link"><text:span text:style-name="Source_20_Text">PyThread_delete_key()</text:span></text:a>: Use <text:a xlink:type="simple" xlink:href="https://docs.python.org/3/c-api/init.html#c.PyThread_tss_free" text:style-name="Internet_20_link" text:visited-style-name="Visited_20_Internet_20_Link"><text:span text:style-name="Source_20_Text">PyThread_tss_free()</text:span></text:a> instead.</text:p>
            </text:list-item>
            <text:list-item>
              <text:p text:style-name="P148"><text:a xlink:type="simple" xlink:href="https://docs.python.org/3/c-api/init.html#c.PyThread_set_key_value" text:style-name="Internet_20_link" text:visited-style-name="Visited_20_Internet_20_Link"><text:soft-page-break/><text:span text:style-name="Source_20_Text">PyThread_set_key_value()</text:span></text:a>: Use <text:a xlink:type="simple" xlink:href="https://docs.python.org/3/c-api/init.html#c.PyThread_tss_set" text:style-name="Internet_20_link" text:visited-style-name="Visited_20_Internet_20_Link"><text:span text:style-name="Source_20_Text">PyThread_tss_set()</text:span></text:a> instead.</text:p>
            </text:list-item>
            <text:list-item>
              <text:p text:style-name="P148"><text:a xlink:type="simple" xlink:href="https://docs.python.org/3/c-api/init.html#c.PyThread_get_key_value" text:style-name="Internet_20_link" text:visited-style-name="Visited_20_Internet_20_Link"><text:span text:style-name="Source_20_Text">PyThread_get_key_value()</text:span></text:a>: Use <text:a xlink:type="simple" xlink:href="https://docs.python.org/3/c-api/init.html#c.PyThread_tss_get" text:style-name="Internet_20_link" text:visited-style-name="Visited_20_Internet_20_Link"><text:span text:style-name="Source_20_Text">PyThread_tss_get()</text:span></text:a> instead.</text:p>
            </text:list-item>
            <text:list-item>
              <text:p text:style-name="P148"><text:a xlink:type="simple" xlink:href="https://docs.python.org/3/c-api/init.html#c.PyThread_delete_key_value" text:style-name="Internet_20_link" text:visited-style-name="Visited_20_Internet_20_Link"><text:span text:style-name="Source_20_Text">PyThread_delete_key_value()</text:span></text:a>: Use <text:a xlink:type="simple" xlink:href="https://docs.python.org/3/c-api/init.html#c.PyThread_tss_delete" text:style-name="Internet_20_link" text:visited-style-name="Visited_20_Internet_20_Link"><text:span text:style-name="Source_20_Text">PyThread_tss_delete()</text:span></text:a> instead.</text:p>
            </text:list-item>
            <text:list-item>
              <text:p text:style-name="P148"><text:a xlink:type="simple" xlink:href="https://docs.python.org/3/c-api/init.html#c.PyThread_ReInitTLS" text:style-name="Internet_20_link" text:visited-style-name="Visited_20_Internet_20_Link"><text:span text:style-name="Source_20_Text">PyThread_ReInitTLS()</text:span></text:a>: Unneeded since Python 3.7.</text:p>
            </text:list-item>
          </text:list>
        </text:list-item>
      </text:list>
      <text:h text:style-name="Heading_20_2" text:outline-level="2">Build Changes<text:note text:id="ftn10" text:note-class="footnote"><text:note-citation>11</text:note-citation><text:note-body><text:p text:style-name="Footnote"><text:s/>🂱</text:p></text:note-body></text:note></text:h>
      <text:list text:style-name="L99">
        <text:list-item>
          <text:p text:style-name="P150"><text:span text:style-name="Source_20_Text">arm64-apple-ios</text:span> and <text:span text:style-name="Source_20_Text">arm64-apple-ios-simulator</text:span> are both now <text:bookmark text:name="index-54"/><text:a xlink:type="simple" xlink:href="https://peps.python.org/pep-0011/" text:style-name="Internet_20_link" text:visited-style-name="Visited_20_Internet_20_Link"><text:span text:style-name="Strong_20_Emphasis">PEP 11</text:span></text:a> tier 3 platforms. (<text:a xlink:type="simple" xlink:href="https://docs.python.org/3/whatsnew/3.13.html#whatsnew313-platform-support" text:style-name="Internet_20_link" text:visited-style-name="Visited_20_Internet_20_Link">PEP 730</text:a> written and implementation contributed by Russell Keith-Magee in <text:a xlink:type="simple" xlink:href="https://github.com/python/cpython/issues/114099" text:style-name="Internet_20_link" text:visited-style-name="Visited_20_Internet_20_Link">gh-114099</text:a>.)</text:p>
        </text:list-item>
        <text:list-item>
          <text:p text:style-name="P150"><text:span text:style-name="Source_20_Text">aarch64-linux-android</text:span> and <text:span text:style-name="Source_20_Text">x86_64-linux-android</text:span> are both now <text:bookmark text:name="index-55"/><text:a xlink:type="simple" xlink:href="https://peps.python.org/pep-0011/" text:style-name="Internet_20_link" text:visited-style-name="Visited_20_Internet_20_Link"><text:span text:style-name="Strong_20_Emphasis">PEP 11</text:span></text:a> tier 3 platforms. (<text:a xlink:type="simple" xlink:href="https://docs.python.org/3/whatsnew/3.13.html#whatsnew313-platform-support" text:style-name="Internet_20_link" text:visited-style-name="Visited_20_Internet_20_Link">PEP 738</text:a> written and implementation contributed by Malcolm Smith in <text:a xlink:type="simple" xlink:href="https://github.com/python/cpython/issues/116622" text:style-name="Internet_20_link" text:visited-style-name="Visited_20_Internet_20_Link">gh-116622</text:a>.)</text:p>
        </text:list-item>
        <text:list-item>
          <text:p text:style-name="P150"><text:span text:style-name="Source_20_Text">wasm32-wasi</text:span> is now a <text:bookmark text:name="index-56"/><text:a xlink:type="simple" xlink:href="https://peps.python.org/pep-0011/" text:style-name="Internet_20_link" text:visited-style-name="Visited_20_Internet_20_Link"><text:span text:style-name="Strong_20_Emphasis">PEP 11</text:span></text:a> tier 2 platform. (Contributed by Brett Cannon in <text:a xlink:type="simple" xlink:href="https://github.com/python/cpython/issues/115192" text:style-name="Internet_20_link" text:visited-style-name="Visited_20_Internet_20_Link">gh-115192</text:a>.)</text:p>
        </text:list-item>
        <text:list-item>
          <text:p text:style-name="P150"><text:span text:style-name="Source_20_Text">wasm32-emscripten</text:span> is no longer a <text:bookmark text:name="index-57"/><text:a xlink:type="simple" xlink:href="https://peps.python.org/pep-0011/" text:style-name="Internet_20_link" text:visited-style-name="Visited_20_Internet_20_Link"><text:span text:style-name="Strong_20_Emphasis">PEP 11</text:span></text:a> supported platform. (Contributed by Brett Cannon in <text:a xlink:type="simple" xlink:href="https://github.com/python/cpython/issues/115192" text:style-name="Internet_20_link" text:visited-style-name="Visited_20_Internet_20_Link">gh-115192</text:a>.)</text:p>
        </text:list-item>
        <text:list-item>
          <text:p text:style-name="P149">Building CPython now requires a compiler with support for the C11 atomic library, GCC built-in atomic functions, or MSVC interlocked intrinsics.</text:p>
        </text:list-item>
        <text:list-item>
          <text:p text:style-name="P149">Autoconf 2.71 and aclocal 1.16.4 are now required to regenerate the <text:span text:style-name="Source_20_Text">configure</text:span> script. (Contributed by Christian Heimes in <text:a xlink:type="simple" xlink:href="https://github.com/python/cpython/issues/89886" text:style-name="Internet_20_link" text:visited-style-name="Visited_20_Internet_20_Link">gh-89886</text:a>.)</text:p>
        </text:list-item>
        <text:list-item>
          <text:p text:style-name="P149">SQLite 3.15.2 or newer is required to build the <text:a xlink:type="simple" xlink:href="https://docs.python.org/3/library/sqlite3.html#module-sqlite3" text:style-name="Internet_20_link" text:visited-style-name="Visited_20_Internet_20_Link"><text:span text:style-name="Source_20_Text">sqlite3</text:span></text:a> extension module. (Contributed by Erlend Aasland in <text:a xlink:type="simple" xlink:href="https://github.com/python/cpython/issues/105875" text:style-name="Internet_20_link" text:visited-style-name="Visited_20_Internet_20_Link">gh-105875</text:a>.)</text:p>
        </text:list-item>
        <text:list-item>
          <text:p text:style-name="P149">CPython now bundles the <text:a xlink:type="simple" xlink:href="https://github.com/microsoft/mimalloc/" text:style-name="Internet_20_link" text:visited-style-name="Visited_20_Internet_20_Link">mimalloc library</text:a> by default. It is licensed under the MIT license; see <text:a xlink:type="simple" xlink:href="https://docs.python.org/3/license.html#mimalloc-license" text:style-name="Internet_20_link" text:visited-style-name="Visited_20_Internet_20_Link">mimalloc license</text:a>. The bundled mimalloc has custom changes, see <text:a xlink:type="simple" xlink:href="https://github.com/python/cpython/issues/113141" text:style-name="Internet_20_link" text:visited-style-name="Visited_20_Internet_20_Link">gh-113141</text:a> for details. (Contributed by Dino Viehland in <text:a xlink:type="simple" xlink:href="https://github.com/python/cpython/issues/109914" text:style-name="Internet_20_link" text:visited-style-name="Visited_20_Internet_20_Link">gh-109914</text:a>.)</text:p>
        </text:list-item>
        <text:list-item>
          <text:p text:style-name="P149">The <text:span text:style-name="Source_20_Text">configure</text:span> option <text:a xlink:type="simple" xlink:href="https://docs.python.org/3/using/configure.html#cmdoption-with-system-libmpdec" text:style-name="Internet_20_link" text:visited-style-name="Visited_20_Internet_20_Link"><text:span text:style-name="Source_20_Text">--with-system-libmpdec</text:span></text:a> now defaults to <text:span text:style-name="Source_20_Text">yes</text:span>. The bundled copy of <text:span text:style-name="Source_20_Text">libmpdecimal</text:span> will be removed in Python 3.15.</text:p>
        </text:list-item>
        <text:list-item>
          <text:p text:style-name="P149">Python built with <text:span text:style-name="Source_20_Text">configure</text:span> <text:a xlink:type="simple" xlink:href="https://docs.python.org/3/using/configure.html#cmdoption-with-trace-refs" text:style-name="Internet_20_link" text:visited-style-name="Visited_20_Internet_20_Link"><text:span text:style-name="Source_20_Text">--with-trace-refs</text:span></text:a> (tracing references) is now ABI compatible with the Python release build and <text:a xlink:type="simple" xlink:href="https://docs.python.org/3/using/configure.html#debug-build" text:style-name="Internet_20_link" text:visited-style-name="Visited_20_Internet_20_Link">debug build</text:a>. (Contributed by Victor Stinner in <text:a xlink:type="simple" xlink:href="https://github.com/python/cpython/issues/108634" text:style-name="Internet_20_link" text:visited-style-name="Visited_20_Internet_20_Link">gh-108634</text:a>.)</text:p>
        </text:list-item>
        <text:list-item>
          <text:p text:style-name="P149">On POSIX systems, the pkg-config (<text:span text:style-name="Source_20_Text">.pc</text:span>) filenames now include the ABI flags. For example, the free-threaded build generates <text:span text:style-name="Source_20_Text">python-3.13t.pc</text:span> and the debug build generates <text:span text:style-name="Source_20_Text">python-3.13d.pc</text:span>.</text:p>
        </text:list-item>
        <text:list-item>
          <text:p text:style-name="P149"><text:soft-page-break/>The <text:span text:style-name="Source_20_Text">errno</text:span>, <text:span text:style-name="Source_20_Text">fcntl</text:span>, <text:span text:style-name="Source_20_Text">grp</text:span>, <text:span text:style-name="Source_20_Text">md5</text:span>, <text:span text:style-name="Source_20_Text">pwd</text:span>, <text:span text:style-name="Source_20_Text">resource</text:span>, <text:span text:style-name="Source_20_Text">termios</text:span>, <text:span text:style-name="Source_20_Text">winsound</text:span>, <text:span text:style-name="Source_20_Text">_ctypes_test</text:span>, <text:span text:style-name="Source_20_Text">_multiprocessing.posixshmem</text:span>, <text:span text:style-name="Source_20_Text">_scproxy</text:span>, <text:span text:style-name="Source_20_Text">_stat</text:span>, <text:span text:style-name="Source_20_Text">_statistics</text:span>, <text:span text:style-name="Source_20_Text">_testconsole</text:span>, <text:span text:style-name="Source_20_Text">_testimportmultiple</text:span> and <text:span text:style-name="Source_20_Text">_uuid</text:span> C extensions are now built with the <text:a xlink:type="simple" xlink:href="https://docs.python.org/3/c-api/stable.html#limited-c-api" text:style-name="Internet_20_link" text:visited-style-name="Visited_20_Internet_20_Link">limited C API</text:a>. (Contributed by Victor Stinner in <text:a xlink:type="simple" xlink:href="https://github.com/python/cpython/issues/85283" text:style-name="Internet_20_link" text:visited-style-name="Visited_20_Internet_20_Link">gh-85283</text:a>.)</text:p>
        </text:list-item>
      </text:list>
      <text:h text:style-name="Heading_20_2" text:outline-level="2">Porting to Python 3.13</text:h>
      <text:p text:style-name="Text_20_body">This section lists previously described changes and other bugfixes that may require changes to your code.</text:p>
      <text:h text:style-name="Heading_20_3" text:outline-level="3">Changes in the Python API</text:h>
      <text:list text:style-name="L100">
        <text:list-item>
          <text:p text:style-name="P152"><text:a xlink:type="simple" xlink:href="https://docs.python.org/3/whatsnew/3.13.html#whatsnew313-locals-semantics" text:style-name="Internet_20_link" text:visited-style-name="Visited_20_Internet_20_Link"><text:bookmark text:name="pep667-porting-notes-py"/>PEP 667</text:a> introduces several changes to the semantics of <text:a xlink:type="simple" xlink:href="https://docs.python.org/3/library/functions.html#locals" text:style-name="Internet_20_link" text:visited-style-name="Visited_20_Internet_20_Link"><text:span text:style-name="Source_20_Text">locals()</text:span></text:a> and <text:a xlink:type="simple" xlink:href="https://docs.python.org/3/reference/datamodel.html#frame.f_locals" text:style-name="Internet_20_link" text:visited-style-name="Visited_20_Internet_20_Link"><text:span text:style-name="Source_20_Text">f_locals</text:span></text:a>:</text:p>
          <text:list>
            <text:list-item>
              <text:p text:style-name="P152">Calling <text:a xlink:type="simple" xlink:href="https://docs.python.org/3/library/functions.html#locals" text:style-name="Internet_20_link" text:visited-style-name="Visited_20_Internet_20_Link"><text:span text:style-name="Source_20_Text">locals()</text:span></text:a> in an <text:a xlink:type="simple" xlink:href="https://docs.python.org/3/glossary.html#term-optimized-scope" text:style-name="Internet_20_link" text:visited-style-name="Visited_20_Internet_20_Link">optimized scope</text:a> now produces an independent snapshot on each call, and hence no longer implicitly updates previously returned references. Obtaining the legacy CPython behavior now requires explicit calls to update the initially returned dictionary with the results of subsequent calls to <text:span text:style-name="Source_20_Text">locals()</text:span>. Code execution functions that implicitly target <text:span text:style-name="Source_20_Text">locals()</text:span> (such as <text:span text:style-name="Source_20_Text">exec</text:span> and <text:span text:style-name="Source_20_Text">eval</text:span>) must be passed an explicit namespace to access their results in an optimized scope. (Changed as part of <text:bookmark text:name="index-58"/><text:a xlink:type="simple" xlink:href="https://peps.python.org/pep-0667/" text:style-name="Internet_20_link" text:visited-style-name="Visited_20_Internet_20_Link"><text:span text:style-name="Strong_20_Emphasis">PEP 667</text:span></text:a>.)</text:p>
            </text:list-item>
            <text:list-item>
              <text:p text:style-name="P152">Calling <text:a xlink:type="simple" xlink:href="https://docs.python.org/3/library/functions.html#locals" text:style-name="Internet_20_link" text:visited-style-name="Visited_20_Internet_20_Link"><text:span text:style-name="Source_20_Text">locals()</text:span></text:a> from a comprehension at module or class scope (including via <text:span text:style-name="Source_20_Text">exec</text:span> or <text:span text:style-name="Source_20_Text">eval</text:span>) once more behaves as if the comprehension were running as an independent nested function (i.e. the local variables from the containing scope are not included). In Python 3.12, this had changed to include the local variables from the containing scope when implementing <text:bookmark text:name="index-59"/><text:a xlink:type="simple" xlink:href="https://peps.python.org/pep-0709/" text:style-name="Internet_20_link" text:visited-style-name="Visited_20_Internet_20_Link"><text:span text:style-name="Strong_20_Emphasis">PEP 709</text:span></text:a>. (Changed as part of <text:bookmark text:name="index-60"/><text:a xlink:type="simple" xlink:href="https://peps.python.org/pep-0667/" text:style-name="Internet_20_link" text:visited-style-name="Visited_20_Internet_20_Link"><text:span text:style-name="Strong_20_Emphasis">PEP 667</text:span></text:a>.)</text:p>
            </text:list-item>
            <text:list-item>
              <text:p text:style-name="P152">Accessing <text:a xlink:type="simple" xlink:href="https://docs.python.org/3/reference/datamodel.html#frame.f_locals" text:style-name="Internet_20_link" text:visited-style-name="Visited_20_Internet_20_Link"><text:span text:style-name="Source_20_Text">FrameType.f_locals</text:span></text:a> in an <text:a xlink:type="simple" xlink:href="https://docs.python.org/3/glossary.html#term-optimized-scope" text:style-name="Internet_20_link" text:visited-style-name="Visited_20_Internet_20_Link">optimized scope</text:a> now returns a write-through proxy rather than a snapshot that gets updated at ill-specified times. If a snapshot is desired, it must be created explicitly with <text:span text:style-name="Source_20_Text">dict</text:span> or the proxy’s <text:span text:style-name="Source_20_Text">.copy()</text:span> method. (Changed as part of <text:bookmark text:name="index-61"/><text:a xlink:type="simple" xlink:href="https://peps.python.org/pep-0667/" text:style-name="Internet_20_link" text:visited-style-name="Visited_20_Internet_20_Link"><text:span text:style-name="Strong_20_Emphasis">PEP 667</text:span></text:a>.)</text:p>
            </text:list-item>
          </text:list>
        </text:list-item>
        <text:list-item>
          <text:p text:style-name="P151"><text:a xlink:type="simple" xlink:href="https://docs.python.org/3/library/functools.html#functools.partial" text:style-name="Internet_20_link" text:visited-style-name="Visited_20_Internet_20_Link"><text:span text:style-name="Source_20_Text">functools.partial</text:span></text:a> now emits a <text:a xlink:type="simple" xlink:href="https://docs.python.org/3/library/exceptions.html#FutureWarning" text:style-name="Internet_20_link" text:visited-style-name="Visited_20_Internet_20_Link"><text:span text:style-name="Source_20_Text">FutureWarning</text:span></text:a> when used as a method. The behavior will change in future Python versions. Wrap it in <text:a xlink:type="simple" xlink:href="https://docs.python.org/3/library/functions.html#staticmethod" text:style-name="Internet_20_link" text:visited-style-name="Visited_20_Internet_20_Link"><text:span text:style-name="Source_20_Text">staticmethod()</text:span></text:a> if you want to preserve the old behavior. (Contributed by Serhiy Storchaka in <text:a xlink:type="simple" xlink:href="https://github.com/python/cpython/issues/121027" text:style-name="Internet_20_link" text:visited-style-name="Visited_20_Internet_20_Link">gh-121027</text:a>.)</text:p>
        </text:list-item>
        <text:list-item>
          <text:p text:style-name="P151">An <text:a xlink:type="simple" xlink:href="https://docs.python.org/3/library/exceptions.html#OSError" text:style-name="Internet_20_link" text:visited-style-name="Visited_20_Internet_20_Link"><text:span text:style-name="Source_20_Text">OSError</text:span></text:a> is now raised by <text:a xlink:type="simple" xlink:href="https://docs.python.org/3/library/getpass.html#getpass.getuser" text:style-name="Internet_20_link" text:visited-style-name="Visited_20_Internet_20_Link"><text:span text:style-name="Source_20_Text">getpass.getuser()</text:span></text:a> for any failure to retrieve a username, instead of <text:a xlink:type="simple" xlink:href="https://docs.python.org/3/library/exceptions.html#ImportError" text:style-name="Internet_20_link" text:visited-style-name="Visited_20_Internet_20_Link"><text:span text:style-name="Source_20_Text">ImportError</text:span></text:a> on non-Unix platforms or <text:a xlink:type="simple" xlink:href="https://docs.python.org/3/library/exceptions.html#KeyError" text:style-name="Internet_20_link" text:visited-style-name="Visited_20_Internet_20_Link"><text:span text:style-name="Source_20_Text">KeyError</text:span></text:a> on Unix platforms where the password database is empty.</text:p>
        </text:list-item>
        <text:list-item>
          <text:p text:style-name="P151">The value of the <text:span text:style-name="Source_20_Text">mode</text:span> attribute of <text:a xlink:type="simple" xlink:href="https://docs.python.org/3/library/gzip.html#gzip.GzipFile" text:style-name="Internet_20_link" text:visited-style-name="Visited_20_Internet_20_Link"><text:span text:style-name="Source_20_Text">gzip.GzipFile</text:span></text:a> is now a string (<text:span text:style-name="Source_20_Text">'rb'</text:span> or <text:span text:style-name="Source_20_Text">'wb'</text:span>) instead of an integer (<text:span text:style-name="Source_20_Text">1</text:span> or <text:span text:style-name="Source_20_Text">2</text:span>). The value of the <text:span text:style-name="Source_20_Text">mode</text:span> attribute of the readable file-like object returned <text:soft-page-break/>by <text:a xlink:type="simple" xlink:href="https://docs.python.org/3/library/zipfile.html#zipfile.ZipFile.open" text:style-name="Internet_20_link" text:visited-style-name="Visited_20_Internet_20_Link"><text:span text:style-name="Source_20_Text">zipfile.ZipFile.open()</text:span></text:a> is now <text:span text:style-name="Source_20_Text">'rb'</text:span> instead of <text:span text:style-name="Source_20_Text">'r'</text:span>. (Contributed by Serhiy Storchaka in <text:a xlink:type="simple" xlink:href="https://github.com/python/cpython/issues/115961" text:style-name="Internet_20_link" text:visited-style-name="Visited_20_Internet_20_Link">gh-115961</text:a>.)</text:p>
        </text:list-item>
        <text:list-item>
          <text:p text:style-name="P151"><text:a xlink:type="simple" xlink:href="https://docs.python.org/3/library/mailbox.html#mailbox.Maildir" text:style-name="Internet_20_link" text:visited-style-name="Visited_20_Internet_20_Link"><text:span text:style-name="Source_20_Text">mailbox.Maildir</text:span></text:a> now ignores files with a leading dot (<text:span text:style-name="Source_20_Text">.</text:span>). (Contributed by Zackery Spytz in <text:a xlink:type="simple" xlink:href="https://github.com/python/cpython/issues/65559" text:style-name="Internet_20_link" text:visited-style-name="Visited_20_Internet_20_Link">gh-65559</text:a>.)</text:p>
        </text:list-item>
        <text:list-item>
          <text:p text:style-name="P151"><text:a xlink:type="simple" xlink:href="https://docs.python.org/3/library/pathlib.html#pathlib.Path.glob" text:style-name="Internet_20_link" text:visited-style-name="Visited_20_Internet_20_Link"><text:span text:style-name="Source_20_Text">pathlib.Path.glob()</text:span></text:a> and <text:a xlink:type="simple" xlink:href="https://docs.python.org/3/library/pathlib.html#pathlib.Path.rglob" text:style-name="Internet_20_link" text:visited-style-name="Visited_20_Internet_20_Link"><text:span text:style-name="Source_20_Text">rglob()</text:span></text:a> now return both files and directories if a pattern that ends with “<text:span text:style-name="Source_20_Text">**</text:span>” is given, rather than directories only. Add a trailing slash to keep the previous behavior and only match directories.</text:p>
        </text:list-item>
        <text:list-item>
          <text:p text:style-name="P151">The <text:a xlink:type="simple" xlink:href="https://docs.python.org/3/library/threading.html#module-threading" text:style-name="Internet_20_link" text:visited-style-name="Visited_20_Internet_20_Link"><text:span text:style-name="Source_20_Text">threading</text:span></text:a> module now expects the <text:span text:style-name="Source_20_Text">_thread</text:span> module to have an <text:span text:style-name="Source_20_Text">_is_main_interpreter()</text:span> function. This function takes no arguments and returns <text:span text:style-name="Source_20_Text">True</text:span> if the current interpreter is the main interpreter.</text:p>
          <text:p text:style-name="P151">Any library or application that provides a custom <text:span text:style-name="Source_20_Text">_thread</text:span> module must provide <text:span text:style-name="Source_20_Text">_is_main_interpreter()</text:span>, just like the module’s other “private” attributes. (<text:a xlink:type="simple" xlink:href="https://github.com/python/cpython/issues/112826" text:style-name="Internet_20_link" text:visited-style-name="Visited_20_Internet_20_Link">gh-112826</text:a>.)</text:p>
        </text:list-item>
      </text:list>
      <text:h text:style-name="Heading_20_3" text:outline-level="3">Changes in the C API<text:note text:id="ftn11" text:note-class="footnote"><text:note-citation>12</text:note-citation><text:note-body><text:p text:style-name="Footnote"><text:s/>🂱</text:p></text:note-body></text:note></text:h>
      <text:list text:style-name="L101">
        <text:list-item>
          <text:p text:style-name="P153"><text:span text:style-name="Source_20_Text">Python.h</text:span> no longer includes the <text:span text:style-name="Source_20_Text">&lt;ieeefp.h&gt;</text:span> standard header. It was included for the <text:span text:style-name="Source_20_Text">finite()</text:span> function which is now provided by the <text:span text:style-name="Source_20_Text">&lt;math.h&gt;</text:span> header. It should now be included explicitly if needed. Remove also the <text:span text:style-name="Source_20_Text">HAVE_IEEEFP_H</text:span> macro. (Contributed by Victor Stinner in <text:a xlink:type="simple" xlink:href="https://github.com/python/cpython/issues/108765" text:style-name="Internet_20_link" text:visited-style-name="Visited_20_Internet_20_Link">gh-108765</text:a>.)</text:p>
        </text:list-item>
        <text:list-item>
          <text:p text:style-name="P153"><text:span text:style-name="Source_20_Text">Python.h</text:span> no longer includes these standard header files: <text:span text:style-name="Source_20_Text">&lt;time.h&gt;</text:span>, <text:span text:style-name="Source_20_Text">&lt;sys/select.h&gt;</text:span> and <text:span text:style-name="Source_20_Text">&lt;sys/time.h&gt;</text:span>. If needed, they should now be included explicitly. For example, <text:span text:style-name="Source_20_Text">&lt;time.h&gt;</text:span> provides the <text:span text:style-name="Source_20_Text">clock()</text:span> and <text:span text:style-name="Source_20_Text">gmtime()</text:span> functions, <text:span text:style-name="Source_20_Text">&lt;sys/select.h&gt;</text:span> provides the <text:span text:style-name="Source_20_Text">select()</text:span> function, and <text:span text:style-name="Source_20_Text">&lt;sys/time.h&gt;</text:span> provides the <text:span text:style-name="Source_20_Text">futimes()</text:span>, <text:span text:style-name="Source_20_Text">gettimeofday()</text:span> and <text:span text:style-name="Source_20_Text">setitimer()</text:span> functions. (Contributed by Victor Stinner in <text:a xlink:type="simple" xlink:href="https://github.com/python/cpython/issues/108765" text:style-name="Internet_20_link" text:visited-style-name="Visited_20_Internet_20_Link">gh-108765</text:a>.)</text:p>
        </text:list-item>
        <text:list-item>
          <text:p text:style-name="P153">On Windows, <text:span text:style-name="Source_20_Text">Python.h</text:span> no longer includes the <text:span text:style-name="Source_20_Text">&lt;stddef.h&gt;</text:span> standard header file. If needed, it should now be included explicitly. For example, it provides <text:span text:style-name="Source_20_Text">offsetof()</text:span> function, and <text:span text:style-name="Source_20_Text">size_t</text:span> and <text:span text:style-name="Source_20_Text">ptrdiff_t</text:span> types. Including <text:span text:style-name="Source_20_Text">&lt;stddef.h&gt;</text:span> explicitly was already needed by all other platforms, the <text:span text:style-name="Source_20_Text">HAVE_STDDEF_H</text:span> macro is only defined on Windows. (Contributed by Victor Stinner in <text:a xlink:type="simple" xlink:href="https://github.com/python/cpython/issues/108765" text:style-name="Internet_20_link" text:visited-style-name="Visited_20_Internet_20_Link">gh-108765</text:a>.)</text:p>
        </text:list-item>
        <text:list-item>
          <text:p text:style-name="P153">If the <text:a xlink:type="simple" xlink:href="https://docs.python.org/3/c-api/stable.html#c.Py_LIMITED_API" text:style-name="Internet_20_link" text:visited-style-name="Visited_20_Internet_20_Link"><text:span text:style-name="Source_20_Text">Py_LIMITED_API</text:span></text:a> macro is defined, <text:span text:style-name="Source_20_Text">Py_BUILD_CORE</text:span>, <text:span text:style-name="Source_20_Text">Py_BUILD_CORE_BUILTIN</text:span> and <text:span text:style-name="Source_20_Text">Py_BUILD_CORE_MODULE</text:span> macros are now undefined by <text:span text:style-name="Source_20_Text">&lt;Python.h&gt;</text:span>. (Contributed by Victor Stinner in <text:a xlink:type="simple" xlink:href="https://github.com/python/cpython/issues/85283" text:style-name="Internet_20_link" text:visited-style-name="Visited_20_Internet_20_Link">gh-85283</text:a>.)</text:p>
        </text:list-item>
        <text:list-item>
          <text:p text:style-name="P153"><text:soft-page-break/>The old trashcan macros <text:span text:style-name="Source_20_Text">Py_TRASHCAN_SAFE_BEGIN</text:span> and <text:span text:style-name="Source_20_Text">Py_TRASHCAN_SAFE_END</text:span> were removed. They should be replaced by the new macros <text:span text:style-name="Source_20_Text">Py_TRASHCAN_BEGIN</text:span> and <text:span text:style-name="Source_20_Text">Py_TRASHCAN_END</text:span>.</text:p>
          <text:p text:style-name="P153">A <text:span text:style-name="Source_20_Text">tp_dealloc</text:span> function that has the old macros, such as:</text:p>
          <text:p text:style-name="P30">static void</text:p>
          <text:p text:style-name="P29">mytype_dealloc(mytype *p)</text:p>
          <text:p text:style-name="P29">{</text:p>
          <text:p text:style-name="P29"><text:s text:c="4"/>PyObject_GC_UnTrack(p);</text:p>
          <text:p text:style-name="P29"><text:s text:c="4"/>Py_TRASHCAN_SAFE_BEGIN(p);</text:p>
          <text:p text:style-name="P29"><text:s text:c="4"/>...</text:p>
          <text:p text:style-name="P29"><text:s text:c="4"/>Py_TRASHCAN_SAFE_END</text:p>
          <text:p text:style-name="P31">}</text:p>
          <text:p text:style-name="P153">should migrate to the new macros as follows:</text:p>
          <text:p text:style-name="P30">static void</text:p>
          <text:p text:style-name="P29">mytype_dealloc(mytype *p)</text:p>
          <text:p text:style-name="P29">{</text:p>
          <text:p text:style-name="P29"><text:s text:c="4"/>PyObject_GC_UnTrack(p);</text:p>
          <text:p text:style-name="P29"><text:s text:c="4"/>Py_TRASHCAN_BEGIN(p, mytype_dealloc)</text:p>
          <text:p text:style-name="P29"><text:s text:c="4"/>...</text:p>
          <text:p text:style-name="P29"><text:s text:c="4"/>Py_TRASHCAN_END</text:p>
          <text:p text:style-name="P31">}</text:p>
          <text:p text:style-name="P153">Note that <text:span text:style-name="Source_20_Text">Py_TRASHCAN_BEGIN</text:span> has a second argument which should be the deallocation function it is in. The new macros were added in Python 3.8 and the old macros were deprecated in Python 3.11. (Contributed by Irit Katriel in <text:a xlink:type="simple" xlink:href="https://github.com/python/cpython/issues/105111" text:style-name="Internet_20_link" text:visited-style-name="Visited_20_Internet_20_Link">gh-105111</text:a>.)</text:p>
        </text:list-item>
      </text:list>
      <text:list text:style-name="L102">
        <text:list-item>
          <text:p text:style-name="P155"><text:a xlink:type="simple" xlink:href="https://docs.python.org/3/whatsnew/3.13.html#whatsnew313-locals-semantics" text:style-name="Internet_20_link" text:visited-style-name="Visited_20_Internet_20_Link"><text:bookmark text:name="pep667-porting-notes-c"/>PEP 667</text:a> introduces several changes to frame-related functions:</text:p>
          <text:list>
            <text:list-item>
              <text:p text:style-name="P154">The effects of mutating the dictionary returned from <text:a xlink:type="simple" xlink:href="https://docs.python.org/3/c-api/reflection.html#c.PyEval_GetLocals" text:style-name="Internet_20_link" text:visited-style-name="Visited_20_Internet_20_Link"><text:span text:style-name="Source_20_Text">PyEval_GetLocals()</text:span></text:a> in an <text:a xlink:type="simple" xlink:href="https://docs.python.org/3/glossary.html#term-optimized-scope" text:style-name="Internet_20_link" text:visited-style-name="Visited_20_Internet_20_Link">optimized scope</text:a> have changed. New dict entries added this way will now <text:span text:style-name="Emphasis">only</text:span> be visible to subsequent <text:a xlink:type="simple" xlink:href="https://docs.python.org/3/c-api/reflection.html#c.PyEval_GetLocals" text:style-name="Internet_20_link" text:visited-style-name="Visited_20_Internet_20_Link"><text:span text:style-name="Source_20_Text">PyEval_GetLocals()</text:span></text:a> calls in that frame, as <text:a xlink:type="simple" xlink:href="https://docs.python.org/3/c-api/frame.html#c.PyFrame_GetLocals" text:style-name="Internet_20_link" text:visited-style-name="Visited_20_Internet_20_Link"><text:span text:style-name="Source_20_Text">PyFrame_GetLocals()</text:span></text:a>, <text:a xlink:type="simple" xlink:href="https://docs.python.org/3/library/functions.html#locals" text:style-name="Internet_20_link" text:visited-style-name="Visited_20_Internet_20_Link"><text:span text:style-name="Source_20_Text">locals()</text:span></text:a>, and <text:a xlink:type="simple" xlink:href="https://docs.python.org/3/reference/datamodel.html#frame.f_locals" text:style-name="Internet_20_link" text:visited-style-name="Visited_20_Internet_20_Link"><text:span text:style-name="Source_20_Text">FrameType.f_locals</text:span></text:a> no longer access the same underlying cached dictionary. Changes made to entries for actual variable names and names added via the write-through proxy interfaces will be overwritten on subsequent calls to <text:a xlink:type="simple" xlink:href="https://docs.python.org/3/c-api/reflection.html#c.PyEval_GetLocals" text:style-name="Internet_20_link" text:visited-style-name="Visited_20_Internet_20_Link"><text:span text:style-name="Source_20_Text">PyEval_GetLocals()</text:span></text:a> in that frame. The recommended code update depends on how the function was being used, so refer to the deprecation notice on the function for details.</text:p>
            </text:list-item>
            <text:list-item>
              <text:p text:style-name="P154">Calling <text:a xlink:type="simple" xlink:href="https://docs.python.org/3/c-api/frame.html#c.PyFrame_GetLocals" text:style-name="Internet_20_link" text:visited-style-name="Visited_20_Internet_20_Link"><text:span text:style-name="Source_20_Text">PyFrame_GetLocals()</text:span></text:a> in an <text:a xlink:type="simple" xlink:href="https://docs.python.org/3/glossary.html#term-optimized-scope" text:style-name="Internet_20_link" text:visited-style-name="Visited_20_Internet_20_Link">optimized scope</text:a> now returns a write-through proxy rather than a snapshot that gets updated at ill-specified times. If a snapshot is desired, it must be created explicitly (e.g. with <text:a xlink:type="simple" xlink:href="https://docs.python.org/3/c-api/dict.html#c.PyDict_Copy" text:style-name="Internet_20_link" text:visited-style-name="Visited_20_Internet_20_Link"><text:span text:style-name="Source_20_Text">PyDict_Copy()</text:span></text:a>), or by calling the new <text:a xlink:type="simple" xlink:href="https://docs.python.org/3/c-api/reflection.html#c.PyEval_GetFrameLocals" text:style-name="Internet_20_link" text:visited-style-name="Visited_20_Internet_20_Link"><text:span text:style-name="Source_20_Text">PyEval_GetFrameLocals()</text:span></text:a> API.</text:p>
            </text:list-item>
            <text:list-item>
              <text:p text:style-name="P154"><text:soft-page-break/><text:span text:style-name="Source_20_Text">PyFrame_FastToLocals()</text:span> and <text:span text:style-name="Source_20_Text">PyFrame_FastToLocalsWithError()</text:span> no longer have any effect. Calling these functions has been redundant since Python 3.11, when <text:a xlink:type="simple" xlink:href="https://docs.python.org/3/c-api/frame.html#c.PyFrame_GetLocals" text:style-name="Internet_20_link" text:visited-style-name="Visited_20_Internet_20_Link"><text:span text:style-name="Source_20_Text">PyFrame_GetLocals()</text:span></text:a> was first introduced.</text:p>
            </text:list-item>
            <text:list-item>
              <text:p text:style-name="P154"><text:span text:style-name="Source_20_Text">PyFrame_LocalsToFast()</text:span> no longer has any effect. Calling this function is redundant now that <text:a xlink:type="simple" xlink:href="https://docs.python.org/3/c-api/frame.html#c.PyFrame_GetLocals" text:style-name="Internet_20_link" text:visited-style-name="Visited_20_Internet_20_Link"><text:span text:style-name="Source_20_Text">PyFrame_GetLocals()</text:span></text:a> returns a write-through proxy for <text:a xlink:type="simple" xlink:href="https://docs.python.org/3/glossary.html#term-optimized-scope" text:style-name="Internet_20_link" text:visited-style-name="Visited_20_Internet_20_Link">optimized scopes</text:a>.</text:p>
            </text:list-item>
          </text:list>
        </text:list-item>
      </text:list>
      <text:h text:style-name="Heading_20_2" text:outline-level="2">Regression Test Changes</text:h>
      <text:list text:style-name="L103">
        <text:list-item>
          <text:p text:style-name="P156">Python built with <text:span text:style-name="Source_20_Text">configure</text:span> <text:a xlink:type="simple" xlink:href="https://docs.python.org/3/using/configure.html#cmdoption-with-pydebug" text:style-name="Internet_20_link" text:visited-style-name="Visited_20_Internet_20_Link"><text:span text:style-name="Source_20_Text">--with-pydebug</text:span></text:a> now supports a <text:a xlink:type="simple" xlink:href="https://docs.python.org/3/using/cmdline.html#cmdoption-X" text:style-name="Internet_20_link" text:visited-style-name="Visited_20_Internet_20_Link"><text:span text:style-name="Source_20_Text">-X presite=package.module</text:span></text:a> command-line option. If used, it specifies a module that should be imported early in the lifecycle of the interpreter, before <text:span text:style-name="Source_20_Text">site.py</text:span> is executed. (Contributed by Łukasz Langa in <text:a xlink:type="simple" xlink:href="https://github.com/python/cpython/issues/110769" text:style-name="Internet_20_link" text:visited-style-name="Visited_20_Internet_20_Link">gh-110769</text:a>.)</text:p>
        </text:list-item>
      </text:list>
      <text:h text:style-name="Heading_20_1" text:outline-level="1">Logging HOWTO<text:note text:id="ftn12" text:note-class="footnote"><text:note-citation>13</text:note-citation><text:note-body><text:p text:style-name="Footnote"><text:s/>🂱</text:p></text:note-body></text:note></text:h>
      <text:p text:style-name="P8">Author: </text:p>
      <text:p text:style-name="P7">Vinay Sajip &lt;vinay_sajip at red-dove dot com&gt;</text:p>
      <text:p text:style-name="P5"><text:bookmark text:name="logging-basic-tutorial"/>This page contains tutorial information. For links to reference information and a logging cookbook, please see <text:a xlink:type="simple" xlink:href="https://docs.python.org/3/howto/logging.html#tutorial-ref-links" text:style-name="Internet_20_link" text:visited-style-name="Visited_20_Internet_20_Link">Other resources</text:a>.</text:p>
      <text:h text:style-name="Heading_20_2" text:outline-level="2">Basic Logging Tutorial</text:h>
      <text:p text:style-name="Text_20_body">Logging is a means of tracking events that happen when some software runs. The software’s developer adds logging calls to their code to indicate that certain events have occurred. An event is described by a descriptive message which can optionally contain variable data (i.e. data that is potentially different for each occurrence of the event). Events also have an importance which the developer ascribes to the event; the importance can also be called the <text:span text:style-name="Emphasis">level</text:span> or <text:span text:style-name="Emphasis">severity</text:span>.</text:p>
      <text:h text:style-name="Heading_20_3" text:outline-level="3">When to use logging</text:h>
      <text:p text:style-name="Text_20_body">You can access logging functionality by creating a logger via <text:span text:style-name="Source_20_Text">logger = getLogger(__name__)</text:span>, and then calling the logger’s <text:a xlink:type="simple" xlink:href="https://docs.python.org/3/library/logging.html#logging.Logger.debug" text:style-name="Internet_20_link" text:visited-style-name="Visited_20_Internet_20_Link"><text:span text:style-name="Source_20_Text">debug()</text:span></text:a>, <text:a xlink:type="simple" xlink:href="https://docs.python.org/3/library/logging.html#logging.Logger.info" text:style-name="Internet_20_link" text:visited-style-name="Visited_20_Internet_20_Link"><text:span text:style-name="Source_20_Text">info()</text:span></text:a>, <text:a xlink:type="simple" xlink:href="https://docs.python.org/3/library/logging.html#logging.Logger.warning" text:style-name="Internet_20_link" text:visited-style-name="Visited_20_Internet_20_Link"><text:span text:style-name="Source_20_Text">warning()</text:span></text:a>, <text:a xlink:type="simple" xlink:href="https://docs.python.org/3/library/logging.html#logging.Logger.error" text:style-name="Internet_20_link" text:visited-style-name="Visited_20_Internet_20_Link"><text:span text:style-name="Source_20_Text">error()</text:span></text:a> and <text:a xlink:type="simple" xlink:href="https://docs.python.org/3/library/logging.html#logging.Logger.critical" text:style-name="Internet_20_link" text:visited-style-name="Visited_20_Internet_20_Link"><text:span text:style-name="Source_20_Text">critical()</text:span></text:a> methods. To determine when to use logging, and to see which logger methods to use when, see the table below. It states, for each of a set of common tasks, the best tool to use for that task.</text:p>
      <table:table table:name="Table1" table:style-name="Table1">
        <table:table-column table:style-name="Table1.A"/>
        <table:table-column table:style-name="Table1.B"/>
        <table:table-header-rows>
          <text:soft-page-break/>
          <table:table-row>
            <table:table-cell table:style-name="Table1.A1" office:value-type="string">
              <text:p text:style-name="P11">Task you want to perform</text:p>
            </table:table-cell>
            <table:table-cell table:style-name="Table1.A1" office:value-type="string">
              <text:p text:style-name="P11">The best tool for the task</text:p>
            </table:table-cell>
          </table:table-row>
        </table:table-header-rows>
        <table:table-row>
          <table:table-cell table:style-name="Table1.A1" office:value-type="string">
            <text:p text:style-name="P10">Display console output for ordinary usage of a command line script or program</text:p>
          </table:table-cell>
          <table:table-cell table:style-name="Table1.A1" office:value-type="string">
            <text:p text:style-name="P10"><text:a xlink:type="simple" xlink:href="https://docs.python.org/3/library/functions.html#print" text:style-name="Internet_20_link" text:visited-style-name="Visited_20_Internet_20_Link"><text:span text:style-name="Source_20_Text">print()</text:span></text:a></text:p>
          </table:table-cell>
        </table:table-row>
        <table:table-row>
          <table:table-cell table:style-name="Table1.A1" office:value-type="string">
            <text:p text:style-name="P10">Report events that occur during normal operation of a program (e.g. for status monitoring or fault investigation)</text:p>
          </table:table-cell>
          <table:table-cell table:style-name="Table1.A1" office:value-type="string">
            <text:p text:style-name="P10">A logger’s <text:a xlink:type="simple" xlink:href="https://docs.python.org/3/library/logging.html#logging.Logger.info" text:style-name="Internet_20_link" text:visited-style-name="Visited_20_Internet_20_Link"><text:span text:style-name="Source_20_Text">info()</text:span></text:a> (or <text:a xlink:type="simple" xlink:href="https://docs.python.org/3/library/logging.html#logging.Logger.debug" text:style-name="Internet_20_link" text:visited-style-name="Visited_20_Internet_20_Link"><text:span text:style-name="Source_20_Text">debug()</text:span></text:a> method for very detailed output for diagnostic purposes)</text:p>
          </table:table-cell>
        </table:table-row>
        <table:table-row>
          <table:table-cell table:style-name="Table1.A1" office:value-type="string">
            <text:p text:style-name="P10">Issue a warning regarding a particular runtime event</text:p>
          </table:table-cell>
          <table:table-cell table:style-name="Table1.A1" office:value-type="string">
            <text:p text:style-name="P10"><text:a xlink:type="simple" xlink:href="https://docs.python.org/3/library/warnings.html#warnings.warn" text:style-name="Internet_20_link" text:visited-style-name="Visited_20_Internet_20_Link"><text:span text:style-name="Source_20_Text">warnings.warn()</text:span></text:a> in library code if the issue is avoidable and the client application should be modified to eliminate the warning</text:p>
            <text:p text:style-name="P10">A logger’s <text:a xlink:type="simple" xlink:href="https://docs.python.org/3/library/logging.html#logging.Logger.warning" text:style-name="Internet_20_link" text:visited-style-name="Visited_20_Internet_20_Link"><text:span text:style-name="Source_20_Text">warning()</text:span></text:a> method if there is nothing the client application can do about the situation, but the event should still be noted</text:p>
          </table:table-cell>
        </table:table-row>
        <table:table-row>
          <table:table-cell table:style-name="Table1.A1" office:value-type="string">
            <text:p text:style-name="P10">Report an error regarding a particular runtime event</text:p>
          </table:table-cell>
          <table:table-cell table:style-name="Table1.A1" office:value-type="string">
            <text:p text:style-name="P10">Raise an exception</text:p>
          </table:table-cell>
        </table:table-row>
        <table:table-row>
          <table:table-cell table:style-name="Table1.A1" office:value-type="string">
            <text:p text:style-name="P10">Report suppression of an error without raising an exception (e.g. error handler in a long-running server process)</text:p>
          </table:table-cell>
          <table:table-cell table:style-name="Table1.A1" office:value-type="string">
            <text:p text:style-name="P10">A logger’s <text:a xlink:type="simple" xlink:href="https://docs.python.org/3/library/logging.html#logging.Logger.error" text:style-name="Internet_20_link" text:visited-style-name="Visited_20_Internet_20_Link"><text:span text:style-name="Source_20_Text">error()</text:span></text:a>, <text:a xlink:type="simple" xlink:href="https://docs.python.org/3/library/logging.html#logging.Logger.exception" text:style-name="Internet_20_link" text:visited-style-name="Visited_20_Internet_20_Link"><text:span text:style-name="Source_20_Text">exception()</text:span></text:a> or <text:a xlink:type="simple" xlink:href="https://docs.python.org/3/library/logging.html#logging.Logger.critical" text:style-name="Internet_20_link" text:visited-style-name="Visited_20_Internet_20_Link"><text:span text:style-name="Source_20_Text">critical()</text:span></text:a> method as appropriate for the specific error and application domain</text:p>
          </table:table-cell>
        </table:table-row>
      </table:table>
      <text:p text:style-name="Text_20_body">The logger methods are named after the level or severity of the events they are used to track. The standard levels and their applicability are described below (in increasing order of severity):</text:p>
      <table:table table:name="Table2" table:style-name="Table2">
        <table:table-column table:style-name="Table2.A"/>
        <table:table-column table:style-name="Table2.B"/>
        <table:table-header-rows>
          <table:table-row>
            <table:table-cell table:style-name="Table2.A1" office:value-type="string">
              <text:p text:style-name="P11">Level</text:p>
            </table:table-cell>
            <table:table-cell table:style-name="Table2.A1" office:value-type="string">
              <text:p text:style-name="P11">When it’s used</text:p>
            </table:table-cell>
          </table:table-row>
        </table:table-header-rows>
        <table:table-row>
          <table:table-cell table:style-name="Table2.A1" office:value-type="string">
            <text:p text:style-name="P10"><text:span text:style-name="Source_20_Text">DEBUG</text:span></text:p>
          </table:table-cell>
          <table:table-cell table:style-name="Table2.A1" office:value-type="string">
            <text:p text:style-name="P10">Detailed information, typically of interest only when diagnosing problems.</text:p>
          </table:table-cell>
        </table:table-row>
        <table:table-row>
          <table:table-cell table:style-name="Table2.A1" office:value-type="string">
            <text:p text:style-name="P10"><text:span text:style-name="Source_20_Text">INFO</text:span></text:p>
          </table:table-cell>
          <table:table-cell table:style-name="Table2.A1" office:value-type="string">
            <text:p text:style-name="P10">Confirmation that things are working as expected.</text:p>
          </table:table-cell>
        </table:table-row>
        <table:table-row>
          <table:table-cell table:style-name="Table2.A1" office:value-type="string">
            <text:p text:style-name="P10"><text:span text:style-name="Source_20_Text">WARNING</text:span></text:p>
          </table:table-cell>
          <table:table-cell table:style-name="Table2.A1" office:value-type="string">
            <text:p text:style-name="P10">An indication that something unexpected happened, or indicative of some problem in the near future (e.g. ‘disk space low’). The software is still working as expected.</text:p>
          </table:table-cell>
        </table:table-row>
        <table:table-row>
          <table:table-cell table:style-name="Table2.A1" office:value-type="string">
            <text:p text:style-name="P10"><text:span text:style-name="Source_20_Text">ERROR</text:span></text:p>
          </table:table-cell>
          <table:table-cell table:style-name="Table2.A1" office:value-type="string">
            <text:p text:style-name="P10">Due to a more serious problem, the software has not been able to perform some function.</text:p>
          </table:table-cell>
        </table:table-row>
        <table:table-row>
          <table:table-cell table:style-name="Table2.A1" office:value-type="string">
            <text:p text:style-name="P10"><text:span text:style-name="Source_20_Text">CRITICAL</text:span></text:p>
          </table:table-cell>
          <table:table-cell table:style-name="Table2.A1" office:value-type="string">
            <text:p text:style-name="P10">A serious error, indicating that the program itself may be unable to continue running.</text:p>
          </table:table-cell>
        </table:table-row>
      </table:table>
      <text:p text:style-name="Text_20_body">The default level is <text:span text:style-name="Source_20_Text">WARNING</text:span>, which means that only events of this severity and higher will be tracked, unless the logging package is configured to do otherwise.</text:p>
      <text:p text:style-name="Text_20_body"><text:soft-page-break/>Events that are tracked can be handled in different ways. The simplest way of handling tracked events is to print them to the console. Another common way is to write them to a disk file.</text:p>
      <text:h text:style-name="P2" text:outline-level="3"><text:bookmark text:name="howto-minimal-example"/>A simple example</text:h>
      <text:p text:style-name="Text_20_body">A very simple example is:</text:p>
      <text:p text:style-name="P3">import logging</text:p>
      <text:p text:style-name="Preformatted_20_Text">logging.warning('Watch out!') <text:s/># will print a message to the console</text:p>
      <text:p text:style-name="P9">logging.info('I told you so') <text:s/># will not print anything</text:p>
      <text:p text:style-name="Text_20_body">If you type these lines into a script and run it, you’ll see:</text:p>
      <text:p text:style-name="P9">WARNING:root:Watch out!</text:p>
      <text:p text:style-name="Text_20_body">printed out on the console. The <text:span text:style-name="Source_20_Text">INFO</text:span> message doesn’t appear because the default level is <text:span text:style-name="Source_20_Text">WARNING</text:span>. The printed message includes the indication of the level and the description of the event provided in the logging call, i.e. ‘Watch out!’. The actual output can be formatted quite flexibly if you need that; formatting options will also be explained later.</text:p>
      <text:p text:style-name="Text_20_body">Notice that in this example, we use functions directly on the <text:span text:style-name="Source_20_Text">logging</text:span> module, like <text:span text:style-name="Source_20_Text">logging.debug</text:span>, rather than creating a logger and calling functions on it. These functions operation on the root logger, but can be useful as they will call <text:a xlink:type="simple" xlink:href="https://docs.python.org/3/library/logging.html#logging.basicConfig" text:style-name="Internet_20_link" text:visited-style-name="Visited_20_Internet_20_Link"><text:span text:style-name="Source_20_Text">basicConfig()</text:span></text:a> for you if it has not been called yet, like in this example. In larger programs you’ll usually want to control the logging configuration explicitly however - so for that reason as well as others, it’s better to create loggers and call their methods.</text:p>
      <text:h text:style-name="Heading_20_3" text:outline-level="3">Logging to a file</text:h>
      <text:p text:style-name="Text_20_body">A very common situation is that of recording logging events in a file, so let’s look at that next. Be sure to try the following in a newly started Python interpreter, and don’t just continue from the session described above:</text:p>
      <text:p text:style-name="P3">import logging</text:p>
      <text:p text:style-name="Preformatted_20_Text">logger = logging.getLogger(__name__)</text:p>
      <text:p text:style-name="Preformatted_20_Text">logging.basicConfig(filename='example.log', encoding='utf-8', level=logging.DEBUG)</text:p>
      <text:p text:style-name="Preformatted_20_Text">logger.debug('This message should go to the log file')</text:p>
      <text:p text:style-name="Preformatted_20_Text">logger.info('So should this')</text:p>
      <text:p text:style-name="Preformatted_20_Text">logger.warning('And this, too')</text:p>
      <text:p text:style-name="P9">logger.error('And non-ASCII stuff, too, like Øresund and Malmö')</text:p>
      <text:p text:style-name="Text_20_body">Changed in version 3.9: The <text:span text:style-name="Emphasis">encoding</text:span> argument was added. In earlier Python versions, or if not specified, the encoding used is the default value used by <text:a xlink:type="simple" xlink:href="https://docs.python.org/3/library/functions.html#open" text:style-name="Internet_20_link" text:visited-style-name="Visited_20_Internet_20_Link"><text:span text:style-name="Source_20_Text">open()</text:span></text:a>. While not shown in the above example, an <text:span text:style-name="Emphasis">errors</text:span> argument can also now be passed, which determines how encoding errors are handled. For available values and the default, see the documentation for <text:a xlink:type="simple" xlink:href="https://docs.python.org/3/library/functions.html#open" text:style-name="Internet_20_link" text:visited-style-name="Visited_20_Internet_20_Link"><text:span text:style-name="Source_20_Text">open()</text:span></text:a>.</text:p>
      <text:p text:style-name="Text_20_body">And now if we open the file and look at what we have, we should find the log messages:</text:p>
      <text:p text:style-name="Preformatted_20_Text">DEBUG:__main__:This message should go to the log file</text:p>
      <text:p text:style-name="Preformatted_20_Text"><text:soft-page-break/>INFO:__main__:So should this</text:p>
      <text:p text:style-name="Preformatted_20_Text">WARNING:__main__:And this, too</text:p>
      <text:p text:style-name="P9">ERROR:__main__:And non-ASCII stuff, too, like Øresund and Malmö</text:p>
      <text:p text:style-name="Text_20_body">This example also shows how you can set the logging level which acts as the threshold for tracking. In this case, because we set the threshold to <text:span text:style-name="Source_20_Text">DEBUG</text:span>, all of the messages were printed.</text:p>
      <text:p text:style-name="Text_20_body">If you want to set the logging level from a command-line option such as:</text:p>
      <text:p text:style-name="P9">--log=INFO</text:p>
      <text:p text:style-name="Text_20_body">and you have the value of the parameter passed for <text:span text:style-name="Source_20_Text">--log</text:span> in some variable <text:span text:style-name="Emphasis">loglevel</text:span>, you can use:</text:p>
      <text:p text:style-name="P4">getattr(logging, loglevel.upper())</text:p>
      <text:p text:style-name="Text_20_body">to get the value which you’ll pass to <text:a xlink:type="simple" xlink:href="https://docs.python.org/3/library/logging.html#logging.basicConfig" text:style-name="Internet_20_link" text:visited-style-name="Visited_20_Internet_20_Link"><text:span text:style-name="Source_20_Text">basicConfig()</text:span></text:a> via the <text:span text:style-name="Emphasis">level</text:span> argument. You may want to error check any user input value, perhaps as in the following example:</text:p>
      <text:p text:style-name="P3"># assuming loglevel is bound to the string value obtained from the</text:p>
      <text:p text:style-name="Preformatted_20_Text"># command line argument. Convert to upper case to allow the user to</text:p>
      <text:p text:style-name="Preformatted_20_Text"># specify --log=DEBUG or --log=debug</text:p>
      <text:p text:style-name="Preformatted_20_Text">numeric_level = getattr(logging, loglevel.upper(), None)</text:p>
      <text:p text:style-name="Preformatted_20_Text">if not isinstance(numeric_level, int):</text:p>
      <text:p text:style-name="Preformatted_20_Text"><text:s text:c="4"/>raise ValueError('Invalid log level: %s' % loglevel)</text:p>
      <text:p text:style-name="P9">logging.basicConfig(level=numeric_level, ...)</text:p>
      <text:p text:style-name="Text_20_body">The call to <text:a xlink:type="simple" xlink:href="https://docs.python.org/3/library/logging.html#logging.basicConfig" text:style-name="Internet_20_link" text:visited-style-name="Visited_20_Internet_20_Link"><text:span text:style-name="Source_20_Text">basicConfig()</text:span></text:a> should come <text:span text:style-name="Emphasis">before</text:span> any calls to a logger’s methods such as <text:a xlink:type="simple" xlink:href="https://docs.python.org/3/library/logging.html#logging.Logger.debug" text:style-name="Internet_20_link" text:visited-style-name="Visited_20_Internet_20_Link"><text:span text:style-name="Source_20_Text">debug()</text:span></text:a>, <text:a xlink:type="simple" xlink:href="https://docs.python.org/3/library/logging.html#logging.Logger.info" text:style-name="Internet_20_link" text:visited-style-name="Visited_20_Internet_20_Link"><text:span text:style-name="Source_20_Text">info()</text:span></text:a>, etc. Otherwise, that logging event may not be handled in the desired manner.</text:p>
      <text:p text:style-name="Text_20_body">If you run the above script several times, the messages from successive runs are appended to the file <text:span text:style-name="Emphasis">example.log</text:span>. If you want each run to start afresh, not remembering the messages from earlier runs, you can specify the <text:span text:style-name="Emphasis">filemode</text:span> argument, by changing the call in the above example to:</text:p>
      <text:p text:style-name="P4">logging.basicConfig(filename='example.log', filemode='w', level=logging.DEBUG)</text:p>
      <text:p text:style-name="Text_20_body">The output will be the same as before, but the log file is no longer appended to, so the messages from earlier runs are lost.</text:p>
      <text:h text:style-name="Heading_20_3" text:outline-level="3">Logging variable data</text:h>
      <text:p text:style-name="Text_20_body">To log variable data, use a format string for the event description message and append the variable data as arguments. For example:</text:p>
      <text:p text:style-name="P3">import logging</text:p>
      <text:p text:style-name="P9">logging.warning('%s before you %s', 'Look', 'leap!')</text:p>
      <text:p text:style-name="Text_20_body">will display:</text:p>
      <text:p text:style-name="P9">WARNING:root:Look before you leap!</text:p>
      <text:p text:style-name="Text_20_body"><text:soft-page-break/>As you can see, merging of variable data into the event description message uses the old, %-style of string formatting. This is for backwards compatibility: the logging package pre-dates newer formatting options such as <text:a xlink:type="simple" xlink:href="https://docs.python.org/3/library/stdtypes.html#str.format" text:style-name="Internet_20_link" text:visited-style-name="Visited_20_Internet_20_Link"><text:span text:style-name="Source_20_Text">str.format()</text:span></text:a> and <text:a xlink:type="simple" xlink:href="https://docs.python.org/3/library/string.html#string.Template" text:style-name="Internet_20_link" text:visited-style-name="Visited_20_Internet_20_Link"><text:span text:style-name="Source_20_Text">string.Template</text:span></text:a>. These newer formatting options <text:span text:style-name="Emphasis">are</text:span> supported, but exploring them is outside the scope of this tutorial: see <text:a xlink:type="simple" xlink:href="https://docs.python.org/3/howto/logging-cookbook.html#formatting-styles" text:style-name="Internet_20_link" text:visited-style-name="Visited_20_Internet_20_Link">Using particular formatting styles throughout your application</text:a> for more information.</text:p>
      <text:h text:style-name="Heading_20_3" text:outline-level="3">Changing the format of displayed messages</text:h>
      <text:p text:style-name="Text_20_body">To change the format which is used to display messages, you need to specify the format you want to use:</text:p>
      <text:p text:style-name="P3">import logging</text:p>
      <text:p text:style-name="Preformatted_20_Text">logging.basicConfig(format='%(levelname)s:%(message)s', level=logging.DEBUG)</text:p>
      <text:p text:style-name="Preformatted_20_Text">logging.debug('This message should appear on the console')</text:p>
      <text:p text:style-name="Preformatted_20_Text">logging.info('So should this')</text:p>
      <text:p text:style-name="P9">logging.warning('And this, too')</text:p>
      <text:p text:style-name="Text_20_body">which would print:</text:p>
      <text:p text:style-name="Preformatted_20_Text">DEBUG:This message should appear on the console</text:p>
      <text:p text:style-name="Preformatted_20_Text">INFO:So should this</text:p>
      <text:p text:style-name="P9">WARNING:And this, too</text:p>
      <text:p text:style-name="Text_20_body">Notice that the ‘root’ which appeared in earlier examples has disappeared. For a full set of things that can appear in format strings, you can refer to the documentation for <text:a xlink:type="simple" xlink:href="https://docs.python.org/3/library/logging.html#logrecord-attributes" text:style-name="Internet_20_link" text:visited-style-name="Visited_20_Internet_20_Link">LogRecord attributes</text:a>, but for simple usage, you just need the <text:span text:style-name="Emphasis">levelname</text:span> (severity), <text:span text:style-name="Emphasis">message</text:span> (event description, including variable data) and perhaps to display when the event occurred. This is described in the next section.</text:p>
      <text:h text:style-name="Heading_20_3" text:outline-level="3">Displaying the date/time in messages</text:h>
      <text:p text:style-name="Text_20_body">To display the date and time of an event, you would place ‘%(asctime)s’ in your format string:</text:p>
      <text:p text:style-name="P3">import logging</text:p>
      <text:p text:style-name="Preformatted_20_Text">logging.basicConfig(format='%(asctime)s %(message)s')</text:p>
      <text:p text:style-name="P9">logging.warning('is when this event was logged.')</text:p>
      <text:p text:style-name="Text_20_body">which should print something like this:</text:p>
      <text:p text:style-name="P9">2010-12-12 11:41:42,612 is when this event was logged.</text:p>
      <text:p text:style-name="P5">The default format for date/time display (shown above) is like ISO8601 or <text:bookmark text:name="index-0 Copy 1"/><text:a xlink:type="simple" xlink:href="https://datatracker.ietf.org/doc/html/rfc3339.html" text:style-name="Internet_20_link" text:visited-style-name="Visited_20_Internet_20_Link"><text:span text:style-name="Strong_20_Emphasis">RFC 3339</text:span></text:a>. If you need more control over the formatting of the date/time, provide a <text:span text:style-name="Emphasis">datefmt</text:span> argument to <text:span text:style-name="Source_20_Text">basicConfig</text:span>, as in this example:</text:p>
      <text:p text:style-name="P3">import logging</text:p>
      <text:p text:style-name="Preformatted_20_Text">logging.basicConfig(format='%(asctime)s %(message)s', datefmt='%m/%d/%Y %I:%M:%S %p')</text:p>
      <text:p text:style-name="P9">logging.warning('is when this event was logged.')</text:p>
      <text:p text:style-name="Text_20_body">which would display something like this:</text:p>
      <text:p text:style-name="P9"><text:soft-page-break/>12/12/2010 11:46:36 AM is when this event was logged.</text:p>
      <text:p text:style-name="Text_20_body">The format of the <text:span text:style-name="Emphasis">datefmt</text:span> argument is the same as supported by <text:a xlink:type="simple" xlink:href="https://docs.python.org/3/library/time.html#time.strftime" text:style-name="Internet_20_link" text:visited-style-name="Visited_20_Internet_20_Link"><text:span text:style-name="Source_20_Text">time.strftime()</text:span></text:a>.</text:p>
      <text:h text:style-name="Heading_20_3" text:outline-level="3">Next Steps</text:h>
      <text:p text:style-name="Text_20_body">That concludes the basic tutorial. It should be enough to get you up and running with logging. There’s a lot more that the logging package offers, but to get the best out of it, you’ll need to invest a little more of your time in reading the following sections. If you’re ready for that, grab some of your favourite beverage and carry on.</text:p>
      <text:p text:style-name="Text_20_body">If your logging needs are simple, then use the above examples to incorporate logging into your own scripts, and if you run into problems or don’t understand something, please post a question on the comp.lang.python Usenet group (available at <text:a xlink:type="simple" xlink:href="https://groups.google.com/g/comp.lang.python" text:style-name="Internet_20_link" text:visited-style-name="Visited_20_Internet_20_Link">https://groups.google.com/g/comp.lang.python</text:a>) and you should receive help before too long.</text:p>
      <text:p text:style-name="Text_20_body">Still here? You can carry on reading the next few sections, which provide a slightly more advanced/in-depth tutorial than the basic one above. After that, you can take a look at the <text:a xlink:type="simple" xlink:href="https://docs.python.org/3/howto/logging-cookbook.html#logging-cookbook" text:style-name="Internet_20_link" text:visited-style-name="Visited_20_Internet_20_Link">Logging Cookbook</text:a>.</text:p>
      <text:h text:style-name="P1" text:outline-level="2"><text:bookmark text:name="logging-advanced-tutorial"/>Advanced Logging Tutorial</text:h>
      <text:p text:style-name="Text_20_body">The logging library takes a modular approach and offers several categories of components: loggers, handlers, filters, and formatters.</text:p>
      <text:list text:style-name="L104">
        <text:list-item>
          <text:p text:style-name="P157">Loggers expose the interface that application code directly uses.</text:p>
        </text:list-item>
        <text:list-item>
          <text:p text:style-name="P157">Handlers send the log records (created by loggers) to the appropriate destination.</text:p>
        </text:list-item>
        <text:list-item>
          <text:p text:style-name="P157">Filters provide a finer grained facility for determining which log records to output.</text:p>
        </text:list-item>
        <text:list-item>
          <text:p text:style-name="P157">Formatters specify the layout of log records in the final output.</text:p>
        </text:list-item>
      </text:list>
      <text:p text:style-name="Text_20_body">Log event information is passed between loggers, handlers, filters and formatters in a <text:a xlink:type="simple" xlink:href="https://docs.python.org/3/library/logging.html#logging.LogRecord" text:style-name="Internet_20_link" text:visited-style-name="Visited_20_Internet_20_Link"><text:span text:style-name="Source_20_Text">LogRecord</text:span></text:a> instance.</text:p>
      <text:p text:style-name="Text_20_body">Logging is performed by calling methods on instances of the <text:a xlink:type="simple" xlink:href="https://docs.python.org/3/library/logging.html#logging.Logger" text:style-name="Internet_20_link" text:visited-style-name="Visited_20_Internet_20_Link"><text:span text:style-name="Source_20_Text">Logger</text:span></text:a> class (hereafter called <text:span text:style-name="Emphasis">loggers</text:span>). Each instance has a name, and they are conceptually arranged in a namespace hierarchy using dots (periods) as separators. For example, a logger named ‘scan’ is the parent of loggers ‘scan.text’, ‘scan.html’ and ‘scan.pdf’. Logger names can be anything you want, and indicate the area of an application in which a logged message originates.</text:p>
      <text:p text:style-name="Text_20_body">A good convention to use when naming loggers is to use a module-level logger, in each module which uses logging, named as follows:</text:p>
      <text:p text:style-name="P4">logger = logging.getLogger(__name__)</text:p>
      <text:p text:style-name="Text_20_body">This means that logger names track the package/module hierarchy, and it’s intuitively obvious where events are logged just from the logger name.</text:p>
      <text:p text:style-name="Text_20_body"><text:soft-page-break/>The root of the hierarchy of loggers is called the root logger. That’s the logger used by the functions <text:a xlink:type="simple" xlink:href="https://docs.python.org/3/library/logging.html#logging.debug" text:style-name="Internet_20_link" text:visited-style-name="Visited_20_Internet_20_Link"><text:span text:style-name="Source_20_Text">debug()</text:span></text:a>, <text:a xlink:type="simple" xlink:href="https://docs.python.org/3/library/logging.html#logging.info" text:style-name="Internet_20_link" text:visited-style-name="Visited_20_Internet_20_Link"><text:span text:style-name="Source_20_Text">info()</text:span></text:a>, <text:a xlink:type="simple" xlink:href="https://docs.python.org/3/library/logging.html#logging.warning" text:style-name="Internet_20_link" text:visited-style-name="Visited_20_Internet_20_Link"><text:span text:style-name="Source_20_Text">warning()</text:span></text:a>, <text:a xlink:type="simple" xlink:href="https://docs.python.org/3/library/logging.html#logging.error" text:style-name="Internet_20_link" text:visited-style-name="Visited_20_Internet_20_Link"><text:span text:style-name="Source_20_Text">error()</text:span></text:a> and <text:a xlink:type="simple" xlink:href="https://docs.python.org/3/library/logging.html#logging.critical" text:style-name="Internet_20_link" text:visited-style-name="Visited_20_Internet_20_Link"><text:span text:style-name="Source_20_Text">critical()</text:span></text:a>, which just call the same-named method of the root logger. The functions and the methods have the same signatures. The root logger’s name is printed as ‘root’ in the logged output.</text:p>
      <text:p text:style-name="Text_20_body">It is, of course, possible to log messages to different destinations. Support is included in the package for writing log messages to files, HTTP GET/POST locations, email via SMTP, generic sockets, queues, or OS-specific logging mechanisms such as syslog or the Windows NT event log. Destinations are served by <text:span text:style-name="Emphasis">handler</text:span> classes. You can create your own log destination class if you have special requirements not met by any of the built-in handler classes.</text:p>
      <text:p text:style-name="Text_20_body">By default, no destination is set for any logging messages. You can specify a destination (such as console or file) by using <text:a xlink:type="simple" xlink:href="https://docs.python.org/3/library/logging.html#logging.basicConfig" text:style-name="Internet_20_link" text:visited-style-name="Visited_20_Internet_20_Link"><text:span text:style-name="Source_20_Text">basicConfig()</text:span></text:a> as in the tutorial examples. If you call the functions <text:a xlink:type="simple" xlink:href="https://docs.python.org/3/library/logging.html#logging.debug" text:style-name="Internet_20_link" text:visited-style-name="Visited_20_Internet_20_Link"><text:span text:style-name="Source_20_Text">debug()</text:span></text:a>, <text:a xlink:type="simple" xlink:href="https://docs.python.org/3/library/logging.html#logging.info" text:style-name="Internet_20_link" text:visited-style-name="Visited_20_Internet_20_Link"><text:span text:style-name="Source_20_Text">info()</text:span></text:a>, <text:a xlink:type="simple" xlink:href="https://docs.python.org/3/library/logging.html#logging.warning" text:style-name="Internet_20_link" text:visited-style-name="Visited_20_Internet_20_Link"><text:span text:style-name="Source_20_Text">warning()</text:span></text:a>, <text:a xlink:type="simple" xlink:href="https://docs.python.org/3/library/logging.html#logging.error" text:style-name="Internet_20_link" text:visited-style-name="Visited_20_Internet_20_Link"><text:span text:style-name="Source_20_Text">error()</text:span></text:a> and <text:a xlink:type="simple" xlink:href="https://docs.python.org/3/library/logging.html#logging.critical" text:style-name="Internet_20_link" text:visited-style-name="Visited_20_Internet_20_Link"><text:span text:style-name="Source_20_Text">critical()</text:span></text:a>, they will check to see if no destination is set; and if one is not set, they will set a destination of the console (<text:span text:style-name="Source_20_Text">sys.stderr</text:span>) and a default format for the displayed message before delegating to the root logger to do the actual message output.</text:p>
      <text:p text:style-name="Text_20_body">The default format set by <text:a xlink:type="simple" xlink:href="https://docs.python.org/3/library/logging.html#logging.basicConfig" text:style-name="Internet_20_link" text:visited-style-name="Visited_20_Internet_20_Link"><text:span text:style-name="Source_20_Text">basicConfig()</text:span></text:a> for messages is:</text:p>
      <text:p text:style-name="P9">severity:logger name:message</text:p>
      <text:p text:style-name="Text_20_body">You can change this by passing a format string to <text:a xlink:type="simple" xlink:href="https://docs.python.org/3/library/logging.html#logging.basicConfig" text:style-name="Internet_20_link" text:visited-style-name="Visited_20_Internet_20_Link"><text:span text:style-name="Source_20_Text">basicConfig()</text:span></text:a> with the <text:span text:style-name="Emphasis">format</text:span> keyword argument. For all options regarding how a format string is constructed, see <text:a xlink:type="simple" xlink:href="https://docs.python.org/3/library/logging.html#formatter-objects" text:style-name="Internet_20_link" text:visited-style-name="Visited_20_Internet_20_Link">Formatter Objects</text:a>.</text:p>
      <text:h text:style-name="Heading_20_1" text:outline-level="1">Functional Programming HOWTO</text:h>
      <text:p text:style-name="P8">Author: </text:p>
      <text:p text:style-name="P7">A. M. Kuchling</text:p>
      <text:p text:style-name="P8">Release: </text:p>
      <text:p text:style-name="P7">0.32</text:p>
      <text:p text:style-name="Text_20_body">In this document, we’ll take a tour of Python’s features suitable for implementing programs in a functional style. After an introduction to the concepts of functional programming, we’ll look at language features such as <text:a xlink:type="simple" xlink:href="https://docs.python.org/3/glossary.html#term-iterator" text:style-name="Internet_20_link" text:visited-style-name="Visited_20_Internet_20_Link">iterator</text:a>s and <text:a xlink:type="simple" xlink:href="https://docs.python.org/3/glossary.html#term-generator" text:style-name="Internet_20_link" text:visited-style-name="Visited_20_Internet_20_Link">generator</text:a>s and relevant library modules such as <text:a xlink:type="simple" xlink:href="https://docs.python.org/3/library/itertools.html#module-itertools" text:style-name="Internet_20_link" text:visited-style-name="Visited_20_Internet_20_Link"><text:span text:style-name="Source_20_Text">itertools</text:span></text:a> and <text:a xlink:type="simple" xlink:href="https://docs.python.org/3/library/functools.html#module-functools" text:style-name="Internet_20_link" text:visited-style-name="Visited_20_Internet_20_Link"><text:span text:style-name="Source_20_Text">functools</text:span></text:a>.</text:p>
      <text:h text:style-name="Heading_20_2" text:outline-level="2">Introduction</text:h>
      <text:p text:style-name="Text_20_body">This section explains the basic concept of functional programming; if you’re just interested in learning about Python language features, skip to the next section on <text:a xlink:type="simple" xlink:href="https://docs.python.org/3/howto/functional.html#functional-howto-iterators" text:style-name="Internet_20_link" text:visited-style-name="Visited_20_Internet_20_Link">Iterators</text:a>.</text:p>
      <text:p text:style-name="Text_20_body"><text:soft-page-break/>Programming languages support decomposing problems in several different ways:</text:p>
      <text:list text:style-name="L105">
        <text:list-item>
          <text:p text:style-name="P158">Most programming languages are <text:span text:style-name="Strong_20_Emphasis">procedural</text:span>: programs are lists of instructions that tell the computer what to do with the program’s input. C, Pascal, and even Unix shells are procedural languages.<text:note text:id="ftn13" text:note-class="footnote"><text:note-citation>14</text:note-citation><text:note-body><text:p text:style-name="Footnote"><text:s/>🂱</text:p></text:note-body></text:note></text:p>
        </text:list-item>
        <text:list-item>
          <text:p text:style-name="P158">In <text:span text:style-name="Strong_20_Emphasis">declarative</text:span> languages, you write a specification that describes the problem to be solved, and the language implementation figures out how to perform the computation efficiently. SQL is the declarative language you’re most likely to be familiar with; a SQL query describes the data set you want to retrieve, and the SQL engine decides whether to scan tables or use indexes, which subclauses should be performed first, etc.</text:p>
        </text:list-item>
        <text:list-item>
          <text:p text:style-name="P158"><text:span text:style-name="Strong_20_Emphasis">Object-oriented</text:span> programs manipulate collections of objects. Objects have internal state and support methods that query or modify this internal state in some way. Smalltalk and Java are object-oriented languages. C++ and Python are languages that support object-oriented programming, but don’t force the use of object-oriented features.</text:p>
        </text:list-item>
        <text:list-item>
          <text:p text:style-name="P158"><text:span text:style-name="Strong_20_Emphasis">Functional</text:span> programming decomposes a problem into a set of functions. Ideally, functions only take inputs and produce outputs, and don’t have any internal state that affects the output produced for a given input. Well-known functional languages include the ML family (Standard ML, OCaml, and other variants) and Haskell.</text:p>
        </text:list-item>
      </text:list>
      <text:p text:style-name="Text_20_body">The designers of some computer languages choose to emphasize one particular approach to programming. This often makes it difficult to write programs that use a different approach. Other languages are multi-paradigm languages that support several different approaches. Lisp, C++, and Python are multi-paradigm; you can write programs or libraries that are largely procedural, object-oriented, or functional in all of these languages. In a large program, different sections might be written using different approaches; the GUI might be object-oriented while the processing logic is procedural or functional, for example.</text:p>
      <text:p text:style-name="Text_20_body">In a functional program, input flows through a set of functions. Each function operates on its input and produces some output. Functional style discourages functions with side effects that modify internal state or make other changes that aren’t visible in the function’s return value. Functions that have no side effects at all are called <text:span text:style-name="Strong_20_Emphasis">purely functional</text:span>. Avoiding side effects means not using data structures that get updated as a program runs; every function’s output must only depend on its input.</text:p>
      <text:p text:style-name="Text_20_body">Some languages are very strict about purity and don’t even have assignment statements such as <text:span text:style-name="Source_20_Text">a=3</text:span> or <text:span text:style-name="Source_20_Text">c = a + b</text:span>, but it’s difficult to avoid all side effects, such as printing to the screen or writing to a disk file. Another example is a call to the <text:a xlink:type="simple" xlink:href="https://docs.python.org/3/library/functions.html#print" text:style-name="Internet_20_link" text:visited-style-name="Visited_20_Internet_20_Link"><text:span text:style-name="Source_20_Text">print()</text:span></text:a> or <text:a xlink:type="simple" xlink:href="https://docs.python.org/3/library/time.html#time.sleep" text:style-name="Internet_20_link" text:visited-style-name="Visited_20_Internet_20_Link"><text:span text:style-name="Source_20_Text">time.sleep()</text:span></text:a> function, neither of which returns a useful value. Both are called only for their side effects of sending some text to the screen or pausing execution for a second.</text:p>
      <text:p text:style-name="Text_20_body">Python programs written in functional style usually won’t go to the extreme of avoiding all I/O or all assignments; instead, they’ll provide a functional-appearing interface but will use non-functional <text:soft-page-break/>features internally. For example, the implementation of a function will still use assignments to local variables, but won’t modify global variables or have other side effects.</text:p>
      <text:p text:style-name="Text_20_body">Functional programming can be considered the opposite of object-oriented programming. Objects are little capsules containing some internal state along with a collection of method calls that let you modify this state, and programs consist of making the right set of state changes. Functional programming wants to avoid state changes as much as possible and works with data flowing between functions. In Python you might combine the two approaches by writing functions that take and return instances representing objects in your application (e-mail messages, transactions, etc.).</text:p>
      <text:p text:style-name="Text_20_body">Functional design may seem like an odd constraint to work under. Why should you avoid objects and side effects? There are theoretical and practical advantages to the functional style:</text:p>
      <text:list text:style-name="L106">
        <text:list-item>
          <text:p text:style-name="P159">Formal provability.</text:p>
        </text:list-item>
        <text:list-item>
          <text:p text:style-name="P159">Modularity.</text:p>
        </text:list-item>
        <text:list-item>
          <text:p text:style-name="P159">Composability.</text:p>
        </text:list-item>
        <text:list-item>
          <text:p text:style-name="P159">Ease of debugging and testing.</text:p>
        </text:list-item>
      </text:list>
      <text:h text:style-name="Heading_20_3" text:outline-level="3">Formal provability<text:note text:id="ftn14" text:note-class="footnote"><text:note-citation>15</text:note-citation><text:note-body><text:p text:style-name="Footnote"><text:s/>🂱</text:p></text:note-body></text:note></text:h>
      <text:p text:style-name="Text_20_body">A theoretical benefit is that it’s easier to construct a mathematical proof that a functional program is correct.</text:p>
      <text:p text:style-name="Text_20_body">For a long time researchers have been interested in finding ways to mathematically prove programs correct. This is different from testing a program on numerous inputs and concluding that its output is usually correct, or reading a program’s source code and concluding that the code looks right; the goal is instead a rigorous proof that a program produces the right result for all possible inputs.</text:p>
      <text:p text:style-name="Text_20_body">The technique used to prove programs correct is to write down <text:span text:style-name="Strong_20_Emphasis">invariants</text:span>, properties of the input data and of the program’s variables that are always true. For each line of code, you then show that if invariants X and Y are true <text:span text:style-name="Strong_20_Emphasis">before</text:span> the line is executed, the slightly different invariants X’ and Y’ are true <text:span text:style-name="Strong_20_Emphasis">after</text:span> the line is executed. This continues until you reach the end of the program, at which point the invariants should match the desired conditions on the program’s output.</text:p>
      <text:p text:style-name="Text_20_body">Functional programming’s avoidance of assignments arose because assignments are difficult to handle with this technique; assignments can break invariants that were true before the assignment without producing any new invariants that can be propagated onward.</text:p>
      <text:p text:style-name="Text_20_body">Unfortunately, proving programs correct is largely impractical and not relevant to Python software. Even trivial programs require proofs that are several pages long; the proof of correctness for a moderately complicated program would be enormous, and few or none of the programs you use daily (the Python interpreter, your XML parser, your web browser) could be proven correct. Even if you <text:soft-page-break/>wrote down or generated a proof, there would then be the question of verifying the proof; maybe there’s an error in it, and you wrongly believe you’ve proved the program correct.</text:p>
      <text:h text:style-name="Heading_20_3" text:outline-level="3">Modularity<text:note text:id="ftn15" text:note-class="footnote"><text:note-citation>16</text:note-citation><text:note-body><text:p text:style-name="Footnote"><text:s/>🂱</text:p></text:note-body></text:note></text:h>
      <text:p text:style-name="Text_20_body">A more practical benefit of functional programming is that it forces you to break apart your problem into small pieces. Programs are more modular as a result. It’s easier to specify and write a small function that does one thing than a large function that performs a complicated transformation. Small functions are also easier to read and to check for errors.</text:p>
      <text:h text:style-name="Heading_20_3" text:outline-level="3">Ease of debugging and testing</text:h>
      <text:p text:style-name="Text_20_body">Testing and debugging a functional-style program is easier.</text:p>
      <text:p text:style-name="Text_20_body">Debugging is simplified because functions are generally small and clearly specified. When a program doesn’t work, each function is an interface point where you can check that the data are correct. You can look at the intermediate inputs and outputs to quickly isolate the function that’s responsible for a bug.</text:p>
      <text:p text:style-name="Text_20_body">Testing is easier because each function is a potential subject for a unit test. Functions don’t depend on system state that needs to be replicated before running a test; instead you only have to synthesize the right input and then check that the output matches expectations.</text:p>
      <text:h text:style-name="Heading_20_3" text:outline-level="3">Composability</text:h>
      <text:p text:style-name="Text_20_body">As you work on a functional-style program, you’ll write a number of functions with varying inputs and outputs. Some of these functions will be unavoidably specialized to a particular application, but others will be useful in a wide variety of programs. For example, a function that takes a directory path and returns all the XML files in the directory, or a function that takes a filename and returns its contents, can be applied to many different situations.</text:p>
      <text:p text:style-name="Text_20_body">Over time you’ll form a personal library of utilities. Often you’ll assemble new programs by arranging existing functions in a new configuration and writing a few functions specialized for the current task.</text:p>
      <text:h text:style-name="P1" text:outline-level="2"><text:bookmark text:name="functional-howto-iterators"/>Iterators</text:h>
      <text:p text:style-name="Text_20_body">I’ll start by looking at a Python language feature that’s an important foundation for writing functional-style programs: iterators.</text:p>
      <text:p text:style-name="Text_20_body">An iterator is an object representing a stream of data; this object returns the data one element at a time. A Python iterator must support a method called <text:a xlink:type="simple" xlink:href="https://docs.python.org/3/library/stdtypes.html#iterator.__next__" text:style-name="Internet_20_link" text:visited-style-name="Visited_20_Internet_20_Link"><text:span text:style-name="Source_20_Text">__next__()</text:span></text:a> that takes no arguments and always returns the next element of the stream. If there are no more elements in the stream, <text:a xlink:type="simple" xlink:href="https://docs.python.org/3/library/stdtypes.html#iterator.__next__" text:style-name="Internet_20_link" text:visited-style-name="Visited_20_Internet_20_Link"><text:span text:style-name="Source_20_Text">__next__()</text:span></text:a> must raise the <text:a xlink:type="simple" xlink:href="https://docs.python.org/3/library/exceptions.html#StopIteration" text:style-name="Internet_20_link" text:visited-style-name="Visited_20_Internet_20_Link"><text:span text:style-name="Source_20_Text">StopIteration</text:span></text:a> exception. Iterators don’t have to be finite, though; it’s perfectly reasonable to write an iterator that produces an infinite stream of data.</text:p>
      <text:p text:style-name="Text_20_body"><text:soft-page-break/>The built-in <text:a xlink:type="simple" xlink:href="https://docs.python.org/3/library/functions.html#iter" text:style-name="Internet_20_link" text:visited-style-name="Visited_20_Internet_20_Link"><text:span text:style-name="Source_20_Text">iter()</text:span></text:a> function takes an arbitrary object and tries to return an iterator that will return the object’s contents or elements, raising <text:a xlink:type="simple" xlink:href="https://docs.python.org/3/library/exceptions.html#TypeError" text:style-name="Internet_20_link" text:visited-style-name="Visited_20_Internet_20_Link"><text:span text:style-name="Source_20_Text">TypeError</text:span></text:a> if the object doesn’t support iteration. Several of Python’s built-in data types support iteration, the most common being lists and dictionaries. An object is called <text:a xlink:type="simple" xlink:href="https://docs.python.org/3/glossary.html#term-iterable" text:style-name="Internet_20_link" text:visited-style-name="Visited_20_Internet_20_Link">iterable</text:a> if you can get an iterator for it.</text:p>
      <text:p text:style-name="Text_20_body">You can experiment with the iteration interface manually:<text:note text:id="ftn16" text:note-class="footnote"><text:note-citation>17</text:note-citation><text:note-body><text:p text:style-name="Footnote"><text:s/>🂱</text:p></text:note-body></text:note></text:p>
      <text:p text:style-name="P5">&gt;&gt;&gt;</text:p>
      <text:p text:style-name="P9">L = [1, 2, 3]</text:p>
      <text:p text:style-name="P9">it = iter(L)</text:p>
      <text:p text:style-name="Preformatted_20_Text">it <text:s/></text:p>
      <text:p text:style-name="P9">&lt;...iterator object at ...&gt;</text:p>
      <text:p text:style-name="Preformatted_20_Text">it.__next__() <text:s/># same as next(it)</text:p>
      <text:p text:style-name="P9">1</text:p>
      <text:p text:style-name="Preformatted_20_Text">next(it)</text:p>
      <text:p text:style-name="P9">2</text:p>
      <text:p text:style-name="Preformatted_20_Text">next(it)</text:p>
      <text:p text:style-name="P9">3</text:p>
      <text:p text:style-name="Preformatted_20_Text">next(it)</text:p>
      <text:p text:style-name="Preformatted_20_Text">Traceback (most recent call last):</text:p>
      <text:p text:style-name="Preformatted_20_Text"><text:s text:c="2"/>File "&lt;stdin&gt;", line 1, in &lt;module&gt;</text:p>
      <text:p text:style-name="P9">StopIteration</text:p>
      <text:p text:style-name="P5">Python expects iterable objects in several different contexts, the most important being the <text:a xlink:type="simple" xlink:href="https://docs.python.org/3/reference/compound_stmts.html#for" text:style-name="Internet_20_link" text:visited-style-name="Visited_20_Internet_20_Link"><text:span text:style-name="Source_20_Text">for</text:span></text:a> statement. In the statement <text:span text:style-name="Source_20_Text">for X in Y</text:span>, Y must be an iterator or some object for which <text:a xlink:type="simple" xlink:href="https://docs.python.org/3/library/functions.html#iter" text:style-name="Internet_20_link" text:visited-style-name="Visited_20_Internet_20_Link"><text:span text:style-name="Source_20_Text">iter()</text:span></text:a> can create an iterator. These two statements are equivalent:</text:p>
      <text:p text:style-name="P3">for i in iter(obj):</text:p>
      <text:p text:style-name="Preformatted_20_Text"><text:s text:c="4"/>print(i)</text:p>
      <text:p text:style-name="Preformatted_20_Text"/>
      <text:p text:style-name="Preformatted_20_Text">for i in obj:</text:p>
      <text:p text:style-name="P9"><text:s text:c="4"/>print(i)</text:p>
      <text:p text:style-name="Text_20_body">Iterators can be materialized as lists or tuples by using the <text:a xlink:type="simple" xlink:href="https://docs.python.org/3/library/stdtypes.html#list" text:style-name="Internet_20_link" text:visited-style-name="Visited_20_Internet_20_Link"><text:span text:style-name="Source_20_Text">list()</text:span></text:a> or <text:a xlink:type="simple" xlink:href="https://docs.python.org/3/library/stdtypes.html#tuple" text:style-name="Internet_20_link" text:visited-style-name="Visited_20_Internet_20_Link"><text:span text:style-name="Source_20_Text">tuple()</text:span></text:a> constructor functions:</text:p>
      <text:p text:style-name="P5">&gt;&gt;&gt;</text:p>
      <text:p text:style-name="P9">L = [1, 2, 3]</text:p>
      <text:p text:style-name="P9">iterator = iter(L)</text:p>
      <text:p text:style-name="P9">t = tuple(iterator)</text:p>
      <text:p text:style-name="P3"><text:soft-page-break/>t</text:p>
      <text:p text:style-name="P9">(1, 2, 3)</text:p>
      <text:p text:style-name="Text_20_body">Sequence unpacking also supports iterators: if you know an iterator will return N elements, you can unpack them into an N-tuple:</text:p>
      <text:p text:style-name="P5">&gt;&gt;&gt;</text:p>
      <text:p text:style-name="P9">L = [1, 2, 3]</text:p>
      <text:p text:style-name="P9">iterator = iter(L)</text:p>
      <text:p text:style-name="P9">a, b, c = iterator</text:p>
      <text:p text:style-name="P3">a, b, c</text:p>
      <text:p text:style-name="P9">(1, 2, 3)</text:p>
      <text:p text:style-name="Text_20_body">Built-in functions such as <text:a xlink:type="simple" xlink:href="https://docs.python.org/3/library/functions.html#max" text:style-name="Internet_20_link" text:visited-style-name="Visited_20_Internet_20_Link"><text:span text:style-name="Source_20_Text">max()</text:span></text:a> and <text:a xlink:type="simple" xlink:href="https://docs.python.org/3/library/functions.html#min" text:style-name="Internet_20_link" text:visited-style-name="Visited_20_Internet_20_Link"><text:span text:style-name="Source_20_Text">min()</text:span></text:a> can take a single iterator argument and will return the largest or smallest element. The <text:span text:style-name="Source_20_Text">"in"</text:span> and <text:span text:style-name="Source_20_Text">"not in"</text:span> operators also support iterators: <text:span text:style-name="Source_20_Text">X in iterator</text:span> is true if X is found in the stream returned by the iterator. You’ll run into obvious problems if the iterator is infinite; <text:a xlink:type="simple" xlink:href="https://docs.python.org/3/library/functions.html#max" text:style-name="Internet_20_link" text:visited-style-name="Visited_20_Internet_20_Link"><text:span text:style-name="Source_20_Text">max()</text:span></text:a>, <text:a xlink:type="simple" xlink:href="https://docs.python.org/3/library/functions.html#min" text:style-name="Internet_20_link" text:visited-style-name="Visited_20_Internet_20_Link"><text:span text:style-name="Source_20_Text">min()</text:span></text:a> will never return, and if the element X never appears in the stream, the <text:span text:style-name="Source_20_Text">"in"</text:span> and <text:span text:style-name="Source_20_Text">"not in"</text:span> operators won’t return either.</text:p>
      <text:p text:style-name="Text_20_body">Note that you can only go forward in an iterator; there’s no way to get the previous element, reset the iterator, or make a copy of it. Iterator objects can optionally provide these additional capabilities, but the iterator protocol only specifies the <text:a xlink:type="simple" xlink:href="https://docs.python.org/3/library/stdtypes.html#iterator.__next__" text:style-name="Internet_20_link" text:visited-style-name="Visited_20_Internet_20_Link"><text:span text:style-name="Source_20_Text">__next__()</text:span></text:a> method. Functions may therefore consume all of the iterator’s output, and if you need to do something different with the same stream, you’ll have to create a new iterator.</text:p>
      <text:h text:style-name="Heading_20_3" text:outline-level="3">Data Types That Support Iterators</text:h>
      <text:p text:style-name="Text_20_body">We’ve already seen how lists and tuples support iterators. In fact, any Python sequence type, such as strings, will automatically support creation of an iterator.</text:p>
      <text:p text:style-name="Text_20_body">Calling <text:a xlink:type="simple" xlink:href="https://docs.python.org/3/library/functions.html#iter" text:style-name="Internet_20_link" text:visited-style-name="Visited_20_Internet_20_Link"><text:span text:style-name="Source_20_Text">iter()</text:span></text:a> on a dictionary returns an iterator that will loop over the dictionary’s keys:</text:p>
      <text:p text:style-name="P5">&gt;&gt;&gt;</text:p>
      <text:p text:style-name="P9">m = {'Jan': 1, 'Feb': 2, 'Mar': 3, 'Apr': 4, 'May': 5, 'Jun': 6,</text:p>
      <text:p text:style-name="P9"><text:s text:c="5"/>'Jul': 7, 'Aug': 8, 'Sep': 9, 'Oct': 10, 'Nov': 11, 'Dec': 12}</text:p>
      <text:p text:style-name="P9">for key in m:</text:p>
      <text:p text:style-name="P3"><text:s text:c="4"/>print(key, m[key])</text:p>
      <text:p text:style-name="Preformatted_20_Text">Jan 1</text:p>
      <text:p text:style-name="Preformatted_20_Text">Feb 2</text:p>
      <text:p text:style-name="Preformatted_20_Text">Mar 3</text:p>
      <text:p text:style-name="Preformatted_20_Text">Apr 4</text:p>
      <text:p text:style-name="Preformatted_20_Text">May 5</text:p>
      <text:p text:style-name="Preformatted_20_Text"><text:soft-page-break/>Jun 6</text:p>
      <text:p text:style-name="Preformatted_20_Text">Jul 7</text:p>
      <text:p text:style-name="Preformatted_20_Text">Aug 8</text:p>
      <text:p text:style-name="Preformatted_20_Text">Sep 9</text:p>
      <text:p text:style-name="Preformatted_20_Text">Oct 10</text:p>
      <text:p text:style-name="Preformatted_20_Text">Nov 11</text:p>
      <text:p text:style-name="P9">Dec 12</text:p>
      <text:p text:style-name="Text_20_body">Note that starting with Python 3.7, dictionary iteration order is guaranteed to be the same as the insertion order. In earlier versions, the behaviour was unspecified and could vary between implementations.</text:p>
      <text:p text:style-name="Text_20_body">Applying <text:a xlink:type="simple" xlink:href="https://docs.python.org/3/library/functions.html#iter" text:style-name="Internet_20_link" text:visited-style-name="Visited_20_Internet_20_Link"><text:span text:style-name="Source_20_Text">iter()</text:span></text:a> to a dictionary always loops over the keys, but dictionaries have methods that return other iterators. If you want to iterate over values or key/value pairs, you can explicitly call the <text:a xlink:type="simple" xlink:href="https://docs.python.org/3/library/stdtypes.html#dict.values" text:style-name="Internet_20_link" text:visited-style-name="Visited_20_Internet_20_Link"><text:span text:style-name="Source_20_Text">values()</text:span></text:a> or <text:a xlink:type="simple" xlink:href="https://docs.python.org/3/library/stdtypes.html#dict.items" text:style-name="Internet_20_link" text:visited-style-name="Visited_20_Internet_20_Link"><text:span text:style-name="Source_20_Text">items()</text:span></text:a> methods to get an appropriate iterator.</text:p>
      <text:p text:style-name="Text_20_body">The <text:a xlink:type="simple" xlink:href="https://docs.python.org/3/library/stdtypes.html#dict" text:style-name="Internet_20_link" text:visited-style-name="Visited_20_Internet_20_Link"><text:span text:style-name="Source_20_Text">dict()</text:span></text:a> constructor can accept an iterator that returns a finite stream of <text:span text:style-name="Source_20_Text">(key, value)</text:span> tuples:</text:p>
      <text:p text:style-name="P5">&gt;&gt;&gt;</text:p>
      <text:p text:style-name="P9">L = [('Italy', 'Rome'), ('France', 'Paris'), ('US', 'Washington DC')]</text:p>
      <text:p text:style-name="P3">dict(iter(L))</text:p>
      <text:p text:style-name="P9">{'Italy': 'Rome', 'France': 'Paris', 'US': 'Washington DC'}</text:p>
      <text:p text:style-name="Text_20_body">Files also support iteration by calling the <text:a xlink:type="simple" xlink:href="https://docs.python.org/3/library/io.html#io.TextIOBase.readline" text:style-name="Internet_20_link" text:visited-style-name="Visited_20_Internet_20_Link"><text:span text:style-name="Source_20_Text">readline()</text:span></text:a> method until there are no more lines in the file. This means you can read each line of a file like this:</text:p>
      <text:p text:style-name="P3">for line in file:</text:p>
      <text:p text:style-name="Preformatted_20_Text"><text:s text:c="4"/># do something for each line</text:p>
      <text:p text:style-name="P9"><text:s text:c="4"/>...</text:p>
      <text:p text:style-name="Text_20_body">Sets can take their contents from an iterable and let you iterate over the set’s elements:<text:note text:id="ftn17" text:note-class="footnote"><text:note-citation>18</text:note-citation><text:note-body><text:p text:style-name="Footnote"><text:s/>🂱</text:p></text:note-body></text:note></text:p>
      <text:p text:style-name="P5">&gt;&gt;&gt;</text:p>
      <text:p text:style-name="P9">S = {2, 3, 5, 7, 11, 13}</text:p>
      <text:p text:style-name="P9">for i in S:</text:p>
      <text:p text:style-name="P3"><text:s text:c="4"/>print(i)</text:p>
      <text:p text:style-name="Preformatted_20_Text">2</text:p>
      <text:p text:style-name="Preformatted_20_Text">3</text:p>
      <text:p text:style-name="Preformatted_20_Text">5</text:p>
      <text:p text:style-name="Preformatted_20_Text">7</text:p>
      <text:p text:style-name="Preformatted_20_Text">11</text:p>
      <text:p text:style-name="P9">13</text:p>
      <text:h text:style-name="Heading_20_2" text:outline-level="2"><text:soft-page-break/>Generator expressions and list comprehensions</text:h>
      <text:p text:style-name="Text_20_body">Two common operations on an iterator’s output are 1) performing some operation for every element, 2) selecting a subset of elements that meet some condition. For example, given a list of strings, you might want to strip off trailing whitespace from each line or extract all the strings containing a given substring.</text:p>
      <text:p text:style-name="Text_20_body">List comprehensions and generator expressions (short form: “listcomps” and “genexps”) are a concise notation for such operations, borrowed from the functional programming language Haskell (<text:a xlink:type="simple" xlink:href="https://www.haskell.org/" text:style-name="Internet_20_link" text:visited-style-name="Visited_20_Internet_20_Link">https://www.haskell.org/</text:a>). You can strip all the whitespace from a stream of strings with the following code:</text:p>
      <text:p text:style-name="P5">&gt;&gt;&gt;</text:p>
      <text:p text:style-name="Preformatted_20_Text">line_list = [' <text:s/>line 1\n', 'line 2 <text:s/>\n', ' \n', '']</text:p>
      <text:p text:style-name="P9"/>
      <text:p text:style-name="P9"># Generator expression -- returns iterator</text:p>
      <text:p text:style-name="Preformatted_20_Text">stripped_iter = (line.strip() for line in line_list)</text:p>
      <text:p text:style-name="P9"/>
      <text:p text:style-name="P9"># List comprehension -- returns list</text:p>
      <text:p text:style-name="P4">stripped_list = [line.strip() for line in line_list]</text:p>
      <text:p text:style-name="Text_20_body">You can select only certain elements by adding an <text:span text:style-name="Source_20_Text">"if"</text:span> condition:</text:p>
      <text:p text:style-name="P5">&gt;&gt;&gt;</text:p>
      <text:p text:style-name="P9">stripped_list = [line.strip() for line in line_list</text:p>
      <text:p text:style-name="P4"><text:s text:c="17"/>if line != ""]</text:p>
      <text:p text:style-name="Text_20_body">With a list comprehension, you get back a Python list; <text:span text:style-name="Source_20_Text">stripped_list</text:span> is a list containing the resulting lines, not an iterator. Generator expressions return an iterator that computes the values as necessary, not needing to materialize all the values at once. This means that list comprehensions aren’t useful if you’re working with iterators that return an infinite stream or a very large amount of data. Generator expressions are preferable in these situations.</text:p>
      <text:p text:style-name="Text_20_body">Generator expressions are surrounded by parentheses (“()”) and list comprehensions are surrounded by square brackets (“[]”). Generator expressions have the form:</text:p>
      <text:p text:style-name="P3">( expression for expr in sequence1</text:p>
      <text:p text:style-name="Preformatted_20_Text"><text:s text:c="13"/>if condition1</text:p>
      <text:p text:style-name="Preformatted_20_Text"><text:s text:c="13"/>for expr2 in sequence2</text:p>
      <text:p text:style-name="Preformatted_20_Text"><text:s text:c="13"/>if condition2</text:p>
      <text:p text:style-name="Preformatted_20_Text"><text:s text:c="13"/>for expr3 in sequence3</text:p>
      <text:p text:style-name="Preformatted_20_Text"><text:s text:c="13"/>...</text:p>
      <text:p text:style-name="Preformatted_20_Text"><text:s text:c="13"/>if condition3</text:p>
      <text:p text:style-name="Preformatted_20_Text"><text:soft-page-break/><text:s text:c="13"/>for exprN in sequenceN</text:p>
      <text:p text:style-name="P9"><text:s text:c="13"/>if conditionN )</text:p>
      <text:p text:style-name="Text_20_body">Again, for a list comprehension only the outside brackets are different (square brackets instead of parentheses).</text:p>
      <text:p text:style-name="Text_20_body">The elements of the generated output will be the successive values of <text:span text:style-name="Source_20_Text">expression</text:span>. The <text:span text:style-name="Source_20_Text">if</text:span> clauses are all optional; if present, <text:span text:style-name="Source_20_Text">expression</text:span> is only evaluated and added to the result when <text:span text:style-name="Source_20_Text">condition</text:span> is true.</text:p>
      <text:p text:style-name="Text_20_body">Generator expressions always have to be written inside parentheses, but the parentheses signalling a function call also count. If you want to create an iterator that will be immediately passed to a function you can write:</text:p>
      <text:p text:style-name="P4">obj_total = sum(obj.count for obj in list_all_objects())</text:p>
      <text:p text:style-name="Text_20_body">The <text:span text:style-name="Source_20_Text">for...in</text:span> clauses contain the sequences to be iterated over. The sequences do not have to be the same length, because they are iterated over from left to right, <text:span text:style-name="Strong_20_Emphasis">not</text:span> in parallel. For each element in <text:span text:style-name="Source_20_Text">sequence1</text:span>, <text:span text:style-name="Source_20_Text">sequence2</text:span> is looped over from the beginning. <text:span text:style-name="Source_20_Text">sequence3</text:span> is then looped over for each resulting pair of elements from <text:span text:style-name="Source_20_Text">sequence1</text:span> and <text:span text:style-name="Source_20_Text">sequence2</text:span>.</text:p>
      <text:p text:style-name="Text_20_body">To put it another way, a list comprehension or generator expression is equivalent to the following Python code:</text:p>
      <text:p text:style-name="P3">for expr1 in sequence1:</text:p>
      <text:p text:style-name="Preformatted_20_Text"><text:s text:c="4"/>if not (condition1):</text:p>
      <text:p text:style-name="Preformatted_20_Text"><text:s text:c="8"/>continue <text:s text:c="2"/># Skip this element</text:p>
      <text:p text:style-name="Preformatted_20_Text"><text:s text:c="4"/>for expr2 in sequence2:</text:p>
      <text:p text:style-name="Preformatted_20_Text"><text:s text:c="8"/>if not (condition2):</text:p>
      <text:p text:style-name="Preformatted_20_Text"><text:s text:c="12"/>continue <text:s text:c="2"/># Skip this element</text:p>
      <text:p text:style-name="Preformatted_20_Text"><text:s text:c="8"/>...</text:p>
      <text:p text:style-name="Preformatted_20_Text"><text:s text:c="8"/>for exprN in sequenceN:</text:p>
      <text:p text:style-name="Preformatted_20_Text"><text:s text:c="12"/>if not (conditionN):</text:p>
      <text:p text:style-name="Preformatted_20_Text"><text:s text:c="16"/>continue <text:s text:c="2"/># Skip this element</text:p>
      <text:p text:style-name="Preformatted_20_Text"/>
      <text:p text:style-name="Preformatted_20_Text"><text:s text:c="12"/># Output the value of</text:p>
      <text:p text:style-name="P9"><text:s text:c="12"/># the expression.</text:p>
      <text:p text:style-name="Text_20_body">This means that when there are multiple <text:span text:style-name="Source_20_Text">for...in</text:span> clauses but no <text:span text:style-name="Source_20_Text">if</text:span> clauses, the length of the resulting output will be equal to the product of the lengths of all the sequences. If you have two lists of length 3, the output list is 9 elements long:</text:p>
      <text:p text:style-name="P5">&gt;&gt;&gt;</text:p>
      <text:p text:style-name="P9">seq1 = 'abc'</text:p>
      <text:p text:style-name="P9">seq2 = (1, 2, 3)</text:p>
      <text:p text:style-name="P3">[(x, y) for x in seq1 for y in seq2] <text:s/></text:p>
      <text:p text:style-name="Preformatted_20_Text">[('a', 1), ('a', 2), ('a', 3),</text:p>
      <text:p text:style-name="Preformatted_20_Text"><text:s/>('b', 1), ('b', 2), ('b', 3),</text:p>
      <text:p text:style-name="P9"><text:soft-page-break/><text:s/>('c', 1), ('c', 2), ('c', 3)]</text:p>
      <text:p text:style-name="Text_20_body">To avoid introducing an ambiguity into Python’s grammar, if <text:span text:style-name="Source_20_Text">expression</text:span> is creating a tuple, it must be surrounded with parentheses. The first list comprehension below is a syntax error, while the second one is correct:</text:p>
      <text:p text:style-name="P3"># Syntax error</text:p>
      <text:p text:style-name="Preformatted_20_Text">[x, y for x in seq1 for y in seq2]</text:p>
      <text:p text:style-name="Preformatted_20_Text"># Correct</text:p>
      <text:p text:style-name="P9">[(x, y) for x in seq1 for y in seq2]</text:p>
      <text:h text:style-name="Heading_20_2" text:outline-level="2">Generators</text:h>
      <text:p text:style-name="Text_20_body">Generators are a special class of functions that simplify the task of writing iterators. Regular functions compute a value and return it, but generators return an iterator that returns a stream of values.</text:p>
      <text:p text:style-name="Text_20_body">You’re doubtless familiar with how regular function calls work in Python or C. When you call a function, it gets a private namespace where its local variables are created. When the function reaches a <text:span text:style-name="Source_20_Text">return</text:span> statement, the local variables are destroyed and the value is returned to the caller. A later call to the same function creates a new private namespace and a fresh set of local variables. But, what if the local variables weren’t thrown away on exiting a function? What if you could later resume the function where it left off? This is what generators provide; they can be thought of as resumable functions.</text:p>
      <text:p text:style-name="Text_20_body">Here’s the simplest example of a generator function:</text:p>
      <text:p text:style-name="P9">def generate_ints(N):</text:p>
      <text:p text:style-name="P9"><text:s text:c="3"/>for i in range(N):</text:p>
      <text:p text:style-name="P4"><text:s text:c="7"/>yield i</text:p>
      <text:p text:style-name="Text_20_body">Any function containing a <text:a xlink:type="simple" xlink:href="https://docs.python.org/3/reference/simple_stmts.html#yield" text:style-name="Internet_20_link" text:visited-style-name="Visited_20_Internet_20_Link"><text:span text:style-name="Source_20_Text">yield</text:span></text:a> keyword is a generator function; this is detected by Python’s <text:a xlink:type="simple" xlink:href="https://docs.python.org/3/glossary.html#term-bytecode" text:style-name="Internet_20_link" text:visited-style-name="Visited_20_Internet_20_Link">bytecode</text:a> compiler which compiles the function specially as a result.</text:p>
      <text:p text:style-name="Text_20_body">When you call a generator function, it doesn’t return a single value; instead it returns a generator object that supports the iterator protocol. On executing the <text:span text:style-name="Source_20_Text">yield</text:span> expression, the generator outputs the value of <text:span text:style-name="Source_20_Text">i</text:span>, similar to a <text:span text:style-name="Source_20_Text">return</text:span> statement. The big difference between <text:span text:style-name="Source_20_Text">yield</text:span> and a <text:span text:style-name="Source_20_Text">return</text:span> statement is that on reaching a <text:span text:style-name="Source_20_Text">yield</text:span> the generator’s state of execution is suspended and local variables are preserved. On the next call to the generator’s <text:a xlink:type="simple" xlink:href="https://docs.python.org/3/reference/expressions.html#generator.__next__" text:style-name="Internet_20_link" text:visited-style-name="Visited_20_Internet_20_Link"><text:span text:style-name="Source_20_Text">__next__()</text:span></text:a> method, the function will resume executing.</text:p>
      <text:p text:style-name="Text_20_body">Here’s a sample usage of the <text:span text:style-name="Source_20_Text">generate_ints()</text:span> generator:</text:p>
      <text:p text:style-name="P9">gen = generate_ints(3)</text:p>
      <text:p text:style-name="Preformatted_20_Text">gen <text:s/></text:p>
      <text:p text:style-name="P9">&lt;generator object generate_ints at ...&gt;</text:p>
      <text:p text:style-name="Preformatted_20_Text"><text:soft-page-break/>next(gen)</text:p>
      <text:p text:style-name="P9">0</text:p>
      <text:p text:style-name="Preformatted_20_Text">next(gen)</text:p>
      <text:p text:style-name="P9">1</text:p>
      <text:p text:style-name="Preformatted_20_Text">next(gen)</text:p>
      <text:p text:style-name="P9">2</text:p>
      <text:p text:style-name="P3">next(gen)</text:p>
      <text:p text:style-name="Preformatted_20_Text">Traceback (most recent call last):</text:p>
      <text:p text:style-name="Preformatted_20_Text"><text:s text:c="2"/>File "stdin", line 1, in &lt;module&gt;</text:p>
      <text:p text:style-name="Preformatted_20_Text"><text:s text:c="2"/>File "stdin", line 2, in generate_ints</text:p>
      <text:p text:style-name="P9">StopIteration</text:p>
      <text:p text:style-name="Text_20_body">You could equally write <text:span text:style-name="Source_20_Text">for i in generate_ints(5)</text:span>, or <text:span text:style-name="Source_20_Text">a, b, c = generate_ints(3)</text:span>.</text:p>
      <text:p text:style-name="Text_20_body">Inside a generator function, <text:span text:style-name="Source_20_Text">return value</text:span> causes <text:span text:style-name="Source_20_Text">StopIteration(value)</text:span> to be raised from the <text:a xlink:type="simple" xlink:href="https://docs.python.org/3/reference/expressions.html#generator.__next__" text:style-name="Internet_20_link" text:visited-style-name="Visited_20_Internet_20_Link"><text:span text:style-name="Source_20_Text">__next__()</text:span></text:a> method. Once this happens, or the bottom of the function is reached, the procession of values ends and the generator cannot yield any further values.</text:p>
      <text:p text:style-name="Text_20_body">You could achieve the effect of generators manually by writing your own class and storing all the local variables of the generator as instance variables. For example, returning a list of integers could be done by setting <text:span text:style-name="Source_20_Text">self.count</text:span> to 0, and having the <text:a xlink:type="simple" xlink:href="https://docs.python.org/3/library/stdtypes.html#iterator.__next__" text:style-name="Internet_20_link" text:visited-style-name="Visited_20_Internet_20_Link"><text:span text:style-name="Source_20_Text">__next__()</text:span></text:a> method increment <text:span text:style-name="Source_20_Text">self.count</text:span> and return it. However, for a moderately complicated generator, writing a corresponding class can be much messier.</text:p>
      <text:p text:style-name="Text_20_body">The test suite included with Python’s library, <text:a xlink:type="simple" xlink:href="https://github.com/python/cpython/tree/3.13/Lib/test/test_generators.py" text:style-name="Internet_20_link" text:visited-style-name="Visited_20_Internet_20_Link">Lib/test/test_generators.py</text:a>, contains a number of more interesting examples. Here’s one generator that implements an in-order traversal of a tree using generators recursively.</text:p>
      <text:p text:style-name="P3"># A recursive generator that generates Tree leaves in in-order.</text:p>
      <text:p text:style-name="Preformatted_20_Text">def inorder(t):</text:p>
      <text:p text:style-name="Preformatted_20_Text"><text:s text:c="4"/>if t:</text:p>
      <text:p text:style-name="Preformatted_20_Text"><text:s text:c="8"/>for x in inorder(t.left):</text:p>
      <text:p text:style-name="Preformatted_20_Text"><text:s text:c="12"/>yield x</text:p>
      <text:p text:style-name="Preformatted_20_Text"/>
      <text:p text:style-name="Preformatted_20_Text"><text:s text:c="8"/>yield t.label</text:p>
      <text:p text:style-name="Preformatted_20_Text"/>
      <text:p text:style-name="Preformatted_20_Text"><text:s text:c="8"/>for x in inorder(t.right):</text:p>
      <text:p text:style-name="P9"><text:s text:c="12"/>yield x</text:p>
      <text:p text:style-name="Text_20_body">Two other examples in <text:span text:style-name="Source_20_Text">test_generators.py</text:span> produce solutions for the N-Queens problem (placing N queens on an NxN chess board so that no queen threatens another) and the Knight’s Tour (finding a route that takes a knight to every square of an NxN chessboard without visiting any square twice).</text:p>
      <text:h text:style-name="Heading_20_3" text:outline-level="3"><text:soft-page-break/>Passing values into a generator</text:h>
      <text:p text:style-name="Text_20_body">In Python 2.4 and earlier, generators only produced output. Once a generator’s code was invoked to create an iterator, there was no way to pass any new information into the function when its execution is resumed. You could hack together this ability by making the generator look at a global variable or by passing in some mutable object that callers then modify, but these approaches are messy.</text:p>
      <text:p text:style-name="Text_20_body">In Python 2.5 there’s a simple way to pass values into a generator. <text:a xlink:type="simple" xlink:href="https://docs.python.org/3/reference/simple_stmts.html#yield" text:style-name="Internet_20_link" text:visited-style-name="Visited_20_Internet_20_Link"><text:span text:style-name="Source_20_Text">yield</text:span></text:a> became an expression, returning a value that can be assigned to a variable or otherwise operated on:</text:p>
      <text:p text:style-name="P4">val = (yield i)</text:p>
      <text:p text:style-name="Text_20_body">I recommend that you <text:span text:style-name="Strong_20_Emphasis">always</text:span> put parentheses around a <text:span text:style-name="Source_20_Text">yield</text:span> expression when you’re doing something with the returned value, as in the above example. The parentheses aren’t always necessary, but it’s easier to always add them instead of having to remember when they’re needed.</text:p>
      <text:p text:style-name="P5">(<text:bookmark text:name="index-0 Copy 2"/><text:a xlink:type="simple" xlink:href="https://peps.python.org/pep-0342/" text:style-name="Internet_20_link" text:visited-style-name="Visited_20_Internet_20_Link"><text:span text:style-name="Strong_20_Emphasis">PEP 342</text:span></text:a> explains the exact rules, which are that a <text:span text:style-name="Source_20_Text">yield</text:span>-expression must always be parenthesized except when it occurs at the top-level expression on the right-hand side of an assignment. This means you can write <text:span text:style-name="Source_20_Text">val = yield i</text:span> but have to use parentheses when there’s an operation, as in <text:span text:style-name="Source_20_Text">val = (yield i) + 12</text:span>.)</text:p>
      <text:p text:style-name="Text_20_body">Values are sent into a generator by calling its <text:a xlink:type="simple" xlink:href="https://docs.python.org/3/reference/expressions.html#generator.send" text:style-name="Internet_20_link" text:visited-style-name="Visited_20_Internet_20_Link"><text:span text:style-name="Source_20_Text">send(value)</text:span></text:a> method. This method resumes the generator’s code and the <text:span text:style-name="Source_20_Text">yield</text:span> expression returns the specified value. If the regular <text:a xlink:type="simple" xlink:href="https://docs.python.org/3/reference/expressions.html#generator.__next__" text:style-name="Internet_20_link" text:visited-style-name="Visited_20_Internet_20_Link"><text:span text:style-name="Source_20_Text">__next__()</text:span></text:a> method is called, the <text:span text:style-name="Source_20_Text">yield</text:span> returns <text:span text:style-name="Source_20_Text">None</text:span>.</text:p>
      <text:p text:style-name="Text_20_body">Here’s a simple counter that increments by 1 and allows changing the value of the internal counter.</text:p>
      <text:p text:style-name="P3">def counter(maximum):</text:p>
      <text:p text:style-name="Preformatted_20_Text"><text:s text:c="4"/>i = 0</text:p>
      <text:p text:style-name="Preformatted_20_Text"><text:s text:c="4"/>while i &lt; maximum:</text:p>
      <text:p text:style-name="Preformatted_20_Text"><text:s text:c="8"/>val = (yield i)</text:p>
      <text:p text:style-name="Preformatted_20_Text"><text:s text:c="8"/># If value provided, change counter</text:p>
      <text:p text:style-name="Preformatted_20_Text"><text:s text:c="8"/>if val is not None:</text:p>
      <text:p text:style-name="Preformatted_20_Text"><text:s text:c="12"/>i = val</text:p>
      <text:p text:style-name="Preformatted_20_Text"><text:s text:c="8"/>else:</text:p>
      <text:p text:style-name="P9"><text:s text:c="12"/>i += 1</text:p>
      <text:p text:style-name="Text_20_body">And here’s an example of changing the counter:</text:p>
      <text:p text:style-name="P9">it = counter(10) <text:s/></text:p>
      <text:p text:style-name="Preformatted_20_Text">next(it) <text:s/></text:p>
      <text:p text:style-name="P9">0</text:p>
      <text:p text:style-name="Preformatted_20_Text">next(it) <text:s/></text:p>
      <text:p text:style-name="P9">1</text:p>
      <text:p text:style-name="Preformatted_20_Text">it.send(8) <text:s/></text:p>
      <text:p text:style-name="P9">8</text:p>
      <text:p text:style-name="Preformatted_20_Text"><text:soft-page-break/>next(it) <text:s/></text:p>
      <text:p text:style-name="P9">9</text:p>
      <text:p text:style-name="P3">next(it) <text:s/></text:p>
      <text:p text:style-name="Preformatted_20_Text">Traceback (most recent call last):</text:p>
      <text:p text:style-name="Preformatted_20_Text"><text:s text:c="2"/>File "t.py", line 15, in &lt;module&gt;</text:p>
      <text:p text:style-name="Preformatted_20_Text"><text:s text:c="4"/>it.next()</text:p>
      <text:p text:style-name="P9">StopIteration</text:p>
      <text:p text:style-name="Text_20_body">Because <text:span text:style-name="Source_20_Text">yield</text:span> will often be returning <text:span text:style-name="Source_20_Text">None</text:span>, you should always check for this case. Don’t just use its value in expressions unless you’re sure that the <text:a xlink:type="simple" xlink:href="https://docs.python.org/3/reference/expressions.html#generator.send" text:style-name="Internet_20_link" text:visited-style-name="Visited_20_Internet_20_Link"><text:span text:style-name="Source_20_Text">send()</text:span></text:a> method will be the only method used to resume your generator function.</text:p>
      <text:p text:style-name="Text_20_body">In addition to <text:a xlink:type="simple" xlink:href="https://docs.python.org/3/reference/expressions.html#generator.send" text:style-name="Internet_20_link" text:visited-style-name="Visited_20_Internet_20_Link"><text:span text:style-name="Source_20_Text">send()</text:span></text:a>, there are two other methods on generators:</text:p>
      <text:list text:style-name="L107">
        <text:list-item>
          <text:p text:style-name="P160"><text:a xlink:type="simple" xlink:href="https://docs.python.org/3/reference/expressions.html#generator.throw" text:style-name="Internet_20_link" text:visited-style-name="Visited_20_Internet_20_Link"><text:span text:style-name="Source_20_Text">throw(value)</text:span></text:a> is used to raise an exception inside the generator; the exception is raised by the <text:span text:style-name="Source_20_Text">yield</text:span> expression where the generator’s execution is paused.</text:p>
        </text:list-item>
        <text:list-item>
          <text:p text:style-name="P160"><text:a xlink:type="simple" xlink:href="https://docs.python.org/3/reference/expressions.html#generator.close" text:style-name="Internet_20_link" text:visited-style-name="Visited_20_Internet_20_Link"><text:span text:style-name="Source_20_Text">close()</text:span></text:a> raises a <text:a xlink:type="simple" xlink:href="https://docs.python.org/3/library/exceptions.html#GeneratorExit" text:style-name="Internet_20_link" text:visited-style-name="Visited_20_Internet_20_Link"><text:span text:style-name="Source_20_Text">GeneratorExit</text:span></text:a> exception inside the generator to terminate the iteration. On receiving this exception, the generator’s code must either raise <text:a xlink:type="simple" xlink:href="https://docs.python.org/3/library/exceptions.html#GeneratorExit" text:style-name="Internet_20_link" text:visited-style-name="Visited_20_Internet_20_Link"><text:span text:style-name="Source_20_Text">GeneratorExit</text:span></text:a> or <text:a xlink:type="simple" xlink:href="https://docs.python.org/3/library/exceptions.html#StopIteration" text:style-name="Internet_20_link" text:visited-style-name="Visited_20_Internet_20_Link"><text:span text:style-name="Source_20_Text">StopIteration</text:span></text:a>; catching the exception and doing anything else is illegal and will trigger a <text:a xlink:type="simple" xlink:href="https://docs.python.org/3/library/exceptions.html#RuntimeError" text:style-name="Internet_20_link" text:visited-style-name="Visited_20_Internet_20_Link"><text:span text:style-name="Source_20_Text">RuntimeError</text:span></text:a>. <text:a xlink:type="simple" xlink:href="https://docs.python.org/3/reference/expressions.html#generator.close" text:style-name="Internet_20_link" text:visited-style-name="Visited_20_Internet_20_Link"><text:span text:style-name="Source_20_Text">close()</text:span></text:a> will also be called by Python’s garbage collector when the generator is garbage-collected.</text:p>
          <text:p text:style-name="P160">If you need to run cleanup code when a <text:a xlink:type="simple" xlink:href="https://docs.python.org/3/library/exceptions.html#GeneratorExit" text:style-name="Internet_20_link" text:visited-style-name="Visited_20_Internet_20_Link"><text:span text:style-name="Source_20_Text">GeneratorExit</text:span></text:a> occurs, I suggest using a <text:span text:style-name="Source_20_Text">try: ... finally:</text:span> suite instead of catching <text:a xlink:type="simple" xlink:href="https://docs.python.org/3/library/exceptions.html#GeneratorExit" text:style-name="Internet_20_link" text:visited-style-name="Visited_20_Internet_20_Link"><text:span text:style-name="Source_20_Text">GeneratorExit</text:span></text:a>.</text:p>
        </text:list-item>
      </text:list>
      <text:p text:style-name="Text_20_body">The cumulative effect of these changes is to turn generators from one-way producers of information into both producers and consumers.</text:p>
      <text:p text:style-name="Text_20_body">Generators also become <text:span text:style-name="Strong_20_Emphasis">coroutines</text:span>, a more generalized form of subroutines. Subroutines are entered at one point and exited at another point (the top of the function, and a <text:span text:style-name="Source_20_Text">return</text:span> statement), but coroutines can be entered, exited, and resumed at many different points (the <text:span text:style-name="Source_20_Text">yield</text:span> statements).</text:p>
      <text:h text:style-name="Heading_20_2" text:outline-level="2">Built-in functions</text:h>
      <text:p text:style-name="Text_20_body">Let’s look in more detail at built-in functions often used with iterators.</text:p>
      <text:p text:style-name="Text_20_body">Two of Python’s built-in functions, <text:a xlink:type="simple" xlink:href="https://docs.python.org/3/library/functions.html#map" text:style-name="Internet_20_link" text:visited-style-name="Visited_20_Internet_20_Link"><text:span text:style-name="Source_20_Text">map()</text:span></text:a> and <text:a xlink:type="simple" xlink:href="https://docs.python.org/3/library/functions.html#filter" text:style-name="Internet_20_link" text:visited-style-name="Visited_20_Internet_20_Link"><text:span text:style-name="Source_20_Text">filter()</text:span></text:a> duplicate the features of generator expressions:</text:p>
      <text:p text:style-name="P8"><text:a xlink:type="simple" xlink:href="https://docs.python.org/3/library/functions.html#map" text:style-name="Internet_20_link" text:visited-style-name="Visited_20_Internet_20_Link"><text:span text:style-name="Source_20_Text">map(f, iterA, iterB, ...)</text:span></text:a> returns an iterator over the sequence</text:p>
      <text:p text:style-name="P7"><text:span text:style-name="Source_20_Text">f(iterA[0], iterB[0]), f(iterA[1], iterB[1]), f(iterA[2], iterB[2]), ...</text:span>.</text:p>
      <text:p text:style-name="P6"/>
      <text:p text:style-name="Text_20_body"><text:soft-page-break/>You can of course achieve the same effect with a list comprehension.</text:p>
      <text:p text:style-name="Text_20_body"><text:a xlink:type="simple" xlink:href="https://docs.python.org/3/library/functions.html#filter" text:style-name="Internet_20_link" text:visited-style-name="Visited_20_Internet_20_Link"><text:span text:style-name="Source_20_Text">filter(predicate, iter)</text:span></text:a> returns an iterator over all the sequence elements that meet a certain condition, and is similarly duplicated by list comprehensions. A <text:span text:style-name="Strong_20_Emphasis">predicate</text:span> is a function that returns the truth value of some condition; for use with <text:a xlink:type="simple" xlink:href="https://docs.python.org/3/library/functions.html#filter" text:style-name="Internet_20_link" text:visited-style-name="Visited_20_Internet_20_Link"><text:span text:style-name="Source_20_Text">filter()</text:span></text:a>, the predicate must take a single value.</text:p>
      <text:p text:style-name="P9">def is_even(x):</text:p>
      <text:p text:style-name="P4"><text:s text:c="4"/>return (x % 2) == 0</text:p>
      <text:p text:style-name="P3">list(filter(is_even, range(10)))</text:p>
      <text:p text:style-name="P9">[0, 2, 4, 6, 8]</text:p>
      <text:p text:style-name="Text_20_body">This can also be written as a list comprehension:</text:p>
      <text:p text:style-name="P5">&gt;&gt;&gt;</text:p>
      <text:p text:style-name="P3">list(x for x in range(10) if is_even(x))</text:p>
      <text:p text:style-name="P9">[0, 2, 4, 6, 8]</text:p>
      <text:p text:style-name="Text_20_body"><text:a xlink:type="simple" xlink:href="https://docs.python.org/3/library/functions.html#enumerate" text:style-name="Internet_20_link" text:visited-style-name="Visited_20_Internet_20_Link"><text:span text:style-name="Source_20_Text">enumerate(iter, start=0)</text:span></text:a> counts off the elements in the iterable returning 2-tuples containing the count (from <text:span text:style-name="Emphasis">start</text:span>) and each element.</text:p>
      <text:p text:style-name="P5">&gt;&gt;&gt;</text:p>
      <text:p text:style-name="P9">for item in enumerate(['subject', 'verb', 'object']):</text:p>
      <text:p text:style-name="P3"><text:s text:c="4"/>print(item)</text:p>
      <text:p text:style-name="Preformatted_20_Text">(0, 'subject')</text:p>
      <text:p text:style-name="Preformatted_20_Text">(1, 'verb')</text:p>
      <text:p text:style-name="P9">(2, 'object')</text:p>
      <text:p text:style-name="Text_20_body"><text:a xlink:type="simple" xlink:href="https://docs.python.org/3/library/functions.html#enumerate" text:style-name="Internet_20_link" text:visited-style-name="Visited_20_Internet_20_Link"><text:span text:style-name="Source_20_Text">enumerate()</text:span></text:a> is often used when looping through a list and recording the indexes at which certain conditions are met:</text:p>
      <text:p text:style-name="P3">f = open('data.txt', 'r')</text:p>
      <text:p text:style-name="Preformatted_20_Text">for i, line in enumerate(f):</text:p>
      <text:p text:style-name="Preformatted_20_Text"><text:s text:c="4"/>if line.strip() == '':</text:p>
      <text:p text:style-name="P9"><text:s text:c="8"/>print('Blank line at line #%i' % i)</text:p>
      <text:p text:style-name="Text_20_body"><text:a xlink:type="simple" xlink:href="https://docs.python.org/3/library/functions.html#sorted" text:style-name="Internet_20_link" text:visited-style-name="Visited_20_Internet_20_Link"><text:span text:style-name="Source_20_Text">sorted(iterable, key=None, reverse=False)</text:span></text:a> collects all the elements of the iterable into a list, sorts the list, and returns the sorted result. The <text:span text:style-name="Emphasis">key</text:span> and <text:span text:style-name="Emphasis">reverse</text:span> arguments are passed through to the constructed list’s <text:a xlink:type="simple" xlink:href="https://docs.python.org/3/library/stdtypes.html#list.sort" text:style-name="Internet_20_link" text:visited-style-name="Visited_20_Internet_20_Link"><text:span text:style-name="Source_20_Text">sort()</text:span></text:a> method.</text:p>
      <text:p text:style-name="P5">&gt;&gt;&gt;</text:p>
      <text:p text:style-name="P9">import random</text:p>
      <text:p text:style-name="P9"># Generate 8 random numbers between [0, 10000)</text:p>
      <text:p text:style-name="P9">rand_list = random.sample(range(10000), 8)</text:p>
      <text:p text:style-name="Preformatted_20_Text"><text:soft-page-break/>rand_list <text:s/></text:p>
      <text:p text:style-name="P9">[769, 7953, 9828, 6431, 8442, 9878, 6213, 2207]</text:p>
      <text:p text:style-name="Preformatted_20_Text">sorted(rand_list) <text:s/></text:p>
      <text:p text:style-name="P9">[769, 2207, 6213, 6431, 7953, 8442, 9828, 9878]</text:p>
      <text:p text:style-name="P3">sorted(rand_list, reverse=True) <text:s/></text:p>
      <text:p text:style-name="P9">[9878, 9828, 8442, 7953, 6431, 6213, 2207, 769]</text:p>
      <text:p text:style-name="Text_20_body">(For a more detailed discussion of sorting, see the <text:a xlink:type="simple" xlink:href="https://docs.python.org/3/howto/sorting.html#sortinghowto" text:style-name="Internet_20_link" text:visited-style-name="Visited_20_Internet_20_Link">Sorting Techniques</text:a>.)</text:p>
      <text:p text:style-name="Text_20_body">The <text:a xlink:type="simple" xlink:href="https://docs.python.org/3/library/functions.html#any" text:style-name="Internet_20_link" text:visited-style-name="Visited_20_Internet_20_Link"><text:span text:style-name="Source_20_Text">any(iter)</text:span></text:a> and <text:a xlink:type="simple" xlink:href="https://docs.python.org/3/library/functions.html#all" text:style-name="Internet_20_link" text:visited-style-name="Visited_20_Internet_20_Link"><text:span text:style-name="Source_20_Text">all(iter)</text:span></text:a> built-ins look at the truth values of an iterable’s contents. <text:a xlink:type="simple" xlink:href="https://docs.python.org/3/library/functions.html#any" text:style-name="Internet_20_link" text:visited-style-name="Visited_20_Internet_20_Link"><text:span text:style-name="Source_20_Text">any()</text:span></text:a> returns <text:span text:style-name="Source_20_Text">True</text:span> if any element in the iterable is a true value, and <text:a xlink:type="simple" xlink:href="https://docs.python.org/3/library/functions.html#all" text:style-name="Internet_20_link" text:visited-style-name="Visited_20_Internet_20_Link"><text:span text:style-name="Source_20_Text">all()</text:span></text:a> returns <text:span text:style-name="Source_20_Text">True</text:span> if all of the elements are true values:</text:p>
      <text:p text:style-name="P5">&gt;&gt;&gt;</text:p>
      <text:p text:style-name="Preformatted_20_Text">any([0, 1, 0])</text:p>
      <text:p text:style-name="P9">True</text:p>
      <text:p text:style-name="Preformatted_20_Text">any([0, 0, 0])</text:p>
      <text:p text:style-name="P9">False</text:p>
      <text:p text:style-name="Preformatted_20_Text">any([1, 1, 1])</text:p>
      <text:p text:style-name="P9">True</text:p>
      <text:p text:style-name="Preformatted_20_Text">all([0, 1, 0])</text:p>
      <text:p text:style-name="P9">False</text:p>
      <text:p text:style-name="Preformatted_20_Text">all([0, 0, 0])</text:p>
      <text:p text:style-name="P9">False</text:p>
      <text:p text:style-name="P3">all([1, 1, 1])</text:p>
      <text:p text:style-name="P9">True</text:p>
      <text:p text:style-name="Text_20_body"><text:a xlink:type="simple" xlink:href="https://docs.python.org/3/library/functions.html#zip" text:style-name="Internet_20_link" text:visited-style-name="Visited_20_Internet_20_Link"><text:span text:style-name="Source_20_Text">zip(iterA, iterB, ...)</text:span></text:a> takes one element from each iterable and returns them in a tuple:</text:p>
      <text:p text:style-name="P3">zip(['a', 'b', 'c'], (1, 2, 3)) =&gt;</text:p>
      <text:p text:style-name="P9"><text:s text:c="2"/>('a', 1), ('b', 2), ('c', 3)</text:p>
      <text:p text:style-name="Text_20_body">It doesn’t construct an in-memory list and exhaust all the input iterators before returning; instead tuples are constructed and returned only if they’re requested. (The technical term for this behaviour is <text:a xlink:type="simple" xlink:href="https://en.wikipedia.org/wiki/Lazy_evaluation" text:style-name="Internet_20_link" text:visited-style-name="Visited_20_Internet_20_Link">lazy evaluation</text:a>.)</text:p>
      <text:p text:style-name="Text_20_body">This iterator is intended to be used with iterables that are all of the same length. If the iterables are of different lengths, the resulting stream will be the same length as the shortest iterable.</text:p>
      <text:p text:style-name="P3">zip(['a', 'b'], (1, 2, 3)) =&gt;</text:p>
      <text:p text:style-name="P9"><text:s text:c="2"/>('a', 1), ('b', 2)</text:p>
      <text:p text:style-name="Text_20_body"><text:soft-page-break/>You should avoid doing this, though, because an element may be taken from the longer iterators and discarded. This means you can’t go on to use the iterators further because you risk skipping a discarded element.</text:p>
      <text:h text:style-name="Heading_20_2" text:outline-level="2">The itertools module</text:h>
      <text:p text:style-name="Text_20_body">The <text:a xlink:type="simple" xlink:href="https://docs.python.org/3/library/itertools.html#module-itertools" text:style-name="Internet_20_link" text:visited-style-name="Visited_20_Internet_20_Link"><text:span text:style-name="Source_20_Text">itertools</text:span></text:a> module contains a number of commonly used iterators as well as functions for combining several iterators. This section will introduce the module’s contents by showing small examples.</text:p>
      <text:p text:style-name="Text_20_body">The module’s functions fall into a few broad classes:</text:p>
      <text:list text:style-name="L108">
        <text:list-item>
          <text:p text:style-name="P161">Functions that create a new iterator based on an existing iterator.</text:p>
        </text:list-item>
        <text:list-item>
          <text:p text:style-name="P161">Functions for treating an iterator’s elements as function arguments.</text:p>
        </text:list-item>
        <text:list-item>
          <text:p text:style-name="P161">Functions for selecting portions of an iterator’s output.</text:p>
        </text:list-item>
        <text:list-item>
          <text:p text:style-name="P161">A function for grouping an iterator’s output.</text:p>
        </text:list-item>
      </text:list>
      <text:h text:style-name="Heading_20_3" text:outline-level="3">Creating new iterators</text:h>
      <text:p text:style-name="Text_20_body"><text:a xlink:type="simple" xlink:href="https://docs.python.org/3/library/itertools.html#itertools.count" text:style-name="Internet_20_link" text:visited-style-name="Visited_20_Internet_20_Link"><text:span text:style-name="Source_20_Text">itertools.count(start, step)</text:span></text:a> returns an infinite stream of evenly spaced values. You can optionally supply the starting number, which defaults to 0, and the interval between numbers, which defaults to 1:</text:p>
      <text:p text:style-name="P3">itertools.count() =&gt;</text:p>
      <text:p text:style-name="Preformatted_20_Text"><text:s text:c="2"/>0, 1, 2, 3, 4, 5, 6, 7, 8, 9, ...</text:p>
      <text:p text:style-name="Preformatted_20_Text">itertools.count(10) =&gt;</text:p>
      <text:p text:style-name="Preformatted_20_Text"><text:s text:c="2"/>10, 11, 12, 13, 14, 15, 16, 17, 18, 19, ...</text:p>
      <text:p text:style-name="Preformatted_20_Text">itertools.count(10, 5) =&gt;</text:p>
      <text:p text:style-name="P9"><text:s text:c="2"/>10, 15, 20, 25, 30, 35, 40, 45, 50, 55, ...</text:p>
      <text:p text:style-name="Text_20_body"><text:a xlink:type="simple" xlink:href="https://docs.python.org/3/library/itertools.html#itertools.cycle" text:style-name="Internet_20_link" text:visited-style-name="Visited_20_Internet_20_Link"><text:span text:style-name="Source_20_Text">itertools.cycle(iter)</text:span></text:a> saves a copy of the contents of a provided iterable and returns a new iterator that returns its elements from first to last. The new iterator will repeat these elements infinitely.</text:p>
      <text:p text:style-name="P3">itertools.cycle([1, 2, 3, 4, 5]) =&gt;</text:p>
      <text:p text:style-name="P9"><text:s text:c="2"/>1, 2, 3, 4, 5, 1, 2, 3, 4, 5, ...</text:p>
      <text:p text:style-name="Text_20_body"><text:a xlink:type="simple" xlink:href="https://docs.python.org/3/library/itertools.html#itertools.repeat" text:style-name="Internet_20_link" text:visited-style-name="Visited_20_Internet_20_Link"><text:span text:style-name="Source_20_Text">itertools.repeat(elem, [n])</text:span></text:a> returns the provided element <text:span text:style-name="Emphasis">n</text:span> times, or returns the element endlessly if <text:span text:style-name="Emphasis">n</text:span> is not provided.</text:p>
      <text:p text:style-name="P3">itertools.repeat('abc') =&gt;</text:p>
      <text:p text:style-name="Preformatted_20_Text"><text:s text:c="2"/>abc, abc, abc, abc, abc, abc, abc, abc, abc, abc, ...</text:p>
      <text:p text:style-name="Preformatted_20_Text">itertools.repeat('abc', 5) =&gt;</text:p>
      <text:p text:style-name="P9"><text:s text:c="2"/>abc, abc, abc, abc, abc</text:p>
      <text:p text:style-name="Text_20_body"><text:a xlink:type="simple" xlink:href="https://docs.python.org/3/library/itertools.html#itertools.chain" text:style-name="Internet_20_link" text:visited-style-name="Visited_20_Internet_20_Link"><text:span text:style-name="Source_20_Text">itertools.chain(iterA, iterB, ...)</text:span></text:a> takes an arbitrary number of iterables as input, and returns all the elements of the first iterator, then all the elements of the second, and so on, until all of the iterables have been exhausted.</text:p>
      <text:p text:style-name="P3"><text:soft-page-break/>itertools.chain(['a', 'b', 'c'], (1, 2, 3)) =&gt;</text:p>
      <text:p text:style-name="P9"><text:s text:c="2"/>a, b, c, 1, 2, 3</text:p>
      <text:p text:style-name="Text_20_body"><text:a xlink:type="simple" xlink:href="https://docs.python.org/3/library/itertools.html#itertools.islice" text:style-name="Internet_20_link" text:visited-style-name="Visited_20_Internet_20_Link"><text:span text:style-name="Source_20_Text">itertools.islice(iter, [start], stop, [step])</text:span></text:a> returns a stream that’s a slice of the iterator. With a single <text:span text:style-name="Emphasis">stop</text:span> argument, it will return the first <text:span text:style-name="Emphasis">stop</text:span> elements. If you supply a starting index, you’ll get <text:span text:style-name="Emphasis">stop-start</text:span> elements, and if you supply a value for <text:span text:style-name="Emphasis">step</text:span>, elements will be skipped accordingly. Unlike Python’s string and list slicing, you can’t use negative values for <text:span text:style-name="Emphasis">start</text:span>, <text:span text:style-name="Emphasis">stop</text:span>, or <text:span text:style-name="Emphasis">step</text:span>.</text:p>
      <text:p text:style-name="P3">itertools.islice(range(10), 8) =&gt;</text:p>
      <text:p text:style-name="Preformatted_20_Text"><text:s text:c="2"/>0, 1, 2, 3, 4, 5, 6, 7</text:p>
      <text:p text:style-name="Preformatted_20_Text">itertools.islice(range(10), 2, 8) =&gt;</text:p>
      <text:p text:style-name="Preformatted_20_Text"><text:s text:c="2"/>2, 3, 4, 5, 6, 7</text:p>
      <text:p text:style-name="Preformatted_20_Text">itertools.islice(range(10), 2, 8, 2) =&gt;</text:p>
      <text:p text:style-name="P9"><text:s text:c="2"/>2, 4, 6</text:p>
      <text:p text:style-name="Text_20_body"><text:a xlink:type="simple" xlink:href="https://docs.python.org/3/library/itertools.html#itertools.tee" text:style-name="Internet_20_link" text:visited-style-name="Visited_20_Internet_20_Link"><text:span text:style-name="Source_20_Text">itertools.tee(iter, [n])</text:span></text:a> replicates an iterator; it returns <text:span text:style-name="Emphasis">n</text:span> independent iterators that will all return the contents of the source iterator. If you don’t supply a value for <text:span text:style-name="Emphasis">n</text:span>, the default is 2. Replicating iterators requires saving some of the contents of the source iterator, so this can consume significant memory if the iterator is large and one of the new iterators is consumed more than the others.</text:p>
      <text:p text:style-name="P3">itertools.tee( itertools.count() ) =&gt;</text:p>
      <text:p text:style-name="Preformatted_20_Text"><text:s text:c="3"/>iterA, iterB</text:p>
      <text:p text:style-name="Preformatted_20_Text"/>
      <text:p text:style-name="Preformatted_20_Text">where iterA -&gt;</text:p>
      <text:p text:style-name="Preformatted_20_Text"><text:s text:c="3"/>0, 1, 2, 3, 4, 5, 6, 7, 8, 9, ...</text:p>
      <text:p text:style-name="Preformatted_20_Text"/>
      <text:p text:style-name="Preformatted_20_Text">and <text:s text:c="2"/>iterB -&gt;</text:p>
      <text:p text:style-name="P9"><text:s text:c="3"/>0, 1, 2, 3, 4, 5, 6, 7, 8, 9, ...</text:p>
      <text:h text:style-name="Heading_20_3" text:outline-level="3">Calling functions on elements</text:h>
      <text:p text:style-name="Text_20_body">The <text:a xlink:type="simple" xlink:href="https://docs.python.org/3/library/operator.html#module-operator" text:style-name="Internet_20_link" text:visited-style-name="Visited_20_Internet_20_Link"><text:span text:style-name="Source_20_Text">operator</text:span></text:a> module contains a set of functions corresponding to Python’s operators. Some examples are <text:a xlink:type="simple" xlink:href="https://docs.python.org/3/library/operator.html#operator.add" text:style-name="Internet_20_link" text:visited-style-name="Visited_20_Internet_20_Link"><text:span text:style-name="Source_20_Text">operator.add(a, b)</text:span></text:a> (adds two values), <text:a xlink:type="simple" xlink:href="https://docs.python.org/3/library/operator.html#operator.ne" text:style-name="Internet_20_link" text:visited-style-name="Visited_20_Internet_20_Link"><text:span text:style-name="Source_20_Text">operator.ne(a, b)</text:span></text:a> (same as <text:span text:style-name="Source_20_Text">a != b</text:span>), and <text:a xlink:type="simple" xlink:href="https://docs.python.org/3/library/operator.html#operator.attrgetter" text:style-name="Internet_20_link" text:visited-style-name="Visited_20_Internet_20_Link"><text:span text:style-name="Source_20_Text">operator.attrgetter('id')</text:span></text:a> (returns a callable that fetches the <text:span text:style-name="Source_20_Text">.id</text:span> attribute).</text:p>
      <text:p text:style-name="Text_20_body"><text:a xlink:type="simple" xlink:href="https://docs.python.org/3/library/itertools.html#itertools.starmap" text:style-name="Internet_20_link" text:visited-style-name="Visited_20_Internet_20_Link"><text:span text:style-name="Source_20_Text">itertools.starmap(func, iter)</text:span></text:a> assumes that the iterable will return a stream of tuples, and calls <text:span text:style-name="Emphasis">func</text:span> using these tuples as the arguments:</text:p>
      <text:p text:style-name="P3">itertools.starmap(os.path.join,</text:p>
      <text:p text:style-name="Preformatted_20_Text"><text:s text:c="18"/>[('/bin', 'python'), ('/usr', 'bin', 'java'),</text:p>
      <text:p text:style-name="Preformatted_20_Text"><text:s text:c="19"/>('/usr', 'bin', 'perl'), ('/usr', 'bin', 'ruby')])</text:p>
      <text:p text:style-name="Preformatted_20_Text">=&gt;</text:p>
      <text:p text:style-name="P9"><text:s text:c="2"/>/bin/python, /usr/bin/java, /usr/bin/perl, /usr/bin/ruby</text:p>
      <text:h text:style-name="Heading_20_3" text:outline-level="3">Selecting elements</text:h>
      <text:p text:style-name="Text_20_body">Another group of functions chooses a subset of an iterator’s elements based on a predicate.</text:p>
      <text:p text:style-name="Text_20_body"><text:a xlink:type="simple" xlink:href="https://docs.python.org/3/library/itertools.html#itertools.filterfalse" text:style-name="Internet_20_link" text:visited-style-name="Visited_20_Internet_20_Link"><text:soft-page-break/><text:span text:style-name="Source_20_Text">itertools.filterfalse(predicate, iter)</text:span></text:a> is the opposite of <text:a xlink:type="simple" xlink:href="https://docs.python.org/3/library/functions.html#filter" text:style-name="Internet_20_link" text:visited-style-name="Visited_20_Internet_20_Link"><text:span text:style-name="Source_20_Text">filter()</text:span></text:a>, returning all elements for which the predicate returns false:</text:p>
      <text:p text:style-name="P3">itertools.filterfalse(is_even, itertools.count()) =&gt;</text:p>
      <text:p text:style-name="P9"><text:s text:c="2"/>1, 3, 5, 7, 9, 11, 13, 15, ...</text:p>
      <text:p text:style-name="Text_20_body"><text:a xlink:type="simple" xlink:href="https://docs.python.org/3/library/itertools.html#itertools.takewhile" text:style-name="Internet_20_link" text:visited-style-name="Visited_20_Internet_20_Link"><text:span text:style-name="Source_20_Text">itertools.takewhile(predicate, iter)</text:span></text:a> returns elements for as long as the predicate returns true. Once the predicate returns false, the iterator will signal the end of its results.</text:p>
      <text:p text:style-name="P3">def less_than_10(x):</text:p>
      <text:p text:style-name="Preformatted_20_Text"><text:s text:c="4"/>return x &lt; 10</text:p>
      <text:p text:style-name="Preformatted_20_Text"/>
      <text:p text:style-name="Preformatted_20_Text">itertools.takewhile(less_than_10, itertools.count()) =&gt;</text:p>
      <text:p text:style-name="Preformatted_20_Text"><text:s text:c="2"/>0, 1, 2, 3, 4, 5, 6, 7, 8, 9</text:p>
      <text:p text:style-name="Preformatted_20_Text"/>
      <text:p text:style-name="Preformatted_20_Text">itertools.takewhile(is_even, itertools.count()) =&gt;</text:p>
      <text:p text:style-name="P9"><text:s text:c="2"/>0</text:p>
      <text:p text:style-name="Text_20_body"><text:a xlink:type="simple" xlink:href="https://docs.python.org/3/library/itertools.html#itertools.dropwhile" text:style-name="Internet_20_link" text:visited-style-name="Visited_20_Internet_20_Link"><text:span text:style-name="Source_20_Text">itertools.dropwhile(predicate, iter)</text:span></text:a> discards elements while the predicate returns true, and then returns the rest of the iterable’s results.</text:p>
      <text:p text:style-name="P3">itertools.dropwhile(less_than_10, itertools.count()) =&gt;</text:p>
      <text:p text:style-name="Preformatted_20_Text"><text:s text:c="2"/>10, 11, 12, 13, 14, 15, 16, 17, 18, 19, ...</text:p>
      <text:p text:style-name="Preformatted_20_Text"/>
      <text:p text:style-name="Preformatted_20_Text">itertools.dropwhile(is_even, itertools.count()) =&gt;</text:p>
      <text:p text:style-name="P9"><text:s text:c="2"/>1, 2, 3, 4, 5, 6, 7, 8, 9, 10, ...</text:p>
      <text:p text:style-name="Text_20_body"><text:a xlink:type="simple" xlink:href="https://docs.python.org/3/library/itertools.html#itertools.compress" text:style-name="Internet_20_link" text:visited-style-name="Visited_20_Internet_20_Link"><text:span text:style-name="Source_20_Text">itertools.compress(data, selectors)</text:span></text:a> takes two iterators and returns only those elements of <text:span text:style-name="Emphasis">data</text:span> for which the corresponding element of <text:span text:style-name="Emphasis">selectors</text:span> is true, stopping whenever either one is exhausted:</text:p>
      <text:p text:style-name="P3">itertools.compress([1, 2, 3, 4, 5], [True, True, False, False, True]) =&gt;</text:p>
      <text:p text:style-name="P9"><text:s text:c="3"/>1, 2, 5</text:p>
      <text:h text:style-name="Heading_20_3" text:outline-level="3">Combinatoric functions</text:h>
      <text:p text:style-name="Text_20_body">The <text:a xlink:type="simple" xlink:href="https://docs.python.org/3/library/itertools.html#itertools.combinations" text:style-name="Internet_20_link" text:visited-style-name="Visited_20_Internet_20_Link"><text:span text:style-name="Source_20_Text">itertools.combinations(iterable, r)</text:span></text:a> returns an iterator giving all possible <text:span text:style-name="Emphasis">r</text:span>-tuple combinations of the elements contained in <text:span text:style-name="Emphasis">iterable</text:span>.</text:p>
      <text:p text:style-name="P3">itertools.combinations([1, 2, 3, 4, 5], 2) =&gt;</text:p>
      <text:p text:style-name="Preformatted_20_Text"><text:s text:c="2"/>(1, 2), (1, 3), (1, 4), (1, 5),</text:p>
      <text:p text:style-name="Preformatted_20_Text"><text:s text:c="2"/>(2, 3), (2, 4), (2, 5),</text:p>
      <text:p text:style-name="Preformatted_20_Text"><text:s text:c="2"/>(3, 4), (3, 5),</text:p>
      <text:p text:style-name="Preformatted_20_Text"><text:s text:c="2"/>(4, 5)</text:p>
      <text:p text:style-name="Preformatted_20_Text"/>
      <text:p text:style-name="Preformatted_20_Text">itertools.combinations([1, 2, 3, 4, 5], 3) =&gt;</text:p>
      <text:p text:style-name="Preformatted_20_Text"><text:s text:c="2"/>(1, 2, 3), (1, 2, 4), (1, 2, 5), (1, 3, 4), (1, 3, 5), (1, 4, 5),</text:p>
      <text:p text:style-name="Preformatted_20_Text"><text:s text:c="2"/>(2, 3, 4), (2, 3, 5), (2, 4, 5),</text:p>
      <text:p text:style-name="P9"><text:s text:c="2"/>(3, 4, 5)</text:p>
      <text:p text:style-name="Text_20_body">The elements within each tuple remain in the same order as <text:span text:style-name="Emphasis">iterable</text:span> returned them. For example, the number 1 is always before 2, 3, 4, or 5 in the examples above. A similar function, <text:soft-page-break/><text:a xlink:type="simple" xlink:href="https://docs.python.org/3/library/itertools.html#itertools.permutations" text:style-name="Internet_20_link" text:visited-style-name="Visited_20_Internet_20_Link"><text:span text:style-name="Source_20_Text">itertools.permutations(iterable, r=None)</text:span></text:a>, removes this constraint on the order, returning all possible arrangements of length <text:span text:style-name="Emphasis">r</text:span>:</text:p>
      <text:p text:style-name="P3">itertools.permutations([1, 2, 3, 4, 5], 2) =&gt;</text:p>
      <text:p text:style-name="Preformatted_20_Text"><text:s text:c="2"/>(1, 2), (1, 3), (1, 4), (1, 5),</text:p>
      <text:p text:style-name="Preformatted_20_Text"><text:s text:c="2"/>(2, 1), (2, 3), (2, 4), (2, 5),</text:p>
      <text:p text:style-name="Preformatted_20_Text"><text:s text:c="2"/>(3, 1), (3, 2), (3, 4), (3, 5),</text:p>
      <text:p text:style-name="Preformatted_20_Text"><text:s text:c="2"/>(4, 1), (4, 2), (4, 3), (4, 5),</text:p>
      <text:p text:style-name="Preformatted_20_Text"><text:s text:c="2"/>(5, 1), (5, 2), (5, 3), (5, 4)</text:p>
      <text:p text:style-name="Preformatted_20_Text"/>
      <text:p text:style-name="Preformatted_20_Text">itertools.permutations([1, 2, 3, 4, 5]) =&gt;</text:p>
      <text:p text:style-name="Preformatted_20_Text"><text:s text:c="2"/>(1, 2, 3, 4, 5), (1, 2, 3, 5, 4), (1, 2, 4, 3, 5),</text:p>
      <text:p text:style-name="Preformatted_20_Text"><text:s text:c="2"/>...</text:p>
      <text:p text:style-name="P9"><text:s text:c="2"/>(5, 4, 3, 2, 1)</text:p>
      <text:p text:style-name="Text_20_body">If you don’t supply a value for <text:span text:style-name="Emphasis">r</text:span> the length of the iterable is used, meaning that all the elements are permuted.</text:p>
      <text:p text:style-name="Text_20_body">Note that these functions produce all of the possible combinations by position and don’t require that the contents of <text:span text:style-name="Emphasis">iterable</text:span> are unique:</text:p>
      <text:p text:style-name="P3">itertools.permutations('aba', 3) =&gt;</text:p>
      <text:p text:style-name="Preformatted_20_Text"><text:s text:c="2"/>('a', 'b', 'a'), ('a', 'a', 'b'), ('b', 'a', 'a'),</text:p>
      <text:p text:style-name="P9"><text:s text:c="2"/>('b', 'a', 'a'), ('a', 'a', 'b'), ('a', 'b', 'a')</text:p>
      <text:p text:style-name="Text_20_body">The identical tuple <text:span text:style-name="Source_20_Text">('a', 'a', 'b')</text:span> occurs twice, but the two ‘a’ strings came from different positions.</text:p>
      <text:p text:style-name="Text_20_body">The <text:a xlink:type="simple" xlink:href="https://docs.python.org/3/library/itertools.html#itertools.combinations_with_replacement" text:style-name="Internet_20_link" text:visited-style-name="Visited_20_Internet_20_Link"><text:span text:style-name="Source_20_Text">itertools.combinations_with_replacement(iterable, r)</text:span></text:a> function relaxes a different constraint: elements can be repeated within a single tuple. Conceptually an element is selected for the first position of each tuple and then is replaced before the second element is selected.</text:p>
      <text:p text:style-name="P3">itertools.combinations_with_replacement([1, 2, 3, 4, 5], 2) =&gt;</text:p>
      <text:p text:style-name="Preformatted_20_Text"><text:s text:c="2"/>(1, 1), (1, 2), (1, 3), (1, 4), (1, 5),</text:p>
      <text:p text:style-name="Preformatted_20_Text"><text:s text:c="2"/>(2, 2), (2, 3), (2, 4), (2, 5),</text:p>
      <text:p text:style-name="Preformatted_20_Text"><text:s text:c="2"/>(3, 3), (3, 4), (3, 5),</text:p>
      <text:p text:style-name="Preformatted_20_Text"><text:s text:c="2"/>(4, 4), (4, 5),</text:p>
      <text:p text:style-name="P9"><text:s text:c="2"/>(5, 5)</text:p>
      <text:h text:style-name="Heading_20_3" text:outline-level="3">Grouping elements</text:h>
      <text:p text:style-name="Text_20_body">The last function I’ll discuss, <text:a xlink:type="simple" xlink:href="https://docs.python.org/3/library/itertools.html#itertools.groupby" text:style-name="Internet_20_link" text:visited-style-name="Visited_20_Internet_20_Link"><text:span text:style-name="Source_20_Text">itertools.groupby(iter, key_func=None)</text:span></text:a>, is the most complicated. <text:span text:style-name="Source_20_Text">key_func(elem)</text:span> is a function that can compute a key value for each element returned by the iterable. If you don’t supply a key function, the key is simply each element itself.</text:p>
      <text:p text:style-name="Text_20_body"><text:a xlink:type="simple" xlink:href="https://docs.python.org/3/library/itertools.html#itertools.groupby" text:style-name="Internet_20_link" text:visited-style-name="Visited_20_Internet_20_Link"><text:span text:style-name="Source_20_Text">groupby()</text:span></text:a> collects all the consecutive elements from the underlying iterable that have the same key value, and returns a stream of 2-tuples containing a key value and an iterator for the elements with that key.</text:p>
      <text:p text:style-name="P3">city_list = [('Decatur', 'AL'), ('Huntsville', 'AL'), ('Selma', 'AL'),</text:p>
      <text:p text:style-name="Preformatted_20_Text"><text:s text:c="13"/>('Anchorage', 'AK'), ('Nome', 'AK'),</text:p>
      <text:p text:style-name="Preformatted_20_Text"><text:soft-page-break/><text:s text:c="13"/>('Flagstaff', 'AZ'), ('Phoenix', 'AZ'), ('Tucson', 'AZ'),</text:p>
      <text:p text:style-name="Preformatted_20_Text"><text:s text:c="13"/>...</text:p>
      <text:p text:style-name="Preformatted_20_Text"><text:s text:c="12"/>]</text:p>
      <text:p text:style-name="Preformatted_20_Text"/>
      <text:p text:style-name="Preformatted_20_Text">def get_state(city_state):</text:p>
      <text:p text:style-name="Preformatted_20_Text"><text:s text:c="4"/>return city_state[1]</text:p>
      <text:p text:style-name="Preformatted_20_Text"/>
      <text:p text:style-name="Preformatted_20_Text">itertools.groupby(city_list, get_state) =&gt;</text:p>
      <text:p text:style-name="Preformatted_20_Text"><text:s text:c="2"/>('AL', iterator-1),</text:p>
      <text:p text:style-name="Preformatted_20_Text"><text:s text:c="2"/>('AK', iterator-2),</text:p>
      <text:p text:style-name="Preformatted_20_Text"><text:s text:c="2"/>('AZ', iterator-3), ...</text:p>
      <text:p text:style-name="Preformatted_20_Text"/>
      <text:p text:style-name="Preformatted_20_Text">where</text:p>
      <text:p text:style-name="Preformatted_20_Text">iterator-1 =&gt;</text:p>
      <text:p text:style-name="Preformatted_20_Text"><text:s text:c="2"/>('Decatur', 'AL'), ('Huntsville', 'AL'), ('Selma', 'AL')</text:p>
      <text:p text:style-name="Preformatted_20_Text">iterator-2 =&gt;</text:p>
      <text:p text:style-name="Preformatted_20_Text"><text:s text:c="2"/>('Anchorage', 'AK'), ('Nome', 'AK')</text:p>
      <text:p text:style-name="Preformatted_20_Text">iterator-3 =&gt;</text:p>
      <text:p text:style-name="P9"><text:s text:c="2"/>('Flagstaff', 'AZ'), ('Phoenix', 'AZ'), ('Tucson', 'AZ')</text:p>
      <text:p text:style-name="Text_20_body"><text:a xlink:type="simple" xlink:href="https://docs.python.org/3/library/itertools.html#itertools.groupby" text:style-name="Internet_20_link" text:visited-style-name="Visited_20_Internet_20_Link"><text:span text:style-name="Source_20_Text">groupby()</text:span></text:a> assumes that the underlying iterable’s contents will already be sorted based on the key. Note that the returned iterators also use the underlying iterable, so you have to consume the results of iterator-1 before requesting iterator-2 and its corresponding key.</text:p>
      <text:h text:style-name="Heading_20_2" text:outline-level="2">The functools module</text:h>
      <text:p text:style-name="Text_20_body">The <text:a xlink:type="simple" xlink:href="https://docs.python.org/3/library/functools.html#module-functools" text:style-name="Internet_20_link" text:visited-style-name="Visited_20_Internet_20_Link"><text:span text:style-name="Source_20_Text">functools</text:span></text:a> module contains some higher-order functions. A <text:span text:style-name="Strong_20_Emphasis">higher-order function</text:span> takes one or more functions as input and returns a new function. The most useful tool in this module is the <text:a xlink:type="simple" xlink:href="https://docs.python.org/3/library/functools.html#functools.partial" text:style-name="Internet_20_link" text:visited-style-name="Visited_20_Internet_20_Link"><text:span text:style-name="Source_20_Text">functools.partial()</text:span></text:a> function.</text:p>
      <text:p text:style-name="Text_20_body">For programs written in a functional style, you’ll sometimes want to construct variants of existing functions that have some of the parameters filled in. Consider a Python function <text:span text:style-name="Source_20_Text">f(a, b, c)</text:span>; you may wish to create a new function <text:span text:style-name="Source_20_Text">g(b, c)</text:span> that’s equivalent to <text:span text:style-name="Source_20_Text">f(1, b, c)</text:span>; you’re filling in a value for one of <text:span text:style-name="Source_20_Text">f()</text:span>’s parameters. This is called “partial function application”.</text:p>
      <text:p text:style-name="Text_20_body">The constructor for <text:a xlink:type="simple" xlink:href="https://docs.python.org/3/library/functools.html#functools.partial" text:style-name="Internet_20_link" text:visited-style-name="Visited_20_Internet_20_Link"><text:span text:style-name="Source_20_Text">partial()</text:span></text:a> takes the arguments <text:span text:style-name="Source_20_Text">(function, arg1, arg2, ..., kwarg1=value1, kwarg2=value2)</text:span>. The resulting object is callable, so you can just call it to invoke <text:span text:style-name="Source_20_Text">function</text:span> with the filled-in arguments.</text:p>
      <text:p text:style-name="Text_20_body">Here’s a small but realistic example:</text:p>
      <text:p text:style-name="P3">import functools</text:p>
      <text:p text:style-name="Preformatted_20_Text"/>
      <text:p text:style-name="Preformatted_20_Text">def log(message, subsystem):</text:p>
      <text:p text:style-name="Preformatted_20_Text"><text:s text:c="4"/>"""Write the contents of 'message' to the specified subsystem."""</text:p>
      <text:p text:style-name="Preformatted_20_Text"><text:s text:c="4"/>print('%s: %s' % (subsystem, message))</text:p>
      <text:p text:style-name="Preformatted_20_Text"><text:s text:c="4"/>...</text:p>
      <text:p text:style-name="Preformatted_20_Text"/>
      <text:p text:style-name="Preformatted_20_Text">server_log = functools.partial(log, subsystem='server')</text:p>
      <text:p text:style-name="P9">server_log('Unable to open socket')</text:p>
      <text:p text:style-name="Text_20_body"><text:a xlink:type="simple" xlink:href="https://docs.python.org/3/library/functools.html#functools.reduce" text:style-name="Internet_20_link" text:visited-style-name="Visited_20_Internet_20_Link"><text:soft-page-break/><text:span text:style-name="Source_20_Text">functools.reduce(func, iter, [initial_value])</text:span></text:a> cumulatively performs an operation on all the iterable’s elements and, therefore, can’t be applied to infinite iterables. <text:span text:style-name="Emphasis">func</text:span> must be a function that takes two elements and returns a single value. <text:a xlink:type="simple" xlink:href="https://docs.python.org/3/library/functools.html#functools.reduce" text:style-name="Internet_20_link" text:visited-style-name="Visited_20_Internet_20_Link"><text:span text:style-name="Source_20_Text">functools.reduce()</text:span></text:a> takes the first two elements A and B returned by the iterator and calculates <text:span text:style-name="Source_20_Text">func(A, B)</text:span>. It then requests the third element, C, calculates <text:span text:style-name="Source_20_Text">func(func(A, B), C)</text:span>, combines this result with the fourth element returned, and continues until the iterable is exhausted. If the iterable returns no values at all, a <text:a xlink:type="simple" xlink:href="https://docs.python.org/3/library/exceptions.html#TypeError" text:style-name="Internet_20_link" text:visited-style-name="Visited_20_Internet_20_Link"><text:span text:style-name="Source_20_Text">TypeError</text:span></text:a> exception is raised. If the initial value is supplied, it’s used as a starting point and <text:span text:style-name="Source_20_Text">func(initial_value, A)</text:span> is the first calculation.</text:p>
      <text:p text:style-name="P5"/>
      <text:p text:style-name="Text_20_body">If you use <text:a xlink:type="simple" xlink:href="https://docs.python.org/3/library/operator.html#operator.add" text:style-name="Internet_20_link" text:visited-style-name="Visited_20_Internet_20_Link"><text:span text:style-name="Source_20_Text">operator.add()</text:span></text:a> with <text:a xlink:type="simple" xlink:href="https://docs.python.org/3/library/functools.html#functools.reduce" text:style-name="Internet_20_link" text:visited-style-name="Visited_20_Internet_20_Link"><text:span text:style-name="Source_20_Text">functools.reduce()</text:span></text:a>, you’ll add up all the elements of the iterable. This case is so common that there’s a special built-in called <text:a xlink:type="simple" xlink:href="https://docs.python.org/3/library/functions.html#sum" text:style-name="Internet_20_link" text:visited-style-name="Visited_20_Internet_20_Link"><text:span text:style-name="Source_20_Text">sum()</text:span></text:a> to compute it:</text:p>
      <text:p text:style-name="Text_20_body">For many uses of <text:a xlink:type="simple" xlink:href="https://docs.python.org/3/library/functools.html#functools.reduce" text:style-name="Internet_20_link" text:visited-style-name="Visited_20_Internet_20_Link"><text:span text:style-name="Source_20_Text">functools.reduce()</text:span></text:a>, though, it can be clearer to just write the obvious <text:a xlink:type="simple" xlink:href="https://docs.python.org/3/reference/compound_stmts.html#for" text:style-name="Internet_20_link" text:visited-style-name="Visited_20_Internet_20_Link"><text:span text:style-name="Source_20_Text">for</text:span></text:a> loop:</text:p>
      <text:p text:style-name="Text_20_body"/>
      <text:p text:style-name="Text_20_body">A related function is <text:a xlink:type="simple" xlink:href="https://docs.python.org/3/library/itertools.html#itertools.accumulate" text:style-name="Internet_20_link" text:visited-style-name="Visited_20_Internet_20_Link"><text:span text:style-name="Source_20_Text">itertools.accumulate(iterable, func=operator.add)</text:span></text:a>. It performs the same calculation, but instead of returning only the final result, <text:a xlink:type="simple" xlink:href="https://docs.python.org/3/library/itertools.html#itertools.accumulate" text:style-name="Internet_20_link" text:visited-style-name="Visited_20_Internet_20_Link"><text:span text:style-name="Source_20_Text">accumulate()</text:span></text:a> returns an iterator that also yields each partial result:</text:p>
      <text:p text:style-name="P3"/>
      <text:h text:style-name="Heading_20_3" text:outline-level="3">The operator module</text:h>
      <text:p text:style-name="Text_20_body">The <text:a xlink:type="simple" xlink:href="https://docs.python.org/3/library/operator.html#module-operator" text:style-name="Internet_20_link" text:visited-style-name="Visited_20_Internet_20_Link"><text:span text:style-name="Source_20_Text">operator</text:span></text:a> module was mentioned earlier. It contains a set of functions corresponding to Python’s operators. These functions are often useful in functional-style code because they save you from writing trivial functions that perform a single operation.</text:p>
      <text:p text:style-name="Text_20_body">Some of the functions in this module are:</text:p>
      <text:list text:style-name="L109">
        <text:list-item>
          <text:p text:style-name="P162">Math operations: <text:span text:style-name="Source_20_Text">add()</text:span>, <text:span text:style-name="Source_20_Text">sub()</text:span>, <text:span text:style-name="Source_20_Text">mul()</text:span>, <text:span text:style-name="Source_20_Text">floordiv()</text:span>, <text:span text:style-name="Source_20_Text">abs()</text:span>, …</text:p>
        </text:list-item>
        <text:list-item>
          <text:p text:style-name="P162">Logical operations: <text:span text:style-name="Source_20_Text">not_()</text:span>, <text:span text:style-name="Source_20_Text">truth()</text:span>.</text:p>
        </text:list-item>
        <text:list-item>
          <text:p text:style-name="P162">Bitwise operations: <text:span text:style-name="Source_20_Text">and_()</text:span>, <text:span text:style-name="Source_20_Text">or_()</text:span>, <text:span text:style-name="Source_20_Text">invert()</text:span>.</text:p>
        </text:list-item>
        <text:list-item>
          <text:p text:style-name="P162">Comparisons: <text:span text:style-name="Source_20_Text">eq()</text:span>, <text:span text:style-name="Source_20_Text">ne()</text:span>, <text:span text:style-name="Source_20_Text">lt()</text:span>, <text:span text:style-name="Source_20_Text">le()</text:span>, <text:span text:style-name="Source_20_Text">gt()</text:span>, and <text:span text:style-name="Source_20_Text">ge()</text:span>.</text:p>
        </text:list-item>
        <text:list-item>
          <text:p text:style-name="P162">Object identity: <text:span text:style-name="Source_20_Text">is_()</text:span>, <text:span text:style-name="Source_20_Text">is_not()</text:span>.</text:p>
        </text:list-item>
      </text:list>
      <text:p text:style-name="Text_20_body">Consult the operator module’s documentation for a complete list.</text:p>
      <text:h text:style-name="Heading_20_2" text:outline-level="2"><text:soft-page-break/>Small functions and the lambda expression</text:h>
      <text:p text:style-name="Text_20_body">When writing functional-style programs, you’ll often need little functions that act as predicates or that combine elements in some way.</text:p>
      <text:p text:style-name="Text_20_body">If there’s a Python built-in or a module function that’s suitable, you don’t need to define a new function at all:</text:p>
      <text:p text:style-name="P3">stripped_lines = [line.strip() for line in lines]</text:p>
      <text:p text:style-name="P9">existing_files = filter(os.path.exists, file_list)</text:p>
      <text:p text:style-name="Text_20_body">If the function you need doesn’t exist, you need to write it. One way to write small functions is to use the <text:a xlink:type="simple" xlink:href="https://docs.python.org/3/reference/expressions.html#lambda" text:style-name="Internet_20_link" text:visited-style-name="Visited_20_Internet_20_Link"><text:span text:style-name="Source_20_Text">lambda</text:span></text:a> expression. <text:span text:style-name="Source_20_Text">lambda</text:span> takes a number of parameters and an expression combining these parameters, and creates an anonymous function that returns the value of the expression:</text:p>
      <text:p text:style-name="P3">adder = lambda x, y: x+y</text:p>
      <text:p text:style-name="Preformatted_20_Text"/>
      <text:p text:style-name="P9">print_assign = lambda name, value: name + '=' + str(value)</text:p>
      <text:p text:style-name="Text_20_body">An alternative is to just use the <text:span text:style-name="Source_20_Text">def</text:span> statement and define a function in the usual way:</text:p>
      <text:p text:style-name="P3">def adder(x, y):</text:p>
      <text:p text:style-name="Preformatted_20_Text"><text:s text:c="4"/>return x + y</text:p>
      <text:p text:style-name="Preformatted_20_Text"/>
      <text:p text:style-name="Preformatted_20_Text">def print_assign(name, value):</text:p>
      <text:p text:style-name="P9"><text:s text:c="4"/>return name + '=' + str(value)</text:p>
      <text:p text:style-name="Text_20_body">Which alternative is preferable? That’s a style question; my usual course is to avoid using <text:span text:style-name="Source_20_Text">lambda</text:span>.</text:p>
      <text:p text:style-name="Text_20_body">One reason for my preference is that <text:span text:style-name="Source_20_Text">lambda</text:span> is quite limited in the functions it can define. The result has to be computable as a single expression, which means you can’t have multiway <text:span text:style-name="Source_20_Text">if... elif... else</text:span> comparisons or <text:span text:style-name="Source_20_Text">try... except</text:span> statements. If you try to do too much in a <text:span text:style-name="Source_20_Text">lambda</text:span> statement, you’ll end up with an overly complicated expression that’s hard to read. Quick, what’s the following code doing?</text:p>
      <text:p text:style-name="P3">import functools</text:p>
      <text:p text:style-name="P9">total = functools.reduce(lambda a, b: (0, a[1] + b[1]), items)[1]</text:p>
      <text:p text:style-name="Text_20_body">You can figure it out, but it takes time to disentangle the expression to figure out what’s going on. Using a short nested <text:span text:style-name="Source_20_Text">def</text:span> statements makes things a little bit better:</text:p>
      <text:p text:style-name="P3">import functools</text:p>
      <text:p text:style-name="Preformatted_20_Text">def combine(a, b):</text:p>
      <text:p text:style-name="Preformatted_20_Text"><text:s text:c="4"/>return 0, a[1] + b[1]</text:p>
      <text:p text:style-name="Preformatted_20_Text"/>
      <text:p text:style-name="P9">total = functools.reduce(combine, items)[1]</text:p>
      <text:p text:style-name="Text_20_body">But it would be best of all if I had simply used a <text:span text:style-name="Source_20_Text">for</text:span> loop:</text:p>
      <text:p text:style-name="P3">total = 0</text:p>
      <text:p text:style-name="Preformatted_20_Text">for a, b in items:</text:p>
      <text:p text:style-name="P9"><text:soft-page-break/><text:s text:c="4"/>total += b</text:p>
      <text:p text:style-name="Text_20_body">Or the <text:a xlink:type="simple" xlink:href="https://docs.python.org/3/library/functions.html#sum" text:style-name="Internet_20_link" text:visited-style-name="Visited_20_Internet_20_Link"><text:span text:style-name="Source_20_Text">sum()</text:span></text:a> built-in and a generator expression:</text:p>
      <text:p text:style-name="P4">total = sum(b for a, b in items)</text:p>
      <text:p text:style-name="Text_20_body">Many uses of <text:a xlink:type="simple" xlink:href="https://docs.python.org/3/library/functools.html#functools.reduce" text:style-name="Internet_20_link" text:visited-style-name="Visited_20_Internet_20_Link"><text:span text:style-name="Source_20_Text">functools.reduce()</text:span></text:a> are clearer when written as <text:span text:style-name="Source_20_Text">for</text:span> loops.</text:p>
      <text:p text:style-name="Text_20_body">Fredrik Lundh once suggested the following set of rules for refactoring uses of <text:span text:style-name="Source_20_Text">lambda</text:span>:</text:p>
      <text:list text:style-name="L110">
        <text:list-item>
          <text:p text:style-name="P163">Write a lambda function.</text:p>
        </text:list-item>
        <text:list-item>
          <text:p text:style-name="P163">Write a comment explaining what the heck that lambda does.</text:p>
        </text:list-item>
        <text:list-item>
          <text:p text:style-name="P163">Study the comment for a while, and think of a name that captures the essence of the comment.</text:p>
        </text:list-item>
        <text:list-item>
          <text:p text:style-name="P163">Convert the lambda to a def statement, using that name.</text:p>
        </text:list-item>
        <text:list-item>
          <text:p text:style-name="P163">Remove the comment.</text:p>
        </text:list-item>
      </text:list>
      <text:p text:style-name="Text_20_body">I really like these rules, but you’re free to disagree about whether this lambda-free style is better.</text:p>
      <text:h text:style-name="Heading_20_2" text:outline-level="2">Revision History and Acknowledgements</text:h>
      <text:p text:style-name="Text_20_body">The author would like to thank the following people for offering suggestions, corrections and assistance with various drafts of this article: Ian Bicking, Nick Coghlan, Nick Efford, Raymond Hettinger, Jim Jewett, Mike Krell, Leandro Lameiro, Jussi Salmela, Collin Winter, Blake Winton.</text:p>
      <text:p text:style-name="Text_20_body">Version 0.1: posted June 30 2006.</text:p>
      <text:p text:style-name="Text_20_body">Version 0.11: posted July 1 2006. Typo fixes.</text:p>
      <text:p text:style-name="Text_20_body">Version 0.2: posted July 10 2006. Merged genexp and listcomp sections into one. Typo fixes.</text:p>
      <text:p text:style-name="Text_20_body">Version 0.21: Added more references suggested on the tutor mailing list.</text:p>
      <text:p text:style-name="Text_20_body">Version 0.30: Adds a section on the <text:span text:style-name="Source_20_Text">functional</text:span> module written by Collin Winter; adds short section on the operator module; a few other edits.</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Tahoma"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Tahoma" style:font-family-asian="Tahoma" style:font-family-generic-asian="system" style:font-pitch-asian="variable" style:font-size-asian="24pt" style:font-weight-asian="bold" style:font-name-complex="FreeSans1" style:font-family-complex="FreeSans" style:font-family-generic-complex="system" style:font-pitch-complex="variable" style:font-size-complex="24pt" style:font-weight-complex="bold"/>
    </style:style>
    <style:style style:name="List_20_Heading" style:display-name="List Heading" style:family="paragraph" style:parent-style-name="Standard" style:next-style-name="List_20_Contents" style:class="html">
      <style:paragraph-properties fo:margin-left="0cm"/>
    </style:style>
    <style:style style:name="List_20_Contents" style:display-name="List Contents" style:family="paragraph" style:parent-style-name="Standard" style:class="html">
      <style:paragraph-properties fo:margin-left="1cm"/>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Tahoma" style:font-family-asian="Tahoma"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Tahoma" style:font-family-asian="Tahoma"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Tahoma" style:font-family-asian="Tahoma"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User_20_Entry" style:display-name="User Entry"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54cm" fo:margin-bottom="2.54cm" fo:margin-left="3.175cm" fo:margin-right="3.175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top="0.499cm" fo:background-color="transparent" draw:fill="none"/>
      </style:footer-style>
    </style:page-layout>
    <style:page-layout style:name="Mpm3">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59cm" fo:page-height="27.94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bookmark-start text:name="PageNumWizard_FOOTER_Default Page Style68"/><text:page-number text:select-page="current">1</text:page-number><text:bookmark-end text:name="PageNumWizard_FOOTER_Default Page Style68"/><text:s text:c="2"/></text:p>
      </style:footer>
    </style:master-page>
    <style:master-page style:name="Card" style:page-layout-name="Mpm2">
      <style:footer>
        <text:p text:style-name="MP1"><text:bookmark-start text:name="PageNumWizard_FOOTER_Card1"/><text:page-number text:select-page="current">95</text:page-number><text:bookmark-end text:name="PageNumWizard_FOOTER_Card1"/><text:s/>🂱</text:p>
      </style:footer>
    </style:master-page>
    <style:master-page style:name="First_20_Page" style:display-name="First Page" style:page-layout-name="Mpm3" style:next-style-name="Standard"/>
    <style:master-page style:name="Left_20_Page" style:display-name="Left Page" style:page-layout-name="Mpm4" style:next-style-name="Right_20_Page"/>
    <style:master-page style:name="Right_20_Page" style:display-name="Right Page" style:page-layout-name="Mpm5" style:next-style-name="Left_20_Page"/>
    <style:master-page style:name="Envelope" style:page-layout-name="Mpm6"/>
    <style:master-page style:name="Index" style:page-layout-name="Mpm3"/>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10T17:35:27.865194655</meta:creation-date>
    <meta:generator>LibreOffice/24.2.5.2$Linux_X86_64 LibreOffice_project/420$Build-2</meta:generator>
    <dc:date>2024-10-10T23:38:17.638230186</dc:date>
    <meta:editing-duration>PT1H52M30S</meta:editing-duration>
    <meta:editing-cycles>8</meta:editing-cycles>
    <meta:document-statistic meta:table-count="2" meta:image-count="0" meta:object-count="0" meta:page-count="84" meta:paragraph-count="1590" meta:word-count="22866" meta:character-count="153100" meta:non-whitespace-character-count="131811"/>
  </office:meta>
</office:document-meta>
</file>